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4" svg:font-family="Arial" style:font-family-generic="swiss"/>
    <style:font-face style:name="Arial1" svg:font-family="Arial" style:font-adornments="Italique" style:font-family-generic="swiss"/>
    <style:font-face style:name="Courier 10 Pitch" svg:font-family="'Courier 10 Pitch'"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style:font-name="Arial3"/>
    </style:style>
    <style:style style:name="P2" style:family="paragraph" style:parent-style-name="Footer">
      <style:paragraph-properties fo:text-align="end" style:justify-single-word="false"/>
      <style:text-properties style:font-name="Arial3" officeooo:paragraph-rsid="003b86d0"/>
    </style:style>
    <style:style style:name="P3" style:family="paragraph" style:parent-style-name="Standard">
      <style:text-properties officeooo:rsid="00903950" officeooo:paragraph-rsid="00903950"/>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c71c5c"/>
    </style:style>
    <style:style style:name="P6" style:family="paragraph" style:parent-style-name="Standard">
      <style:paragraph-properties fo:text-align="justify" style:justify-single-word="false"/>
      <style:text-properties officeooo:paragraph-rsid="0021ce73"/>
    </style:style>
    <style:style style:name="P7" style:family="paragraph" style:parent-style-name="Standard">
      <style:paragraph-properties fo:text-align="justify" style:justify-single-word="false"/>
      <style:text-properties officeooo:paragraph-rsid="00903950"/>
    </style:style>
    <style:style style:name="P8" style:family="paragraph" style:parent-style-name="Standard">
      <style:paragraph-properties fo:text-align="justify" style:justify-single-word="false"/>
      <style:text-properties officeooo:paragraph-rsid="00f89705"/>
    </style:style>
    <style:style style:name="P9" style:family="paragraph" style:parent-style-name="Standard">
      <style:paragraph-properties fo:text-align="justify" style:justify-single-word="false"/>
      <style:text-properties officeooo:paragraph-rsid="01a59b88"/>
    </style:style>
    <style:style style:name="P10" style:family="paragraph" style:parent-style-name="Standard">
      <style:paragraph-properties fo:text-align="justify" style:justify-single-word="false"/>
      <style:text-properties officeooo:paragraph-rsid="01a6ea72"/>
    </style:style>
    <style:style style:name="P11" style:family="paragraph" style:parent-style-name="Standard">
      <style:paragraph-properties fo:text-align="justify" style:justify-single-word="false"/>
      <style:text-properties officeooo:paragraph-rsid="01e1adef"/>
    </style:style>
    <style:style style:name="P12" style:family="paragraph" style:parent-style-name="Standard">
      <style:text-properties style:font-name="Arial3" fo:font-size="12pt" style:font-size-asian="12pt" style:font-size-complex="12pt"/>
    </style:style>
    <style:style style:name="P13" style:family="paragraph" style:parent-style-name="Standard">
      <style:paragraph-properties fo:text-align="justify" style:justify-single-word="false"/>
      <style:text-properties style:font-name="Arial3" fo:font-size="12pt" officeooo:rsid="0058a448" officeooo:paragraph-rsid="0058a448" style:font-size-asian="12pt" style:font-size-complex="12pt"/>
    </style:style>
    <style:style style:name="P14" style:family="paragraph" style:parent-style-name="Standard">
      <style:paragraph-properties fo:text-align="justify" style:justify-single-word="false"/>
      <style:text-properties style:font-name="Arial3" fo:font-size="12pt" style:font-size-asian="12pt" style:font-size-complex="12pt"/>
    </style:style>
    <style:style style:name="P15" style:family="paragraph" style:parent-style-name="Standard">
      <style:paragraph-properties fo:text-align="justify" style:justify-single-word="false"/>
      <style:text-properties style:font-name="Arial3" fo:font-size="12pt" officeooo:paragraph-rsid="00c71c5c" style:font-size-asian="12pt" style:font-size-complex="12pt"/>
    </style:style>
    <style:style style:name="P16" style:family="paragraph" style:parent-style-name="Standard">
      <style:text-properties style:font-name="Arial3" fo:font-size="12pt" officeooo:rsid="0088c009" officeooo:paragraph-rsid="00903950" style:font-size-asian="12pt" style:font-size-complex="12pt"/>
    </style:style>
    <style:style style:name="P17" style:family="paragraph" style:parent-style-name="Standard">
      <style:text-properties style:font-name="Courier1"/>
    </style:style>
    <style:style style:name="P18" style:family="paragraph" style:parent-style-name="Standard">
      <style:paragraph-properties fo:text-align="justify" style:justify-single-word="false"/>
      <style:text-properties style:font-name="Courier1"/>
    </style:style>
    <style:style style:name="P19" style:family="paragraph" style:parent-style-name="Standard">
      <style:text-properties style:font-name="Arial4"/>
    </style:style>
    <style:style style:name="P20" style:family="paragraph" style:parent-style-name="Standard">
      <style:paragraph-properties fo:text-align="justify" style:justify-single-word="false"/>
      <style:text-properties style:font-name="Arial4"/>
    </style:style>
    <style:style style:name="P21" style:family="paragraph" style:parent-style-name="Standard">
      <style:text-properties officeooo:rsid="00b5106c"/>
    </style:style>
    <style:style style:name="P22" style:family="paragraph" style:parent-style-name="Standard">
      <style:text-properties officeooo:rsid="00b5106c" officeooo:paragraph-rsid="015966bb"/>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officeooo:rsid="0021ce73" officeooo:paragraph-rsid="0021ce73" style:font-weight-asian="normal" style:font-weight-complex="normal"/>
    </style:style>
    <style:style style:name="P25" style:family="paragraph" style:parent-style-name="Standard">
      <style:text-properties fo:font-weight="normal" officeooo:rsid="010db167" officeooo:paragraph-rsid="010db167" style:font-weight-asian="normal" style:font-weight-complex="normal"/>
    </style:style>
    <style:style style:name="P26" style:family="paragraph" style:parent-style-name="Standard">
      <style:text-properties fo:font-weight="normal" officeooo:paragraph-rsid="01bc4d14" style:font-weight-asian="normal" style:font-weight-complex="normal"/>
    </style:style>
    <style:style style:name="P27" style:family="paragraph" style:parent-style-name="Standard">
      <style:text-properties officeooo:rsid="001d321c" officeooo:paragraph-rsid="0021ce73"/>
    </style:style>
    <style:style style:name="P28" style:family="paragraph" style:parent-style-name="Standard">
      <style:text-properties officeooo:rsid="0068e676"/>
    </style:style>
    <style:style style:name="P29" style:family="paragraph" style:parent-style-name="Standard">
      <style:text-properties officeooo:rsid="00bbf94e" officeooo:paragraph-rsid="00bbf94e"/>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officeooo:rsid="019617aa" officeooo:paragraph-rsid="019617aa" style:font-style-asian="italic" style:font-style-complex="italic"/>
    </style:style>
    <style:style style:name="P32" style:family="paragraph" style:parent-style-name="Standard">
      <style:text-properties officeooo:paragraph-rsid="009a918b"/>
    </style:style>
    <style:style style:name="P33" style:family="paragraph" style:parent-style-name="Standard">
      <style:text-properties officeooo:rsid="002fb7d0" officeooo:paragraph-rsid="009a918b"/>
    </style:style>
    <style:style style:name="P34" style:family="paragraph" style:parent-style-name="Standard">
      <style:text-properties officeooo:paragraph-rsid="009e17c9"/>
    </style:style>
    <style:style style:name="P35" style:family="paragraph" style:parent-style-name="Standard">
      <style:text-properties officeooo:paragraph-rsid="0088c009"/>
    </style:style>
    <style:style style:name="P36" style:family="paragraph" style:parent-style-name="Standard">
      <style:text-properties officeooo:rsid="00276cb7" officeooo:paragraph-rsid="00276cb7"/>
    </style:style>
    <style:style style:name="P37" style:family="paragraph" style:parent-style-name="Standard">
      <style:paragraph-properties fo:text-align="justify" style:justify-single-word="false"/>
      <style:text-properties officeooo:rsid="00521677" officeooo:paragraph-rsid="0053fbb3"/>
    </style:style>
    <style:style style:name="P38" style:family="paragraph" style:parent-style-name="Standard">
      <style:paragraph-properties fo:text-align="justify" style:justify-single-word="false"/>
      <style:text-properties officeooo:rsid="00521677" officeooo:paragraph-rsid="00521677"/>
    </style:style>
    <style:style style:name="P39" style:family="paragraph" style:parent-style-name="Standard">
      <style:text-properties officeooo:rsid="00e24472" officeooo:paragraph-rsid="00e24472"/>
    </style:style>
    <style:style style:name="P40" style:family="paragraph" style:parent-style-name="Standard">
      <style:text-properties officeooo:rsid="00e3903b" officeooo:paragraph-rsid="00e3903b"/>
    </style:style>
    <style:style style:name="P41" style:family="paragraph" style:parent-style-name="Standard">
      <style:text-properties officeooo:rsid="00e3903b" officeooo:paragraph-rsid="00e450ca"/>
    </style:style>
    <style:style style:name="P42" style:family="paragraph" style:parent-style-name="Standard">
      <style:text-properties officeooo:paragraph-rsid="0021ce73"/>
    </style:style>
    <style:style style:name="P43" style:family="paragraph" style:parent-style-name="Standard">
      <style:text-properties officeooo:rsid="00e9842e" officeooo:paragraph-rsid="00e9a22a"/>
    </style:style>
    <style:style style:name="P44" style:family="paragraph" style:parent-style-name="Standard">
      <style:text-properties officeooo:rsid="00efab3c" officeooo:paragraph-rsid="00efab3c"/>
    </style:style>
    <style:style style:name="P45" style:family="paragraph" style:parent-style-name="Standard">
      <style:text-properties officeooo:rsid="01012b4f" officeooo:paragraph-rsid="01012b4f"/>
    </style:style>
    <style:style style:name="P46" style:family="paragraph" style:parent-style-name="Standard">
      <style:text-properties officeooo:rsid="01012b4f" officeooo:paragraph-rsid="010247c1"/>
    </style:style>
    <style:style style:name="P47" style:family="paragraph" style:parent-style-name="Standard">
      <style:text-properties officeooo:rsid="01012b4f" officeooo:paragraph-rsid="01081b52"/>
    </style:style>
    <style:style style:name="P48" style:family="paragraph" style:parent-style-name="Standard">
      <style:paragraph-properties fo:text-align="justify" style:justify-single-word="false"/>
      <style:text-properties officeooo:rsid="010aa88b" officeooo:paragraph-rsid="010aa88b"/>
    </style:style>
    <style:style style:name="P49" style:family="paragraph" style:parent-style-name="Standard">
      <style:text-properties fo:font-weight="bold" style:font-weight-asian="bold" style:font-weight-complex="bold"/>
    </style:style>
    <style:style style:name="P50" style:family="paragraph" style:parent-style-name="Standard">
      <style:text-properties fo:font-weight="bold" officeooo:rsid="010db167" officeooo:paragraph-rsid="010db167" style:font-weight-asian="bold" style:font-weight-complex="bold"/>
    </style:style>
    <style:style style:name="P51" style:family="paragraph" style:parent-style-name="Standard">
      <style:text-properties fo:font-weight="bold" officeooo:rsid="015966bb" officeooo:paragraph-rsid="015b6240" style:font-weight-asian="bold" style:font-weight-complex="bold"/>
    </style:style>
    <style:style style:name="P52" style:family="paragraph" style:parent-style-name="Standard">
      <style:text-properties fo:font-weight="bold" officeooo:rsid="016f9eaa" officeooo:paragraph-rsid="01706980" style:font-weight-asian="bold" style:font-weight-complex="bold"/>
    </style:style>
    <style:style style:name="P53" style:family="paragraph" style:parent-style-name="Standard">
      <style:text-properties fo:font-weight="bold" officeooo:rsid="0192be13" officeooo:paragraph-rsid="0192be13" style:font-weight-asian="bold" style:font-weight-complex="bold"/>
    </style:style>
    <style:style style:name="P54" style:family="paragraph" style:parent-style-name="Standard">
      <style:text-properties officeooo:rsid="01272cdd" officeooo:paragraph-rsid="01272cdd"/>
    </style:style>
    <style:style style:name="P55" style:family="paragraph" style:parent-style-name="Standard">
      <style:text-properties officeooo:rsid="01281ca8" officeooo:paragraph-rsid="01281ca8"/>
    </style:style>
    <style:style style:name="P56" style:family="paragraph" style:parent-style-name="Standard">
      <style:text-properties officeooo:paragraph-rsid="01281ca8"/>
    </style:style>
    <style:style style:name="P57" style:family="paragraph" style:parent-style-name="Standard">
      <style:text-properties officeooo:rsid="01332681" officeooo:paragraph-rsid="01332681"/>
    </style:style>
    <style:style style:name="P58" style:family="paragraph" style:parent-style-name="Standard">
      <style:text-properties officeooo:paragraph-rsid="01340e83"/>
    </style:style>
    <style:style style:name="P59" style:family="paragraph" style:parent-style-name="Standard">
      <style:text-properties officeooo:rsid="01340e83" officeooo:paragraph-rsid="01340e83"/>
    </style:style>
    <style:style style:name="P60" style:family="paragraph" style:parent-style-name="Standard">
      <style:text-properties officeooo:rsid="01340e83" officeooo:paragraph-rsid="01361ede"/>
    </style:style>
    <style:style style:name="P61" style:family="paragraph" style:parent-style-name="Standard">
      <style:text-properties officeooo:paragraph-rsid="01361ede"/>
    </style:style>
    <style:style style:name="P62" style:family="paragraph" style:parent-style-name="Standard">
      <style:text-properties officeooo:rsid="013fec64" officeooo:paragraph-rsid="013fec64"/>
    </style:style>
    <style:style style:name="P63" style:family="paragraph" style:parent-style-name="Standard">
      <style:text-properties officeooo:rsid="01081b52"/>
    </style:style>
    <style:style style:name="P64" style:family="paragraph" style:parent-style-name="Standard">
      <style:text-properties officeooo:paragraph-rsid="015217db"/>
    </style:style>
    <style:style style:name="P65" style:family="paragraph" style:parent-style-name="Standard">
      <style:text-properties fo:font-size="10pt" style:font-size-asian="10pt" style:font-size-complex="10pt"/>
    </style:style>
    <style:style style:name="P66" style:family="paragraph" style:parent-style-name="Standard">
      <style:text-properties officeooo:rsid="015966bb" officeooo:paragraph-rsid="015b6240"/>
    </style:style>
    <style:style style:name="P67" style:family="paragraph" style:parent-style-name="Standard">
      <style:text-properties style:text-underline-style="solid" style:text-underline-width="auto" style:text-underline-color="font-color" officeooo:rsid="015966bb" officeooo:paragraph-rsid="015e6e54"/>
    </style:style>
    <style:style style:name="P68" style:family="paragraph" style:parent-style-name="Standard">
      <style:text-properties style:text-underline-style="solid" style:text-underline-width="auto" style:text-underline-color="font-color" officeooo:rsid="015f8b2c" officeooo:paragraph-rsid="015f8b2c"/>
    </style:style>
    <style:style style:name="P69" style:family="paragraph" style:parent-style-name="Standard">
      <style:text-properties style:text-underline-style="solid" style:text-underline-width="auto" style:text-underline-color="font-color" fo:font-weight="bold" officeooo:rsid="015b6240" officeooo:paragraph-rsid="015e6e54" style:font-weight-asian="bold" style:font-weight-complex="bold"/>
    </style:style>
    <style:style style:name="P70" style:family="paragraph" style:parent-style-name="Standard">
      <style:text-properties style:text-underline-style="none" officeooo:rsid="015966bb" officeooo:paragraph-rsid="015e6e54"/>
    </style:style>
    <style:style style:name="P71" style:family="paragraph" style:parent-style-name="Standard">
      <style:text-properties style:text-underline-style="none" officeooo:rsid="015e6e54" officeooo:paragraph-rsid="015e6e54"/>
    </style:style>
    <style:style style:name="P72" style:family="paragraph" style:parent-style-name="Standard">
      <style:text-properties style:text-underline-style="none" officeooo:rsid="015f8b2c" officeooo:paragraph-rsid="015f8b2c"/>
    </style:style>
    <style:style style:name="P73" style:family="paragraph" style:parent-style-name="Standard">
      <style:text-properties officeooo:rsid="012b7259" officeooo:paragraph-rsid="012b7259"/>
    </style:style>
    <style:style style:name="P74" style:family="paragraph" style:parent-style-name="Standard">
      <style:text-properties officeooo:rsid="016b4191" officeooo:paragraph-rsid="016b4191"/>
    </style:style>
    <style:style style:name="P75" style:family="paragraph" style:parent-style-name="Standard">
      <style:text-properties officeooo:rsid="016f9eaa" officeooo:paragraph-rsid="016f9eaa"/>
    </style:style>
    <style:style style:name="P76" style:family="paragraph" style:parent-style-name="Standard">
      <style:text-properties officeooo:rsid="016f9eaa" officeooo:paragraph-rsid="01706980"/>
    </style:style>
    <style:style style:name="P77" style:family="paragraph" style:parent-style-name="Standard">
      <style:text-properties officeooo:rsid="01706980" officeooo:paragraph-rsid="01706980"/>
    </style:style>
    <style:style style:name="P78" style:family="paragraph" style:parent-style-name="Standard">
      <style:text-properties officeooo:rsid="01731ac1" officeooo:paragraph-rsid="01731ac1"/>
    </style:style>
    <style:style style:name="P79" style:family="paragraph" style:parent-style-name="Standard">
      <style:text-properties officeooo:paragraph-rsid="017516d7"/>
    </style:style>
    <style:style style:name="P80" style:family="paragraph" style:parent-style-name="Standard">
      <style:text-properties officeooo:paragraph-rsid="017a9e0a"/>
    </style:style>
    <style:style style:name="P81" style:family="paragraph" style:parent-style-name="Standard">
      <style:text-properties officeooo:rsid="017706e2" officeooo:paragraph-rsid="017706e2"/>
    </style:style>
    <style:style style:name="P82" style:family="paragraph" style:parent-style-name="Standard">
      <style:paragraph-properties fo:text-align="justify" style:justify-single-word="false"/>
      <style:text-properties officeooo:rsid="017cae97" officeooo:paragraph-rsid="017cae97"/>
    </style:style>
    <style:style style:name="P83" style:family="paragraph" style:parent-style-name="Standard">
      <style:text-properties officeooo:rsid="018925a9" officeooo:paragraph-rsid="018925a9"/>
    </style:style>
    <style:style style:name="P84" style:family="paragraph" style:parent-style-name="Standard">
      <style:text-properties officeooo:rsid="018925a9" officeooo:paragraph-rsid="018ace4f"/>
    </style:style>
    <style:style style:name="P85" style:family="paragraph" style:parent-style-name="Standard">
      <style:text-properties officeooo:rsid="018925a9" officeooo:paragraph-rsid="01ae2e1a"/>
    </style:style>
    <style:style style:name="P86" style:family="paragraph" style:parent-style-name="Standard">
      <style:text-properties officeooo:rsid="018ace4f" officeooo:paragraph-rsid="018ace4f"/>
    </style:style>
    <style:style style:name="P87" style:family="paragraph" style:parent-style-name="Standard">
      <style:text-properties officeooo:rsid="018ace4f" officeooo:paragraph-rsid="01ae2e1a"/>
    </style:style>
    <style:style style:name="P88" style:family="paragraph" style:parent-style-name="Standard">
      <style:text-properties officeooo:rsid="018c8a86" officeooo:paragraph-rsid="018c8a86"/>
    </style:style>
    <style:style style:name="P89" style:family="paragraph" style:parent-style-name="Standard">
      <style:text-properties officeooo:rsid="018c8a86" officeooo:paragraph-rsid="01aa11b9"/>
    </style:style>
    <style:style style:name="P90" style:family="paragraph" style:parent-style-name="Standard">
      <style:text-properties officeooo:rsid="0192be13" officeooo:paragraph-rsid="0192be13"/>
    </style:style>
    <style:style style:name="P91" style:family="paragraph" style:parent-style-name="Standard">
      <style:text-properties officeooo:rsid="0192be13" officeooo:paragraph-rsid="01e824a7"/>
    </style:style>
    <style:style style:name="P92" style:family="paragraph" style:parent-style-name="Standard">
      <style:text-properties officeooo:paragraph-rsid="0192be13"/>
    </style:style>
    <style:style style:name="P93" style:family="paragraph" style:parent-style-name="Standard">
      <style:text-properties officeooo:paragraph-rsid="0193667c"/>
    </style:style>
    <style:style style:name="P94" style:family="paragraph" style:parent-style-name="Standard">
      <style:text-properties officeooo:rsid="0193667c" officeooo:paragraph-rsid="0193667c"/>
    </style:style>
    <style:style style:name="P95" style:family="paragraph" style:parent-style-name="Standard">
      <style:text-properties officeooo:rsid="0193667c" officeooo:paragraph-rsid="01952b02"/>
    </style:style>
    <style:style style:name="P96" style:family="paragraph" style:parent-style-name="Standard">
      <style:text-properties officeooo:rsid="01952b02" officeooo:paragraph-rsid="01952b02"/>
    </style:style>
    <style:style style:name="P97" style:family="paragraph" style:parent-style-name="Standard">
      <style:text-properties officeooo:paragraph-rsid="01952b02"/>
    </style:style>
    <style:style style:name="P98" style:family="paragraph" style:parent-style-name="Standard">
      <style:text-properties officeooo:rsid="019617aa" officeooo:paragraph-rsid="019617aa"/>
    </style:style>
    <style:style style:name="P99" style:family="paragraph" style:parent-style-name="Standard">
      <style:text-properties officeooo:paragraph-rsid="019617aa"/>
    </style:style>
    <style:style style:name="P100" style:family="paragraph" style:parent-style-name="Standard">
      <style:text-properties officeooo:rsid="019c2d10" officeooo:paragraph-rsid="019c2d10"/>
    </style:style>
    <style:style style:name="P101" style:family="paragraph" style:parent-style-name="Standard">
      <style:text-properties officeooo:rsid="019c2d10" officeooo:paragraph-rsid="01aa11b9"/>
    </style:style>
    <style:style style:name="P102" style:family="paragraph" style:parent-style-name="Standard">
      <style:text-properties officeooo:rsid="019e687a" officeooo:paragraph-rsid="019e687a"/>
    </style:style>
    <style:style style:name="P103" style:family="paragraph" style:parent-style-name="Standard">
      <style:text-properties officeooo:rsid="019e687a" officeooo:paragraph-rsid="01aa11b9"/>
    </style:style>
    <style:style style:name="P104" style:family="paragraph" style:parent-style-name="Standard">
      <style:text-properties officeooo:rsid="01ae2e1a" officeooo:paragraph-rsid="01ae2e1a"/>
    </style:style>
    <style:style style:name="P105" style:family="paragraph" style:parent-style-name="Standard">
      <style:text-properties officeooo:rsid="01b115fc" officeooo:paragraph-rsid="01b115fc"/>
    </style:style>
    <style:style style:name="P106" style:family="paragraph" style:parent-style-name="Standard">
      <style:text-properties officeooo:rsid="01bc4d14" officeooo:paragraph-rsid="01bc4d14"/>
    </style:style>
    <style:style style:name="P107" style:family="paragraph" style:parent-style-name="Standard">
      <style:text-properties officeooo:paragraph-rsid="01bc4d14"/>
    </style:style>
    <style:style style:name="P108" style:family="paragraph" style:parent-style-name="Standard">
      <style:text-properties officeooo:paragraph-rsid="01c7b86c"/>
    </style:style>
    <style:style style:name="P109" style:family="paragraph" style:parent-style-name="Standard">
      <style:text-properties officeooo:paragraph-rsid="01cb7298"/>
    </style:style>
    <style:style style:name="P110" style:family="paragraph" style:parent-style-name="Standard">
      <style:text-properties officeooo:paragraph-rsid="01dd09a9"/>
    </style:style>
    <style:style style:name="P111" style:family="paragraph" style:parent-style-name="Standard">
      <style:text-properties officeooo:paragraph-rsid="01e824a7"/>
    </style:style>
    <style:style style:name="P112" style:family="paragraph" style:parent-style-name="Standard">
      <style:text-properties officeooo:rsid="01e824a7" officeooo:paragraph-rsid="01e824a7"/>
    </style:style>
    <style:style style:name="P113" style:family="paragraph" style:parent-style-name="Standard">
      <style:text-properties officeooo:rsid="01e9a151" officeooo:paragraph-rsid="01e9a151"/>
    </style:style>
    <style:style style:name="P114" style:family="paragraph" style:parent-style-name="Standard">
      <style:text-properties officeooo:rsid="01eca6bd" officeooo:paragraph-rsid="01eca6bd"/>
    </style:style>
    <style:style style:name="P115" style:family="paragraph" style:parent-style-name="Standard">
      <style:text-properties officeooo:rsid="01ee40a1" officeooo:paragraph-rsid="01ee40a1"/>
    </style:style>
    <style:style style:name="P116" style:family="paragraph" style:parent-style-name="Standard">
      <style:text-properties officeooo:paragraph-rsid="01ee40a1"/>
    </style:style>
    <style:style style:name="P117" style:family="paragraph" style:parent-style-name="Standard">
      <style:paragraph-properties fo:margin-left="-0.0102in" fo:margin-right="0in" fo:text-align="justify" style:justify-single-word="false" fo:text-indent="0in" style:auto-text-indent="false"/>
    </style:style>
    <style:style style:name="P118" style:family="paragraph" style:parent-style-name="Standard">
      <style:paragraph-properties fo:margin-left="-0.0102in" fo:margin-right="0in" fo:text-align="justify" style:justify-single-word="false" fo:text-indent="0in" style:auto-text-indent="false"/>
      <style:text-properties officeooo:paragraph-rsid="00ac7292"/>
    </style:style>
    <style:style style:name="P119" style:family="paragraph" style:parent-style-name="Standard">
      <style:paragraph-properties fo:margin-left="-0.0102in" fo:margin-right="0in" fo:text-align="justify" style:justify-single-word="false" fo:text-indent="0in" style:auto-text-indent="false"/>
      <style:text-properties officeooo:paragraph-rsid="00b17923"/>
    </style:style>
    <style:style style:name="P120" style:family="paragraph" style:parent-style-name="Standard">
      <style:paragraph-properties fo:margin-left="-0.0102in" fo:margin-right="0in" fo:text-align="justify" style:justify-single-word="false" fo:text-indent="0in" style:auto-text-indent="false"/>
      <style:text-properties officeooo:paragraph-rsid="01b71d10"/>
    </style:style>
    <style:style style:name="P121" style:family="paragraph" style:parent-style-name="Standard">
      <style:paragraph-properties fo:margin-left="-0.0102in" fo:margin-right="0in" fo:text-align="justify" style:justify-single-word="false" fo:text-indent="0in" style:auto-text-indent="false"/>
      <style:text-properties style:font-name="Arial3" fo:font-size="12pt" style:font-size-asian="12pt" style:font-size-complex="12pt"/>
    </style:style>
    <style:style style:name="P122" style:family="paragraph" style:parent-style-name="Standard">
      <style:paragraph-properties fo:margin-left="-0.0102in" fo:margin-right="0in" fo:text-align="justify" style:justify-single-word="false" fo:text-indent="0in" style:auto-text-indent="false"/>
      <style:text-properties style:font-name="Arial3" fo:font-size="12pt" officeooo:paragraph-rsid="00397f73" style:font-size-asian="12pt" style:font-size-complex="12pt"/>
    </style:style>
    <style:style style:name="P123" style:family="paragraph" style:parent-style-name="Standard">
      <style:paragraph-properties fo:margin-left="-0.0102in" fo:margin-right="0in" fo:text-align="justify" style:justify-single-word="false" fo:text-indent="0in" style:auto-text-indent="false"/>
      <style:text-properties style:font-name="Arial3" fo:font-size="12pt" officeooo:paragraph-rsid="009c5586" style:font-size-asian="12pt" style:font-size-complex="12pt"/>
    </style:style>
    <style:style style:name="P124" style:family="paragraph" style:parent-style-name="Standard">
      <style:paragraph-properties fo:margin-left="-0.0102in" fo:margin-right="0in" fo:text-align="justify" style:justify-single-word="false" fo:text-indent="0in" style:auto-text-indent="false"/>
      <style:text-properties style:font-name="Arial3" fo:font-size="12pt" officeooo:paragraph-rsid="007f153b" style:font-size-asian="12pt" style:font-size-complex="12pt"/>
    </style:style>
    <style:style style:name="P125" style:family="paragraph" style:parent-style-name="Standard">
      <style:paragraph-properties fo:margin-left="-0.0102in" fo:margin-right="0in" fo:text-align="justify" style:justify-single-word="false" fo:text-indent="0in" style:auto-text-indent="false"/>
      <style:text-properties style:font-name="Arial3" fo:font-size="12pt" officeooo:paragraph-rsid="0074bf42" style:font-size-asian="12pt" style:font-size-complex="12pt"/>
    </style:style>
    <style:style style:name="P126" style:family="paragraph" style:parent-style-name="Standard">
      <style:paragraph-properties fo:margin-left="-0.0102in" fo:margin-right="0in" fo:text-align="justify" style:justify-single-word="false" fo:text-indent="0in" style:auto-text-indent="false"/>
      <style:text-properties style:font-name="Arial3" fo:font-size="12pt" officeooo:paragraph-rsid="00cccd97" style:font-size-asian="12pt" style:font-size-complex="12pt"/>
    </style:style>
    <style:style style:name="P127" style:family="paragraph" style:parent-style-name="Standard">
      <style:paragraph-properties fo:margin-left="-0.0102in" fo:margin-right="0in" fo:text-align="justify" style:justify-single-word="false" fo:text-indent="0in" style:auto-text-indent="false"/>
      <style:text-properties style:font-name="Arial3" fo:font-size="12pt" officeooo:paragraph-rsid="00ac7292" style:font-size-asian="12pt" style:font-size-complex="12pt"/>
    </style:style>
    <style:style style:name="P128" style:family="paragraph" style:parent-style-name="Standard">
      <style:paragraph-properties fo:margin-left="-0.0102in" fo:margin-right="0in" fo:text-align="justify" style:justify-single-word="false" fo:text-indent="0in" style:auto-text-indent="false"/>
      <style:text-properties style:font-name="Arial3" fo:font-size="12pt" officeooo:paragraph-rsid="0032fa4f" style:font-size-asian="12pt" style:font-size-complex="12pt"/>
    </style:style>
    <style:style style:name="P129" style:family="paragraph" style:parent-style-name="Standard">
      <style:paragraph-properties fo:margin-left="-0.0102in" fo:margin-right="0in" fo:text-align="justify" style:justify-single-word="false" fo:text-indent="0in" style:auto-text-indent="false"/>
      <style:text-properties style:font-name="Arial3" fo:font-size="12pt" officeooo:paragraph-rsid="00dfef10" style:font-size-asian="12pt" style:font-size-complex="12pt"/>
    </style:style>
    <style:style style:name="P130"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15f451" style:font-size-asian="12pt" style:font-size-complex="12pt"/>
    </style:style>
    <style:style style:name="P131"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169bf2" style:font-size-asian="12pt" style:font-size-complex="12pt"/>
    </style:style>
    <style:style style:name="P132"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184a13" style:font-size-asian="12pt" style:font-size-complex="12pt"/>
    </style:style>
    <style:style style:name="P133"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4f70b5" style:font-size-asian="12pt" style:font-size-complex="12pt"/>
    </style:style>
    <style:style style:name="P134"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a59b88" style:font-size-asian="12pt" style:font-size-complex="12pt"/>
    </style:style>
    <style:style style:name="P135"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c774aa" style:font-size-asian="12pt" style:font-size-complex="12pt"/>
    </style:style>
    <style:style style:name="P136"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d1d3a0" style:font-size-asian="12pt" style:font-size-complex="12pt"/>
    </style:style>
    <style:style style:name="P137"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d812cb" style:font-size-asian="12pt" style:font-size-complex="12pt"/>
    </style:style>
    <style:style style:name="P138"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e6ccdd" style:font-size-asian="12pt" style:font-size-complex="12pt"/>
    </style:style>
    <style:style style:name="P139"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e824a7" style:font-size-asian="12pt" style:font-size-complex="12pt"/>
    </style:style>
    <style:style style:name="P140" style:family="paragraph" style:parent-style-name="Standard">
      <style:paragraph-properties fo:margin-left="-0.0102in" fo:margin-right="0in" fo:text-align="justify" style:justify-single-word="false" fo:text-indent="0in" style:auto-text-indent="false"/>
      <style:text-properties style:font-name="Arial3" fo:font-size="12pt" officeooo:rsid="0075e95b" officeooo:paragraph-rsid="0075e95b" style:font-size-asian="12pt" style:font-size-complex="12pt"/>
    </style:style>
    <style:style style:name="P141" style:family="paragraph" style:parent-style-name="Standard">
      <style:paragraph-properties fo:margin-left="-0.0102in" fo:margin-right="0in" fo:text-align="justify" style:justify-single-word="false" fo:text-indent="0in" style:auto-text-indent="false"/>
      <style:text-properties style:font-name="Arial3" fo:font-size="12pt" officeooo:rsid="0088c009" officeooo:paragraph-rsid="0088c009" style:font-size-asian="12pt" style:font-size-complex="12pt"/>
    </style:style>
    <style:style style:name="P142" style:family="paragraph" style:parent-style-name="Standard">
      <style:paragraph-properties fo:margin-left="-0.0102in" fo:margin-right="0in" fo:text-align="justify" style:justify-single-word="false" fo:text-indent="0in" style:auto-text-indent="false"/>
      <style:text-properties style:font-name="Arial3" fo:font-size="12pt" officeooo:rsid="0088c009" officeooo:paragraph-rsid="00903950" style:font-size-asian="12pt" style:font-size-complex="12pt"/>
    </style:style>
    <style:style style:name="P143" style:family="paragraph" style:parent-style-name="Standard">
      <style:paragraph-properties fo:margin-left="-0.0102in" fo:margin-right="0in" fo:text-align="justify" style:justify-single-word="false" fo:text-indent="0in" style:auto-text-indent="false"/>
      <style:text-properties style:font-name="Arial3" fo:font-size="12pt" officeooo:rsid="00397f73" officeooo:paragraph-rsid="00397f73" style:font-size-asian="12pt" style:font-size-complex="12pt"/>
    </style:style>
    <style:style style:name="P144" style:family="paragraph" style:parent-style-name="Standard">
      <style:paragraph-properties fo:margin-left="-0.0102in" fo:margin-right="0in" fo:text-align="justify" style:justify-single-word="false" fo:text-indent="0in" style:auto-text-indent="false"/>
      <style:text-properties style:font-name="Arial3" fo:font-size="12pt" officeooo:rsid="009c5586" officeooo:paragraph-rsid="009c5586" style:font-size-asian="12pt" style:font-size-complex="12pt"/>
    </style:style>
    <style:style style:name="P145" style:family="paragraph" style:parent-style-name="Standard">
      <style:paragraph-properties fo:margin-left="-0.0102in" fo:margin-right="0in" fo:text-align="justify" style:justify-single-word="false" fo:text-indent="0in" style:auto-text-indent="false"/>
      <style:text-properties style:font-name="Arial3" fo:font-size="12pt" officeooo:rsid="0074bf42" officeooo:paragraph-rsid="0074bf42" style:font-size-asian="12pt" style:font-size-complex="12pt"/>
    </style:style>
    <style:style style:name="P146" style:family="paragraph" style:parent-style-name="Standard">
      <style:paragraph-properties fo:margin-left="-0.0102in" fo:margin-right="0in" fo:text-align="justify" style:justify-single-word="false" fo:text-indent="0in" style:auto-text-indent="false"/>
      <style:text-properties style:font-name="Arial3" fo:font-size="12pt" officeooo:rsid="0074bf42" officeooo:paragraph-rsid="007f153b" style:font-size-asian="12pt" style:font-size-complex="12pt"/>
    </style:style>
    <style:style style:name="P147" style:family="paragraph" style:parent-style-name="Standard">
      <style:paragraph-properties fo:margin-left="-0.0102in" fo:margin-right="0in" fo:text-align="justify" style:justify-single-word="false" fo:text-indent="0in" style:auto-text-indent="false"/>
      <style:text-properties style:font-name="Arial3" fo:font-size="12pt" officeooo:rsid="0074bf42" officeooo:paragraph-rsid="007bd0a3" style:font-size-asian="12pt" style:font-size-complex="12pt"/>
    </style:style>
    <style:style style:name="P148" style:family="paragraph" style:parent-style-name="Standard">
      <style:paragraph-properties fo:margin-left="-0.0102in" fo:margin-right="0in" fo:text-align="justify" style:justify-single-word="false" fo:text-indent="0in" style:auto-text-indent="false"/>
      <style:text-properties style:font-name="Arial3" fo:font-size="12pt" officeooo:rsid="008bad15" officeooo:paragraph-rsid="008dca5f" style:font-size-asian="12pt" style:font-size-complex="12pt"/>
    </style:style>
    <style:style style:name="P149" style:family="paragraph" style:parent-style-name="Standard">
      <style:paragraph-properties fo:margin-left="-0.0102in" fo:margin-right="0in" fo:text-align="justify" style:justify-single-word="false" fo:text-indent="0in" style:auto-text-indent="false"/>
      <style:text-properties style:font-name="Arial3" fo:font-size="12pt" officeooo:rsid="008bad15" officeooo:paragraph-rsid="008bad15" style:font-size-asian="12pt" style:font-size-complex="12pt"/>
    </style:style>
    <style:style style:name="P150" style:family="paragraph" style:parent-style-name="Standard">
      <style:paragraph-properties fo:margin-left="-0.0102in" fo:margin-right="0in" fo:text-align="justify" style:justify-single-word="false" fo:text-indent="0in" style:auto-text-indent="false"/>
      <style:text-properties style:font-name="Arial3" fo:font-size="12pt" officeooo:rsid="008dca5f" officeooo:paragraph-rsid="008dca5f" style:font-size-asian="12pt" style:font-size-complex="12pt"/>
    </style:style>
    <style:style style:name="P151" style:family="paragraph" style:parent-style-name="Standard">
      <style:paragraph-properties fo:margin-left="-0.0102in" fo:margin-right="0in" fo:text-align="justify" style:justify-single-word="false" fo:text-indent="0in" style:auto-text-indent="false"/>
      <style:text-properties style:font-name="Arial3" fo:font-size="12pt" officeooo:rsid="007f153b" officeooo:paragraph-rsid="008bccd3" style:font-size-asian="12pt" style:font-size-complex="12pt"/>
    </style:style>
    <style:style style:name="P152" style:family="paragraph" style:parent-style-name="Standard">
      <style:paragraph-properties fo:margin-left="-0.0102in" fo:margin-right="0in" fo:text-align="justify" style:justify-single-word="false" fo:text-indent="0in" style:auto-text-indent="false"/>
      <style:text-properties style:font-name="Arial3" fo:font-size="12pt" officeooo:rsid="007f153b" officeooo:paragraph-rsid="00816708" style:font-size-asian="12pt" style:font-size-complex="12pt"/>
    </style:style>
    <style:style style:name="P153" style:family="paragraph" style:parent-style-name="Standard">
      <style:paragraph-properties fo:margin-left="-0.0102in" fo:margin-right="0in" fo:text-align="justify" style:justify-single-word="false" fo:text-indent="0in" style:auto-text-indent="false"/>
      <style:text-properties style:font-name="Arial3" fo:font-size="12pt" officeooo:rsid="007f153b" officeooo:paragraph-rsid="00807f0c" style:font-size-asian="12pt" style:font-size-complex="12pt"/>
    </style:style>
    <style:style style:name="P154" style:family="paragraph" style:parent-style-name="Standard">
      <style:paragraph-properties fo:margin-left="-0.0102in" fo:margin-right="0in" fo:text-align="justify" style:justify-single-word="false" fo:text-indent="0in" style:auto-text-indent="false"/>
      <style:text-properties style:font-name="Arial3" fo:font-size="12pt" officeooo:rsid="00816708" officeooo:paragraph-rsid="00816708" style:font-size-asian="12pt" style:font-size-complex="12pt"/>
    </style:style>
    <style:style style:name="P155" style:family="paragraph" style:parent-style-name="Standard">
      <style:paragraph-properties fo:margin-left="-0.0102in" fo:margin-right="0in" fo:text-align="justify" style:justify-single-word="false" fo:text-indent="0in" style:auto-text-indent="false"/>
      <style:text-properties style:font-name="Arial3" fo:font-size="12pt" officeooo:rsid="008430d3" officeooo:paragraph-rsid="008430d3" style:font-size-asian="12pt" style:font-size-complex="12pt"/>
    </style:style>
    <style:style style:name="P156" style:family="paragraph" style:parent-style-name="Standard">
      <style:paragraph-properties fo:margin-left="-0.0102in" fo:margin-right="0in" fo:text-align="justify" style:justify-single-word="false" fo:text-indent="0in" style:auto-text-indent="false"/>
      <style:text-properties style:font-name="Arial3" fo:font-size="12pt" officeooo:rsid="00cccd97" style:font-size-asian="12pt" style:font-size-complex="12pt"/>
    </style:style>
    <style:style style:name="P157" style:family="paragraph" style:parent-style-name="Standard">
      <style:paragraph-properties fo:margin-left="-0.0102in" fo:margin-right="0in" fo:text-align="justify" style:justify-single-word="false" fo:text-indent="0in" style:auto-text-indent="false"/>
      <style:text-properties style:font-name="Arial3" fo:font-size="12pt" officeooo:rsid="00cccd97" officeooo:paragraph-rsid="00cccd97" style:font-size-asian="12pt" style:font-size-complex="12pt"/>
    </style:style>
    <style:style style:name="P158" style:family="paragraph" style:parent-style-name="Standard">
      <style:paragraph-properties fo:margin-left="-0.0102in" fo:margin-right="0in" fo:text-align="justify" style:justify-single-word="false" fo:text-indent="0in" style:auto-text-indent="false"/>
      <style:text-properties style:font-name="Arial3" fo:font-size="12pt" officeooo:rsid="00367591" officeooo:paragraph-rsid="00367591" style:font-size-asian="12pt" style:font-size-complex="12pt"/>
    </style:style>
    <style:style style:name="P159" style:family="paragraph" style:parent-style-name="Standard">
      <style:paragraph-properties fo:margin-left="-0.0102in" fo:margin-right="0in" fo:text-align="justify" style:justify-single-word="false" fo:text-indent="0in" style:auto-text-indent="false"/>
      <style:text-properties style:font-name="Arial3" fo:font-size="12pt" officeooo:rsid="0058a448" officeooo:paragraph-rsid="0058a448" style:font-size-asian="12pt" style:font-size-complex="12pt"/>
    </style:style>
    <style:style style:name="P160" style:family="paragraph" style:parent-style-name="Standard">
      <style:paragraph-properties fo:margin-left="-0.0102in" fo:margin-right="0in" fo:text-align="justify" style:justify-single-word="false" fo:text-indent="0in" style:auto-text-indent="false"/>
      <style:text-properties style:font-name="Arial3" fo:font-size="12pt" officeooo:rsid="00ac7292" officeooo:paragraph-rsid="00b17923" style:font-size-asian="12pt" style:font-size-complex="12pt"/>
    </style:style>
    <style:style style:name="P161" style:family="paragraph" style:parent-style-name="Standard">
      <style:paragraph-properties fo:margin-left="-0.0102in" fo:margin-right="0in" fo:text-align="justify" style:justify-single-word="false" fo:text-indent="0in" style:auto-text-indent="false"/>
      <style:text-properties style:font-name="Arial3" fo:font-size="12pt" officeooo:rsid="00ac7292" officeooo:paragraph-rsid="00ac7292" style:font-size-asian="12pt" style:font-size-complex="12pt"/>
    </style:style>
    <style:style style:name="P162" style:family="paragraph" style:parent-style-name="Standard">
      <style:paragraph-properties fo:margin-left="-0.0102in" fo:margin-right="0in" fo:text-align="justify" style:justify-single-word="false" fo:text-indent="0in" style:auto-text-indent="false"/>
      <style:text-properties style:font-name="Arial3" fo:font-size="12pt" officeooo:rsid="00f33678" officeooo:paragraph-rsid="00f33678" style:font-size-asian="12pt" style:font-size-complex="12pt"/>
    </style:style>
    <style:style style:name="P163" style:family="paragraph" style:parent-style-name="Standard">
      <style:paragraph-properties fo:margin-left="-0.0102in" fo:margin-right="0in" fo:text-align="justify" style:justify-single-word="false" fo:text-indent="0in" style:auto-text-indent="false"/>
      <style:text-properties style:font-name="Arial3" fo:font-size="12pt" officeooo:rsid="01184a13" officeooo:paragraph-rsid="01184a13" style:font-size-asian="12pt" style:font-size-complex="12pt"/>
    </style:style>
    <style:style style:name="P164" style:family="paragraph" style:parent-style-name="Standard">
      <style:paragraph-properties fo:margin-left="-0.0102in" fo:margin-right="0in" fo:text-align="justify" style:justify-single-word="false" fo:text-indent="0in" style:auto-text-indent="false"/>
      <style:text-properties style:font-name="Arial3" fo:font-size="12pt" officeooo:rsid="0129b787" officeooo:paragraph-rsid="0129b787" style:font-size-asian="12pt" style:font-size-complex="12pt"/>
    </style:style>
    <style:style style:name="P165" style:family="paragraph" style:parent-style-name="Standard">
      <style:paragraph-properties fo:margin-left="-0.0102in" fo:margin-right="0in" fo:text-align="justify" style:justify-single-word="false" fo:text-indent="0in" style:auto-text-indent="false"/>
      <style:text-properties style:font-name="Arial3" fo:font-size="12pt" officeooo:rsid="01326a97" officeooo:paragraph-rsid="01326a97" style:font-size-asian="12pt" style:font-size-complex="12pt"/>
    </style:style>
    <style:style style:name="P166" style:family="paragraph" style:parent-style-name="Standard">
      <style:paragraph-properties fo:margin-left="-0.0102in" fo:margin-right="0in" fo:text-align="justify" style:justify-single-word="false" fo:text-indent="0in" style:auto-text-indent="false"/>
      <style:text-properties style:font-name="Arial3" fo:font-size="12pt" officeooo:rsid="014f70b5" officeooo:paragraph-rsid="014f70b5" style:font-size-asian="12pt" style:font-size-complex="12pt"/>
    </style:style>
    <style:style style:name="P167" style:family="paragraph" style:parent-style-name="Standard">
      <style:paragraph-properties fo:margin-left="-0.0102in" fo:margin-right="0in" fo:text-align="justify" style:justify-single-word="false" fo:text-indent="0in" style:auto-text-indent="false"/>
      <style:text-properties style:font-name="Arial3" fo:font-size="12pt" officeooo:rsid="01a203b5" officeooo:paragraph-rsid="01a25bc1" style:font-size-asian="12pt" style:font-size-complex="12pt"/>
    </style:style>
    <style:style style:name="P168" style:family="paragraph" style:parent-style-name="Standard">
      <style:paragraph-properties fo:margin-left="-0.0102in" fo:margin-right="0in" fo:text-align="justify" style:justify-single-word="false" fo:text-indent="0in" style:auto-text-indent="false"/>
      <style:text-properties style:font-name="Arial3" fo:font-size="12pt" officeooo:rsid="01a203b5" officeooo:paragraph-rsid="01a203b5" style:font-size-asian="12pt" style:font-size-complex="12pt"/>
    </style:style>
    <style:style style:name="P169" style:family="paragraph" style:parent-style-name="Standard">
      <style:paragraph-properties fo:margin-left="-0.0102in" fo:margin-right="0in" fo:text-align="justify" style:justify-single-word="false" fo:text-indent="0in" style:auto-text-indent="false"/>
      <style:text-properties style:font-name="Arial3" fo:font-size="12pt" officeooo:rsid="01a203b5" officeooo:paragraph-rsid="01b71d10" style:font-size-asian="12pt" style:font-size-complex="12pt"/>
    </style:style>
    <style:style style:name="P170" style:family="paragraph" style:parent-style-name="Standard">
      <style:paragraph-properties fo:margin-left="-0.0102in" fo:margin-right="0in" fo:text-align="justify" style:justify-single-word="false" fo:text-indent="0in" style:auto-text-indent="false"/>
      <style:text-properties style:font-name="Arial3" fo:font-size="12pt" officeooo:rsid="01a203b5" officeooo:paragraph-rsid="01b932cf" style:font-size-asian="12pt" style:font-size-complex="12pt"/>
    </style:style>
    <style:style style:name="P171" style:family="paragraph" style:parent-style-name="Standard">
      <style:paragraph-properties fo:margin-left="-0.0102in" fo:margin-right="0in" fo:text-align="justify" style:justify-single-word="false" fo:text-indent="0in" style:auto-text-indent="false"/>
      <style:text-properties style:font-name="Arial3" fo:font-size="12pt" officeooo:rsid="01a1f9b6" style:font-size-asian="12pt" style:font-size-complex="12pt"/>
    </style:style>
    <style:style style:name="P172" style:family="paragraph" style:parent-style-name="Standard">
      <style:paragraph-properties fo:margin-left="-0.0102in" fo:margin-right="0in" fo:text-align="justify" style:justify-single-word="false" fo:text-indent="0in" style:auto-text-indent="false"/>
      <style:text-properties style:font-name="Arial3" fo:font-size="12pt" officeooo:rsid="01b3526a" officeooo:paragraph-rsid="01b3526a" style:font-size-asian="12pt" style:font-size-complex="12pt"/>
    </style:style>
    <style:style style:name="P173" style:family="paragraph" style:parent-style-name="Standard">
      <style:paragraph-properties fo:margin-left="-0.0102in" fo:margin-right="0in" fo:text-align="justify" style:justify-single-word="false" fo:text-indent="0in" style:auto-text-indent="false"/>
      <style:text-properties style:font-name="Arial3" fo:font-size="12pt" officeooo:rsid="01b71d10" officeooo:paragraph-rsid="01b71d10" style:font-size-asian="12pt" style:font-size-complex="12pt"/>
    </style:style>
    <style:style style:name="P174" style:family="paragraph" style:parent-style-name="Standard">
      <style:paragraph-properties fo:margin-left="-0.0102in" fo:margin-right="0in" fo:text-align="justify" style:justify-single-word="false" fo:text-indent="0in" style:auto-text-indent="false"/>
      <style:text-properties style:font-name="Arial3" fo:font-size="12pt" officeooo:rsid="01c26562" officeooo:paragraph-rsid="01c26562" style:font-size-asian="12pt" style:font-size-complex="12pt"/>
    </style:style>
    <style:style style:name="P175" style:family="paragraph" style:parent-style-name="Standard">
      <style:paragraph-properties fo:margin-left="-0.0102in" fo:margin-right="0in" fo:text-align="justify" style:justify-single-word="false" fo:text-indent="0in" style:auto-text-indent="false"/>
      <style:text-properties style:font-name="Arial3" fo:font-size="12pt" officeooo:rsid="01c26562" officeooo:paragraph-rsid="01e478f1" style:font-size-asian="12pt" style:font-size-complex="12pt"/>
    </style:style>
    <style:style style:name="P176" style:family="paragraph" style:parent-style-name="Standard">
      <style:paragraph-properties fo:margin-left="-0.0102in" fo:margin-right="0in" fo:text-align="justify" style:justify-single-word="false" fo:text-indent="0in" style:auto-text-indent="false"/>
      <style:text-properties style:font-name="Arial3" fo:font-size="12pt" officeooo:rsid="01cd4874" officeooo:paragraph-rsid="01cd4874" style:font-size-asian="12pt" style:font-size-complex="12pt"/>
    </style:style>
    <style:style style:name="P177" style:family="paragraph" style:parent-style-name="Standard">
      <style:paragraph-properties fo:margin-left="-0.0102in" fo:margin-right="0in" fo:text-align="justify" style:justify-single-word="false" fo:text-indent="0in" style:auto-text-indent="false"/>
      <style:text-properties style:font-name="Arial3" fo:font-size="12pt" fo:font-style="italic" style:font-size-asian="12pt" style:font-style-asian="italic" style:font-size-complex="12pt" style:font-style-complex="italic"/>
    </style:style>
    <style:style style:name="P178" style:family="paragraph" style:parent-style-name="Standard">
      <style:paragraph-properties fo:margin-left="-0.0102in" fo:margin-right="0in" fo:text-align="justify" style:justify-single-word="false" fo:text-indent="0in" style:auto-text-indent="false"/>
      <style:text-properties style:font-name="Arial3" fo:font-size="12pt" fo:font-style="italic" officeooo:paragraph-rsid="00549593" style:font-size-asian="12pt" style:font-style-asian="italic" style:font-size-complex="12pt" style:font-style-complex="italic"/>
    </style:style>
    <style:style style:name="P179" style:family="paragraph" style:parent-style-name="Standard">
      <style:paragraph-properties fo:margin-left="-0.0102in" fo:margin-right="0in" fo:text-align="justify" style:justify-single-word="false" fo:text-indent="0in" style:auto-text-indent="false"/>
      <style:text-properties style:font-name="Arial3" fo:font-size="12pt" fo:font-style="italic" officeooo:paragraph-rsid="01174e66" style:font-size-asian="12pt" style:font-style-asian="italic" style:font-size-complex="12pt" style:font-style-complex="italic"/>
    </style:style>
    <style:style style:name="P180" style:family="paragraph" style:parent-style-name="Standard">
      <style:paragraph-properties fo:margin-left="-0.0102in" fo:margin-right="0in" fo:text-align="justify" style:justify-single-word="false" fo:text-indent="0in" style:auto-text-indent="false"/>
      <style:text-properties style:font-name="Arial3" fo:font-size="12pt" fo:font-style="italic" officeooo:rsid="007f153b" officeooo:paragraph-rsid="007f153b" style:font-size-asian="12pt" style:font-style-asian="italic" style:font-size-complex="12pt" style:font-style-complex="italic"/>
    </style:style>
    <style:style style:name="P181" style:family="paragraph" style:parent-style-name="Standard">
      <style:paragraph-properties fo:margin-left="-0.0102in" fo:margin-right="0in" fo:text-align="justify" style:justify-single-word="false" fo:text-indent="0in" style:auto-text-indent="false"/>
      <style:text-properties style:font-name="Arial3" fo:font-size="12pt" fo:font-style="italic" officeooo:rsid="007f153b" officeooo:paragraph-rsid="00816708" style:font-size-asian="12pt" style:font-style-asian="italic" style:font-size-complex="12pt" style:font-style-complex="italic"/>
    </style:style>
    <style:style style:name="P182" style:family="paragraph" style:parent-style-name="Standard">
      <style:paragraph-properties fo:margin-left="-0.0102in" fo:margin-right="0in" fo:text-align="justify" style:justify-single-word="false" fo:text-indent="0in" style:auto-text-indent="false"/>
      <style:text-properties style:font-name="Arial3" fo:font-size="12pt" fo:font-style="italic" officeooo:rsid="007f153b" officeooo:paragraph-rsid="00807f0c" style:font-size-asian="12pt" style:font-style-asian="italic" style:font-size-complex="12pt" style:font-style-complex="italic"/>
    </style:style>
    <style:style style:name="P183" style:family="paragraph" style:parent-style-name="Standard">
      <style:paragraph-properties fo:margin-left="-0.0102in" fo:margin-right="0in" fo:text-align="justify" style:justify-single-word="false" fo:text-indent="0in" style:auto-text-indent="false"/>
      <style:text-properties style:font-name="Arial3" fo:font-size="12pt" style:text-underline-style="solid" style:text-underline-width="auto" style:text-underline-color="font-color" fo:font-weight="bold" style:font-size-asian="12pt" style:font-weight-asian="bold" style:font-size-complex="12pt" style:font-weight-complex="bold"/>
    </style:style>
    <style:style style:name="P184" style:family="paragraph" style:parent-style-name="Standard">
      <style:paragraph-properties fo:margin-left="-0.0102in" fo:margin-right="0in" fo:text-align="justify" style:justify-single-word="false" fo:text-indent="0in" style:auto-text-indent="false"/>
      <style:text-properties style:font-name="Arial3" fo:font-size="12pt" style:text-underline-style="solid" style:text-underline-width="auto" style:text-underline-color="font-color" fo:font-weight="bold" officeooo:rsid="007f153b" officeooo:paragraph-rsid="008bccd3" style:font-size-asian="12pt" style:font-weight-asian="bold" style:font-size-complex="12pt" style:font-weight-complex="bold"/>
    </style:style>
    <style:style style:name="P185" style:family="paragraph" style:parent-style-name="Standard">
      <style:paragraph-properties fo:margin-left="-0.0102in" fo:margin-right="0in" fo:text-align="justify" style:justify-single-word="false" fo:text-indent="0in" style:auto-text-indent="false"/>
      <style:text-properties style:font-name="Arial3" fo:font-size="12pt" fo:font-weight="normal" officeooo:rsid="008dca5f" officeooo:paragraph-rsid="008dca5f" style:font-size-asian="12pt" style:font-weight-asian="normal" style:font-size-complex="12pt" style:font-weight-complex="normal"/>
    </style:style>
    <style:style style:name="P186" style:family="paragraph" style:parent-style-name="Standard">
      <style:paragraph-properties fo:margin-left="-0.0102in" fo:margin-right="0in" fo:text-align="justify" style:justify-single-word="false" fo:text-indent="0in" style:auto-text-indent="false"/>
      <style:text-properties style:font-name="Arial3" fo:font-size="12pt" fo:font-weight="normal" officeooo:rsid="0192be13" officeooo:paragraph-rsid="0192be13" style:font-size-asian="12pt" style:font-weight-asian="normal" style:font-size-complex="12pt" style:font-weight-complex="normal"/>
    </style:style>
    <style:style style:name="P187" style:family="paragraph" style:parent-style-name="Standard">
      <style:paragraph-properties fo:margin-left="-0.0102in" fo:margin-right="0in" fo:text-align="justify" style:justify-single-word="false" fo:text-indent="0in" style:auto-text-indent="false"/>
      <style:text-properties style:font-name="Arial3" fo:font-size="12pt" fo:font-style="normal" style:font-size-asian="12pt" style:font-style-asian="normal" style:font-size-complex="12pt" style:font-style-complex="normal"/>
    </style:style>
    <style:style style:name="P188" style:family="paragraph" style:parent-style-name="Standard">
      <style:paragraph-properties fo:margin-left="-0.0102in" fo:margin-right="0in" fo:text-align="justify" style:justify-single-word="false" fo:text-indent="0in" style:auto-text-indent="false"/>
      <style:text-properties style:font-name="Arial3" fo:font-size="12pt" fo:font-weight="bold" style:font-size-asian="12pt" style:font-weight-asian="bold" style:font-size-complex="12pt" style:font-weight-complex="bold"/>
    </style:style>
    <style:style style:name="P189" style:family="paragraph" style:parent-style-name="Standard">
      <style:paragraph-properties fo:margin-left="-0.0102in" fo:margin-right="0in" fo:text-align="justify" style:justify-single-word="false" fo:text-indent="0in" style:auto-text-indent="false"/>
      <style:text-properties style:font-name="Arial3" fo:font-size="12pt" fo:font-weight="bold" officeooo:rsid="01a40f77" officeooo:paragraph-rsid="01c26562" style:font-size-asian="12pt" style:font-weight-asian="bold" style:font-size-complex="12pt" style:font-weight-complex="bold"/>
    </style:style>
    <style:style style:name="P190" style:family="paragraph" style:parent-style-name="Standard">
      <style:paragraph-properties fo:margin-left="-0.0102in" fo:margin-right="0in" fo:text-align="justify" style:justify-single-word="false" fo:text-indent="0in" style:auto-text-indent="false"/>
      <style:text-properties style:font-name="Arial3" fo:font-size="12pt" style:text-underline-style="none" officeooo:rsid="0192be13" officeooo:paragraph-rsid="0192be13" style:font-size-asian="12pt" style:font-size-complex="12pt"/>
    </style:style>
    <style:style style:name="P191" style:family="paragraph" style:parent-style-name="Standard">
      <style:paragraph-properties fo:margin-left="-0.0102in" fo:margin-right="0in" fo:text-align="justify" style:justify-single-word="false" fo:text-indent="0in" style:auto-text-indent="false"/>
      <style:text-properties style:font-name="Arial3" fo:font-size="10pt" fo:font-style="italic" style:font-size-asian="10pt" style:font-style-asian="italic" style:font-size-complex="10pt" style:font-style-complex="italic"/>
    </style:style>
    <style:style style:name="P192" style:family="paragraph" style:parent-style-name="Standard">
      <style:paragraph-properties fo:margin-left="-0.0102in" fo:margin-right="0in" fo:text-align="center" style:justify-single-word="false" fo:text-indent="0in" style:auto-text-indent="false"/>
      <style:text-properties style:font-name="Arial3" fo:font-size="26pt" fo:font-weight="bold" style:font-size-asian="26pt" style:font-weight-asian="bold" style:font-size-complex="26pt" style:font-weight-complex="bold"/>
    </style:style>
    <style:style style:name="P193" style:family="paragraph" style:parent-style-name="Standard">
      <style:paragraph-properties fo:margin-left="-0.0102in" fo:margin-right="0in" fo:text-align="justify" style:justify-single-word="false" fo:text-indent="0in" style:auto-text-indent="false"/>
      <style:text-properties style:font-name="Courier 10 Pitch" fo:font-size="12pt" fo:font-weight="bold" officeooo:rsid="008dca5f" officeooo:paragraph-rsid="008dca5f" style:font-size-asian="12pt" style:font-weight-asian="bold" style:font-size-complex="12pt" style:font-weight-complex="bold"/>
    </style:style>
    <style:style style:name="P194" style:family="paragraph" style:parent-style-name="Standard">
      <style:paragraph-properties fo:margin-left="-0.0102in" fo:margin-right="0in" fo:text-align="justify" style:justify-single-word="false" fo:text-indent="0in" style:auto-text-indent="false"/>
      <style:text-properties style:font-name="Courier 10 Pitch" fo:font-size="12pt" officeooo:rsid="007f153b" officeooo:paragraph-rsid="007f153b" style:font-size-asian="12pt" style:font-size-complex="12pt"/>
    </style:style>
    <style:style style:name="P195" style:family="paragraph" style:parent-style-name="Standard">
      <style:paragraph-properties fo:margin-left="-0.0102in" fo:margin-right="0in" fo:text-align="justify" style:justify-single-word="false" fo:text-indent="0in" style:auto-text-indent="false"/>
      <style:text-properties style:font-name="Courier 10 Pitch" fo:font-size="12pt" officeooo:rsid="007f153b" officeooo:paragraph-rsid="00807f0c" style:font-size-asian="12pt" style:font-size-complex="12pt"/>
    </style:style>
    <style:style style:name="P196" style:family="paragraph" style:parent-style-name="Standard">
      <style:paragraph-properties fo:margin-left="-0.0102in" fo:margin-right="0in" fo:text-align="justify" style:justify-single-word="false" fo:text-indent="0in" style:auto-text-indent="false"/>
      <style:text-properties style:font-name="Courier 10 Pitch" fo:font-size="12pt" officeooo:rsid="00807f0c" officeooo:paragraph-rsid="00807f0c" style:font-size-asian="12pt" style:font-size-complex="12pt"/>
    </style:style>
    <style:style style:name="P197" style:family="paragraph" style:parent-style-name="Standard">
      <style:paragraph-properties fo:margin-left="-0.0102in" fo:margin-right="0in" fo:text-align="justify" style:justify-single-word="false" fo:text-indent="0in" style:auto-text-indent="false"/>
      <style:text-properties style:font-name="Courier 10 Pitch" fo:font-size="12pt" fo:font-style="italic" officeooo:rsid="007f153b" officeooo:paragraph-rsid="007f153b" style:font-size-asian="12pt" style:font-style-asian="italic" style:font-size-complex="12pt" style:font-style-complex="italic"/>
    </style:style>
    <style:style style:name="P198" style:family="paragraph" style:parent-style-name="Standard">
      <style:paragraph-properties fo:margin-left="-0.0102in" fo:margin-right="0in" fo:text-align="justify" style:justify-single-word="false" fo:text-indent="0in" style:auto-text-indent="false"/>
      <style:text-properties officeooo:rsid="01a1f9b6" officeooo:paragraph-rsid="01a203b5"/>
    </style:style>
    <style:style style:name="P199" style:family="paragraph" style:parent-style-name="Standard">
      <style:paragraph-properties fo:margin-left="0.0102in" fo:margin-right="0in" fo:text-align="justify" style:justify-single-word="false" fo:text-indent="0in" style:auto-text-indent="false"/>
      <style:text-properties style:font-name="Arial3" fo:font-size="12pt" style:font-size-asian="12pt" style:font-size-complex="12pt"/>
    </style:style>
    <style:style style:name="P200" style:family="paragraph" style:parent-style-name="Standard">
      <style:paragraph-properties fo:margin-left="0.0102in" fo:margin-right="0in" fo:text-align="justify" style:justify-single-word="false" fo:text-indent="0in" style:auto-text-indent="false"/>
      <style:text-properties style:font-name="Arial3" fo:font-size="12pt" officeooo:paragraph-rsid="0058a448" style:font-size-asian="12pt" style:font-size-complex="12pt"/>
    </style:style>
    <style:style style:name="P201" style:family="paragraph" style:parent-style-name="Standard">
      <style:paragraph-properties fo:margin-left="0.0102in" fo:margin-right="0in" fo:text-align="justify" style:justify-single-word="false" fo:text-indent="0in" style:auto-text-indent="false"/>
      <style:text-properties style:font-name="Arial3" fo:font-size="12pt" officeooo:paragraph-rsid="014f70b5" style:font-size-asian="12pt" style:font-size-complex="12pt"/>
    </style:style>
    <style:style style:name="P202" style:family="paragraph" style:parent-style-name="Standard">
      <style:paragraph-properties fo:margin-left="0.0102in" fo:margin-right="0in" fo:text-align="justify" style:justify-single-word="false" fo:text-indent="0in" style:auto-text-indent="false"/>
      <style:text-properties style:font-name="Arial3" fo:font-size="12pt" officeooo:rsid="00de46d1" officeooo:paragraph-rsid="00de46d1" style:font-size-asian="12pt" style:font-size-complex="12pt"/>
    </style:style>
    <style:style style:name="P203" style:family="paragraph" style:parent-style-name="Standard">
      <style:paragraph-properties fo:margin-left="0.0102in" fo:margin-right="0in" fo:text-align="justify" style:justify-single-word="false" fo:text-indent="0in" style:auto-text-indent="false"/>
      <style:text-properties style:font-name="Arial3" fo:font-size="12pt" officeooo:rsid="014f70b5" officeooo:paragraph-rsid="014f70b5" style:font-size-asian="12pt" style:font-size-complex="12pt"/>
    </style:style>
    <style:style style:name="P204" style:family="paragraph" style:parent-style-name="Standard">
      <style:paragraph-properties fo:margin-left="0.0102in" fo:margin-right="0in" fo:text-align="justify" style:justify-single-word="false" fo:text-indent="0in" style:auto-text-indent="false"/>
      <style:text-properties style:font-name="Arial3" fo:font-size="12pt" officeooo:rsid="01530d23" officeooo:paragraph-rsid="01530d23" style:font-size-asian="12pt" style:font-size-complex="12pt"/>
    </style:style>
    <style:style style:name="P205" style:family="paragraph" style:parent-style-name="Standard">
      <style:paragraph-properties fo:margin-left="0.0102in" fo:margin-right="0in" fo:text-align="justify" style:justify-single-word="false" fo:text-indent="0in" style:auto-text-indent="false"/>
      <style:text-properties style:font-name="Arial3" fo:font-size="12pt" officeooo:rsid="01530d23" officeooo:paragraph-rsid="0192be13" style:font-size-asian="12pt" style:font-size-complex="12pt"/>
    </style:style>
    <style:style style:name="P206" style:family="paragraph" style:parent-style-name="Standard">
      <style:paragraph-properties fo:margin-left="0.0102in" fo:margin-right="0in" fo:text-align="justify" style:justify-single-word="false" fo:text-indent="0in" style:auto-text-indent="false"/>
      <style:text-properties style:font-name="Arial3" fo:font-size="12pt" officeooo:rsid="01576ea8" officeooo:paragraph-rsid="01576ea8" style:font-size-asian="12pt" style:font-size-complex="12pt"/>
    </style:style>
    <style:style style:name="P207" style:family="paragraph" style:parent-style-name="Standard">
      <style:paragraph-properties fo:margin-left="0.0102in" fo:margin-right="0in" fo:text-align="justify" style:justify-single-word="false" fo:text-indent="0in" style:auto-text-indent="false"/>
      <style:text-properties style:font-name="Arial3" fo:font-size="12pt" officeooo:rsid="018925a9" officeooo:paragraph-rsid="018925a9" style:font-size-asian="12pt" style:font-size-complex="12pt"/>
    </style:style>
    <style:style style:name="P208" style:family="paragraph" style:parent-style-name="Standard">
      <style:paragraph-properties fo:margin-left="0.0102in" fo:margin-right="0in" fo:text-align="justify" style:justify-single-word="false" fo:text-indent="0in" style:auto-text-indent="false"/>
      <style:text-properties style:font-name="Arial3" fo:font-size="12pt" fo:font-weight="bold" officeooo:rsid="00de46d1" officeooo:paragraph-rsid="00de46d1" style:font-size-asian="12pt" style:font-weight-asian="bold" style:font-size-complex="12pt" style:font-weight-complex="bold"/>
    </style:style>
    <style:style style:name="P209" style:family="paragraph" style:parent-style-name="Standard">
      <style:paragraph-properties fo:margin-left="0.0102in" fo:margin-right="0in" fo:text-align="justify" style:justify-single-word="false" fo:text-indent="0in" style:auto-text-indent="false"/>
      <style:text-properties style:font-name="Arial3" fo:font-size="12pt" fo:font-style="normal" officeooo:rsid="01530d23" officeooo:paragraph-rsid="01530d23" style:font-size-asian="12pt" style:font-style-asian="normal" style:font-size-complex="12pt" style:font-style-complex="normal"/>
    </style:style>
    <style:style style:name="P210" style:family="paragraph" style:parent-style-name="Standard">
      <style:paragraph-properties fo:margin-left="0.0102in" fo:margin-right="0in" fo:text-align="justify" style:justify-single-word="false" fo:text-indent="0in" style:auto-text-indent="false"/>
      <style:text-properties style:font-name="Arial3" fo:font-size="12pt" fo:font-style="normal" officeooo:rsid="01530d23" officeooo:paragraph-rsid="0192be13" style:font-size-asian="12pt" style:font-style-asian="normal" style:font-size-complex="12pt" style:font-style-complex="normal"/>
    </style:style>
    <style:style style:name="P211" style:family="paragraph" style:parent-style-name="Standard" style:master-page-name="">
      <style:paragraph-properties fo:margin-left="0.0102in" fo:margin-right="0in" fo:text-align="justify" style:justify-single-word="false" fo:text-indent="0in" style:auto-text-indent="false" style:page-number="auto" fo:keep-with-next="always"/>
      <style:text-properties style:font-name="Arial3" fo:font-size="12pt" officeooo:paragraph-rsid="010aa88b" style:font-size-asian="12pt" style:font-size-complex="12pt"/>
    </style:style>
    <style:style style:name="P212" style:family="paragraph" style:parent-style-name="Standard">
      <style:paragraph-properties fo:margin-left="0.0102in" fo:margin-right="0in" fo:text-align="justify" style:justify-single-word="false" fo:text-indent="0in" style:auto-text-indent="false" fo:keep-with-next="always"/>
      <style:text-properties style:font-name="Arial3" fo:font-size="12pt" officeooo:paragraph-rsid="010aa88b" style:font-size-asian="12pt" style:font-size-complex="12pt"/>
    </style:style>
    <style:style style:name="P213" style:family="paragraph" style:parent-style-name="Standard">
      <style:paragraph-properties fo:margin-left="0.0102in" fo:margin-right="0in" fo:text-align="justify" style:justify-single-word="false" fo:text-indent="0in" style:auto-text-indent="false" fo:keep-with-next="always"/>
      <style:text-properties style:font-name="Arial3" fo:font-size="12pt" officeooo:rsid="0058a448" officeooo:paragraph-rsid="010aa88b" style:font-size-asian="12pt" style:font-size-complex="12pt"/>
    </style:style>
    <style:style style:name="P214" style:family="paragraph" style:parent-style-name="Standard">
      <style:paragraph-properties fo:margin-left="0in" fo:margin-right="0in" fo:text-align="justify" style:justify-single-word="false" fo:text-indent="0in" style:auto-text-indent="false"/>
      <style:text-properties style:font-name="Arial3" fo:font-size="12pt" style:font-size-asian="12pt" style:font-size-complex="12pt"/>
    </style:style>
    <style:style style:name="P215" style:family="paragraph" style:parent-style-name="Preformatted_20_Text">
      <style:text-properties style:font-name="Arial4" fo:font-size="12pt" style:font-size-asian="12pt" style:font-size-complex="12pt"/>
    </style:style>
    <style:style style:name="P216" style:family="paragraph" style:parent-style-name="Preformatted_20_Text">
      <style:text-properties style:font-name="Arial4" fo:font-size="12pt" officeooo:rsid="0192be13" officeooo:paragraph-rsid="0192be13" style:font-size-asian="12pt" style:font-size-complex="12pt"/>
    </style:style>
    <style:style style:name="P217" style:family="paragraph" style:parent-style-name="Text_20_body">
      <loext:graphic-properties draw:fill="none"/>
      <style:paragraph-properties fo:margin-left="0.3937in" fo:margin-right="0in" fo:margin-top="0in" fo:margin-bottom="0.0835in" loext:contextual-spacing="false" fo:text-align="justify" style:justify-single-word="false" fo:orphans="3" fo:widows="3" fo:text-indent="0in" style:auto-text-indent="false" fo:background-color="transparent"/>
    </style:style>
    <style:style style:name="P218" style:family="paragraph" style:parent-style-name="Text_20_body">
      <loext:graphic-properties draw:fill="none"/>
      <style:paragraph-properties fo:margin-left="0.3937in" fo:margin-right="0in" fo:margin-top="0in" fo:margin-bottom="0.0835in" loext:contextual-spacing="false" fo:text-align="justify" style:justify-single-word="false" fo:orphans="3" fo:widows="3" fo:text-indent="0in" style:auto-text-indent="false" fo:background-color="transparent"/>
      <style:text-properties officeooo:paragraph-rsid="0186154a"/>
    </style:style>
    <style:style style:name="P219" style:family="paragraph" style:parent-style-name="Text_20_body" style:master-page-name="">
      <loext:graphic-properties draw:fill="none"/>
      <style:paragraph-properties fo:margin-left="0.3937in" fo:margin-right="0in" fo:margin-top="0in" fo:margin-bottom="0.0835in" loext:contextual-spacing="false" fo:text-align="justify" style:justify-single-word="false" fo:orphans="3" fo:widows="3" fo:text-indent="0in" style:auto-text-indent="false" style:page-number="auto" fo:background-color="transparent"/>
      <style:text-properties officeooo:paragraph-rsid="01a59b88"/>
    </style:style>
    <style:style style:name="P220" style:family="paragraph" style:parent-style-name="Text_20_body">
      <style:text-properties officeooo:rsid="019ebd5c" officeooo:paragraph-rsid="019ebd5c"/>
    </style:style>
    <style:style style:name="P221" style:family="paragraph" style:parent-style-name="Text_20_body">
      <style:text-properties officeooo:rsid="01eca6bd" officeooo:paragraph-rsid="01eca6bd"/>
    </style:style>
    <style:style style:name="P222" style:family="paragraph" style:parent-style-name="Standard">
      <style:paragraph-properties fo:text-align="justify" style:justify-single-word="false" fo:keep-with-next="always" style:writing-mode="page"/>
      <style:text-properties officeooo:paragraph-rsid="01e824a7"/>
    </style:style>
    <style:style style:name="P223" style:family="paragraph" style:parent-style-name="Standard">
      <style:paragraph-properties fo:keep-with-next="always" style:writing-mode="page"/>
      <style:text-properties officeooo:paragraph-rsid="01eca6bd"/>
    </style:style>
    <style:style style:name="P224" style:family="paragraph" style:parent-style-name="Standard">
      <style:paragraph-properties fo:keep-with-next="always" style:writing-mode="page"/>
      <style:text-properties officeooo:rsid="01eca6bd" officeooo:paragraph-rsid="01eca6bd"/>
    </style:style>
    <style:style style:name="P225" style:family="paragraph" style:parent-style-name="Standard">
      <style:paragraph-properties fo:text-align="justify" style:justify-single-word="false" style:writing-mode="page"/>
      <style:text-properties officeooo:paragraph-rsid="01e824a7"/>
    </style:style>
    <style:style style:name="P226" style:family="paragraph" style:parent-style-name="Standard" style:master-page-name="Standard">
      <style:paragraph-properties fo:margin-left="-0.0102in" fo:margin-right="0in" fo:text-align="justify" style:justify-single-word="false" fo:text-indent="0in" style:auto-text-indent="false" style:page-number="auto"/>
      <style:text-properties style:font-name="Arial3" fo:font-size="12pt" officeooo:paragraph-rsid="01c26562" style:font-size-asian="12pt" style:font-size-complex="12pt"/>
    </style:style>
    <style:style style:name="P227" style:family="paragraph" style:parent-style-name="Standard" style:list-style-name="L14">
      <style:paragraph-properties fo:margin-left="-0.0102in" fo:margin-right="0in" fo:text-align="justify" style:justify-single-word="false" fo:text-indent="0in" style:auto-text-indent="false"/>
      <style:text-properties style:font-name="Arial3" fo:font-size="12pt" officeooo:paragraph-rsid="00397f73" style:font-size-asian="12pt" style:font-size-complex="12pt"/>
    </style:style>
    <style:style style:name="P228" style:family="paragraph" style:parent-style-name="Standard" style:list-style-name="L14">
      <style:paragraph-properties fo:margin-left="-0.0102in" fo:margin-right="0in" fo:text-align="justify" style:justify-single-word="false" fo:text-indent="0in" style:auto-text-indent="false"/>
      <style:text-properties style:font-name="Arial3" fo:font-size="12pt" officeooo:rsid="00397f73" officeooo:paragraph-rsid="00397f73" style:font-size-asian="12pt" style:font-size-complex="12pt"/>
    </style:style>
    <style:style style:name="P229" style:family="paragraph" style:parent-style-name="Standard" style:list-style-name="L1">
      <style:paragraph-properties fo:text-align="justify" style:justify-single-word="false"/>
      <style:text-properties style:font-name="Arial3" fo:font-size="12pt" fo:font-weight="normal" style:font-size-asian="12pt" style:font-weight-asian="normal" style:font-size-complex="12pt" style:font-weight-complex="normal"/>
    </style:style>
    <style:style style:name="P230" style:family="paragraph" style:parent-style-name="Standard" style:list-style-name="L1">
      <style:paragraph-properties fo:text-align="justify" style:justify-single-word="false"/>
      <style:text-properties style:font-name="Arial3" fo:font-size="12pt" style:font-size-asian="12pt" style:font-size-complex="12pt"/>
    </style:style>
    <style:style style:name="P231" style:family="paragraph" style:parent-style-name="Standard" style:list-style-name="L2">
      <style:paragraph-properties fo:text-align="justify" style:justify-single-word="false"/>
      <style:text-properties style:font-name="Arial3" fo:font-size="12pt" style:font-size-asian="12pt" style:font-size-complex="12pt"/>
    </style:style>
    <style:style style:name="P232" style:family="paragraph" style:parent-style-name="Standard" style:list-style-name="L3">
      <style:paragraph-properties fo:text-align="justify" style:justify-single-word="false"/>
      <style:text-properties style:font-name="Arial3" fo:font-size="12pt" style:font-size-asian="12pt" style:font-size-complex="12pt"/>
    </style:style>
    <style:style style:name="P233" style:family="paragraph" style:parent-style-name="Standard" style:list-style-name="L4">
      <style:paragraph-properties fo:text-align="justify" style:justify-single-word="false"/>
      <style:text-properties style:font-name="Arial3" fo:font-size="12pt" style:font-size-asian="12pt" style:font-size-complex="12pt"/>
    </style:style>
    <style:style style:name="P234" style:family="paragraph" style:parent-style-name="Standard" style:list-style-name="L5">
      <style:paragraph-properties fo:text-align="justify" style:justify-single-word="false"/>
      <style:text-properties style:font-name="Arial3" fo:font-size="12pt" style:font-size-asian="12pt" style:font-size-complex="12pt"/>
    </style:style>
    <style:style style:name="P235" style:family="paragraph" style:parent-style-name="Standard" style:list-style-name="L10">
      <style:paragraph-properties fo:text-align="justify" style:justify-single-word="false"/>
      <style:text-properties style:font-name="Arial3" fo:font-size="12pt" style:font-size-asian="12pt" style:font-size-complex="12pt"/>
    </style:style>
    <style:style style:name="P236" style:family="paragraph" style:parent-style-name="Standard" style:list-style-name="L10">
      <style:paragraph-properties fo:text-align="justify" style:justify-single-word="false"/>
      <style:text-properties style:font-name="Arial3" fo:font-size="12pt" officeooo:paragraph-rsid="01a25bc1" style:font-size-asian="12pt" style:font-size-complex="12pt"/>
    </style:style>
    <style:style style:name="P237" style:family="paragraph" style:parent-style-name="Standard" style:list-style-name="L15">
      <style:paragraph-properties fo:text-align="justify" style:justify-single-word="false"/>
      <style:text-properties style:font-name="Arial3" fo:font-size="12pt" style:font-size-asian="12pt" style:font-size-complex="12pt"/>
    </style:style>
    <style:style style:name="P238" style:family="paragraph" style:parent-style-name="Standard" style:list-style-name="L16">
      <style:paragraph-properties fo:text-align="justify" style:justify-single-word="false"/>
      <style:text-properties style:font-name="Arial3" fo:font-size="12pt" style:font-size-asian="12pt" style:font-size-complex="12pt"/>
    </style:style>
    <style:style style:name="P239" style:family="paragraph" style:parent-style-name="Standard" style:list-style-name="L17">
      <style:paragraph-properties fo:text-align="justify" style:justify-single-word="false"/>
      <style:text-properties style:font-name="Arial3" fo:font-size="12pt" style:font-size-asian="12pt" style:font-size-complex="12pt"/>
    </style:style>
    <style:style style:name="P240" style:family="paragraph" style:parent-style-name="Standard" style:list-style-name="L17">
      <style:paragraph-properties fo:text-align="justify" style:justify-single-word="false"/>
      <style:text-properties style:font-name="Arial3" fo:font-size="12pt" officeooo:paragraph-rsid="00dfef10" style:font-size-asian="12pt" style:font-size-complex="12pt"/>
    </style:style>
    <style:style style:name="P241" style:family="paragraph" style:parent-style-name="Standard" style:list-style-name="L17">
      <style:paragraph-properties fo:text-align="justify" style:justify-single-word="false"/>
      <style:text-properties style:font-name="Arial3" fo:font-size="12pt" officeooo:rsid="0029ee7d" officeooo:paragraph-rsid="00dfef10" style:font-size-asian="12pt" style:font-size-complex="12pt"/>
    </style:style>
    <style:style style:name="P242" style:family="paragraph" style:parent-style-name="Standard" style:list-style-name="L17">
      <style:paragraph-properties fo:text-align="justify" style:justify-single-word="false"/>
      <style:text-properties style:font-name="Arial3" fo:font-size="12pt" officeooo:rsid="01141490" officeooo:paragraph-rsid="01141490" style:font-size-asian="12pt" style:font-size-complex="12pt"/>
    </style:style>
    <style:style style:name="P243" style:family="paragraph" style:parent-style-name="Standard" style:list-style-name="L17">
      <style:paragraph-properties fo:text-align="justify" style:justify-single-word="false"/>
      <style:text-properties style:font-name="Arial3" fo:font-size="12pt" officeooo:rsid="00e2b116" officeooo:paragraph-rsid="00e2b116" style:font-size-asian="12pt" style:font-size-complex="12pt"/>
    </style:style>
    <style:style style:name="P244" style:family="paragraph" style:parent-style-name="Standard" style:list-style-name="L17">
      <style:paragraph-properties fo:text-align="justify" style:justify-single-word="false"/>
      <style:text-properties style:font-name="Arial3" fo:font-size="12pt" officeooo:rsid="0181676f" officeooo:paragraph-rsid="0181676f" style:font-size-asian="12pt" style:font-size-complex="12pt"/>
    </style:style>
    <style:style style:name="P245" style:family="paragraph" style:parent-style-name="Standard" style:list-style-name="L7">
      <style:paragraph-properties fo:text-align="justify" style:justify-single-word="false"/>
      <style:text-properties style:font-name="Arial3" fo:font-size="12pt" fo:font-style="normal" style:font-size-asian="12pt" style:font-style-asian="normal" style:font-size-complex="12pt" style:font-style-complex="normal"/>
    </style:style>
    <style:style style:name="P246" style:family="paragraph" style:parent-style-name="Standard" style:list-style-name="L18">
      <style:paragraph-properties fo:text-align="justify" style:justify-single-word="false"/>
      <style:text-properties style:font-name="Arial3" fo:font-size="12pt" fo:font-style="italic" style:font-size-asian="12pt" style:font-style-asian="italic" style:font-size-complex="12pt" style:font-style-complex="italic"/>
    </style:style>
    <style:style style:name="P247" style:family="paragraph" style:parent-style-name="Standard" style:list-style-name="L18">
      <style:paragraph-properties fo:text-align="justify" style:justify-single-word="false"/>
      <style:text-properties style:font-name="Arial3" fo:font-size="12pt" fo:font-style="italic" officeooo:paragraph-rsid="01174e66" style:font-size-asian="12pt" style:font-style-asian="italic" style:font-size-complex="12pt" style:font-style-complex="italic"/>
    </style:style>
    <style:style style:name="P248" style:family="paragraph" style:parent-style-name="Standard" style:list-style-name="L6"/>
    <style:style style:name="P249" style:family="paragraph" style:parent-style-name="Standard" style:list-style-name="L8">
      <style:paragraph-properties fo:text-align="justify" style:justify-single-word="false"/>
      <style:text-properties officeooo:paragraph-rsid="0021ce73"/>
    </style:style>
    <style:style style:name="P250" style:family="paragraph" style:parent-style-name="Standard" style:list-style-name="L8">
      <style:paragraph-properties fo:text-align="justify" style:justify-single-word="false"/>
      <style:text-properties officeooo:rsid="0021ce73" officeooo:paragraph-rsid="0021ce73"/>
    </style:style>
    <style:style style:name="P251" style:family="paragraph" style:parent-style-name="Standard" style:list-style-name="L9">
      <style:text-properties officeooo:rsid="01012b4f" officeooo:paragraph-rsid="01012b4f"/>
    </style:style>
    <style:style style:name="P252" style:family="paragraph" style:parent-style-name="Standard" style:list-style-name="L11">
      <style:text-properties officeooo:rsid="00276cb7" officeooo:paragraph-rsid="00276cb7"/>
    </style:style>
    <style:style style:name="P253" style:family="paragraph" style:parent-style-name="Standard" style:list-style-name="L11">
      <style:text-properties officeooo:rsid="00276cb7" officeooo:paragraph-rsid="002d75a1"/>
    </style:style>
    <style:style style:name="P254" style:family="paragraph" style:parent-style-name="Standard" style:list-style-name="L12"/>
    <style:style style:name="P255" style:family="paragraph" style:parent-style-name="Standard" style:list-style-name="L13"/>
    <style:style style:name="P256" style:family="paragraph" style:parent-style-name="Standard" style:list-style-name="L13">
      <style:text-properties fo:font-weight="normal" style:font-weight-asian="normal" style:font-weight-complex="normal"/>
    </style:style>
    <style:style style:name="P257" style:family="paragraph" style:parent-style-name="Heading_20_1">
      <style:text-properties officeooo:rsid="011f2a34" officeooo:paragraph-rsid="011f2a34"/>
    </style:style>
    <style:style style:name="P258" style:family="paragraph" style:parent-style-name="Heading_20_1">
      <style:paragraph-properties fo:break-before="page"/>
    </style:style>
    <style:style style:name="P259" style:family="paragraph" style:parent-style-name="Heading_20_1">
      <style:paragraph-properties fo:break-before="page"/>
      <style:text-properties officeooo:paragraph-rsid="005de16c"/>
    </style:style>
    <style:style style:name="P260" style:family="paragraph" style:parent-style-name="Contents_20_2">
      <style:paragraph-properties>
        <style:tab-stops>
          <style:tab-stop style:position="6.4965in" style:type="right" style:leader-style="dotted" style:leader-text="."/>
        </style:tab-stops>
      </style:paragraph-properties>
    </style:style>
    <style:style style:name="P261" style:family="paragraph" style:parent-style-name="Heading_20_2">
      <style:paragraph-properties fo:text-align="justify" style:justify-single-word="false"/>
    </style:style>
    <style:style style:name="P262" style:family="paragraph" style:parent-style-name="Heading_20_2">
      <style:text-properties officeooo:paragraph-rsid="005de16c"/>
    </style:style>
    <style:style style:name="P263" style:family="paragraph" style:parent-style-name="Heading_20_2">
      <style:text-properties officeooo:paragraph-rsid="01a25bc1"/>
    </style:style>
    <style:style style:name="P264" style:family="paragraph" style:parent-style-name="Heading_20_2">
      <style:text-properties officeooo:paragraph-rsid="0088c009"/>
    </style:style>
    <style:style style:name="P265" style:family="paragraph" style:parent-style-name="Heading_20_2">
      <style:text-properties officeooo:rsid="00903950" officeooo:paragraph-rsid="00903950"/>
    </style:style>
    <style:style style:name="P266" style:family="paragraph" style:parent-style-name="Heading_20_2">
      <style:text-properties officeooo:paragraph-rsid="01952b02"/>
    </style:style>
    <style:style style:name="P267" style:family="paragraph" style:parent-style-name="Heading_20_2">
      <style:text-properties officeooo:rsid="002d75a1" officeooo:paragraph-rsid="01952b02"/>
    </style:style>
    <style:style style:name="P268" style:family="paragraph" style:parent-style-name="Heading_20_2">
      <style:text-properties officeooo:rsid="00276cb7"/>
    </style:style>
    <style:style style:name="P269" style:family="paragraph" style:parent-style-name="Heading_20_2">
      <style:text-properties officeooo:rsid="01952b02" officeooo:paragraph-rsid="01952b02"/>
    </style:style>
    <style:style style:name="P270" style:family="paragraph" style:parent-style-name="Heading_20_2">
      <style:text-properties officeooo:paragraph-rsid="00f539df"/>
    </style:style>
    <style:style style:name="P271" style:family="paragraph" style:parent-style-name="Heading_20_2">
      <style:text-properties officeooo:rsid="00f539df" officeooo:paragraph-rsid="00f539df"/>
    </style:style>
    <style:style style:name="P272" style:family="paragraph" style:parent-style-name="Heading_20_2">
      <style:text-properties officeooo:rsid="018925a9" officeooo:paragraph-rsid="018925a9"/>
    </style:style>
    <style:style style:name="P273" style:family="paragraph" style:parent-style-name="Heading_20_2">
      <style:paragraph-properties fo:text-align="center" style:justify-single-word="false"/>
    </style:style>
    <style:style style:name="P274" style:family="paragraph" style:parent-style-name="Heading_20_2">
      <style:text-properties fo:font-weight="bold" style:font-weight-asian="bold" style:font-weight-complex="bold"/>
    </style:style>
    <style:style style:name="P275" style:family="paragraph" style:parent-style-name="Heading_20_2">
      <style:text-properties officeooo:rsid="01af4ec2"/>
    </style:style>
    <style:style style:name="P276" style:family="paragraph" style:parent-style-name="Heading_20_2">
      <style:text-properties officeooo:paragraph-rsid="00e3903b"/>
    </style:style>
    <style:style style:name="P277" style:family="paragraph" style:parent-style-name="Heading_20_2">
      <style:text-properties officeooo:paragraph-rsid="00e24472"/>
    </style:style>
    <style:style style:name="P278" style:family="paragraph" style:parent-style-name="Heading_20_2">
      <style:paragraph-properties fo:margin-left="-0.0102in" fo:margin-right="0in" fo:text-indent="0in" style:auto-text-indent="false"/>
      <style:text-properties style:font-name="Arial3"/>
    </style:style>
    <style:style style:name="P279" style:family="paragraph" style:parent-style-name="Heading_20_2" style:master-page-name="">
      <style:paragraph-properties style:page-number="auto"/>
    </style:style>
    <style:style style:name="P280" style:family="paragraph" style:parent-style-name="Heading_20_2" style:master-page-name="">
      <style:paragraph-properties style:page-number="auto" fo:keep-with-next="always" style:writing-mode="page"/>
    </style:style>
    <style:style style:name="P281" style:family="paragraph" style:parent-style-name="Heading_20_2" style:master-page-name="">
      <style:paragraph-properties style:page-number="auto" fo:keep-with-next="always" style:writing-mode="page"/>
      <style:text-properties officeooo:paragraph-rsid="01e824a7"/>
    </style:style>
    <style:style style:name="P282" style:family="paragraph" style:parent-style-name="Heading_20_2">
      <style:paragraph-properties fo:keep-with-next="always" style:writing-mode="page"/>
    </style:style>
    <style:style style:name="P283" style:family="paragraph" style:parent-style-name="Heading_20_3">
      <style:paragraph-properties fo:text-align="justify" style:justify-single-word="false"/>
    </style:style>
    <style:style style:name="P284" style:family="paragraph" style:parent-style-name="Heading_20_3">
      <style:paragraph-properties fo:text-align="justify" style:justify-single-word="false"/>
      <style:text-properties officeooo:paragraph-rsid="0058a448"/>
    </style:style>
    <style:style style:name="P285" style:family="paragraph" style:parent-style-name="Heading_20_3">
      <style:text-properties officeooo:paragraph-rsid="0058a448"/>
    </style:style>
    <style:style style:name="P286" style:family="paragraph" style:parent-style-name="Heading_20_3">
      <style:text-properties officeooo:rsid="0021ce73"/>
    </style:style>
    <style:style style:name="P287" style:family="paragraph" style:parent-style-name="Heading_20_3">
      <style:text-properties officeooo:paragraph-rsid="0021ce73"/>
    </style:style>
    <style:style style:name="P288" style:family="paragraph" style:parent-style-name="Heading_20_3">
      <style:text-properties officeooo:rsid="002bec85" officeooo:paragraph-rsid="002bec85"/>
    </style:style>
    <style:style style:name="P289" style:family="paragraph" style:parent-style-name="Heading_20_3">
      <style:text-properties officeooo:rsid="0068e676" officeooo:paragraph-rsid="0068e676"/>
    </style:style>
    <style:style style:name="P290" style:family="paragraph" style:parent-style-name="Heading_20_3">
      <style:text-properties officeooo:paragraph-rsid="00e3903b"/>
    </style:style>
    <style:style style:name="P291" style:family="paragraph" style:parent-style-name="Heading_20_3">
      <style:paragraph-properties fo:margin-left="0.0102in" fo:margin-right="0in" fo:text-indent="0in" style:auto-text-indent="false"/>
    </style:style>
    <style:style style:name="P292" style:family="paragraph" style:parent-style-name="Heading_20_3">
      <style:paragraph-properties fo:margin-left="-0.0102in" fo:margin-right="0in" fo:text-align="justify" style:justify-single-word="false" fo:text-indent="0in" style:auto-text-indent="false"/>
      <style:text-properties style:font-name="Arial3" fo:font-size="12pt" style:font-size-asian="12pt" style:font-size-complex="12pt"/>
    </style:style>
    <style:style style:name="P293" style:family="paragraph" style:parent-style-name="Contents_20_1">
      <style:paragraph-properties>
        <style:tab-stops>
          <style:tab-stop style:position="6.6929in" style:type="right" style:leader-style="dotted" style:leader-text="."/>
        </style:tab-stops>
      </style:paragraph-properties>
    </style:style>
    <style:style style:name="P294" style:family="paragraph" style:parent-style-name="Contents_20_4">
      <style:paragraph-properties>
        <style:tab-stops>
          <style:tab-stop style:position="6.1035in" style:type="right" style:leader-style="dotted" style:leader-text="."/>
        </style:tab-stops>
      </style:paragraph-properties>
    </style:style>
    <style:style style:name="P295" style:family="paragraph" style:parent-style-name="Heading_20_4">
      <style:text-properties fo:font-size="12pt" style:font-size-asian="12pt" style:font-size-complex="12pt"/>
    </style:style>
    <style:style style:name="P296" style:family="paragraph" style:parent-style-name="Heading_20_4">
      <style:text-properties fo:font-size="12pt" officeooo:paragraph-rsid="009a918b" style:font-size-asian="12pt" style:font-size-complex="12pt"/>
    </style:style>
    <style:style style:name="P297" style:family="paragraph" style:parent-style-name="Heading_20_4">
      <style:text-properties fo:font-size="12pt" officeooo:paragraph-rsid="009e17c9" style:font-size-asian="12pt" style:font-size-complex="12pt"/>
    </style:style>
    <style:style style:name="P298" style:family="paragraph" style:parent-style-name="Contents_20_3">
      <style:paragraph-properties>
        <style:tab-stops>
          <style:tab-stop style:position="6.3in" style:type="right" style:leader-style="dotted" style:leader-text="."/>
        </style:tab-stops>
      </style:paragraph-properties>
    </style:style>
    <style:style style:name="P299" style:family="paragraph" style:parent-style-name="Index_20_1">
      <style:paragraph-properties>
        <style:tab-stops>
          <style:tab-stop style:position="6.6929in" style:type="right" style:leader-style="dotted" style:leader-text="."/>
        </style:tab-stops>
      </style:paragraph-properties>
    </style:style>
    <style:style style:name="T1" style:family="text">
      <style:text-properties officeooo:rsid="0032fa4f"/>
    </style:style>
    <style:style style:name="T2" style:family="text">
      <style:text-properties fo:font-weight="bold" style:font-weight-asian="bold" style:font-weight-complex="bold"/>
    </style:style>
    <style:style style:name="T3" style:family="text">
      <style:text-properties fo:font-weight="bold" officeooo:rsid="0021ce73" style:font-weight-asian="bold" style:font-weight-complex="bold"/>
    </style:style>
    <style:style style:name="T4" style:family="text">
      <style:text-properties fo:font-weight="bold" officeooo:rsid="00389539" style:font-weight-asian="bold" style:font-weight-complex="bold"/>
    </style:style>
    <style:style style:name="T5" style:family="text">
      <style:text-properties fo:font-weight="bold" officeooo:rsid="00397f73" style:font-weight-asian="bold" style:font-weight-complex="bold"/>
    </style:style>
    <style:style style:name="T6" style:family="text">
      <style:text-properties fo:font-weight="bold" officeooo:rsid="003c21e4" style:font-weight-asian="bold" style:font-weight-complex="bold"/>
    </style:style>
    <style:style style:name="T7" style:family="text">
      <style:text-properties fo:font-weight="bold" officeooo:rsid="00f539df" style:font-weight-asian="bold" style:font-weight-complex="bold"/>
    </style:style>
    <style:style style:name="T8" style:family="text">
      <style:text-properties fo:font-weight="bold" officeooo:rsid="0120f005" style:font-weight-asian="bold" style:font-weight-complex="bold"/>
    </style:style>
    <style:style style:name="T9" style:family="text">
      <style:text-properties fo:font-weight="bold" officeooo:rsid="00e9a22a" style:font-weight-asian="bold" style:font-weight-complex="bold"/>
    </style:style>
    <style:style style:name="T10" style:family="text">
      <style:text-properties fo:font-weight="bold" officeooo:rsid="013fec64" style:font-weight-asian="bold" style:font-weight-complex="bold"/>
    </style:style>
    <style:style style:name="T11" style:family="text">
      <style:text-properties fo:font-weight="bold" officeooo:rsid="014f70b5" style:font-weight-asian="bold" style:font-weight-complex="bold"/>
    </style:style>
    <style:style style:name="T12" style:family="text">
      <style:text-properties fo:font-weight="bold" officeooo:rsid="015540d2" style:font-weight-asian="bold" style:font-weight-complex="bold"/>
    </style:style>
    <style:style style:name="T13" style:family="text">
      <style:text-properties fo:font-weight="bold" officeooo:rsid="01576ea8" style:font-weight-asian="bold" style:font-weight-complex="bold"/>
    </style:style>
    <style:style style:name="T14" style:family="text">
      <style:text-properties fo:font-weight="bold" officeooo:rsid="01706980" style:font-weight-asian="bold" style:font-weight-complex="bold"/>
    </style:style>
    <style:style style:name="T15" style:family="text">
      <style:text-properties fo:font-weight="bold" officeooo:rsid="018925a9" style:font-weight-asian="bold" style:font-weight-complex="bold"/>
    </style:style>
    <style:style style:name="T16" style:family="text">
      <style:text-properties fo:font-weight="bold" officeooo:rsid="01952b02" style:font-weight-asian="bold" style:font-weight-complex="bold"/>
    </style:style>
    <style:style style:name="T17" style:family="text">
      <style:text-properties fo:font-weight="bold" officeooo:rsid="019617aa" style:font-weight-asian="bold" style:font-weight-complex="bold"/>
    </style:style>
    <style:style style:name="T18" style:family="text">
      <style:text-properties fo:font-weight="bold" officeooo:rsid="01a40f77" style:font-weight-asian="bold" style:font-weight-complex="bold"/>
    </style:style>
    <style:style style:name="T19" style:family="text">
      <style:text-properties fo:font-weight="bold" officeooo:rsid="01ca73ba" style:font-weight-asian="bold" style:font-weight-complex="bold"/>
    </style:style>
    <style:style style:name="T20" style:family="text">
      <style:text-properties fo:font-weight="bold" officeooo:rsid="008dca5f" style:font-weight-asian="bold" style:font-weight-complex="bold"/>
    </style:style>
    <style:style style:name="T21" style:family="text">
      <style:text-properties fo:font-weight="bold" officeooo:rsid="00e6de23" style:font-weight-asian="bold" style:font-weight-complex="bold"/>
    </style:style>
    <style:style style:name="T22" style:family="text">
      <style:text-properties fo:font-weight="bold" officeooo:rsid="01e824a7" style:font-weight-asian="bold" style:font-weight-complex="bold"/>
    </style:style>
    <style:style style:name="T23" style:family="text">
      <style:text-properties fo:font-weight="bold" officeooo:rsid="01e88ca7" style:font-weight-asian="bold" style:font-weight-complex="bold"/>
    </style:style>
    <style:style style:name="T24" style:family="text">
      <style:text-properties fo:font-weight="bold" officeooo:rsid="00276cb7" style:font-weight-asian="bold" style:font-weight-complex="bold"/>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1a40f77" style:font-style-asian="normal" style:font-weight-asian="bold" style:font-style-complex="normal" style:font-weight-complex="bold"/>
    </style:style>
    <style:style style:name="T27" style:family="text">
      <style:text-properties fo:font-style="normal" fo:font-weight="bold" officeooo:rsid="01a203b5" style:font-style-asian="normal" style:font-weight-asian="bold" style:font-style-complex="normal" style:font-weight-complex="bold"/>
    </style:style>
    <style:style style:name="T28" style:family="text">
      <style:text-properties fo:font-style="normal" fo:font-weight="bold" officeooo:rsid="01e478f1" style:font-style-asian="normal" style:font-weight-asian="bold" style:font-style-complex="normal" style:font-weight-complex="bold"/>
    </style:style>
    <style:style style:name="T29" style:family="text">
      <style:text-properties fo:font-style="normal" style:font-style-asian="normal" style:font-style-complex="normal"/>
    </style:style>
    <style:style style:name="T30" style:family="text">
      <style:text-properties fo:font-style="normal" officeooo:rsid="00e9a22a" style:font-style-asian="normal" style:font-style-complex="normal"/>
    </style:style>
    <style:style style:name="T31" style:family="text">
      <style:text-properties fo:font-style="normal" officeooo:rsid="00eaefd1" style:font-style-asian="normal" style:font-style-complex="normal"/>
    </style:style>
    <style:style style:name="T32" style:family="text">
      <style:text-properties fo:font-style="normal" fo:font-weight="normal" officeooo:rsid="01a203b5" style:font-style-asian="normal" style:font-weight-asian="normal" style:font-style-complex="normal" style:font-weight-complex="normal"/>
    </style:style>
    <style:style style:name="T33" style:family="text">
      <style:text-properties fo:font-style="normal" fo:font-weight="normal" officeooo:rsid="01b932cf" style:font-style-asian="normal" style:font-weight-asian="normal" style:font-style-complex="normal" style:font-weight-complex="normal"/>
    </style:style>
    <style:style style:name="T34" style:family="text">
      <style:text-properties style:font-name="Arial3"/>
    </style:style>
    <style:style style:name="T35" style:family="text">
      <style:text-properties style:font-name="Arial3" fo:font-size="12pt" style:font-size-asian="12pt" style:font-size-complex="12pt"/>
    </style:style>
    <style:style style:name="T36" style:family="text">
      <style:text-properties style:font-name="Arial3" fo:font-size="12pt" officeooo:rsid="0060cb44" style:font-size-asian="12pt" style:font-size-complex="12pt"/>
    </style:style>
    <style:style style:name="T37" style:family="text">
      <style:text-properties style:font-name="Arial3" fo:font-size="12pt" officeooo:rsid="009e17c9" style:font-size-asian="12pt" style:font-size-complex="12pt"/>
    </style:style>
    <style:style style:name="T38" style:family="text">
      <style:text-properties style:font-name="Arial3" fo:font-size="12pt" officeooo:rsid="00c71c5c" style:font-size-asian="12pt" style:font-size-complex="12pt"/>
    </style:style>
    <style:style style:name="T39" style:family="text">
      <style:text-properties style:font-name="Arial3" fo:font-size="12pt" officeooo:rsid="00c88d97" style:font-size-asian="12pt" style:font-size-complex="12pt"/>
    </style:style>
    <style:style style:name="T40" style:family="text">
      <style:text-properties style:font-name="Arial3" fo:font-size="12pt" officeooo:rsid="0088c009" style:font-size-asian="12pt" style:font-size-complex="12pt"/>
    </style:style>
    <style:style style:name="T41" style:family="text">
      <style:text-properties style:font-name="Arial3" fo:font-size="12pt" officeooo:rsid="00ac7292" style:font-size-asian="12pt" style:font-size-complex="12pt"/>
    </style:style>
    <style:style style:name="T42" style:family="text">
      <style:text-properties style:font-name="Arial3" fo:font-size="12pt" officeooo:rsid="00ae3560" style:font-size-asian="12pt" style:font-size-complex="12pt"/>
    </style:style>
    <style:style style:name="T43" style:family="text">
      <style:text-properties style:font-name="Arial3" fo:font-size="12pt" officeooo:rsid="00b17923" style:font-size-asian="12pt" style:font-size-complex="12pt"/>
    </style:style>
    <style:style style:name="T44" style:family="text">
      <style:text-properties style:font-name="Arial3" fo:font-size="12pt" officeooo:rsid="00d8f977" style:font-size-asian="12pt" style:font-size-complex="12pt"/>
    </style:style>
    <style:style style:name="T45" style:family="text">
      <style:text-properties style:font-name="Arial3" fo:font-size="12pt" officeooo:rsid="0058a448" style:font-size-asian="12pt" style:font-size-complex="12pt"/>
    </style:style>
    <style:style style:name="T46" style:family="text">
      <style:text-properties style:font-name="Arial3" fo:font-size="12pt" officeooo:rsid="005afce4" style:font-size-asian="12pt" style:font-size-complex="12pt"/>
    </style:style>
    <style:style style:name="T47" style:family="text">
      <style:text-properties style:font-name="Arial3" fo:font-size="12pt" officeooo:rsid="015217db" style:font-size-asian="12pt" style:font-size-complex="12pt"/>
    </style:style>
    <style:style style:name="T48" style:family="text">
      <style:text-properties style:font-name="Arial3" fo:font-size="12pt" officeooo:rsid="018925a9" style:font-size-asian="12pt" style:font-size-complex="12pt"/>
    </style:style>
    <style:style style:name="T49" style:family="text">
      <style:text-properties style:font-name="Arial3" fo:font-size="12pt" officeooo:rsid="018d39b8" style:font-size-asian="12pt" style:font-size-complex="12pt"/>
    </style:style>
    <style:style style:name="T50" style:family="text">
      <style:text-properties style:font-name="Arial3" fo:font-size="12pt" officeooo:rsid="0191062c" style:font-size-asian="12pt" style:font-size-complex="12pt"/>
    </style:style>
    <style:style style:name="T51" style:family="text">
      <style:text-properties style:font-name="Arial3" fo:font-size="12pt" officeooo:rsid="0196690e" style:font-size-asian="12pt" style:font-size-complex="12pt"/>
    </style:style>
    <style:style style:name="T52" style:family="text">
      <style:text-properties style:font-name="Arial3" fo:font-size="12pt" officeooo:rsid="019cc201" style:font-size-asian="12pt" style:font-size-complex="12pt"/>
    </style:style>
    <style:style style:name="T53" style:family="text">
      <style:text-properties style:font-name="Arial3" fo:font-size="12pt" officeooo:rsid="019e687a" style:font-size-asian="12pt" style:font-size-complex="12pt"/>
    </style:style>
    <style:style style:name="T54" style:family="text">
      <style:text-properties style:font-name="Arial3" fo:font-size="12pt" officeooo:rsid="01a1f9b6" style:font-size-asian="12pt" style:font-size-complex="12pt"/>
    </style:style>
    <style:style style:name="T55" style:family="text">
      <style:text-properties style:font-name="Arial3" fo:font-size="12pt" officeooo:rsid="01a203b5" style:font-size-asian="12pt" style:font-size-complex="12pt"/>
    </style:style>
    <style:style style:name="T56" style:family="text">
      <style:text-properties style:font-name="Arial3" fo:font-size="12pt" officeooo:rsid="01a59b88" style:font-size-asian="12pt" style:font-size-complex="12pt"/>
    </style:style>
    <style:style style:name="T57" style:family="text">
      <style:text-properties style:font-name="Arial3" fo:font-size="12pt" officeooo:rsid="01a6ea72" style:font-size-asian="12pt" style:font-size-complex="12pt"/>
    </style:style>
    <style:style style:name="T58" style:family="text">
      <style:text-properties style:font-name="Arial3" fo:font-size="12pt" officeooo:rsid="01b71d10" style:font-size-asian="12pt" style:font-size-complex="12pt"/>
    </style:style>
    <style:style style:name="T59" style:family="text">
      <style:text-properties style:font-name="Arial3" fo:font-size="12pt" officeooo:rsid="01d467ec" style:font-size-asian="12pt" style:font-size-complex="12pt"/>
    </style:style>
    <style:style style:name="T60" style:family="text">
      <style:text-properties style:font-name="Arial3" fo:font-size="12pt" officeooo:rsid="01e478f1" style:font-size-asian="12pt" style:font-size-complex="12pt"/>
    </style:style>
    <style:style style:name="T61" style:family="text">
      <style:text-properties style:font-name="Arial3" fo:font-size="12pt" officeooo:rsid="01ef5012" style:font-size-asian="12pt" style:font-size-complex="12pt"/>
    </style:style>
    <style:style style:name="T62" style:family="text">
      <style:text-properties style:font-name="Arial3" fo:font-size="12pt" fo:font-weight="bold" style:font-size-asian="12pt" style:font-weight-asian="bold" style:font-size-complex="12pt" style:font-weight-complex="bold"/>
    </style:style>
    <style:style style:name="T63" style:family="text">
      <style:text-properties style:font-name="Arial3" fo:font-size="12pt" fo:font-weight="bold" officeooo:rsid="00c71c5c" style:font-size-asian="12pt" style:font-weight-asian="bold" style:font-size-complex="12pt" style:font-weight-complex="bold"/>
    </style:style>
    <style:style style:name="T64" style:family="text">
      <style:text-properties style:font-name="Arial3" fo:font-size="12pt" fo:font-weight="bold" officeooo:rsid="01123c94" style:font-size-asian="12pt" style:font-weight-asian="bold" style:font-size-complex="12pt" style:font-weight-complex="bold"/>
    </style:style>
    <style:style style:name="T65" style:family="text">
      <style:text-properties style:font-name="Arial3" fo:font-size="12pt" fo:font-weight="normal" style:font-size-asian="12pt" style:font-weight-asian="normal" style:font-size-complex="12pt" style:font-weight-complex="normal"/>
    </style:style>
    <style:style style:name="T66" style:family="text">
      <style:text-properties style:font-name="Arial3" officeooo:rsid="01e6ccdd"/>
    </style:style>
    <style:style style:name="T67" style:family="text">
      <style:text-properties style:font-name="Arial3" officeooo:rsid="014f70b5"/>
    </style:style>
    <style:style style:name="T68" style:family="text">
      <style:text-properties style:font-name="Arial3" officeooo:rsid="01e824a7"/>
    </style:style>
    <style:style style:name="T69" style:family="text">
      <style:text-properties style:font-name="Arial3" fo:font-weight="normal" officeooo:rsid="01952b02" style:font-weight-asian="normal" style:font-weight-complex="normal"/>
    </style:style>
    <style:style style:name="T70" style:family="text">
      <style:text-properties style:font-name="Arial3" fo:font-weight="normal" officeooo:rsid="01e824a7" style:font-weight-asian="normal" style:font-weight-complex="normal"/>
    </style:style>
    <style:style style:name="T71" style:family="text">
      <style:text-properties fo:font-size="10pt" fo:font-style="italic" style:font-size-asian="10pt" style:font-style-asian="italic" style:font-size-complex="10pt" style:font-style-complex="italic"/>
    </style:style>
    <style:style style:name="T72" style:family="text">
      <style:text-properties fo:font-style="italic" style:font-style-asian="italic" style:font-style-complex="italic"/>
    </style:style>
    <style:style style:name="T73" style:family="text">
      <style:text-properties fo:font-style="italic" officeooo:rsid="00e9a22a" style:font-style-asian="italic" style:font-style-complex="italic"/>
    </style:style>
    <style:style style:name="T74" style:family="text">
      <style:text-properties fo:font-style="italic" officeooo:rsid="019617aa"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021ce73" style:font-weight-asian="normal" style:font-weight-complex="normal"/>
    </style:style>
    <style:style style:name="T78" style:family="text">
      <style:text-properties fo:font-weight="normal" officeooo:rsid="01281ca8" style:font-weight-asian="normal" style:font-weight-complex="normal"/>
    </style:style>
    <style:style style:name="T79" style:family="text">
      <style:text-properties fo:font-weight="normal" officeooo:rsid="0180e99b" style:font-weight-asian="normal" style:font-weight-complex="normal"/>
    </style:style>
    <style:style style:name="T80" style:family="text">
      <style:text-properties fo:font-weight="normal" officeooo:rsid="0192be13" style:font-weight-asian="normal" style:font-weight-complex="normal"/>
    </style:style>
    <style:style style:name="T81" style:family="text">
      <style:text-properties fo:font-weight="normal" officeooo:rsid="01952b02" style:font-weight-asian="normal" style:font-weight-complex="normal"/>
    </style:style>
    <style:style style:name="T82" style:family="text">
      <style:text-properties fo:font-weight="normal" officeooo:rsid="019617aa" style:font-weight-asian="normal" style:font-weight-complex="normal"/>
    </style:style>
    <style:style style:name="T83" style:family="text">
      <style:text-properties fo:font-weight="normal" officeooo:rsid="01d1d3a0" style:font-weight-asian="normal" style:font-weight-complex="normal"/>
    </style:style>
    <style:style style:name="T84" style:family="text">
      <style:text-properties fo:font-weight="normal" officeooo:rsid="01e6ccdd" style:font-weight-asian="normal" style:font-weight-complex="normal"/>
    </style:style>
    <style:style style:name="T85" style:family="text">
      <style:text-properties style:font-name="Courier1"/>
    </style:style>
    <style:style style:name="T86" style:family="text">
      <style:text-properties style:font-name="Courier New"/>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style:text-underline-style="solid" style:text-underline-width="auto" style:text-underline-color="font-color" fo:font-weight="bold" officeooo:rsid="00b5106c" style:font-weight-asian="bold" style:font-weight-complex="bold"/>
    </style:style>
    <style:style style:name="T89" style:family="text">
      <style:text-properties style:text-position="super 58%"/>
    </style:style>
    <style:style style:name="T90" style:family="text">
      <style:text-properties officeooo:rsid="001d321c"/>
    </style:style>
    <style:style style:name="T91" style:family="text">
      <style:text-properties officeooo:rsid="002003a0"/>
    </style:style>
    <style:style style:name="T92" style:family="text">
      <style:text-properties officeooo:rsid="0021ce73"/>
    </style:style>
    <style:style style:name="T93" style:family="text">
      <style:text-properties officeooo:rsid="0029ee7d"/>
    </style:style>
    <style:style style:name="T94" style:family="text">
      <style:text-properties officeooo:rsid="0034a761"/>
    </style:style>
    <style:style style:name="T95" style:family="text">
      <style:text-properties officeooo:rsid="00389539"/>
    </style:style>
    <style:style style:name="T96" style:family="text">
      <style:text-properties officeooo:rsid="00397f73"/>
    </style:style>
    <style:style style:name="T97" style:family="text">
      <style:text-properties officeooo:rsid="003c21e4"/>
    </style:style>
    <style:style style:name="T98" style:family="text">
      <style:text-properties officeooo:rsid="003e1ea4"/>
    </style:style>
    <style:style style:name="T99" style:family="text">
      <style:text-properties officeooo:rsid="003f7794"/>
    </style:style>
    <style:style style:name="T100" style:family="text">
      <style:text-properties officeooo:rsid="003fe41b"/>
    </style:style>
    <style:style style:name="T101" style:family="text">
      <style:text-properties officeooo:rsid="00486336"/>
    </style:style>
    <style:style style:name="T102" style:family="text">
      <style:text-properties officeooo:rsid="0049aebe"/>
    </style:style>
    <style:style style:name="T103" style:family="text">
      <style:text-properties officeooo:rsid="004b2b9d"/>
    </style:style>
    <style:style style:name="T104" style:family="text">
      <style:text-properties officeooo:rsid="004e5b1f"/>
    </style:style>
    <style:style style:name="T105" style:family="text">
      <style:text-properties officeooo:rsid="0050387f"/>
    </style:style>
    <style:style style:name="T106" style:family="text">
      <style:text-properties officeooo:rsid="00521677"/>
    </style:style>
    <style:style style:name="T107" style:family="text">
      <style:text-properties officeooo:rsid="0053fbb3"/>
    </style:style>
    <style:style style:name="T108" style:family="text">
      <style:text-properties officeooo:rsid="00549593"/>
    </style:style>
    <style:style style:name="T109" style:family="text">
      <style:text-properties officeooo:rsid="00560f5c"/>
    </style:style>
    <style:style style:name="T110" style:family="text">
      <style:text-properties officeooo:rsid="0056e4ce"/>
    </style:style>
    <style:style style:name="T111" style:family="text">
      <style:text-properties officeooo:rsid="0058a448"/>
    </style:style>
    <style:style style:name="T112" style:family="text">
      <style:text-properties officeooo:rsid="005999a5"/>
    </style:style>
    <style:style style:name="T113" style:family="text">
      <style:text-properties officeooo:rsid="0060cb44"/>
    </style:style>
    <style:style style:name="T114" style:family="text">
      <style:text-properties officeooo:rsid="0064adde"/>
    </style:style>
    <style:style style:name="T115" style:family="text">
      <style:text-properties officeooo:rsid="0068e676"/>
    </style:style>
    <style:style style:name="T116" style:family="text">
      <style:text-properties officeooo:rsid="006f6c2f"/>
    </style:style>
    <style:style style:name="T117" style:family="text">
      <style:text-properties officeooo:rsid="0071e782"/>
    </style:style>
    <style:style style:name="T118" style:family="text">
      <style:text-properties officeooo:rsid="00728954"/>
    </style:style>
    <style:style style:name="T119" style:family="text">
      <style:text-properties officeooo:rsid="0074bf42"/>
    </style:style>
    <style:style style:name="T120" style:family="text">
      <style:text-properties officeooo:rsid="0075e95b"/>
    </style:style>
    <style:style style:name="T121" style:family="text">
      <style:text-properties officeooo:rsid="0076ed1e"/>
    </style:style>
    <style:style style:name="T122" style:family="text">
      <style:text-properties officeooo:rsid="0077824b"/>
    </style:style>
    <style:style style:name="T123" style:family="text">
      <style:text-properties officeooo:rsid="0079d03b"/>
    </style:style>
    <style:style style:name="T124" style:family="text">
      <style:text-properties officeooo:rsid="007a43a3"/>
    </style:style>
    <style:style style:name="T125" style:family="text">
      <style:text-properties officeooo:rsid="007bd0a3"/>
    </style:style>
    <style:style style:name="T126" style:family="text">
      <style:text-properties officeooo:rsid="007f153b"/>
    </style:style>
    <style:style style:name="T127" style:family="text">
      <style:text-properties officeooo:rsid="00807f0c"/>
    </style:style>
    <style:style style:name="T128" style:family="text">
      <style:text-properties officeooo:rsid="00816708"/>
    </style:style>
    <style:style style:name="T129" style:family="text">
      <style:text-properties officeooo:rsid="008430d3"/>
    </style:style>
    <style:style style:name="T130" style:family="text">
      <style:text-properties officeooo:rsid="0085b934"/>
    </style:style>
    <style:style style:name="T131" style:family="text">
      <style:text-properties officeooo:rsid="00876eb0"/>
    </style:style>
    <style:style style:name="T132" style:family="text">
      <style:text-properties officeooo:rsid="0088c009"/>
    </style:style>
    <style:style style:name="T133" style:family="text">
      <style:text-properties officeooo:rsid="008dca5f"/>
    </style:style>
    <style:style style:name="T134" style:family="text">
      <style:text-properties style:font-name="Courier 10 Pitch"/>
    </style:style>
    <style:style style:name="T135" style:family="text">
      <style:text-properties officeooo:rsid="008f5ab9"/>
    </style:style>
    <style:style style:name="T136" style:family="text">
      <style:text-properties officeooo:rsid="00903950"/>
    </style:style>
    <style:style style:name="T137" style:family="text">
      <style:text-properties officeooo:rsid="0097920f"/>
    </style:style>
    <style:style style:name="T138" style:family="text">
      <style:text-properties officeooo:rsid="009a918b"/>
    </style:style>
    <style:style style:name="T139" style:family="text">
      <style:text-properties officeooo:rsid="009c5586"/>
    </style:style>
    <style:style style:name="T140" style:family="text">
      <style:text-properties officeooo:rsid="009e17c9"/>
    </style:style>
    <style:style style:name="T141" style:family="text">
      <style:text-properties officeooo:rsid="00a00f1d"/>
    </style:style>
    <style:style style:name="T142" style:family="text">
      <style:text-properties officeooo:rsid="00a408a5"/>
    </style:style>
    <style:style style:name="T143" style:family="text">
      <style:text-properties officeooo:rsid="00a4c720"/>
    </style:style>
    <style:style style:name="T144" style:family="text">
      <style:text-properties officeooo:rsid="00a536e6"/>
    </style:style>
    <style:style style:name="T145" style:family="text">
      <style:text-properties officeooo:rsid="00a6054b"/>
    </style:style>
    <style:style style:name="T146" style:family="text">
      <style:text-properties officeooo:rsid="00ab72c6"/>
    </style:style>
    <style:style style:name="T147" style:family="text">
      <style:text-properties officeooo:rsid="00ac7292"/>
    </style:style>
    <style:style style:name="T148" style:family="text">
      <style:text-properties officeooo:rsid="00ae3560"/>
    </style:style>
    <style:style style:name="T149" style:family="text">
      <style:text-properties officeooo:rsid="00b0000d"/>
    </style:style>
    <style:style style:name="T150" style:family="text">
      <style:text-properties officeooo:rsid="00b2f214"/>
    </style:style>
    <style:style style:name="T151" style:family="text">
      <style:text-properties officeooo:rsid="00b308e7"/>
    </style:style>
    <style:style style:name="T152" style:family="text">
      <style:text-properties officeooo:rsid="00b5106c"/>
    </style:style>
    <style:style style:name="T153" style:family="text">
      <style:text-properties officeooo:rsid="00b9c621"/>
    </style:style>
    <style:style style:name="T154" style:family="text">
      <style:text-properties officeooo:rsid="00be7d75"/>
    </style:style>
    <style:style style:name="T155" style:family="text">
      <style:text-properties officeooo:rsid="00c539ac"/>
    </style:style>
    <style:style style:name="T156" style:family="text">
      <style:text-properties officeooo:rsid="00c6f130"/>
    </style:style>
    <style:style style:name="T157" style:family="text">
      <style:text-properties officeooo:rsid="00c71c5c"/>
    </style:style>
    <style:style style:name="T158" style:family="text">
      <style:text-properties officeooo:rsid="00ca6be7"/>
    </style:style>
    <style:style style:name="T159" style:family="text">
      <style:text-properties officeooo:rsid="0054522e"/>
    </style:style>
    <style:style style:name="T160" style:family="text">
      <style:text-properties officeooo:rsid="00c88d97"/>
    </style:style>
    <style:style style:name="T161" style:family="text">
      <style:text-properties officeooo:rsid="00d0e04d"/>
    </style:style>
    <style:style style:name="T162" style:family="text">
      <style:text-properties officeooo:rsid="00d6773b"/>
    </style:style>
    <style:style style:name="T163" style:family="text">
      <style:text-properties officeooo:rsid="00da3247"/>
    </style:style>
    <style:style style:name="T164" style:family="text">
      <style:text-properties officeooo:rsid="00de46d1"/>
    </style:style>
    <style:style style:name="T165" style:family="text">
      <style:text-properties officeooo:rsid="00dfbe3d"/>
    </style:style>
    <style:style style:name="T166" style:family="text">
      <style:text-properties officeooo:rsid="00e450ca"/>
    </style:style>
    <style:style style:name="T167" style:family="text">
      <style:text-properties officeooo:rsid="00e6083d"/>
    </style:style>
    <style:style style:name="T168" style:family="text">
      <style:text-properties officeooo:rsid="00e6de23"/>
    </style:style>
    <style:style style:name="T169" style:family="text">
      <style:text-properties officeooo:rsid="00e9a22a"/>
    </style:style>
    <style:style style:name="T170" style:family="text">
      <style:text-properties officeooo:rsid="00eaefd1"/>
    </style:style>
    <style:style style:name="T171" style:family="text">
      <style:text-properties officeooo:rsid="00efab3c"/>
    </style:style>
    <style:style style:name="T172" style:family="text">
      <style:text-properties officeooo:rsid="00f129e8"/>
    </style:style>
    <style:style style:name="T173" style:family="text">
      <style:text-properties officeooo:rsid="00f539df"/>
    </style:style>
    <style:style style:name="T174" style:family="text">
      <style:text-properties officeooo:rsid="00f89705"/>
    </style:style>
    <style:style style:name="T175" style:family="text">
      <style:text-properties officeooo:rsid="00f9e739"/>
    </style:style>
    <style:style style:name="T176" style:family="text">
      <style:text-properties officeooo:rsid="00fc921c"/>
    </style:style>
    <style:style style:name="T177" style:family="text">
      <style:text-properties officeooo:rsid="00feca75"/>
    </style:style>
    <style:style style:name="T178" style:family="text">
      <style:text-properties officeooo:rsid="010247c1"/>
    </style:style>
    <style:style style:name="T179" style:family="text">
      <style:text-properties officeooo:rsid="01038ed7"/>
    </style:style>
    <style:style style:name="T180" style:family="text">
      <style:text-properties officeooo:rsid="0103d96f"/>
    </style:style>
    <style:style style:name="T181" style:family="text">
      <style:text-properties officeooo:rsid="0106dd09"/>
    </style:style>
    <style:style style:name="T182" style:family="text">
      <style:text-properties officeooo:rsid="01081b52"/>
    </style:style>
    <style:style style:name="T183" style:family="text">
      <style:text-properties officeooo:rsid="010949ad"/>
    </style:style>
    <style:style style:name="T184" style:family="text">
      <style:text-properties officeooo:rsid="010f5c4e"/>
    </style:style>
    <style:style style:name="T185" style:family="text">
      <style:text-properties officeooo:rsid="01123c94"/>
    </style:style>
    <style:style style:name="T186" style:family="text">
      <style:text-properties officeooo:rsid="01138fba"/>
    </style:style>
    <style:style style:name="T187" style:family="text">
      <style:text-properties officeooo:rsid="01141490"/>
    </style:style>
    <style:style style:name="T188" style:family="text">
      <style:text-properties officeooo:rsid="0115f451"/>
    </style:style>
    <style:style style:name="T189" style:family="text">
      <style:text-properties officeooo:rsid="01169bf2"/>
    </style:style>
    <style:style style:name="T190" style:family="text">
      <style:text-properties officeooo:rsid="01184a13"/>
    </style:style>
    <style:style style:name="T191" style:family="text">
      <style:text-properties officeooo:rsid="011a8c6e"/>
    </style:style>
    <style:style style:name="T192" style:family="text">
      <style:text-properties officeooo:rsid="011a971c"/>
    </style:style>
    <style:style style:name="T193" style:family="text">
      <style:text-properties officeooo:rsid="011b7ee2"/>
    </style:style>
    <style:style style:name="T194" style:family="text">
      <style:text-properties officeooo:rsid="011e8e82"/>
    </style:style>
    <style:style style:name="T195" style:family="text">
      <style:text-properties officeooo:rsid="0120f005"/>
    </style:style>
    <style:style style:name="T196" style:family="text">
      <style:text-properties officeooo:rsid="0121330d"/>
    </style:style>
    <style:style style:name="T197" style:family="text">
      <style:text-properties officeooo:rsid="0121a32c"/>
    </style:style>
    <style:style style:name="T198" style:family="text">
      <style:text-properties officeooo:rsid="0126e024"/>
    </style:style>
    <style:style style:name="T199" style:family="text">
      <style:text-properties officeooo:rsid="01272cdd"/>
    </style:style>
    <style:style style:name="T200" style:family="text">
      <style:text-properties officeooo:rsid="01281ca8"/>
    </style:style>
    <style:style style:name="T201" style:family="text">
      <style:text-properties officeooo:rsid="012caff3"/>
    </style:style>
    <style:style style:name="T202" style:family="text">
      <style:text-properties officeooo:rsid="012e7d6d"/>
    </style:style>
    <style:style style:name="T203" style:family="text">
      <style:text-properties officeooo:rsid="01332681"/>
    </style:style>
    <style:style style:name="T204" style:family="text">
      <style:text-properties officeooo:rsid="01340e83"/>
    </style:style>
    <style:style style:name="T205" style:family="text">
      <style:text-properties officeooo:rsid="01361ede"/>
    </style:style>
    <style:style style:name="T206" style:family="text">
      <style:text-properties officeooo:rsid="013c3bb6"/>
    </style:style>
    <style:style style:name="T207" style:family="text">
      <style:text-properties officeooo:rsid="013ddac0"/>
    </style:style>
    <style:style style:name="T208" style:family="text">
      <style:text-properties officeooo:rsid="013fec64"/>
    </style:style>
    <style:style style:name="T209" style:family="text">
      <style:text-properties officeooo:rsid="014133a4"/>
    </style:style>
    <style:style style:name="T210" style:family="text">
      <style:text-properties officeooo:rsid="0149461e"/>
    </style:style>
    <style:style style:name="T211" style:family="text">
      <style:text-properties officeooo:rsid="014cc645"/>
    </style:style>
    <style:style style:name="T212" style:family="text">
      <style:text-properties officeooo:rsid="014f70b5"/>
    </style:style>
    <style:style style:name="T213" style:family="text">
      <style:text-properties officeooo:rsid="015217db"/>
    </style:style>
    <style:style style:name="T214" style:family="text">
      <style:text-properties officeooo:rsid="01530d23"/>
    </style:style>
    <style:style style:name="T215" style:family="text">
      <style:text-properties officeooo:rsid="015540d2"/>
    </style:style>
    <style:style style:name="T216" style:family="text">
      <style:text-properties officeooo:rsid="01576ea8"/>
    </style:style>
    <style:style style:name="T217" style:family="text">
      <style:text-properties officeooo:rsid="015966bb"/>
    </style:style>
    <style:style style:name="T218" style:family="text">
      <style:text-properties officeooo:rsid="015b6240"/>
    </style:style>
    <style:style style:name="T219" style:family="text">
      <style:text-properties officeooo:rsid="015be4dc"/>
    </style:style>
    <style:style style:name="T220" style:family="text">
      <style:text-properties officeooo:rsid="015e6e54"/>
    </style:style>
    <style:style style:name="T221" style:family="text">
      <style:text-properties officeooo:rsid="0163178a"/>
    </style:style>
    <style:style style:name="T222" style:family="text">
      <style:text-properties officeooo:rsid="01652cb6"/>
    </style:style>
    <style:style style:name="T223" style:family="text">
      <style:text-properties officeooo:rsid="0166a78e"/>
    </style:style>
    <style:style style:name="T224" style:family="text">
      <style:text-properties officeooo:rsid="01706980"/>
    </style:style>
    <style:style style:name="T225" style:family="text">
      <style:text-properties officeooo:rsid="017706e2"/>
    </style:style>
    <style:style style:name="T226" style:family="text">
      <style:text-properties officeooo:rsid="0186154a"/>
    </style:style>
    <style:style style:name="T227" style:family="text">
      <style:text-properties officeooo:rsid="01884090"/>
    </style:style>
    <style:style style:name="T228" style:family="text">
      <style:text-properties officeooo:rsid="018925a9"/>
    </style:style>
    <style:style style:name="T229" style:family="text">
      <style:text-properties officeooo:rsid="018ace4f"/>
    </style:style>
    <style:style style:name="T230" style:family="text">
      <style:text-properties officeooo:rsid="018c795b"/>
    </style:style>
    <style:style style:name="T231" style:family="text">
      <style:text-properties officeooo:rsid="0192be13"/>
    </style:style>
    <style:style style:name="T232" style:family="text">
      <style:text-properties officeooo:rsid="0193667c"/>
    </style:style>
    <style:style style:name="T233" style:family="text">
      <style:text-properties officeooo:rsid="01952b02"/>
    </style:style>
    <style:style style:name="T234" style:family="text">
      <style:text-properties officeooo:rsid="01959d38"/>
    </style:style>
    <style:style style:name="T235" style:family="text">
      <style:text-properties officeooo:rsid="019617aa"/>
    </style:style>
    <style:style style:name="T236" style:family="text">
      <style:text-properties officeooo:rsid="0199d1a6"/>
    </style:style>
    <style:style style:name="T237" style:family="text">
      <style:text-properties officeooo:rsid="01a203b5"/>
    </style:style>
    <style:style style:name="T238" style:family="text">
      <style:text-properties officeooo:rsid="01a59b88"/>
    </style:style>
    <style:style style:name="T239" style:family="text">
      <style:text-properties officeooo:rsid="01aa11b9"/>
    </style:style>
    <style:style style:name="T240" style:family="text">
      <style:text-properties officeooo:rsid="01ae29be"/>
    </style:style>
    <style:style style:name="T241" style:family="text">
      <style:text-properties officeooo:rsid="01b01d24"/>
    </style:style>
    <style:style style:name="T242" style:family="text">
      <style:text-properties officeooo:rsid="01b115fc"/>
    </style:style>
    <style:style style:name="T243" style:family="text">
      <style:text-properties officeooo:rsid="01b71d10"/>
    </style:style>
    <style:style style:name="T244" style:family="text">
      <style:text-properties officeooo:rsid="01b932cf"/>
    </style:style>
    <style:style style:name="T245" style:family="text">
      <style:text-properties officeooo:rsid="01ba94b1"/>
    </style:style>
    <style:style style:name="T246" style:family="text">
      <style:text-properties officeooo:rsid="01bc4d14"/>
    </style:style>
    <style:style style:name="T247" style:family="text">
      <style:text-properties officeooo:rsid="01be4be9"/>
    </style:style>
    <style:style style:name="T248" style:family="text">
      <style:text-properties officeooo:rsid="01c7b86c"/>
    </style:style>
    <style:style style:name="T249" style:family="text">
      <style:text-properties officeooo:rsid="01cb7298"/>
    </style:style>
    <style:style style:name="T250" style:family="text">
      <style:text-properties officeooo:rsid="01cd4874"/>
    </style:style>
    <style:style style:name="T251" style:family="text">
      <style:text-properties officeooo:rsid="01d06a63"/>
    </style:style>
    <style:style style:name="T252" style:family="text">
      <style:text-properties officeooo:rsid="01d183ec"/>
    </style:style>
    <style:style style:name="T253" style:family="text">
      <style:text-properties officeooo:rsid="01d1d3a0"/>
    </style:style>
    <style:style style:name="T254" style:family="text">
      <style:text-properties officeooo:rsid="01d29776"/>
    </style:style>
    <style:style style:name="T255" style:family="text">
      <style:text-properties officeooo:rsid="01d413cb"/>
    </style:style>
    <style:style style:name="T256" style:family="text">
      <style:text-properties officeooo:rsid="01d467ec"/>
    </style:style>
    <style:style style:name="T257" style:family="text">
      <style:text-properties fo:font-size="12pt" fo:font-weight="bold" style:font-weight-asian="bold" style:font-size-complex="12pt" style:font-weight-complex="bold"/>
    </style:style>
    <style:style style:name="T258" style:family="text">
      <style:text-properties fo:font-size="12pt" fo:font-weight="bold" officeooo:rsid="01576ea8" style:font-weight-asian="bold" style:font-size-complex="12pt" style:font-weight-complex="bold"/>
    </style:style>
    <style:style style:name="T259" style:family="text">
      <style:text-properties fo:font-size="12pt" style:font-size-complex="12pt"/>
    </style:style>
    <style:style style:name="T260" style:family="text">
      <style:text-properties officeooo:rsid="01decd0c"/>
    </style:style>
    <style:style style:name="T261" style:family="text">
      <style:text-properties officeooo:rsid="01e1168b"/>
    </style:style>
    <style:style style:name="T262" style:family="text">
      <style:text-properties officeooo:rsid="01e1adef"/>
    </style:style>
    <style:style style:name="T263" style:family="text">
      <style:text-properties officeooo:rsid="01e478f1"/>
    </style:style>
    <style:style style:name="T264" style:family="text">
      <style:text-properties officeooo:rsid="01e6ccdd"/>
    </style:style>
    <style:style style:name="T265" style:family="text">
      <style:text-properties officeooo:rsid="01e824a7"/>
    </style:style>
    <style:style style:name="T266" style:family="text">
      <style:text-properties officeooo:rsid="01e88ca7"/>
    </style:style>
    <style:style style:name="T267" style:family="text">
      <style:text-properties officeooo:rsid="01e9a151"/>
    </style:style>
    <style:style style:name="T268" style:family="text">
      <style:text-properties officeooo:rsid="00276cb7"/>
    </style:style>
    <style:style style:name="T269" style:family="text">
      <style:text-properties officeooo:rsid="01eac97c"/>
    </style:style>
    <style:style style:name="T270" style:family="text">
      <style:text-properties officeooo:rsid="01eca6bd"/>
    </style:style>
    <style:style style:name="T271" style:family="text">
      <style:text-properties officeooo:rsid="01ee40a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11in" fo:text-indent="-0.25in" fo:margin-left="0.5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11in" fo:text-indent="-0.25in" fo:margin-left="0.7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11in" fo:text-indent="-0.25in" fo:margin-left="1.0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11in" fo:text-indent="-0.25in" fo:margin-left="1.2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11in" fo:text-indent="-0.25in" fo:margin-left="1.5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11in" fo:text-indent="-0.25in" fo:margin-left="1.7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11in" fo:text-indent="-0.25in" fo:margin-left="2.0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11in" fo:text-indent="-0.25in" fo:margin-left="2.2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11in" fo:text-indent="-0.25in" fo:margin-left="2.5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11in" fo:text-indent="-0.25in" fo:margin-left="2.7811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11in" fo:text-indent="-0.25in" fo:margin-left="0.5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11in" fo:text-indent="-0.25in" fo:margin-left="0.7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11in" fo:text-indent="-0.25in" fo:margin-left="1.0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11in" fo:text-indent="-0.25in" fo:margin-left="1.2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11in" fo:text-indent="-0.25in" fo:margin-left="1.5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11in" fo:text-indent="-0.25in" fo:margin-left="1.7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11in" fo:text-indent="-0.25in" fo:margin-left="2.0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11in" fo:text-indent="-0.25in" fo:margin-left="2.2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11in" fo:text-indent="-0.25in" fo:margin-left="2.5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11in" fo:text-indent="-0.25in" fo:margin-left="2.781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
      <text:p text:style-name="P192">SMSQmulator manual</text:p>
      <text:p text:style-name="P121"/>
      <text:p text:style-name="P121"/>
      <text:p text:style-name="P135">Please read this ENTIRELY before you do anything else. I won't reply to questions already answered in this document. Required reading stops after section VI<text:span text:style-name="T158">I</text:span>, but I recommend you also read the rest. <text:span text:style-name="T142">At the end of this document, there is a small section mentioning the </text:span><text:a xlink:type="simple" xlink:href="#versions" text:style-name="Internet_20_link" text:visited-style-name="Visited_20_Internet_20_Link"><text:span text:style-name="T142">changes that were made to this manual</text:span></text:a><text:span text:style-name="T142">. These will most probably also point to new features introduced with the latest version of SMSQmulator.</text:span></text:p>
      <text:p text:style-name="P137"/>
      <text:p text:style-name="P137">There is also a User Guide written by Timothy Swenson (“UserGuide.pdf”) – perhaps you want to read that first.</text:p>
      <text:p text:style-name="P121"/>
      <text:p text:style-name="P164">In the following Table of contents, a CTRL+ mouse click will bring you to the corresponding section.</text:p>
      <text:p text:style-name="P121"/>
      <text:p text:style-name="P121"/>
      <text:table-of-content text:style-name="Sect1" text:protected="true" text:name="Table des matière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text:p>
          </text:index-title>
          <text:p text:style-name="P293"><text:a xlink:type="simple" xlink:href="#__RefHeading__956_641259198" text:style-name="Index_20_Link" text:visited-style-name="Index_20_Link">I - <text:s/>What you get<text:tab/>6</text:a></text:p>
          <text:p text:style-name="P260"><text:a xlink:type="simple" xlink:href="#__RefHeading__2657_113403064" text:style-name="Index_20_Link" text:visited-style-name="Index_20_Link">Java 9, 8 or 7?<text:tab/>6</text:a></text:p>
          <text:p text:style-name="P260"><text:a xlink:type="simple" xlink:href="#__RefHeading__2659_113403064" text:style-name="Index_20_Link" text:visited-style-name="Index_20_Link">The source code<text:tab/>6</text:a></text:p>
          <text:p text:style-name="P293"><text:a xlink:type="simple" xlink:href="#__RefHeading__991_1461987524" text:style-name="Index_20_Link" text:visited-style-name="Index_20_Link">II - <text:s/>For a quick start<text:tab/>7</text:a></text:p>
          <text:p text:style-name="P260"><text:a xlink:type="simple" xlink:href="#__RefHeading__993_1461987524" text:style-name="Index_20_Link" text:visited-style-name="Index_20_Link">Starting the emulator<text:tab/>7</text:a></text:p>
          <text:p text:style-name="P260"><text:a xlink:type="simple" xlink:href="#__RefHeading__995_1461987524" text:style-name="Index_20_Link" text:visited-style-name="Index_20_Link">Running the emulation<text:tab/>7</text:a></text:p>
          <text:p text:style-name="P260"><text:a xlink:type="simple" xlink:href="#__RefHeading__964_641259198" text:style-name="Index_20_Link" text:visited-style-name="Index_20_Link">Monitor mode<text:tab/>8</text:a></text:p>
          <text:p text:style-name="P260"><text:a xlink:type="simple" xlink:href="#__RefHeading__966_641259198" text:style-name="Index_20_Link" text:visited-style-name="Index_20_Link">Fast mode<text:tab/>8</text:a></text:p>
          <text:p text:style-name="P260"><text:a xlink:type="simple" xlink:href="#__RefHeading__968_641259198" text:style-name="Index_20_Link" text:visited-style-name="Index_20_Link">Restarting the emulation and resetting the “machine”.<text:tab/>8</text:a></text:p>
          <text:p text:style-name="P293"><text:a xlink:type="simple" xlink:href="#__RefHeading__2408_1112055538" text:style-name="Index_20_Link" text:visited-style-name="Index_20_Link">III - <text:s/>The WIN device<text:tab/>10</text:a></text:p>
          <text:p text:style-name="P260"><text:a xlink:type="simple" xlink:href="#__RefHeading__1844_174863412" text:style-name="Index_20_Link" text:visited-style-name="Index_20_Link">Formatting a WIN Drive<text:tab/>10</text:a></text:p>
          <text:p text:style-name="P293"><text:a xlink:type="simple" xlink:href="#__RefHeading__999_1461987524" text:style-name="Index_20_Link" text:visited-style-name="Index_20_Link">IV - <text:s/>The NFA and SFA devices<text:tab/>11</text:a></text:p>
          <text:p text:style-name="P260"><text:a xlink:type="simple" xlink:href="#__RefHeading__1001_1461987524" text:style-name="Index_20_Link" text:visited-style-name="Index_20_Link">The NFA (Native File Access) device<text:tab/>11</text:a></text:p>
          <text:p text:style-name="P260"><text:a xlink:type="simple" xlink:href="#__RefHeading__1003_1461987524" text:style-name="Index_20_Link" text:visited-style-name="Index_20_Link">The SFA (SMSQE File Access) device<text:tab/>11</text:a></text:p>
          <text:p text:style-name="P260"><text:a xlink:type="simple" xlink:href="#__RefHeading__1262_1720155828" text:style-name="Index_20_Link" text:visited-style-name="Index_20_Link">Do not mix the directories for NFA and SFA devices<text:tab/>13</text:a></text:p>
          <text:p text:style-name="P260"><text:a xlink:type="simple" xlink:href="#__RefHeading__1386_2136052438" text:style-name="Index_20_Link" text:visited-style-name="Index_20_Link">Avoid accented characters in NFA and SFA file or directory names<text:tab/>13</text:a></text:p>
          <text:p text:style-name="P260"><text:a xlink:type="simple" xlink:href="#__RefHeading__1436_14927854" text:style-name="Index_20_Link" text:visited-style-name="Index_20_Link">You cannot FORMAT NFA or SFA drives<text:tab/>13</text:a></text:p>
          <text:p text:style-name="P260"><text:a xlink:type="simple" xlink:href="#__RefHeading__1556_1991299645" text:style-name="Index_20_Link" text:visited-style-name="Index_20_Link">The file names must be valid under the native file system<text:tab/>13</text:a></text:p>
          <text:p text:style-name="P260"><text:a xlink:type="simple" xlink:href="#__RefHeading__1468_418145120" text:style-name="Index_20_Link" text:visited-style-name="Index_20_Link">NFA and SFA drives to not support direct sector accesses<text:tab/>13</text:a></text:p>
          <text:p text:style-name="P260"><text:a xlink:type="simple" xlink:href="#__RefHeading__2047_361456411" text:style-name="Index_20_Link" text:visited-style-name="Index_20_Link">Do not use SFA and NFA devices with native directories containing “_”<text:tab/>13</text:a></text:p>
          <text:p text:style-name="P260"><text:a xlink:type="simple" xlink:href="#__RefHeading__3066_151966476" text:style-name="Index_20_Link" text:visited-style-name="Index_20_Link">Making a directory may result in file name changes<text:tab/>14</text:a></text:p>
          <text:p text:style-name="P293"><text:a xlink:type="simple" xlink:href="#__RefHeading__1846_174863412" text:style-name="Index_20_Link" text:visited-style-name="Index_20_Link">V - <text:s/>The FLP device<text:tab/>15</text:a></text:p>
          <text:p text:style-name="P293"><text:a xlink:type="simple" xlink:href="#__RefHeading__3232_1495818850" text:style-name="Index_20_Link" text:visited-style-name="Index_20_Link">VI - <text:s/>The MEM device<text:tab/>17</text:a></text:p>
          <text:p text:style-name="P260"><text:a xlink:type="simple" xlink:href="#__RefHeading__3234_1495818850" text:style-name="Index_20_Link" text:visited-style-name="Index_20_Link">Loading a MEM drive<text:tab/>17</text:a></text:p>
          <text:p text:style-name="P260"><text:a xlink:type="simple" xlink:href="#__RefHeading__3011_295289898" text:style-name="Index_20_Link" text:visited-style-name="Index_20_Link">Writing the drive back to the disk.<text:tab/>17</text:a></text:p>
          <text:p text:style-name="P260"><text:a xlink:type="simple" xlink:href="#__RefHeading__3127_766577952" text:style-name="Index_20_Link" text:visited-style-name="Index_20_Link">Using MEM drives slows loading of SMSQmulator<text:tab/>17</text:a></text:p>
          <text:p text:style-name="P293"><text:a xlink:type="simple" xlink:href="#__RefHeading__2651_1929523322" text:style-name="Index_20_Link" text:visited-style-name="Index_20_Link">VII - <text:s/>Getting the bigger picture<text:tab/>18</text:a></text:p>
          <text:p text:style-name="P293"><text:soft-page-break/><text:a xlink:type="simple" xlink:href="#__RefHeading___Toc7263_784271550" text:style-name="Index_20_Link" text:visited-style-name="Index_20_Link">VIII - <text:s/>Faster floating point routines<text:tab/>19</text:a></text:p>
          <text:p text:style-name="P293"><text:a xlink:type="simple" xlink:href="#__RefHeading___Toc4790_86811066" text:style-name="Index_20_Link" text:visited-style-name="Index_20_Link">IX - <text:s/>The TCP/SCK devices<text:tab/>20</text:a></text:p>
          <text:p text:style-name="P293"><text:a xlink:type="simple" xlink:href="#__RefHeading__1005_1461987524" text:style-name="Index_20_Link" text:visited-style-name="Index_20_Link">X - <text:s/>Configuration<text:tab/>21</text:a></text:p>
          <text:p text:style-name="P260"><text:a xlink:type="simple" xlink:href="#__RefHeading__2627_772436960" text:style-name="Index_20_Link" text:visited-style-name="Index_20_Link">The SMSQmulator.ini file<text:tab/>21</text:a></text:p>
          <text:p text:style-name="P260"><text:a xlink:type="simple" xlink:href="#__RefHeading__1007_1461987524" text:style-name="Index_20_Link" text:visited-style-name="Index_20_Link">The “Config” menu item<text:tab/>21</text:a></text:p>
          <text:p text:style-name="P298"><text:a xlink:type="simple" xlink:href="#__RefHeading__1438_14927854" text:style-name="Index_20_Link" text:visited-style-name="Index_20_Link">1. <text:s/>Setting the language<text:tab/>21</text:a></text:p>
          <text:p text:style-name="P298"><text:a xlink:type="simple" xlink:href="#__RefHeading__1009_1461987524" text:style-name="Index_20_Link" text:visited-style-name="Index_20_Link">2. <text:s/>Setting the directories for the NFA drives<text:tab/>22</text:a></text:p>
          <text:p text:style-name="P298"><text:a xlink:type="simple" xlink:href="#__RefHeading__1011_1461987524" text:style-name="Index_20_Link" text:visited-style-name="Index_20_Link">3. <text:s/>Setting the case of file names for the NFA device<text:tab/>22</text:a></text:p>
          <text:p text:style-name="P298"><text:a xlink:type="simple" xlink:href="#__RefHeading__1013_1461987524" text:style-name="Index_20_Link" text:visited-style-name="Index_20_Link">4. <text:s/>Setting the usage name of the NFA device<text:tab/>23</text:a></text:p>
          <text:p text:style-name="P298"><text:a xlink:type="simple" xlink:href="#__RefHeading__2662_498074518" text:style-name="Index_20_Link" text:visited-style-name="Index_20_Link">5. <text:s/>Disabling the NFA device<text:tab/>23</text:a></text:p>
          <text:p text:style-name="P298"><text:a xlink:type="simple" xlink:href="#__RefHeading__1015_1461987524" text:style-name="Index_20_Link" text:visited-style-name="Index_20_Link">6. <text:s/>Setting the directories for the SFA drives<text:tab/>23</text:a></text:p>
          <text:p text:style-name="P298"><text:a xlink:type="simple" xlink:href="#__RefHeading__1017_1461987524" text:style-name="Index_20_Link" text:visited-style-name="Index_20_Link">7. <text:s/>Setting the case of file names for the SFA device<text:tab/>23</text:a></text:p>
          <text:p text:style-name="P298"><text:a xlink:type="simple" xlink:href="#__RefHeading__1071_907036857" text:style-name="Index_20_Link" text:visited-style-name="Index_20_Link">8. <text:s/>Setting the usage name of the SFA device<text:tab/>23</text:a></text:p>
          <text:p text:style-name="P298"><text:a xlink:type="simple" xlink:href="#__RefHeading__2664_498074518" text:style-name="Index_20_Link" text:visited-style-name="Index_20_Link">9. <text:s/>Disabling the SFA device<text:tab/>24</text:a></text:p>
          <text:p text:style-name="P298"><text:a xlink:type="simple" xlink:href="#__RefHeading__1021_1461987524" text:style-name="Index_20_Link" text:visited-style-name="Index_20_Link">10. <text:s/>Setting the files for WIN drives<text:tab/>24</text:a></text:p>
          <text:p text:style-name="P298"><text:a xlink:type="simple" xlink:href="#__RefHeading__1073_907036857" text:style-name="Index_20_Link" text:visited-style-name="Index_20_Link">11. <text:s/>Setting the usage name of the WIN device<text:tab/>24</text:a></text:p>
          <text:p text:style-name="P298"><text:a xlink:type="simple" xlink:href="#__RefHeading__2666_498074518" text:style-name="Index_20_Link" text:visited-style-name="Index_20_Link">12. <text:s/>Disabling the WIN device<text:tab/>24</text:a></text:p>
          <text:p text:style-name="P298"><text:a xlink:type="simple" xlink:href="#__RefHeading__3698_294358631" text:style-name="Index_20_Link" text:visited-style-name="Index_20_Link">13. <text:s/>Ignoring Qxl.win file lock errors<text:tab/>25</text:a></text:p>
          <text:p text:style-name="P298"><text:a xlink:type="simple" xlink:href="#__RefHeading___Toc5001_62330362" text:style-name="Index_20_Link" text:visited-style-name="Index_20_Link">14. <text:s/>Make unlockable files read only<text:tab/>25</text:a></text:p>
          <text:p text:style-name="P298"><text:a xlink:type="simple" xlink:href="#__RefHeading__1848_174863412" text:style-name="Index_20_Link" text:visited-style-name="Index_20_Link">15. <text:s/>Setting the files for FLP drives<text:tab/>25</text:a></text:p>
          <text:p text:style-name="P298"><text:a xlink:type="simple" xlink:href="#__RefHeading__1073_9070368571" text:style-name="Index_20_Link" text:visited-style-name="Index_20_Link">16. <text:s/>Setting the usage name of the FLP device<text:tab/>25</text:a></text:p>
          <text:p text:style-name="P298"><text:a xlink:type="simple" xlink:href="#__RefHeading__2668_498074518" text:style-name="Index_20_Link" text:visited-style-name="Index_20_Link">17. <text:s/>Disabling the FLP device<text:tab/>26</text:a></text:p>
          <text:p text:style-name="P298"><text:a xlink:type="simple" xlink:href="#__RefHeading__3137_1890667058" text:style-name="Index_20_Link" text:visited-style-name="Index_20_Link">18. <text:s/>Setting the files for MEM drives<text:tab/>26</text:a></text:p>
          <text:p text:style-name="P298"><text:a xlink:type="simple" xlink:href="#__RefHeading__1073_9070368572" text:style-name="Index_20_Link" text:visited-style-name="Index_20_Link">19. <text:s/>Setting the usage name of the MEM device<text:tab/>26</text:a></text:p>
          <text:p text:style-name="P298"><text:a xlink:type="simple" xlink:href="#__RefHeading__2666_4980745181" text:style-name="Index_20_Link" text:visited-style-name="Index_20_Link">20. <text:s/>Disabling the MEM device<text:tab/>26</text:a></text:p>
          <text:p text:style-name="P298"><text:a xlink:type="simple" xlink:href="#__RefHeading__1025_1461987524" text:style-name="Index_20_Link" text:visited-style-name="Index_20_Link">21. <text:s/>Setting the screen size<text:tab/>26</text:a></text:p>
          <text:p text:style-name="P298"><text:a xlink:type="simple" xlink:href="#__RefHeading__1027_1461987524" text:style-name="Index_20_Link" text:visited-style-name="Index_20_Link">22. <text:s/>Setting the colour mode<text:tab/>27</text:a></text:p>
          <text:p text:style-name="P298"><text:a xlink:type="simple" xlink:href="#__RefHeading__2778_1814132992" text:style-name="Index_20_Link" text:visited-style-name="Index_20_Link">23. <text:s/>Setting (very) slightly brighter colours<text:tab/>27</text:a></text:p>
          <text:p text:style-name="P298"><text:a xlink:type="simple" xlink:href="#__RefHeading__2780_1814132992" text:style-name="Index_20_Link" text:visited-style-name="Index_20_Link">24. <text:s/>Double window size<text:tab/>27</text:a></text:p>
          <text:p text:style-name="P298"><text:a xlink:type="simple" xlink:href="#__RefHeading___Toc3952_1017178610" text:style-name="Index_20_Link" text:visited-style-name="Index_20_Link">25. <text:s/>Screen update rate<text:tab/>27</text:a></text:p>
          <text:p text:style-name="P298"><text:a xlink:type="simple" xlink:href="#__RefHeading___Toc4508_1065983885" text:style-name="Index_20_Link" text:visited-style-name="Index_20_Link">26. <text:s/>Allow QL screen emulation<text:tab/>28</text:a></text:p>
          <text:p text:style-name="P298"><text:a xlink:type="simple" xlink:href="#__RefHeading___Toc4180_235229933" text:style-name="Index_20_Link" text:visited-style-name="Index_20_Link">27. <text:s/>Window mode<text:tab/>28</text:a></text:p>
          <text:p text:style-name="P294"><text:a xlink:type="simple" xlink:href="#__RefHeading___Toc4182_235229933" text:style-name="Index_20_Link" text:visited-style-name="Index_20_Link">1 – Window.<text:tab/>28</text:a></text:p>
          <text:p text:style-name="P294"><text:a xlink:type="simple" xlink:href="#__RefHeading___Toc4184_235229933" text:style-name="Index_20_Link" text:visited-style-name="Index_20_Link">2 – Full screen.<text:tab/>28</text:a></text:p>
          <text:p text:style-name="P294"><text:a xlink:type="simple" xlink:href="#__RefHeading___Toc4186_235229933" text:style-name="Index_20_Link" text:visited-style-name="Index_20_Link">3 – Special full screen.<text:tab/>28</text:a></text:p>
          <text:p text:style-name="P298"><text:a xlink:type="simple" xlink:href="#__RefHeading___Toc4216_1017747832" text:style-name="Index_20_Link" text:visited-style-name="Index_20_Link">28. <text:s/>Setting the monitor used in full screen mode<text:tab/>29</text:a></text:p>
          <text:p text:style-name="P298"><text:a xlink:type="simple" xlink:href="#__RefHeading__2913_1333457554" text:style-name="Index_20_Link" text:visited-style-name="Index_20_Link">29. <text:s/>Setting the sound volume<text:tab/>29</text:a></text:p>
          <text:p text:style-name="P298"><text:a xlink:type="simple" xlink:href="#__RefHeading___Toc4486_97968203" text:style-name="Index_20_Link" text:visited-style-name="Index_20_Link">30. <text:s/>SSSS Frequency<text:tab/>29</text:a></text:p>
          <text:p text:style-name="P298"><text:a xlink:type="simple" xlink:href="#__RefHeading__1029_1461987524" text:style-name="Index_20_Link" text:visited-style-name="Index_20_Link">31. <text:s/>Setting the memory size<text:tab/>29</text:a></text:p>
          <text:p text:style-name="P298"><text:a xlink:type="simple" xlink:href="#__RefHeading__1031_1461987524" text:style-name="Index_20_Link" text:visited-style-name="Index_20_Link">32. <text:s/>Monitor Visible<text:tab/>29</text:a></text:p>
          <text:p text:style-name="P298"><text:a xlink:type="simple" xlink:href="#__RefHeading__1033_1461987524" text:style-name="Index_20_Link" text:visited-style-name="Index_20_Link">33. <text:s/>Fast mode<text:tab/>30</text:a></text:p>
          <text:p text:style-name="P298"><text:a xlink:type="simple" xlink:href="#__RefHeading__3253_461710360" text:style-name="Index_20_Link" text:visited-style-name="Index_20_Link">34. <text:s/>Use less CPU time when idle<text:tab/>30</text:a></text:p>
          <text:p text:style-name="P298"><text:a xlink:type="simple" xlink:href="#__RefHeading__2333_1128553118" text:style-name="Index_20_Link" text:visited-style-name="Index_20_Link">35. <text:s/>(Cursor blink pause)<text:tab/>30</text:a></text:p>
          <text:p text:style-name="P298"><text:a xlink:type="simple" xlink:href="#__RefHeading__2825_67585257" text:style-name="Index_20_Link" text:visited-style-name="Index_20_Link">36. <text:s/>Suspend execution when the window is minimised<text:tab/>30</text:a></text:p>
          <text:p text:style-name="P298"><text:a xlink:type="simple" xlink:href="#__RefHeading___Toc15486_1162579663" text:style-name="Index_20_Link" text:visited-style-name="Index_20_Link">37. <text:s/>Action taken after a JVA_POPUP event<text:tab/>30</text:a></text:p>
          <text:p text:style-name="P298"><text:a xlink:type="simple" xlink:href="#__RefHeading__3687_1534689773" text:style-name="Index_20_Link" text:visited-style-name="Index_20_Link">38. <text:s/>Pause after mouse click<text:tab/>31</text:a></text:p>
          <text:p text:style-name="P298"><text:a xlink:type="simple" xlink:href="#__RefHeading___Toc5817_1281219788" text:style-name="Index_20_Link" text:visited-style-name="Index_20_Link">39. <text:s/>Mouse wheel acceleration<text:tab/>31</text:a></text:p>
          <text:p text:style-name="P298"><text:a xlink:type="simple" xlink:href="#__RefHeading__2782_1814132992" text:style-name="Index_20_Link" text:visited-style-name="Index_20_Link">40. <text:s/>Time correction<text:tab/>31</text:a></text:p>
          <text:p text:style-name="P298"><text:soft-page-break/><text:a xlink:type="simple" xlink:href="#__RefHeading__2742_535033052" text:style-name="Index_20_Link" text:visited-style-name="Index_20_Link">41. <text:s/>Hide the menu bar<text:tab/>31</text:a></text:p>
          <text:p text:style-name="P298"><text:a xlink:type="simple" xlink:href="#__RefHeading__1903_174863412" text:style-name="Index_20_Link" text:visited-style-name="Index_20_Link">42. <text:s/>Warnings<text:tab/>31</text:a></text:p>
          <text:p text:style-name="P294"><text:a xlink:type="simple" xlink:href="#__RefHeading__1905_174863412" text:style-name="Index_20_Link" text:visited-style-name="Index_20_Link">→ Warn if a WIN drive doesn't comply with the standard<text:tab/>31</text:a></text:p>
          <text:p text:style-name="P294"><text:a xlink:type="simple" xlink:href="#__RefHeading__1907_174863412" text:style-name="Index_20_Link" text:visited-style-name="Index_20_Link">→ Warn if a WIN drive can't be opened because the native file doesn't exist<text:tab/>32</text:a></text:p>
          <text:p text:style-name="P294"><text:a xlink:type="simple" xlink:href="#__RefHeading__2051_162231498" text:style-name="Index_20_Link" text:visited-style-name="Index_20_Link">→ Warn when a WIN drive is full<text:tab/>32</text:a></text:p>
          <text:p text:style-name="P294"><text:a xlink:type="simple" xlink:href="#__RefHeading__2650_1711281892" text:style-name="Index_20_Link" text:visited-style-name="Index_20_Link">→ Warn if a WIN drive is read-only<text:tab/>32</text:a></text:p>
          <text:p text:style-name="P294"><text:a xlink:type="simple" xlink:href="#__RefHeading__2934_823411020" text:style-name="Index_20_Link" text:visited-style-name="Index_20_Link">→ Warn on sound problems<text:tab/>32</text:a></text:p>
          <text:p text:style-name="P294"><text:a xlink:type="simple" xlink:href="#__RefHeading__2650_17112818921" text:style-name="Index_20_Link" text:visited-style-name="Index_20_Link">→ Warn if an FLP drive is read-only<text:tab/>32</text:a></text:p>
          <text:p text:style-name="P294"><text:a xlink:type="simple" xlink:href="#__RefHeading__3506_913116541" text:style-name="Index_20_Link" text:visited-style-name="Index_20_Link">→ Warn if an FLP image file can't be opened<text:tab/>32</text:a></text:p>
          <text:p text:style-name="P260"><text:a xlink:type="simple" xlink:href="#__RefHeading__3068_151966476" text:style-name="Index_20_Link" text:visited-style-name="Index_20_Link">Configuration with some basic keywords<text:tab/>32</text:a></text:p>
          <text:p text:style-name="P260"><text:a xlink:type="simple" xlink:href="#__RefHeading__1347_1461987524" text:style-name="Index_20_Link" text:visited-style-name="Index_20_Link">Configuration with the standard (menu) config program<text:tab/>32</text:a></text:p>
          <text:p text:style-name="P260"><text:a xlink:type="simple" xlink:href="#__RefHeading___Toc6589_3212409371" text:style-name="Index_20_Link" text:visited-style-name="Index_20_Link">Expanding “./” in the SMSQmulator.ini file<text:tab/>33</text:a></text:p>
          <text:p text:style-name="P293"><text:a xlink:type="simple" xlink:href="#__RefHeading__1035_1461987524" text:style-name="Index_20_Link" text:visited-style-name="Index_20_Link">XI - <text:s/>Basic keywords<text:tab/>34</text:a></text:p>
          <text:p text:style-name="P260"><text:a xlink:type="simple" xlink:href="#__RefHeading__1349_1461987524" text:style-name="Index_20_Link" text:visited-style-name="Index_20_Link">NFA_USE<text:tab/>34</text:a></text:p>
          <text:p text:style-name="P298"><text:a xlink:type="simple" xlink:href="#__RefHeading__1351_1461987524" text:style-name="Index_20_Link" text:visited-style-name="Index_20_Link">1. <text:s/>The first form sets the usage name of the entire device<text:tab/>34</text:a></text:p>
          <text:p text:style-name="P298"><text:a xlink:type="simple" xlink:href="#__RefHeading__1353_1461987524" text:style-name="Index_20_Link" text:visited-style-name="Index_20_Link">2. <text:s/>The second form sets the native directory to be used for a drive<text:tab/>34</text:a></text:p>
          <text:p text:style-name="P260"><text:a xlink:type="simple" xlink:href="#__RefHeading___Toc5003_62330362" text:style-name="Index_20_Link" text:visited-style-name="Index_20_Link">NFA_USE$<text:tab/>35</text:a></text:p>
          <text:p text:style-name="P260"><text:a xlink:type="simple" xlink:href="#__RefHeading__1066_1922190860" text:style-name="Index_20_Link" text:visited-style-name="Index_20_Link">SFA_USE and SFA_USE$<text:tab/>35</text:a></text:p>
          <text:p text:style-name="P260"><text:a xlink:type="simple" xlink:href="#__RefHeading__1075_907036857" text:style-name="Index_20_Link" text:visited-style-name="Index_20_Link">WIN_USE<text:tab/>35</text:a></text:p>
          <text:p text:style-name="P298"><text:a xlink:type="simple" xlink:href="#__RefHeading__1351_14619875241" text:style-name="Index_20_Link" text:visited-style-name="Index_20_Link">1. <text:s/>The first form sets the usage name of the entire device<text:tab/>35</text:a></text:p>
          <text:p text:style-name="P298"><text:a xlink:type="simple" xlink:href="#__RefHeading__1353_14619875241" text:style-name="Index_20_Link" text:visited-style-name="Index_20_Link">2. <text:s/>The second form sets the native directory to be used for a drive<text:tab/>36</text:a></text:p>
          <text:p text:style-name="P260"><text:a xlink:type="simple" xlink:href="#__RefHeading__1850_174863412" text:style-name="Index_20_Link" text:visited-style-name="Index_20_Link">FLP_USE<text:tab/>36</text:a></text:p>
          <text:p text:style-name="P260"><text:a xlink:type="simple" xlink:href="#__RefHeading__2082_420108691" text:style-name="Index_20_Link" text:visited-style-name="Index_20_Link">The effect of the various xxx_USE keywords on each other<text:tab/>37</text:a></text:p>
          <text:p text:style-name="P260"><text:a xlink:type="simple" xlink:href="#__RefHeading__3513_1413609911" text:style-name="Index_20_Link" text:visited-style-name="Index_20_Link">FLP_DENSITY<text:tab/>37</text:a></text:p>
          <text:p text:style-name="P260"><text:a xlink:type="simple" xlink:href="#__RefHeading__3508_913116541" text:style-name="Index_20_Link" text:visited-style-name="Index_20_Link">FLP_DRIVE<text:tab/>37</text:a></text:p>
          <text:p text:style-name="P260"><text:a xlink:type="simple" xlink:href="#__RefHeading__3510_913116541" text:style-name="Index_20_Link" text:visited-style-name="Index_20_Link">FLP_DRIVE$<text:tab/>37</text:a></text:p>
          <text:p text:style-name="P260"><text:a xlink:type="simple" xlink:href="#__RefHeading__3515_14136099111" text:style-name="Index_20_Link" text:visited-style-name="Index_20_Link">FLP_xxxx<text:tab/>37</text:a></text:p>
          <text:p text:style-name="P260"><text:a xlink:type="simple" xlink:href="#__RefHeading__3517_1413609911" text:style-name="Index_20_Link" text:visited-style-name="Index_20_Link">DISP_TYPE and other DISP_xxxx commands<text:tab/>38</text:a></text:p>
          <text:p text:style-name="P260"><text:a xlink:type="simple" xlink:href="#__RefHeading__1442_14927854" text:style-name="Index_20_Link" text:visited-style-name="Index_20_Link">KBD_TABLE<text:tab/>38</text:a></text:p>
          <text:p text:style-name="P260"><text:a xlink:type="simple" xlink:href="#__RefHeading__2084_420108691" text:style-name="Index_20_Link" text:visited-style-name="Index_20_Link">SOUNDFILE<text:tab/>38</text:a></text:p>
          <text:p text:style-name="P260"><text:a xlink:type="simple" xlink:href="#__RefHeading__2086_420108691" text:style-name="Index_20_Link" text:visited-style-name="Index_20_Link">SOUNDFILE2<text:tab/>38</text:a></text:p>
          <text:p text:style-name="P260"><text:a xlink:type="simple" xlink:href="#__RefHeading__2088_420108691" text:style-name="Index_20_Link" text:visited-style-name="Index_20_Link">SOUNDFILE3<text:tab/>39</text:a></text:p>
          <text:p text:style-name="P260"><text:a xlink:type="simple" xlink:href="#__RefHeading__2096_420108691" text:style-name="Index_20_Link" text:visited-style-name="Index_20_Link">KILLSOUND<text:tab/>39</text:a></text:p>
          <text:p text:style-name="P260"><text:a xlink:type="simple" xlink:href="#__RefHeading__2521_1555133129" text:style-name="Index_20_Link" text:visited-style-name="Index_20_Link">JVASGET<text:tab/>39</text:a></text:p>
          <text:p text:style-name="P260"><text:a xlink:type="simple" xlink:href="#__RefHeading___Toc5531_317722400" text:style-name="Index_20_Link" text:visited-style-name="Index_20_Link">JVA_SGET<text:tab/>39</text:a></text:p>
          <text:p text:style-name="P260"><text:a xlink:type="simple" xlink:href="#__RefHeading__2523_1555133129" text:style-name="Index_20_Link" text:visited-style-name="Index_20_Link">JVASPUT<text:tab/>40</text:a></text:p>
          <text:p text:style-name="P260"><text:a xlink:type="simple" xlink:href="#__RefHeading___Toc5533_317722400" text:style-name="Index_20_Link" text:visited-style-name="Index_20_Link">JVA_SPUT<text:tab/>40</text:a></text:p>
          <text:p text:style-name="P260"><text:a xlink:type="simple" xlink:href="#__RefHeading___Toc5535_317722400" text:style-name="Index_20_Link" text:visited-style-name="Index_20_Link">JVAMBAR<text:tab/>40</text:a></text:p>
          <text:p text:style-name="P260"><text:a xlink:type="simple" xlink:href="#__RefHeading___Toc5537_317722400" text:style-name="Index_20_Link" text:visited-style-name="Index_20_Link">JVA_MBAR<text:tab/>40</text:a></text:p>
          <text:p text:style-name="P260"><text:a xlink:type="simple" xlink:href="#__RefHeading__2915_1333457554" text:style-name="Index_20_Link" text:visited-style-name="Index_20_Link">JVAVOL<text:tab/>40</text:a></text:p>
          <text:p text:style-name="P260"><text:a xlink:type="simple" xlink:href="#__RefHeading___Toc5539_317722400" text:style-name="Index_20_Link" text:visited-style-name="Index_20_Link">JVA_VOL<text:tab/>40</text:a></text:p>
          <text:p text:style-name="P260"><text:a xlink:type="simple" xlink:href="#__RefHeading__3233_79386202" text:style-name="Index_20_Link" text:visited-style-name="Index_20_Link">JTMRSET<text:tab/>40</text:a></text:p>
          <text:p text:style-name="P260"><text:a xlink:type="simple" xlink:href="#__RefHeading___Toc5541_317722400" text:style-name="Index_20_Link" text:visited-style-name="Index_20_Link">JVA_TMRSET<text:tab/>41</text:a></text:p>
          <text:p text:style-name="P260"><text:a xlink:type="simple" xlink:href="#__RefHeading__3235_79386202" text:style-name="Index_20_Link" text:visited-style-name="Index_20_Link">JTMRGET<text:tab/>41</text:a></text:p>
          <text:p text:style-name="P260"><text:a xlink:type="simple" xlink:href="#__RefHeading___Toc5543_317722400" text:style-name="Index_20_Link" text:visited-style-name="Index_20_Link">JVA_TMRGET<text:tab/>41</text:a></text:p>
          <text:p text:style-name="P260"><text:a xlink:type="simple" xlink:href="#__RefHeading__2385_808310816" text:style-name="Index_20_Link" text:visited-style-name="Index_20_Link">MACHINE<text:tab/>41</text:a></text:p>
          <text:p text:style-name="P260"><text:a xlink:type="simple" xlink:href="#__RefHeading__2827_67585257" text:style-name="Index_20_Link" text:visited-style-name="Index_20_Link">WM_MOVEMODE<text:tab/>41</text:a></text:p>
          <text:p text:style-name="P260"><text:a xlink:type="simple" xlink:href="#__RefHeading__2829_67585257" text:style-name="Index_20_Link" text:visited-style-name="Index_20_Link">WM_MOVEALPHA<text:tab/>42</text:a></text:p>
          <text:p text:style-name="P260"><text:a xlink:type="simple" xlink:href="#__RefHeading__3223_1934207115" text:style-name="Index_20_Link" text:visited-style-name="Index_20_Link">MEMD_WRITE<text:tab/>42</text:a></text:p>
          <text:p text:style-name="P260"><text:soft-page-break/><text:a xlink:type="simple" xlink:href="#__RefHeading___Toc7306_784271550" text:style-name="Index_20_Link" text:visited-style-name="Index_20_Link">JVAQLFP<text:tab/>42</text:a></text:p>
          <text:p text:style-name="P260"><text:a xlink:type="simple" xlink:href="#__RefHeading___Toc5545_317722400" text:style-name="Index_20_Link" text:visited-style-name="Index_20_Link">JVA_QLFP<text:tab/>42</text:a></text:p>
          <text:p text:style-name="P260"><text:a xlink:type="simple" xlink:href="#__RefHeading___Toc7308_784271550" text:style-name="Index_20_Link" text:visited-style-name="Index_20_Link">JVAIEFP<text:tab/>42</text:a></text:p>
          <text:p text:style-name="P260"><text:a xlink:type="simple" xlink:href="#__RefHeading___Toc5547_317722400" text:style-name="Index_20_Link" text:visited-style-name="Index_20_Link">JVA_IEFP<text:tab/>42</text:a></text:p>
          <text:p text:style-name="P260"><text:a xlink:type="simple" xlink:href="#__RefHeading___Toc3954_1017178610" text:style-name="Index_20_Link" text:visited-style-name="Index_20_Link">JVA_SCRUPDT<text:tab/>42</text:a></text:p>
          <text:p text:style-name="P260"><text:a xlink:type="simple" xlink:href="#__RefHeading___Toc4044_736064678" text:style-name="Index_20_Link" text:visited-style-name="Index_20_Link">JVA_MBAR_STATUS<text:tab/>43</text:a></text:p>
          <text:p text:style-name="P260"><text:a xlink:type="simple" xlink:href="#__RefHeading___Toc4218_1017747832" text:style-name="Index_20_Link" text:visited-style-name="Index_20_Link">JVA_EXIT<text:tab/>43</text:a></text:p>
          <text:p text:style-name="P260"><text:a xlink:type="simple" xlink:href="#__RefHeading___Toc6925_1110329731" text:style-name="Index_20_Link" text:visited-style-name="Index_20_Link">EMU_EXIT<text:tab/>43</text:a></text:p>
          <text:p text:style-name="P260"><text:a xlink:type="simple" xlink:href="#__RefHeading___Toc4479_1642598071" text:style-name="Index_20_Link" text:visited-style-name="Index_20_Link">JVA_QLSCREMU<text:tab/>43</text:a></text:p>
          <text:p text:style-name="P260"><text:a xlink:type="simple" xlink:href="#__RefHeading___Toc5669_417883182" text:style-name="Index_20_Link" text:visited-style-name="Index_20_Link">JVA_VER$<text:tab/>43</text:a></text:p>
          <text:p text:style-name="P260"><text:a xlink:type="simple" xlink:href="#__RefHeading___Toc6927_1110329731" text:style-name="Index_20_Link" text:visited-style-name="Index_20_Link">EMU_VER$<text:tab/>43</text:a></text:p>
          <text:p text:style-name="P260"><text:a xlink:type="simple" xlink:href="#__RefHeading___Toc4792_86811066" text:style-name="Index_20_Link" text:visited-style-name="Index_20_Link">JVA_NETNAME$<text:tab/>43</text:a></text:p>
          <text:p text:style-name="P260"><text:a xlink:type="simple" xlink:href="#__RefHeading___Toc4794_86811066" text:style-name="Index_20_Link" text:visited-style-name="Index_20_Link">JVA_WINDOWTITLE<text:tab/>43</text:a></text:p>
          <text:p text:style-name="P260"><text:a xlink:type="simple" xlink:href="#__RefHeading___Toc5005_62330362" text:style-name="Index_20_Link" text:visited-style-name="Index_20_Link">WIN_DRIVE<text:tab/>44</text:a></text:p>
          <text:p text:style-name="P260"><text:a xlink:type="simple" xlink:href="#__RefHeading___Toc5007_62330362" text:style-name="Index_20_Link" text:visited-style-name="Index_20_Link">WIN_USE$, WIN_DRIVE$<text:tab/>44</text:a></text:p>
          <text:p text:style-name="P260"><text:a xlink:type="simple" xlink:href="#__RefHeading___Toc15488_1162579663" text:style-name="Index_20_Link" text:visited-style-name="Index_20_Link">JVA_POPUP<text:tab/>44</text:a></text:p>
          <text:p text:style-name="P260"><text:a xlink:type="simple" xlink:href="#__RefHeading___Toc5395_4097980879" text:style-name="Index_20_Link" text:visited-style-name="Index_20_Link">JVA_SYNCSCRAP<text:tab/>44</text:a></text:p>
          <text:p text:style-name="P260"><text:a xlink:type="simple" xlink:href="#__RefHeading___Toc5397_4097980879" text:style-name="Index_20_Link" text:visited-style-name="Index_20_Link">JVA_SYNCSCRAP_STOP<text:tab/>45</text:a></text:p>
          <text:p text:style-name="P260"><text:a xlink:type="simple" xlink:href="#__RefHeading___Toc5549_317722400" text:style-name="Index_20_Link" text:visited-style-name="Index_20_Link">JVA_HOSTOS$<text:tab/>45</text:a></text:p>
          <text:p text:style-name="P260"><text:a xlink:type="simple" xlink:href="#__RefHeading___Toc5749_1281219788" text:style-name="Index_20_Link" text:visited-style-name="Index_20_Link">JVA_MINIMIZE<text:tab/>45</text:a></text:p>
          <text:p text:style-name="P260"><text:a xlink:type="simple" xlink:href="#__RefHeading___Toc5751_1281219788" text:style-name="Index_20_Link" text:visited-style-name="Index_20_Link">JVA_NETADDR$<text:tab/>45</text:a></text:p>
          <text:p text:style-name="P260"><text:a xlink:type="simple" xlink:href="#__RefHeading___Toc5399_4097980879" text:style-name="Index_20_Link" text:visited-style-name="Index_20_Link">EMU_xxxx (all EMU_ commands)<text:tab/>45</text:a></text:p>
          <text:p text:style-name="P260"><text:a xlink:type="simple" xlink:href="#__RefHeading___Toc4741_417883182" text:style-name="Index_20_Link" text:visited-style-name="Index_20_Link">Alphabetical index of SBasic keywords<text:tab/>45</text:a></text:p>
          <text:p text:style-name="P293"><text:a xlink:type="simple" xlink:href="#__RefHeading__3238_877034025" text:style-name="Index_20_Link" text:visited-style-name="Index_20_Link">XII - <text:s/>Beeps and sounds<text:tab/>48</text:a></text:p>
          <text:p text:style-name="P298"><text:a xlink:type="simple" xlink:href="#__RefHeading__3240_877034025" text:style-name="Index_20_Link" text:visited-style-name="Index_20_Link">1. <text:s/>Beep<text:tab/>48</text:a></text:p>
          <text:p text:style-name="P298"><text:a xlink:type="simple" xlink:href="#__RefHeading__3242_877034025" text:style-name="Index_20_Link" text:visited-style-name="Index_20_Link">2. <text:s/>SSSS<text:tab/>48</text:a></text:p>
          <text:p text:style-name="P298"><text:a xlink:type="simple" xlink:href="#__RefHeading__3255_1422544732" text:style-name="Index_20_Link" text:visited-style-name="Index_20_Link">3. <text:s/>The SOUND device<text:tab/>48</text:a></text:p>
          <text:p text:style-name="P293"><text:a xlink:type="simple" xlink:href="#__RefHeading__2277_203491953" text:style-name="Index_20_Link" text:visited-style-name="Index_20_Link">XIII - <text:s/>The System clipboard and the Menu Extensions' SCRAP thing<text:tab/>50</text:a></text:p>
          <text:p text:style-name="P260"><text:a xlink:type="simple" xlink:href="#__RefHeading__2387_808310816" text:style-name="Index_20_Link" text:visited-style-name="Index_20_Link">Creating a simple Hotkey to get the clipboard into the SCRAP<text:tab/>50</text:a></text:p>
          <text:p text:style-name="P260"><text:a xlink:type="simple" xlink:href="#__RefHeading__2389_808310816" text:style-name="Index_20_Link" text:visited-style-name="Index_20_Link">Creating a simple Hotkey to get the clipboard into the HOTKEY Stuffer Buffer via the SCRAP<text:tab/>50</text:a></text:p>
          <text:p text:style-name="P260"><text:a xlink:type="simple" xlink:href="#__RefHeading___Toc6593_3212409371" text:style-name="Index_20_Link" text:visited-style-name="Index_20_Link">Automatically synchronizing the Scrap and the Clipboard<text:tab/>51</text:a></text:p>
          <text:p text:style-name="P293"><text:a xlink:type="simple" xlink:href="#__RefHeading___Toc4429_1642598071" text:style-name="Index_20_Link" text:visited-style-name="Index_20_Link">XIV - <text:s/>QL Screen emulation<text:tab/>52</text:a></text:p>
          <text:p text:style-name="P293"><text:a xlink:type="simple" xlink:href="#__RefHeading___Toc15490_1162579663" text:style-name="Index_20_Link" text:visited-style-name="Index_20_Link">XV - <text:s/>Popping up the window<text:tab/>53</text:a></text:p>
          <text:p text:style-name="P293"><text:a xlink:type="simple" xlink:href="#__RefHeading__3512_913116541" text:style-name="Index_20_Link" text:visited-style-name="Index_20_Link">XVI - <text:s/>Key mappings<text:tab/>54</text:a></text:p>
          <text:p text:style-name="P293"><text:a xlink:type="simple" xlink:href="#__RefHeading__1037_1461987524" text:style-name="Index_20_Link" text:visited-style-name="Index_20_Link">XVII - <text:s/>What to do when things don't work: error reporting<text:tab/>55</text:a></text:p>
          <text:p text:style-name="P298"><text:a xlink:type="simple" xlink:href="#__RefHeading__1757_593339257" text:style-name="Index_20_Link" text:visited-style-name="Index_20_Link">1. <text:s/>Please note that SMSQmulator emulates a 68000 processor, not a 68010/20/30/40/60 processor.<text:tab/>55</text:a></text:p>
          <text:p text:style-name="P298"><text:a xlink:type="simple" xlink:href="#__RefHeading__1759_593339257" text:style-name="Index_20_Link" text:visited-style-name="Index_20_Link">2. <text:s/>Old Games<text:tab/>55</text:a></text:p>
          <text:p text:style-name="P298"><text:a xlink:type="simple" xlink:href="#__RefHeading__1761_593339257" text:style-name="Index_20_Link" text:visited-style-name="Index_20_Link">3. <text:s/>Error reporting<text:tab/>55</text:a></text:p>
          <text:p text:style-name="P293"><text:a xlink:type="simple" xlink:href="#__RefHeading__2618_113403064" text:style-name="Index_20_Link" text:visited-style-name="Index_20_Link">XVIII - <text:s/>Compiling SMSQmulator<text:tab/>56</text:a></text:p>
          <text:p text:style-name="P260"><text:a xlink:type="simple" xlink:href="#__RefHeading__2400_935955567" text:style-name="Index_20_Link" text:visited-style-name="Index_20_Link">Compiling the SMSQE part<text:tab/>56</text:a></text:p>
          <text:p text:style-name="P260"><text:a xlink:type="simple" xlink:href="#__RefHeading__2620_113403064" text:style-name="Index_20_Link" text:visited-style-name="Index_20_Link">Building the Java part<text:tab/>56</text:a></text:p>
          <text:p text:style-name="P293"><text:a xlink:type="simple" xlink:href="#__RefHeading__1147_1461987524" text:style-name="Index_20_Link" text:visited-style-name="Index_20_Link">XIX - <text:s/>Known Bugs, quirks &amp; desirable enhancements<text:tab/>58</text:a></text:p>
          <text:p text:style-name="P260"><text:a xlink:type="simple" xlink:href="#__RefHeading__1388_2136052438" text:style-name="Index_20_Link" text:visited-style-name="Index_20_Link">Bugs/things that need be done – if possible<text:tab/>58</text:a></text:p>
          <text:p text:style-name="P298"><text:a xlink:type="simple" xlink:href="#__RefHeading__52105_1301653368" text:style-name="Index_20_Link" text:visited-style-name="Index_20_Link">1. <text:s/>Imperfect keyboard emulation:<text:tab/>58</text:a></text:p>
          <text:p text:style-name="P294"><text:soft-page-break/><text:a xlink:type="simple" xlink:href="#__RefHeading__52107_1301653368" text:style-name="Index_20_Link" text:visited-style-name="Index_20_Link">On a mac:<text:tab/>58</text:a></text:p>
          <text:p text:style-name="P294"><text:a xlink:type="simple" xlink:href="#__RefHeading__52109_1301653368" text:style-name="Index_20_Link" text:visited-style-name="Index_20_Link">Under Linux:<text:tab/>58</text:a></text:p>
          <text:p text:style-name="P260"><text:a xlink:type="simple" xlink:href="#__RefHeading__2671_1929523322" text:style-name="Index_20_Link" text:visited-style-name="Index_20_Link">Quirks<text:tab/>58</text:a></text:p>
          <text:p text:style-name="P294"><text:a xlink:type="simple" xlink:href="#__RefHeading__2673_1929523322" text:style-name="Index_20_Link" text:visited-style-name="Index_20_Link">Menu Extensions not showing all devices<text:tab/>58</text:a></text:p>
          <text:p text:style-name="P294"><text:a xlink:type="simple" xlink:href="#__RefHeading__2784_1459182173" text:style-name="Index_20_Link" text:visited-style-name="Index_20_Link">Menu Extensions showing strange sub-directory names<text:tab/>59</text:a></text:p>
          <text:p text:style-name="P294"><text:a xlink:type="simple" xlink:href="#__RefHeading__2550_1469505147" text:style-name="Index_20_Link" text:visited-style-name="Index_20_Link">Directory select Menu Extension may crash your machine<text:tab/>59</text:a></text:p>
          <text:p text:style-name="P294"><text:a xlink:type="simple" xlink:href="#__RefHeading__2786_1459182173" text:style-name="Index_20_Link" text:visited-style-name="Index_20_Link">Caps Lock indicators may not always work<text:tab/>59</text:a></text:p>
          <text:p text:style-name="P294"><text:a xlink:type="simple" xlink:href="#__RefHeading__2837_394407700" text:style-name="Index_20_Link" text:visited-style-name="Index_20_Link">Time is relative<text:tab/>59</text:a></text:p>
          <text:p text:style-name="P294"><text:a xlink:type="simple" xlink:href="#__RefHeading___Toc4009_341667614" text:style-name="Index_20_Link" text:visited-style-name="Index_20_Link">No Address Error<text:tab/>59</text:a></text:p>
          <text:p text:style-name="P294"><text:a xlink:type="simple" xlink:href="#__RefHeading___Toc4011_341667614" text:style-name="Index_20_Link" text:visited-style-name="Index_20_Link">Don't change the jar file extension<text:tab/>59</text:a></text:p>
          <text:p text:style-name="P260"><text:a xlink:type="simple" xlink:href="#__RefHeading__1390_2136052438" text:style-name="Index_20_Link" text:visited-style-name="Index_20_Link">Desirable enhancements<text:tab/>59</text:a></text:p>
          <text:p text:style-name="P293"><text:a xlink:type="simple" xlink:href="#__RefHeading__1041_1461987524" text:style-name="Index_20_Link" text:visited-style-name="Index_20_Link">XX - <text:s/>Credits, licence and copyright info<text:tab/>60</text:a></text:p>
          <text:p text:style-name="P260"><text:a xlink:type="simple" xlink:href="#__RefHeading__2396_935955567" text:style-name="Index_20_Link" text:visited-style-name="Index_20_Link">Credits<text:tab/>60</text:a></text:p>
          <text:p text:style-name="P260"><text:a xlink:type="simple" xlink:href="#__RefHeading__2398_935955567" text:style-name="Index_20_Link" text:visited-style-name="Index_20_Link">Copyright and Licences<text:tab/>60</text:a></text:p>
          <text:p text:style-name="P293"><text:a xlink:type="simple" xlink:href="#__RefHeading__3519_1413609911" text:style-name="Index_20_Link" text:visited-style-name="Index_20_Link">XXI - <text:s/>Versions of this manual<text:tab/>62</text:a></text:p>
        </text:index-body>
      </text:table-of-content>
      <text:p text:style-name="P121"/>
      <text:h text:style-name="Heading_20_1" text:outline-level="1"><text:bookmark-start text:name="__RefHeading__956_641259198"/>What you get<text:bookmark-end text:name="__RefHeading__956_641259198"/></text:h>
      <text:p text:style-name="P4"/>
      <text:p text:style-name="P4">SMSQmulator is an emulator to run SMSQE <text:span text:style-name="T123">in</text:span> a normal Java environment. It is NOT a QL emulator: it does not (and doesn't even try to) emulate a QL with all of its quirks and idiosyncrasies.</text:p>
      <text:p text:style-name="Standard"/>
      <text:p text:style-name="Standard">It comes in two parts: a Java program, and the SMSQE operating system. They are part of the same zip file called SMSQmulator.zip.</text:p>
      <text:p text:style-name="Standard"/>
      <text:p text:style-name="Standard">The zip file also contains a starter “QXL.WIN” type file, called “SMSQmulator.win” and used as device “win1_”. When you start up SMSQmulator for the first time, the emulator boots into that device.</text:p>
      <text:p text:style-name="Standard"/>
      <text:h text:style-name="Heading_20_2" text:outline-level="2"><text:bookmark-start text:name="__RefHeading__2657_113403064"/><text:bookmark text:name="jjava8"/>Java <text:span text:style-name="T245">9,</text:span> <text:span text:style-name="T153">8 </text:span>or <text:span text:style-name="T206">7</text:span>?<text:bookmark-end text:name="__RefHeading__2657_113403064"/></text:h>
      <text:p text:style-name="Standard"><text:span text:style-name="T191">SMSQmulator is written in Java and thus needs a Java runtime environment. SMSQmulator comes in different versions, for different Java versions: Java 7, 8 or 9. Though all</text:span> versions are functionally identical, <text:span text:style-name="T153">you should always try to use the latest one (higher number)</text:span>. <text:span text:style-name="T206">A version of SMSQmulator for Java 7 should run in a Java 8 environment, but not the other way around.</text:span></text:p>
      <text:p text:style-name="Standard"/>
      <text:p text:style-name="Standard"><text:span text:style-name="T192">Note that the Java 6 version is abandoned and no version of SMSQmulator for Java 6 is compiled any more (I've no</text:span>ticed that under Java 6, some Linux machines will NOT play sounds, where they will under <text:span text:style-name="T153">J</text:span>ava 7 <text:span text:style-name="T153">or 8</text:span>.<text:span text:style-name="T206">)</text:span> </text:p>
      <text:h text:style-name="Heading_20_2" text:outline-level="2"><text:bookmark-start text:name="__RefHeading__2659_113403064"/>The source code<text:bookmark-end text:name="__RefHeading__2659_113403064"/></text:h>
      <text:p text:style-name="Standard">You may also download the source codes for all parts of the program(s). The web page states which is which. <text:a xlink:type="simple" xlink:href="#compiling" text:style-name="Internet_20_link" text:visited-style-name="Visited_20_Internet_20_Link">There is a section of this manual devoted to compiling the source code</text:a>.</text:p>
      <text:p text:style-name="Standard"/>
      <text:h text:style-name="Heading_20_1" text:outline-level="1"><text:bookmark-start text:name="__RefHeading__991_1461987524"/>For a quick start<text:bookmark-end text:name="__RefHeading__991_1461987524"/></text:h>
      <text:p text:style-name="P121"/>
      <text:p text:style-name="P121"/>
      <text:p text:style-name="P121">If you haven't already done so, unzip the file(s) to wherever you want. For the purposes of this manual, I'll assume that you <text:span text:style-name="T130">un</text:span>zipped the “SMSQmulator.zip” file into a directory called “SMSQmulator”.</text:p>
      <text:p text:style-name="P121"/>
      <text:h text:style-name="P278" text:outline-level="2"><text:bookmark-start text:name="__RefHeading__993_1461987524"/>Starting the emulator<text:bookmark-end text:name="__RefHeading__993_1461987524"/></text:h>
      <text:p text:style-name="P121">In the SMSQmulator directory there should be the following files/directories:</text:p>
      <text:p text:style-name="P121"/>
      <text:list xml:id="list3061700968" text:style-name="L1">
        <text:list-item>
          <text:p text:style-name="P229">SMSQmulator.jar (the Emulator)</text:p>
        </text:list-item>
        <text:list-item>
          <text:p text:style-name="P230">SMSQE (the SMSQE file for the Emulator)</text:p>
        </text:list-item>
        <text:list-item>
          <text:p text:style-name="P230">this manual in .pdf and .odt formats</text:p>
        </text:list-item>
        <text:list-item>
          <text:p text:style-name="P230">a sub-directory called “lib”.</text:p>
        </text:list-item>
        <text:list-item>
          <text:p text:style-name="P230">Another user guide, by Timothy Swenson (UserGuide.pdf).</text:p>
        </text:list-item>
        <text:list-item>
          <text:p text:style-name="P230">A QXL.WIN type container file called SMSQmulator.win.</text:p>
          <text:p text:style-name="P230"/>
        </text:list-item>
      </text:list>
      <text:p text:style-name="P121">Just start the jar file up in that directory (the jar file needs the SMSQE file and the “lib” sub-directory to be located next to it). Normally, you should be able to start the jar file by just double-clicking on it – i<text:span text:style-name="T184">f</text:span> it doesn't start, you either don't have (the correct version of) Java installed, or your native system doesn't yet know how to start up a “jar” file. Since this is a generic Java question, please check how, under your system, Java “jar” files can be started. As a general hint, a command line as follows should always start a Java jar file:</text:p>
      <text:p text:style-name="P121"/>
      <text:p text:style-name="Standard"><text:span text:style-name="T175">j</text:span>ava -jar entire_path_to_jar_file</text:p>
      <text:p text:style-name="P121"/>
      <text:p text:style-name="P121">If, after the first start-up, the program either complains that it can't find the ROM file, or else just shows a black screen without much to see, this means that it couldn't find the SMSQE file. You must now tell it where it can find the SMSQE file. Use the "File-&gt;Load SMSQE File" menu item to load the SMSQE file. The SMSQE file is normally called SMSQE and is <text:span text:style-name="T251">normally </text:span>found in the directory where the SMSQmulator.jar file is located.</text:p>
      <text:p text:style-name="P121"/>
      <text:h text:style-name="P278" text:outline-level="2"><text:bookmark-start text:name="__RefHeading__995_1461987524"/>Running the emulation<text:bookmark-end text:name="__RefHeading__995_1461987524"/></text:h>
      <text:p text:style-name="P121">Once you have loaded the SMSQE file, the emulation should start automatically. Sometimes yo<text:span text:style-name="T104">u</text:span> have to click in the SMSQE window to make it accept keystrokes. </text:p>
      <text:p text:style-name="P121"/>
      <text:p text:style-name="P121">If this is the first time you have used SMSQmulator, it will probably start up in “fast mode”, with a small screen of 512x256 pixels, and <text:span text:style-name="T175">16 bit colour mode.</text:span></text:p>
      <text:p text:style-name="P121"/>
      <text:p text:style-name="P121">You can change the size of the SMSQE screen via the Config menu – see the configuration section for more information about this.</text:p>
      <text:p text:style-name="P121"/>
      <text:p text:style-name="P121">You can also change the number of colours used: QL colours, <text:span text:style-name="T104">8 bit </text:span>or 16 bit colours. However, for this change to take effect, you MUST quit the emulation entirely and restart it (resetting isn't enough).</text:p>
      <text:p text:style-name="P121"><text:soft-page-break/></text:p>
      <text:p text:style-name="P121">I strongly suggest that, once SMQ/E is running, you set at least one directory (folder) for the WIN, NFA and, <text:span text:style-name="T251">possibly,</text:span> SFA drives: "Config-&gt;set dirs for NFA device" (same for SFA) and also one file for a QXL.WIN file: "Config-&gt;set files for WIN device". See the <text:a xlink:type="simple" xlink:href="#10.Configuration|outline" text:style-name="Internet_20_link" text:visited-style-name="Visited_20_Internet_20_Link">Configuration</text:a> section of this document for more information on this, and also the section on <text:a xlink:type="simple" xlink:href="#4.The NFA and SFA devices|outline" text:style-name="Internet_20_link" text:visited-style-name="Visited_20_Internet_20_Link">SFA/NFA</text:a> and <text:a xlink:type="simple" xlink:href="#3.The WIN device|outline" text:style-name="Internet_20_link" text:visited-style-name="Visited_20_Internet_20_Link">WIN</text:a> devices.</text:p>
      <text:p text:style-name="P121"/>
      <text:h text:style-name="P278" text:outline-level="2"><text:bookmark-start text:name="__RefHeading__964_641259198"/>Monitor mode<text:bookmark-end text:name="__RefHeading__964_641259198"/></text:h>
      <text:p text:style-name="P121">“Monitor mode” means that there is a monitor (a bit like QMON) where you can, for example, halt the emulation, trace it step by step, execute a subroutine, examine memory or registers etc...</text:p>
      <text:p text:style-name="P121"/>
      <text:p text:style-name="P121">In “monitor mode”, there are a menu bar and 4 windows:</text:p>
      <text:p text:style-name="P121"/>
      <text:list xml:id="list2174538943" text:style-name="L2">
        <text:list-item>
          <text:p text:style-name="P231">The SMSQE screen, which should be pretty obvious.</text:p>
        </text:list-item>
        <text:list-item>
          <text:p text:style-name="P231">Two windows below, you can resize between them. These are windows belonging to the monitor (on the left is window #2, on the right window #1).</text:p>
        </text:list-item>
        <text:list-item>
          <text:p text:style-name="P231">A small window beneath them; the monitor command line.</text:p>
        </text:list-item>
      </text:list>
      <text:p text:style-name="P121"/>
      <text:p text:style-name="P121">The monitor command line is used to enter commands into the monitor. Type h (followed by ENTER) in there to get a summary of all the commands the monitor accepts.</text:p>
      <text:p text:style-name="P121"/>
      <text:p text:style-name="P121">If the emulation stops, typing g in there will make it go on. K kills the current monitor thread.</text:p>
      <text:p text:style-name="P121"/>
      <text:p text:style-name="P121">You can get rid of the monitor windows by going to the Config item in the menu bar and un-check the “monitor visible” item. This will get rid of the lower three windows.</text:p>
      <text:p text:style-name="P121"/>
      <text:h text:style-name="Heading_20_2" text:outline-level="2"><text:bookmark-start text:name="__RefHeading__966_641259198"/>Fast mode<text:bookmark-end text:name="__RefHeading__966_641259198"/></text:h>
      <text:p text:style-name="P121">In “fast” mode, the emulator doesn't “listen” to the monitor. Hence, the emulation runs about 25-50 % faster. Thus, unless you are debugging, fast mode is the way to go... You switch fast mode on via the “Config” menu item (see the <text:a xlink:type="simple" xlink:href="#9.Configuration|outline" text:style-name="Internet_20_link" text:visited-style-name="Visited_20_Internet_20_Link"><text:span text:style-name="T193">Configuration</text:span></text:a> section below). You should then also make the monitor windows disappear (un-check “monitor visible” in the “Config” menu item). The monitor will NOT be useful in fast mode since the monitor commands are more or less ignored when in fast mode. Attention, switching between “fast” mode and monitor mode may result in SMSQE resetting itself. So save any important documents under SMSQE first.</text:p>
      <text:p text:style-name="P121"/>
      <text:h text:style-name="P279" text:outline-level="2"><text:bookmark-start text:name="__RefHeading__968_641259198"/><text:bookmark text:name="restarting"/>Restarting the emulation <text:span text:style-name="T190">and resetting the “machine”.</text:span><text:bookmark-end text:name="__RefHeading__968_641259198"/></text:h>
      <text:p text:style-name="P163">The only way to really restart the emulation is by exiting it and restarting the emulation program again. You can exit the emulation by: pressing ALT+F4, using the “exit” item in the “File” menu or typing “JVA_EXIT” from an SBasic command line.</text:p>
      <text:p text:style-name="P132"/>
      <text:p text:style-name="P132"><text:soft-page-break/>You can res<text:span text:style-name="T190">et SMSQE </text:span>by re-reading a ROM file, or by resetting the emulation (both in the “File” menu). Under some systems, the “4 fingered salute” (CTRL, ALT, SHIFT, TAB all pressed at once) will also reset SMSQmulator. <text:span text:style-name="T190">There is also a “RESET” command in any SBasic command line.</text:span></text:p>
      <text:p text:style-name="P132"/>
      <text:p text:style-name="P172">Please note: resetting the emulator will normally not reload the SMSQ/E file. Thus, if SMSQ/E has been corrupted, the corruption may remain after a reset.</text:p>
      <text:h text:style-name="P258" text:outline-level="1"><text:bookmark-start text:name="__RefHeading__2408_1112055538"/>The WIN device<text:bookmark-end text:name="__RefHeading__2408_1112055538"/></text:h>
      <text:p text:style-name="P4"/>
      <text:p text:style-name="P121">The WIN device uses QXL.WIN type container files as “hard drives/disks”. Each QXL.WIN file is one disk and, of course, these QXL.WIN files exist somewhere in your native file system. The WIN device allows you to read from and write to, a QXL.WIN type file. You get a device called “WIN” (but this may be changed, see the <text:a xlink:type="simple" xlink:href="#9.Configuration|outline" text:style-name="Internet_20_link" text:visited-style-name="Visited_20_Internet_20_Link">Configuration</text:a> section) with 8 drives, each of which must point to a different QXL.WIN type file somewhere in your native directories. The “<text:span text:style-name="T252">Config” (</text:span>configuration<text:span text:style-name="T252">)</text:span> menu item in the menu bar allows you to choose which QXL.WIN file should be associated with what device (see the Configuration section). You can then access the individual drives as win1_ to win8_, as usual. Normally, accessing a QXL.WIN type file should be faster than accessing files on NFA and SFA devices.</text:p>
      <text:p text:style-name="P121"/>
      <text:p text:style-name="P121">One of the first configuration operation<text:span text:style-name="T251">s</text:span> one usually undertakes is to set the name of the main QXL.WIN file to be used as win1_.</text:p>
      <text:p text:style-name="P121"/>
      <text:h text:style-name="Heading_20_2" text:outline-level="2"><text:bookmark-start text:name="__RefHeading__1844_174863412"/>Formatting a WIN Drive<text:bookmark-end text:name="__RefHeading__1844_174863412"/></text:h>
      <text:p text:style-name="P121">WIN Drives can be formatted with the <text:span text:style-name="T2">FORMAT </text:span>command. This may take one of two different forms:</text:p>
      <text:p text:style-name="P121"/>
      <text:p text:style-name="Standard"><text:span text:style-name="Code"><text:span text:style-name="T2">FORMAT</text:span></text:span><text:span text:style-name="Code"> WINx_NUMBER</text:span><text:span text:style-name="Code"><text:span text:style-name="T259"> </text:span></text:span><text:span text:style-name="T35"><text:tab/><text:tab/>(e.g. </text:span><text:span text:style-name="Code">FORMAT</text:span><text:span text:style-name="Code"><text:span text:style-name="T259"> win1_50</text:span></text:span><text:span text:style-name="T35">)</text:span></text:p>
      <text:p text:style-name="Standard"><text:span text:style-name="Code">or</text:span></text:p>
      <text:p text:style-name="Standard"><text:span text:style-name="Code"><text:span text:style-name="T2">FORMAT</text:span></text:span><text:span text:style-name="Code"> WINx_NUMBER_NAME</text:span> <text:tab/>(e.g. <text:span text:style-name="Code">FORMAT win1_50_Sources</text:span>).</text:p>
      <text:p text:style-name="P121"/>
      <text:p text:style-name="P121">The NUMBER parameter must always be present and indicates the size of the drive, in MiB (1MiB=1024*1024 bytes). This NUMBER may not be lower than 1 or higher than 2000 <text:span text:style-name="T251">(</text:span>and if, other than for testing purposes, you really format a 2 GB hard disk for SMSQE, I'd REALLY like <text:span text:style-name="T251">to know </text:span>what you put on there...).</text:p>
      <text:p text:style-name="P121"/>
      <text:p text:style-name="P121">The optional NAME parameter contains the name of the new drive, which is displayed, for example, when you do a <text:span text:style-name="T2">DIR</text:span> of the drive. The name may not be longer than 20 characters (anything beyond that will simply be cut off). If you do not pass the optional NAME parameter, the drive will get the current usage name of the device and the drive number (e.g.: FORMAT win2_50: the name will be WIN2.)</text:p>
      <text:p text:style-name="P121"/>
      <text:p text:style-name="P121">ATTENTION: The device name to be used when formatting is the current usage name of the device. If you named your WIN device “fld”, then you must do a format fld1_...</text:p>
      <text:p text:style-name="P121"/>
      <text:p text:style-name="P121">To be able to format a drive, you must have first of all configured (via the “<text:span text:style-name="T251">C</text:span>onfig” menu item) the name of a valid <text:span text:style-name="T87">BUT NOT YET EXISTING</text:span> native file that will hold the QXL.WIN type file <text:span text:style-name="T105">(and, yes, this will make SMSQmulator complain that the file doesn't exist)</text:span>. After the FORMAT, a corresponding file of the desired size will have been created.</text:p>
      <text:p text:style-name="P121"/>
      <text:p text:style-name="P117"><text:span text:style-name="T35">As a safety feature, you </text:span><text:span text:style-name="T62">cannot</text:span><text:span text:style-name="T35"> format an already existing file. If you try, this will fail with the error “already exists”. You must delete the corresponding file first from within your native file system.</text:span></text:p>
      <text:h text:style-name="Heading_20_1" text:outline-level="1"><text:bookmark-start text:name="__RefHeading__999_1461987524"/>The NFA and SFA devices<text:bookmark-end text:name="__RefHeading__999_1461987524"/></text:h>
      <text:p text:style-name="P121"/>
      <text:p text:style-name="P121">These are two new devices (NFA and SFA) giving you access to the underlying “native” file system of the machine on which you run SMSQmulator and allowing you the save files to/from the native file system. Thus both devices allow you to read/write to native file systems, but the SFA device keeps the QL file header, whereas the NFA device does not. As usual with SMSQE, you get 8 drives for each device, NFA1_ to NFA8_, same with SFA.</text:p>
      <text:p text:style-name="P121"/>
      <text:p text:style-name="P121">The way this works is that you assign to each drive on these devices, the name of a directory in your native file system and all reads/writes for that drive will go to that directory. With the "Config" menu in SMSQmulator, you can <text:span text:style-name="T253">set for</text:span> each drive of these devices to what directory on you native file system it should point. Alternatively, you can also use the SFA_USE and NFA_USE commands (see the <text:a xlink:type="simple" xlink:href="#9.Configuration|outline" text:style-name="Internet_20_link" text:visited-style-name="Visited_20_Internet_20_Link">Configuration</text:a> section).</text:p>
      <text:p text:style-name="P121"/>
      <text:p text:style-name="P121"/>
      <text:h text:style-name="Heading_20_2" text:outline-level="2"><text:bookmark-start text:name="__RefHeading__1001_1461987524"/>The NFA (Native File Access) device<text:bookmark-end text:name="__RefHeading__1001_1461987524"/></text:h>
      <text:p text:style-name="P121">This enables simple read/write to native directories. The name of the device is NFA (but this may be changed, see the Configuration section), so you have 8 drives named NFA1_ to NFA8_.</text:p>
      <text:p text:style-name="P121"/>
      <text:p text:style-name="P121">If you save files to an NFA device, the QL file header will be lost (the SFA device is able to write SMSQE style file headers, see below), so you cannot, for example, EXEC a file from an NFA drive. Loading/saving basic programs or LRESPRing files such as qpac2 will work, though.</text:p>
      <text:p text:style-name="P121"/>
      <text:p text:style-name="P121">The NFA driver ** should ** be safe, but do point each drive to somewhere where it can't create havoc with your files — a newly created directory will suffice.</text:p>
      <text:p text:style-name="P121"/>
      <text:p text:style-name="P177">Please note that, depending on your OS, file names may be case sensitive (contrary to usual SMSQE convention) so that NFA1_FILE1 may be different from NFA1_file1. However, it is possible to make the device “semi case independent” via a configuration option: Please see the section on configuration.</text:p>
      <text:p text:style-name="P121"/>
      <text:p text:style-name="P121">Normally the program remembers the names of the NFA drives as they are stored in a file called SMSQmulator.ini in your home/personal directory.</text:p>
      <text:p text:style-name="P121"/>
      <text:p text:style-name="P121"/>
      <text:h text:style-name="Heading_20_2" text:outline-level="2"><text:bookmark-start text:name="__RefHeading__1003_1461987524"/>The SFA (SMSQE File Access) device<text:bookmark-end text:name="__RefHeading__1003_1461987524"/></text:h>
      <text:p text:style-name="P121">This is a device that, like NFA, stores files somewhere on you native file system, but with a special file header (invisible to SMSQE). Thus, you can <text:span text:style-name="T2">SEXEC </text:span>files to it, and <text:span text:style-name="T2">EXEC</text:span> files from it. The name of the device is SFA (but this may be changed, see the Configuration section), so you have 8 drives,. SFA1_ to SFA8_.</text:p>
      <text:p text:style-name="P121"/>
      <text:p text:style-name="P121"/>
      <text:p text:style-name="P136"><text:soft-page-break/>The SFA device will seem to contain only those files that do have a corresponding SFA file header, <text:span text:style-name="T2">i.e. only files that were saved through itself or through Q-Emulator</text:span>. If there are other, non SMSQE, files in the native directory to which the SFA drive is bound, the SFA device will not “see” them – they won’t show up in a <text:span text:style-name="T2">DIR</text:span> command, for example.</text:p>
      <text:p text:style-name="P121"/>
      <text:p text:style-name="P183">A word of caution, though:</text:p>
      <text:p text:style-name="P121">It is possible – but NOT RECOMMENDED- to point SFA and NFA devices to the same underlying directory. DON'T DO THIS (see below)! Suppose you have a directory called “Smsqe" somewhere on your native file system, and you point both SFA1_ and NFA1_ to it.</text:p>
      <text:p text:style-name="P121">Further suppose, that you have 3 files in this directory:</text:p>
      <text:p text:style-name="P121"/>
      <text:list xml:id="list1294135188" text:style-name="L3">
        <text:list-item>
          <text:p text:style-name="P232"><text:span text:style-name="Code">file1</text:span> – a "normal" file containing whatever you put in there.</text:p>
        </text:list-item>
        <text:list-item>
          <text:p text:style-name="P232"><text:span text:style-name="Code">file2</text:span> – a file with an SFA file header saved through the SFA drive.</text:p>
        </text:list-item>
        <text:list-item>
          <text:p text:style-name="P232"><text:span text:style-name="Code">file3</text:span> – another "normal" file.</text:p>
        </text:list-item>
      </text:list>
      <text:p text:style-name="P121"/>
      <text:p text:style-name="P121">If you do “<text:span text:style-name="T2">DIR</text:span> NFA1_” this will show:</text:p>
      <text:list xml:id="list3366852732" text:style-name="L4">
        <text:list-item>
          <text:p text:style-name="P233"><text:span text:style-name="Code">file1</text:span></text:p>
        </text:list-item>
        <text:list-item>
          <text:p text:style-name="P233"><text:span text:style-name="Code">file2</text:span></text:p>
        </text:list-item>
        <text:list-item>
          <text:p text:style-name="P233"><text:span text:style-name="Code">file3</text:span></text:p>
        </text:list-item>
      </text:list>
      <text:p text:style-name="P121">since these are all of the files in the directory.</text:p>
      <text:p text:style-name="P121"/>
      <text:p text:style-name="P121">But If you do “<text:span text:style-name="T2">DIR</text:span> SFA1_” this will only show:</text:p>
      <text:list xml:id="list3596259217" text:style-name="L5">
        <text:list-item>
          <text:p text:style-name="P234"><text:span text:style-name="Code">file2</text:span></text:p>
        </text:list-item>
      </text:list>
      <text:p text:style-name="P121">since that is the only file with an SFA style file header in your "Smsqe" directory. So far, that is the expected behaviour since the SFA device only “sees” those files that have a special file header.</text:p>
      <text:p text:style-name="P121"/>
      <text:p text:style-name="P121">However, suppose you now try to create a new file called "file1" on the <text:span text:style-name="T2">SFA </text:span>drive, for example by typing “<text:span text:style-name="Code"><text:span text:style-name="T2">SAVE</text:span></text:span><text:span text:style-name="Code"> SFA_file1</text:span>”. You would expect this to succeed. For the SFA drive, this would be valid, since, for it, there is no file called "file1" on the underlying directory, as it only "sees" those with an SMSQE file header. But, of course, on the native file system to where SFA1_points, there already IS a file called file1, only, because it is not an SMSQE style file, SFA1_ doesn't show it to you. If you now try to get SFA1_ to save a new file with exactly that file name, this would means that it would try to overwrite the file called "file1" in your directory – even though you might not want to do that, since, perhaps, you only did a DIR of SFA1_ and thus forgot that there is already a file called "file1" in that native directory.</text:p>
      <text:p text:style-name="P121"/>
      <text:p text:style-name="P121">To avoid this possible loss of files, the SFA device refuses to write over, or delete, files that do not have an SMSQE file header. It will return the error "is in use". Thus, you data is safe.</text:p>
      <text:p text:style-name="P121"/>
      <text:p text:style-name="P121">However, this may produce the confusing situation that you try to write a file, perhaps called file1; to the SFA device, which it refuses, saying that the file is in use – but a DIR of your SFA drive will not show this file to be existing!</text:p>
      <text:p text:style-name="P121"/>
      <text:p text:style-name="P121">I would thus recommend that you create a special directory just for the SFA drives and where only the SFA drives read/write to.</text:p>
      <text:p text:style-name="P121"><text:soft-page-break/></text:p>
      <text:p text:style-name="P121">N.B.: the file header for files on an SFA device used to be the same as that for SMSQE files, except that an additional identification long word "SFA0" was tacked onto the front. As of version 1.03 of SMSQmulator, this special header is abandoned and the new header is compatible with that of Q-Emulator, with one difference however: Q-Emulator only saves this header for those files that need it (i.e., to all intents and purposes, EXECutable files only) whereas SMSQmulator saves it for ALL files. SMSQmulator can still read (but not write) files with the old header.</text:p>
      <text:h text:style-name="Heading_20_2" text:outline-level="2"><text:bookmark-start text:name="__RefHeading__1262_1720155828"/>Do not mix the directories for NFA and SFA devices<text:bookmark-end text:name="__RefHeading__1262_1720155828"/></text:h>
      <text:p text:style-name="Standard">As mentioned above, temptation may be great to have some NFA and SFA device point to the same underlying native directory. The situation here is clear: <text:span text:style-name="T2">DON'T.</text:span><text:span text:style-name="T76"> You will cause yourself untold hours of grief </text:span><text:span text:style-name="T83">if you do</text:span><text:span text:style-name="T76">. As an example: you save some SBASIC extensions file under SFA. If you LRESPR this file under SFA again, all will be fine. If you LRESPR the same file under NFA, your machine will crash </text:span><text:span text:style-name="T79">(</text:span><text:span text:style-name="T76">due to the presence of the special header).</text:span></text:p>
      <text:p text:style-name="P23"/>
      <text:p text:style-name="Standard">Or you save some file under NFA and wonder why the SFA drive can't see it, etc... So DON'T <text:span text:style-name="T253">do this</text:span>. Keep the NFA and SFA directories separate. Always.</text:p>
      <text:h text:style-name="Heading_20_2" text:outline-level="2"><text:bookmark-start text:name="__RefHeading__1386_2136052438"/>Avoid accented characters in NFA and SFA file or directory names<text:bookmark-end text:name="__RefHeading__1386_2136052438"/></text:h>
      <text:p text:style-name="Standard">SMSQmulator doesn't handle file names with accented characters in SFA and NFA files/directories very well. You might want to avoid them.</text:p>
      <text:h text:style-name="Heading_20_2" text:outline-level="2"><text:bookmark-start text:name="__RefHeading__1436_14927854"/>You cannot FORMAT NFA or SFA drives<text:bookmark-end text:name="__RefHeading__1436_14927854"/></text:h>
      <text:p text:style-name="Standard">Well, the title says it all: trying to FORMAT NFA or SFA drives will give an error “not implemented”.</text:p>
      <text:h text:style-name="Heading_20_2" text:outline-level="2"><text:bookmark-start text:name="__RefHeading__1556_1991299645"/>The file names must be valid under the native file system<text:bookmark-end text:name="__RefHeading__1556_1991299645"/></text:h>
      <text:p text:style-name="Standard">When you create a file under the NFA and SFA devices, corresponding files are created on the native file systems the respective drives point to. This means, that the file name you choose must be valid file names under the native file system. For example, under SMSQE it is perfectly valid to create a file with a star (*) in its name. Under Windows, this is not a character that can validly be used in a file name. Please only use those names that can actually be used under the native file system.</text:p>
      <text:h text:style-name="Heading_20_2" text:outline-level="2"><text:bookmark-start text:name="__RefHeading__1468_418145120"/>NFA and SFA drives to not support direct sector accesses<text:bookmark-end text:name="__RefHeading__1468_418145120"/></text:h>
      <text:p text:style-name="Standard">Due to the nature of these drives, direct sector access to the drives (e.g. winx_*d2d) is NOT allowed.</text:p>
      <text:h text:style-name="P261" text:outline-level="2"><text:bookmark-start text:name="__RefHeading__2047_361456411"/>Do not use SFA and NFA devices with native directories containing “_”<text:bookmark-end text:name="__RefHeading__2047_361456411"/></text:h>
      <text:p text:style-name="Standard">The underscore character (“_”) is special in SMSQE and is used as a sub-directory divider amongst others. It is perfectly acceptable to use the underscore in SMSQE file or directory names, SMSQmulator will switch between that and the directory separator your native directory uses without any problems.</text:p>
      <text:p text:style-name="Standard"><text:soft-page-break/>However, the names of native directories themselves must NOT have a “_” in them – if they do, the NFA and SFA devices will get hopelessly confused.</text:p>
      <text:h text:style-name="Heading_20_2" text:outline-level="2"><text:bookmark-start text:name="__RefHeading__3066_151966476"/>Making a directory may result in file name changes<text:bookmark-end text:name="__RefHeading__3066_151966476"/></text:h>
      <text:p text:style-name="Standard">Under SMSQE, when you make a new directory and an existing file has a name that should then belong with that directory, the file is moved into this new directory. SMSQmulator mimics that behaviour in the native directories as well. Suppose you have an SFA device pointing to a directory called “smsqe” somewhere on your native file system. Suppose you have just two files in that directory: a file called <text:span text:style-name="T85">test_doc</text:span> and another file imaginatively called <text:span text:style-name="T85">another_file</text:span>.</text:p>
      <text:p text:style-name="Standard">A “<text:span text:style-name="T2">DIR</text:span> SFA1_” will show:</text:p>
      <text:p text:style-name="P17">another_file</text:p>
      <text:p text:style-name="P17">test_doc</text:p>
      <text:p text:style-name="P19">which are the two files on SFA1_.</text:p>
      <text:p text:style-name="P17"/>
      <text:p text:style-name="Standard">Now you create a new directory called “<text:span text:style-name="T85">test</text:span>” on SFA1_:</text:p>
      <text:p text:style-name="Standard"><text:span text:style-name="T2">MAKE_DIR</text:span> SFA1_test</text:p>
      <text:p text:style-name="Standard">A “<text:span text:style-name="T2">DIR</text:span> SFA1_” will now show:</text:p>
      <text:p text:style-name="P17">another_file</text:p>
      <text:p text:style-name="P18">test -&gt;</text:p>
      <text:p text:style-name="P20">which is as it should be.</text:p>
      <text:p text:style-name="P20"/>
      <text:p text:style-name="P20">If you do a <text:span text:style-name="T2">DIR</text:span> SFA1_test_ you will see:</text:p>
      <text:p text:style-name="P18">test_doc</text:p>
      <text:p text:style-name="P20">which is as it should be.</text:p>
      <text:p text:style-name="P20"/>
      <text:p text:style-name="P20">The file <text:span text:style-name="T85">test_doc</text:span> has been moved into the <text:span text:style-name="T85">test</text:span> sub-directory. You will notice that something similar happened on your native file system: a (native) sub-directory called <text:span text:style-name="T85">test</text:span> was created in the “smsqe” directory, the file <text:span text:style-name="T85">test_doc</text:span> was moved into it, but its native name changed from <text:span text:style-name="T85">test_doc</text:span> to <text:span text:style-name="T85">doc</text:span>. Under SMSQE, you will still see it called <text:span text:style-name="T85">test_doc.</text:span></text:p>
      <text:p text:style-name="Standard"/>
      <text:h text:style-name="P258" text:outline-level="1"><text:bookmark-start text:name="__RefHeading__1846_174863412"/><text:bookmark text:name="flp"/>The FLP device<text:bookmark-end text:name="__RefHeading__1846_174863412"/></text:h>
      <text:p text:style-name="P121"/>
      <text:p text:style-name="P121">The FLP device allows you to read, write <text:span text:style-name="T119">and “format”</text:span> QL format floppy disk <text:span text:style-name="T2">images</text:span>, NOT floppy disks themselves. A floppy disk image is a file containing an image of a floppy disk. For the time being, the ONLY images supported are those of 720 KiB and 1.44 MiB floppy disks. The length of the images files must be <text:span text:style-name="T2">exactly</text:span> either 720 KiB or 1.44 MiB.</text:p>
      <text:p text:style-name="P121"/>
      <text:p text:style-name="P123">Thus you must prepare a floppy disk image before you can access it from within SMSQmulator. How <text:span text:style-name="T119">exactly</text:span> you can prepare <text:span text:style-name="T119">such</text:span> a floppy disk image will depend on your operating system, under Linux the “dd” command will do. <text:span text:style-name="T139">Please beware that in some cases, the resulting floppy image file may be read only, in which case the flp drive will be treated as a write protected disk. You may also not even have the necessary permissions to read from the image file, in which case SMSQmulator will complain that it can't even find the disk.</text:span></text:p>
      <text:p text:style-name="P144">.</text:p>
      <text:p text:style-name="P121">The resulting “img” file will contain the floppy disk image. This is the file you can then read via <text:span text:style-name="T120">SMSQ</text:span>mulator. (By convention, the resulting image file should have an extension of “.img”, even though this is not absolutely necessary).</text:p>
      <text:p text:style-name="P121"/>
      <text:p text:style-name="P124">The configuration menu item in the menu bar allows you to choose which .img file should be associated with what device. You can then access the individual drives as flp1_ to flp8_, as usual.</text:p>
      <text:p text:style-name="P124"/>
      <text:p text:style-name="P145">As of version 2.0<text:span text:style-name="T126">0</text:span>, SMSQmulator also lets you write to the floppy disk <text:span text:style-name="T120">image file</text:span>. You can then later rewrite that modified <text:span text:style-name="T120">image </text:span>file to a true floppy disk if your system has one. Again, exactly how you do that depends on your operating system.</text:p>
      <text:p text:style-name="P145"/>
      <text:p text:style-name="P145">You may also “format” a floppy disk, i.e. create an empty disk image file in QL format. By default, SMSQmulator will format a 720 K disk. You can force it to format to 1.44 MiB in two ways, as is usual under SMSQE:</text:p>
      <text:p text:style-name="P145"/>
      <text:p text:style-name="P145">Set the default density via the FLP_DENSITY command (see below).</text:p>
      <text:p text:style-name="P145">Append a star plus a letter at the end of the device name when formatting:</text:p>
      <text:p text:style-name="P145"/>
      <text:p text:style-name="P145"><text:span text:style-name="Code"><text:span text:style-name="T2">FORMAT “flp1_*D”</text:span></text:span><text:span text:style-name="T2"> </text:span>formats a double density disk (i.e. 720 K).</text:p>
      <text:p text:style-name="P145"><text:span text:style-name="Code"><text:span text:style-name="T2">FORMAT “flp1_myname*H”</text:span></text:span><text:span text:style-name="T2"> </text:span>formats a high density disk (1.44 MiB).called “myname”.</text:p>
      <text:p text:style-name="P145"/>
      <text:p text:style-name="P145">Note that you need the quotes around the name when you use an asterisk (star) in the name of the device to format. The allowed letters are S, D, H <text:span text:style-name="T125">and E </text:span>for Single, Double, High <text:span text:style-name="T125">and Extra High </text:span>density. However, SMSQmulator doesn't handle single density <text:span text:style-name="T125">or extras high </text:span>disk images and will use double density instead <text:span text:style-name="T126">if you specify single or extra high density</text:span>.</text:p>
      <text:p text:style-name="P125"/>
      <text:p text:style-name="P145">The <text:span text:style-name="Code"><text:span text:style-name="T2">FLP_DENSITY</text:span></text:span> command can be used to set the default density of the image files. This doesn't concern pre-existing images, SMSQmulator will read the density information from within the disk. The <text:span text:style-name="Code"><text:span text:style-name="T2">FLP_DENSITY</text:span></text:span> command can be followed by one of <text:span text:style-name="T126">four</text:span> letters:</text:p>
      <text:p text:style-name="P145"/>
      <text:p text:style-name="P146"><text:soft-page-break/><text:span text:style-name="Code"><text:span text:style-name="T2">FLP_DENSITY</text:span></text:span><text:span text:style-name="Code"> S | D | H </text:span><text:span text:style-name="Code"><text:span text:style-name="T125">| E</text:span></text:span><text:span text:style-name="T125"> for</text:span> Single, Double, High <text:span text:style-name="T125">and Extra High </text:span>density. However, SMSQmulator doesn't handle single density <text:span text:style-name="T125">or extras high </text:span>disk images and will use double density instead <text:span text:style-name="T126">if you specify single or extra high density</text:span>.</text:p>
      <text:p text:style-name="P147"/>
      <text:p text:style-name="P140">Please not<text:span text:style-name="T121">e: </text:span>Apart from <text:span text:style-name="Code"><text:span text:style-name="T2">FLP_DENSITY, </text:span></text:span><text:a xlink:type="simple" xlink:href="#flp_use" text:style-name="Internet_20_link" text:visited-style-name="Visited_20_Internet_20_Link"><text:span text:style-name="Code"><text:span text:style-name="T2">FLP_USE</text:span></text:span></text:a><text:span text:style-name="Code"><text:span text:style-name="T2">, </text:span></text:span><text:span text:style-name="Code"><text:span text:style-name="T20">FLP_DRIVE</text:span></text:span><text:span text:style-name="T133"> and </text:span><text:span text:style-name="Code"><text:span text:style-name="T20">FLP_DRIVE$</text:span></text:span><text:span text:style-name="T133"> (see below)</text:span>, all <text:span text:style-name="T133">the </text:span>other <text:span text:style-name="T133">usual SMSQE</text:span> <text:span text:style-name="Code">FLP_xxxx</text:span> commands, while they exist and seem to be working, will have no effect. </text:p>
      <text:p text:style-name="P140"/>
      <text:p text:style-name="P148"/>
      <text:p text:style-name="P193"><text:span text:style-name="Code">FLP_DRIVE </text:span><text:span text:style-name="Code"><text:span text:style-name="T75">number,native_name$</text:span></text:span></text:p>
      <text:p text:style-name="P150">This keyword allows you to set a drive to a native image file. <text:span text:style-name="T134">number</text:span> in the drive number (1 to 8) and <text:span text:style-name="T134">native_name$</text:span> the name of the native file. Remember, some native file systems are case-dependent. <text:span text:style-name="T135">You will get an error if the file can't be found or isn't a valid QL disk image file. In that case, if that drive previously held a valid image, that image is closed and the drive no longer points to a valid disk image.</text:span></text:p>
      <text:p text:style-name="P150"/>
      <text:p text:style-name="P150">result$=<text:span text:style-name="Code"><text:span text:style-name="T2">FLP_DRIVE$</text:span></text:span><text:span text:style-name="Code"><text:span text:style-name="T76"> </text:span></text:span><text:span text:style-name="Code"><text:span text:style-name="T75">(number)</text:span></text:span></text:p>
      <text:p text:style-name="P185">This function returns the native name of the drive given as parameter <text:span text:style-name="T134">number</text:span> (1 to 8). If the drive isn't assigned, an empty string is returned.</text:p>
      <text:p text:style-name="P185"/>
      <text:p text:style-name="P140"/>
      <text:p text:style-name="P184">The floppy disk driver expects you to behave in a rational manner:</text:p>
      <text:p text:style-name="P151"/>
      <text:p text:style-name="P151">You could conceivably do something like this:</text:p>
      <text:p text:style-name="P180"/>
      <text:p text:style-name="P181">(go into the config <text:span text:style-name="T127">m</text:span>en<text:span text:style-name="T127">u</text:span> and <text:span text:style-name="T128">set </text:span>the drive image for flp1_ to point to <text:span text:style-name="T128">a valid QL image disk file)</text:span></text:p>
      <text:p text:style-name="P152"/>
      <text:p text:style-name="P194"><text:span text:style-name="Code"><text:span text:style-name="T2">OPEN_NEW</text:span></text:span><text:span text:style-name="Code"> #3, “flp1_whatever”</text:span></text:p>
      <text:p text:style-name="P194"><text:span text:style-name="Code"><text:span text:style-name="T2">PRINT</text:span></text:span><text:span text:style-name="Code">#3, a_long_string$</text:span></text:p>
      <text:p text:style-name="P197"/>
      <text:p text:style-name="P182">(now, <text:span text:style-name="T129">with that file still open,</text:span> you go into the config <text:span text:style-name="T127">m</text:span>en<text:span text:style-name="T127">u</text:span> and change the drive image for flp1_ to point to anoth<text:span text:style-name="T127">er</text:span> file <text:span text:style-name="T127">and then you type:)</text:span></text:p>
      <text:p text:style-name="P195"/>
      <text:p text:style-name="P195"><text:span text:style-name="Code"><text:span text:style-name="T2">PRINT</text:span></text:span><text:span text:style-name="Code">#3, a</text:span><text:span text:style-name="Code"><text:span text:style-name="T127">n</text:span></text:span><text:span text:style-name="Code">_</text:span><text:span text:style-name="Code"><text:span text:style-name="T127">even_</text:span></text:span><text:span text:style-name="Code">long</text:span><text:span text:style-name="Code"><text:span text:style-name="T127">er</text:span></text:span><text:span text:style-name="Code">_string$</text:span></text:p>
      <text:p text:style-name="P196"><text:span text:style-name="Code"><text:span text:style-name="T2">CLOSE</text:span></text:span><text:span text:style-name="Code">#3</text:span></text:p>
      <text:p text:style-name="P153"/>
      <text:p text:style-name="P154">The result of that will be undetermined – but don't be astonished if the new drive image no longer contains a valid QL Disk image <text:span text:style-name="T129">and/or of files are corrupted</text:span>...!</text:p>
      <text:p text:style-name="P154"/>
      <text:p text:style-name="P155">Of course, changing the disk when no file is open to it should not present any problems.</text:p>
      <text:p text:style-name="P155"/>
      <text:p text:style-name="P155"/>
      <text:p text:style-name="P149">Likewise, the floppy driver does NOT stop you from using the same image file for two floppy drives. Of course, if you write to both of the drives, everything will get hopelessly confused since one drive doesn't know what the other wrote to the image file!</text:p>
      <text:h text:style-name="P259" text:outline-level="1"><text:bookmark-start text:name="__RefHeading__3232_1495818850"/><text:bookmark text:name="Mem_device"/>The MEM device<text:bookmark-end text:name="__RefHeading__3232_1495818850"/></text:h>
      <text:p text:style-name="Standard">The MEM device is very close to a WIN device: it <text:span text:style-name="T109">als</text:span>o operates on QXL.WIN files, except that the entire QXL.WIN file is loaded into memory at once and kept there until SMSQmulator is terminated. <text:span text:style-name="T101">There is no facility to unload it from memory once loaded.</text:span></text:p>
      <text:p text:style-name="Standard"/>
      <text:p text:style-name="Standard"><text:span text:style-name="T101">M</text:span>em drives are of no real usefulness in normal operations, they are used to provide a “writeable” win drive when SMSQmulator is used as an embedded applet in a website. <text:span text:style-name="T253">Since this is no longer an option, the MEM device might be abandoned in future versions.</text:span></text:p>
      <text:h text:style-name="P262" text:outline-level="2"><text:bookmark-start text:name="__RefHeading__3234_1495818850"/>Loading a MEM drive<text:bookmark-end text:name="__RefHeading__3234_1495818850"/></text:h>
      <text:p text:style-name="Standard">You must indicate, via the “<text:span text:style-name="T254">C</text:span>onfig” menu, which file is to be used for a MEM drive, just as you would do for WIN drives. <text:span text:style-name="T113">It is </text:span><text:span text:style-name="T35">also </text:span><text:span text:style-name="T36">possible to </text:span><text:span text:style-name="T35">pass a filename as a URL and not as a normal filename. For local files, this means that you should add “</text:span><text:a xlink:type="simple" xlink:href="../../../../../../../" text:style-name="Internet_20_link" text:visited-style-name="Visited_20_Internet_20_Link"><text:span text:style-name="T35">file:/</text:span></text:a><text:span text:style-name="T35">” before the name once you have selected it – SMSQmulator does not do that automatically for you.</text:span></text:p>
      <text:p text:style-name="P12"/>
      <text:p text:style-name="Standard">Once <text:span text:style-name="T97">a MEM drive is loaded</text:span>, it behaves like a WIN drive, with the following exception<text:span text:style-name="T97">s:</text:span></text:p>
      <text:p text:style-name="Standard">1 – The maximum allowed size for a MEM drive is 500 MiB. <text:span text:style-name="T103">QXL.WIN drives larger than that are simply not loaded. Depending on the memory capacity of your machine, the size may even be less.</text:span></text:p>
      <text:p text:style-name="Standard">2 – MEM drives cannot be formatted.</text:p>
      <text:p text:style-name="Standard">3 – <text:span text:style-name="T97">Any changes made to the content of the MEM drive are lost if the entire QXL.WIN file isn't written back to the disk. </text:span></text:p>
      <text:h text:style-name="P262" text:outline-level="2"><text:bookmark-start text:name="__RefHeading__3011_295289898"/>Writing the drive back to the disk.<text:bookmark-end text:name="__RefHeading__3011_295289898"/></text:h>
      <text:p text:style-name="Standard"><text:span text:style-name="T103">SMSQmulator does NOT do that for you automatically. To write the file back to the same file it was loaded from, use the </text:span><text:span text:style-name="T6">MEMD_WRITE</text:span><text:span text:style-name="T97"> S-Basic procedure.</text:span></text:p>
      <text:p text:style-name="Standard"/>
      <text:p text:style-name="P110"><text:span text:style-name="Code"><text:span text:style-name="T2">MEMD_WRITE</text:span></text:span><text:span text:style-name="Code"> </text:span><text:span text:style-name="Code"><text:span text:style-name="T72">drive_number </text:span></text:span></text:p>
      <text:p text:style-name="P110">where <text:span text:style-name="T72">drive_number</text:span> is the drive to be written back (1 … 8).</text:p>
      <text:p text:style-name="Standard"/>
      <text:p text:style-name="Standard">This writes the entire QXL.WIN file back <text:span text:style-name="T102">t</text:span>o the original file it was loaded from, overwriting that file in the process. There is <text:span text:style-name="T2">no</text:span> confirmation request for this.</text:p>
      <text:h text:style-name="P262" text:outline-level="2"><text:bookmark-start text:name="__RefHeading__3127_766577952"/>Using MEM drives slows loading of SMSQmulator<text:bookmark-end text:name="__RefHeading__3127_766577952"/></text:h>
      <text:p text:style-name="Standard">If you configure SMSQmulator to use a MEM drive <text:span text:style-name="T110">(and unless you disable it)</text:span>, it tries to load the entire file into memory when it is started. This may considerably slow down the start time for SMSQmulator.</text:p>
      <text:p text:style-name="Standard"/>
      <text:p text:style-name="Standard">Operations on a MEM device won't be faster than on a WIN device.</text:p>
      <text:p text:style-name="Standard"/>
      <text:h text:style-name="P258" text:outline-level="1"><text:bookmark-start text:name="__RefHeading__2651_1929523322"/>Getting the bigger picture<text:bookmark-end text:name="__RefHeading__2651_1929523322"/></text:h>
      <text:p text:style-name="Standard"/>
      <text:p text:style-name="Standard">On modern big screens, an SMSQE type screen can seem small and forlorn – and difficult to read.</text:p>
      <text:p text:style-name="Standard"/>
      <text:p text:style-name="Standard">SMSQmulator can make its screen look bigger (magnified) if you wish, <text:span text:style-name="T255">by changing the window size / maximizing the window as you would normally do for any window under the native operating system/window manager</text:span>. However, be advised that this will generally make the SMSQE screen look not very nice, since the pixels are just scaled to look bigger <text:span text:style-name="T260">but may be distorted – tge width heigth ratio may be wrong.</text:span>. </text:p>
      <text:p text:style-name="Standard"/>
      <text:p text:style-name="Standard">You can get this effect by two methods:</text:p>
      <text:p text:style-name="Standard"/>
      <text:list xml:id="list368277494" text:style-name="L6">
        <text:list-item>
          <text:p text:style-name="P248">Re size SMSQmulator's window. This will make the fonts bigger or smaller. However, they may look distorted, since internally, SMSQE will keep its original resolution.</text:p>
        </text:list-item>
        <text:list-item>
          <text:p text:style-name="P248">A slightly better effect can be achieved with the “Double the window size” item in the “Config” menu. Here, the SMSQE “pixels” will be doubled in size in each direction. This doesn't necessarily make the SMSQE display look that much nicer, but it will at least be to scale exactly. This same “<text:span text:style-name="T260">C</text:span>onfig” <text:span text:style-name="T260">menu</text:span> item then allows you to switch back to the previous size.</text:p>
          <text:p text:style-name="P248"/>
        </text:list-item>
      </text:list>
      <text:p text:style-name="Standard">It is recommended that you let the monitor windows NOT be visible when changing sizes like that.</text:p>
      <text:p text:style-name="Standard"/>
      <text:h text:style-name="Heading_20_1" text:outline-level="1"><text:bookmark-start text:name="__RefHeading___Toc7263_784271550"/>Faster floating point routines<text:bookmark-end text:name="__RefHeading___Toc7263_784271550"/></text:h>
      <text:p text:style-name="Standard"/>
      <text:p text:style-name="Standard">Taking a leaf out of QPC's book, I have <text:span text:style-name="T157">(optionally) </text:span>replaced some SMSQE floating point routines by faster ones, based on Java “doubles”. You should see a <text:span text:style-name="T163">2</text:span>-4 fold speed increase <text:span text:style-name="T156">with most routines involving floating point numbers</text:span>. </text:p>
      <text:p text:style-name="Standard"/>
      <text:p text:style-name="Standard">The operations that have been sped up are: addition, subtraction, multiplication, division, SIN, COS, TAN, COT, squaring, doubling, halving, square root and reciprocal <text:span text:style-name="T162">(1/x)</text:span>.</text:p>
      <text:p text:style-name="Standard"/>
      <text:p text:style-name="Standard">Prior to version 2.08, SMSQmulator came preconfigured to use the original SMSQE routines, it now comes preconfigured to use the faster routines.</text:p>
      <text:p text:style-name="Standard"/>
      <text:p text:style-name="Standard">You can still switch between the faster routines and the original SMSQE ones.<text:span text:style-name="T157"> To </text:span>do that<text:span text:style-name="T157"> you can either configure the SMSQE file (see the section “</text:span><text:a xlink:type="simple" xlink:href="#9.4.Configuration with the standard (menu) config program|outline" text:style-name="Internet_20_link" text:visited-style-name="Visited_20_Internet_20_Link"><text:span text:style-name="T157">Configuration with the standard (menu) config program</text:span></text:a><text:span text:style-name="T157">”) or use the following new SBasic keywords:</text:span></text:p>
      <text:p text:style-name="Standard"/>
      <text:p text:style-name="P99"><text:span text:style-name="Code"><text:span text:style-name="T2">JVAQLFP</text:span></text:span><text:span text:style-name="T2"> </text:span><text:span text:style-name="T235">or </text:span><text:span text:style-name="Code"><text:span text:style-name="T17">JVA_QLFP</text:span></text:span><text:span text:style-name="T17"><text:tab/></text:span>turns the old <text:span text:style-name="T161">SMSQE</text:span> routines on</text:p>
      <text:p text:style-name="P99"/>
      <text:p text:style-name="P99"><text:span text:style-name="Code"><text:span text:style-name="T2">JVAIEFP</text:span></text:span><text:span text:style-name="T2"> </text:span><text:span text:style-name="T82">or </text:span><text:span text:style-name="Code"><text:span text:style-name="T17">JVA_IEFP</text:span></text:span><text:tab/>turns the new routines on<text:span text:style-name="T163"> (default unless configured otherwise).</text:span></text:p>
      <text:p text:style-name="Standard"/>
      <text:p text:style-name="Standard"/>
      <text:p text:style-name="Standard"/>
      <text:h text:style-name="P258" text:outline-level="1"><text:bookmark-start text:name="__RefHeading___Toc4790_86811066"/>The TCP/SCK devices<text:bookmark-end text:name="__RefHeading___Toc4790_86811066"/></text:h>
      <text:p text:style-name="Standard">As of version 2.21 SMSQmulator has devices that allow opening TCP and SCK channels, in a manner compatible to the uQLx documentation. This may allow you to connect to the Internet, provided the host machine can do it. If you manage to get Lynx running under SMSQ/E, this will work.</text:p>
      <text:p text:style-name="Standard"/>
      <text:p text:style-name="Standard">There is no provision for a UDP connection.</text:p>
      <text:p text:style-name="Standard"/>
      <text:p text:style-name="Standard">Beware, SMSQmulator only implements some of the TRAP#3 calls provided for by the <text:s/>uQLx documentation, namely <text:s/>trap#3 with D0 =: 1 to 7,50,51,53,58,59,5b,5e,62,7b,7c. (numbers are in hex). If your software needs more, please tell me.</text:p>
      <text:h text:style-name="Heading_20_1" text:outline-level="1"><text:bookmark-start text:name="__RefHeading__1005_1461987524"/>Configuration<text:bookmark-end text:name="__RefHeading__1005_1461987524"/></text:h>
      <text:p text:style-name="P156"/>
      <text:p text:style-name="P157">There are several ways to configure SMSQmulator: through the “Config” menu item in the main menu bar, through the standard SMSQE config programs (preferably MenuConfig) and through some basic keywords.</text:p>
      <text:p text:style-name="P157"/>
      <text:p text:style-name="P126">Please note that you should configure SMSQmulator with the “<text:span text:style-name="T256">C</text:span>onfig” menu item, while you should configure the SMSQE file with the MenuConfig program.</text:p>
      <text:p text:style-name="P121"/>
      <text:h text:style-name="Heading_20_2" text:outline-level="2"><text:bookmark-start text:name="__RefHeading__2627_772436960"/>The SMSQmulator.ini file<text:bookmark-end text:name="__RefHeading__2627_772436960"/></text:h>
      <text:p text:style-name="P121"/>
      <text:p text:style-name="P117"><text:span text:style-name="T35">SMSQmulator stores the options you configure through the “</text:span><text:span text:style-name="T59">C</text:span><text:span text:style-name="T35">onfig” menu item i</text:span>n<text:span text:style-name="T35"> a file </text:span><text:span text:style-name="T58">normally </text:span><text:span text:style-name="T35">called “SMSQmulator.ini”. This may be located in your home or personal directory, or in the directory the program was started from </text:span><text:span text:style-name="T54">or in the directory where the SMSQmulator files are found.</text:span></text:p>
      <text:p text:style-name="P171"/>
      <text:p text:style-name="P198"><text:span text:style-name="T35">As of version 2.25, it is also possible to start SMSQmulator with a file name as parameter. This filename will then be used as </text:span><text:span text:style-name="T58">options</text:span><text:span text:style-name="T35"> file. It </text:span><text:span text:style-name="T58">then</text:span><text:span text:style-name="T35"> needn’t be called “SMSQmulator.ini” </text:span><text:span text:style-name="T55">but can be called anything you want.</text:span></text:p>
      <text:p text:style-name="P168"/>
      <text:p text:style-name="P120"><text:span text:style-name="T55">If no fIlename is provided, </text:span><text:span text:style-name="T35">SMSQmulator will first look for </text:span><text:span text:style-name="T58">a</text:span><text:span text:style-name="T35"> </text:span><text:span text:style-name="T58">file called </text:span><text:span text:style-name="T35">“SMSQmulator.ini” <text:s/>in the directory it was started from, and it if finds it there, will use that file. If not, it will look for this file in</text:span><text:span text:style-name="T54"> the directory where the SMSQmulator files themselves</text:span><text:span text:style-name="T58"> </text:span><text:span text:style-name="T54">are found. </text:span><text:span text:style-name="T55">If that doesn’t exist, it will look in </text:span><text:span text:style-name="T35">your home/personal directory and use that or, </text:span><text:span text:style-name="T58">failing that, </text:span><text:span text:style-name="T35"><text:s/>create </text:span><text:span text:style-name="T58">a</text:span><text:span text:style-name="T35"> file </text:span><text:span text:style-name="T54">called “SMSQmulator.ini” </text:span><text:span text:style-name="T35">there if it doesn't exist </text:span><text:span text:style-name="T58">there</text:span><text:span text:style-name="T35"> yet.</text:span></text:p>
      <text:p text:style-name="P121"/>
      <text:p text:style-name="P121">The “SMSQmulator.ini” file is a simple text file, you can edit it with a simple text editor if you want, the info in it must be in the shape: option = value.</text:p>
      <text:p text:style-name="P121"/>
      <text:p text:style-name="P121">The options are re-read every time the emulation is run (not every time the machine is reset!). <text:span text:style-name="T237">They are also frequently re-written.</text:span></text:p>
      <text:p text:style-name="P121"/>
      <text:p text:style-name="P173">Note the correct spelling of the options file: “SMSQmulator.ini” (this may be important on file systems that distinguish between upper and lower case).</text:p>
      <text:p text:style-name="P173"/>
      <text:h text:style-name="P261" text:outline-level="2"><text:bookmark-start text:name="__RefHeading__1007_1461987524"/>The “Config” menu item<text:bookmark-end text:name="__RefHeading__1007_1461987524"/></text:h>
      <text:p text:style-name="P8">The “Config” menu item in the menu bar allows you to set a certain number of options. <text:span text:style-name="T174">Please note that options 2 – 20 below are tucked away in the “Devices” sub-menu.</text:span></text:p>
      <text:p text:style-name="P4"/>
      <text:h text:style-name="Heading_20_3" text:outline-level="3"><text:bookmark-start text:name="__RefHeading__1438_14927854"/>Setting the language<text:bookmark-end text:name="__RefHeading__1438_14927854"/></text:h>
      <text:p text:style-name="Standard">This allows you to set the language used by the emulator <text:span text:style-name="T261">(i.e. the menu items and the warnings)</text:span>, but NOT the language used by SMSQE. Please use the standard <text:span text:style-name="Code"><text:span text:style-name="T2">LANG_USE</text:span></text:span> command for this.</text:p>
      <text:p text:style-name="Standard"><text:soft-page-break/></text:p>
      <text:h text:style-name="Heading_20_3" text:outline-level="3"><text:bookmark-start text:name="__RefHeading__1009_1461987524"/>Setting the directories for the NFA drives<text:bookmark-end text:name="__RefHeading__1009_1461987524"/></text:h>
      <text:p text:style-name="P10">Each NFA “drive” (NFA1_ to NFA8_) points to a directory on your native file system. Here you can choose what directory to use for each of the 8 drives. <text:span text:style-name="T35">You can also use the </text:span><text:a xlink:type="simple" xlink:href="#11.1.NFA_USE|outline" text:style-name="Internet_20_link" text:visited-style-name="Visited_20_Internet_20_Link"><text:span text:style-name="Code"><text:span text:style-name="T257">NFA_USE</text:span></text:span></text:a><text:span text:style-name="T35"> command for this (see </text:span><text:a xlink:type="simple" xlink:href="#11.Basic keywords|outline" text:style-name="Internet_20_link" text:visited-style-name="Visited_20_Internet_20_Link"><text:span text:style-name="T35">the Basic keyword</text:span></text:a><text:span text:style-name="T57">s</text:span><text:span text:style-name="T35"> section). </text:span><text:span text:style-name="T56">Please also refer to </text:span><text:a xlink:type="simple" xlink:href="#10.5.Expanding “./” in the SMSQmulator.ini file|outline" text:style-name="Internet_20_link" text:visited-style-name="Visited_20_Internet_20_Link"><text:span text:style-name="T56">Expanding “./” in the SMSQmulator.ini file</text:span></text:a><text:span text:style-name="T56">.</text:span></text:p>
      <text:p text:style-name="P14"/>
      <text:h text:style-name="Heading_20_3" text:outline-level="3"><text:bookmark-start text:name="__RefHeading__1011_1461987524"/>Setting the case of file names for the NFA device<text:bookmark-end text:name="__RefHeading__1011_1461987524"/></text:h>
      <text:p text:style-name="P187">Depending on your OS, file names may be case sensitive (contrary to usual SMSQE convention) so that, for example, “NFA1_FILE1” may be different from “NFA1_file1”. This is the case, for example, in Linux, (but not in windows, where file names are case independent). Case dependent file names may pose a problem for SMSQE, since sometimes, some programs may change the case of a file name but still expect to open the same file. <text:span text:style-name="T168">As an example, the GST macro assembler will open files in upper case : if you have a file called “nfa1_test_asm”, the assembler will try to open “NFA1_TEST_ASM”. Under a Linux system, where filenames may be case dependent, this might fail, since there is no file by that exact name.</text:span></text:p>
      <text:p text:style-name="P187"/>
      <text:p text:style-name="P187">Here you can configure how SMSQmulator deals with that: It can,:</text:p>
      <text:p text:style-name="P187"/>
      <text:list xml:id="list1424415718" text:style-name="L7">
        <text:list-item>
          <text:p text:style-name="P245">not change the file names at all (good, for example, on windows but should not be used on file systems where case matters);</text:p>
        </text:list-item>
        <text:list-item>
          <text:p text:style-name="P245">set all file names to lower case;</text:p>
        </text:list-item>
        <text:list-item>
          <text:p text:style-name="P245">set all file names to upper case.</text:p>
        </text:list-item>
      </text:list>
      <text:p text:style-name="P187"/>
      <text:p text:style-name="P187">If you choose one of the latter two options, any file name passed to the NFA device will have its case converted. So, for example, if you set to convert file names to lower case, and type “<text:span text:style-name="Code">SAVE </text:span><text:span text:style-name="Code"><text:span text:style-name="T167">N</text:span></text:span><text:span text:style-name="Code">FA1_FILE1</text:span>” it will actually be saved as <text:span text:style-name="T167">N</text:span>FA1_file1. <text:span text:style-name="T21">In that case, when you copy files from outside SMSQmulator to the directory used as NFA1_, make sure that these files have the correct (upper or lower cased) name.</text:span></text:p>
      <text:p text:style-name="P121"/>
      <text:p text:style-name="P121">However, again, there is a "problem“: Suppose that NFA1_ points to a directory called “smsqe” and you have two files on drive NFA1_ called “FILE1” and “file2”. Also suppose that you configured the <text:span text:style-name="T167">N</text:span>FA device to change the file name case to all lower case. If you try to open “NFA1_file2”, you will have no problem, SMSQmulator will try to open the file “file2” in the directory “smsqe”. Now suppose you try to open the file FILE2. Since you configured the device to change the file names to lower case, SMSQmulator will try to open a file called “file2” (not “FILE2”) in the directory “smsqe” - and it will fail. However, SMSQmulator normally hides file names that don't correspond to the file case you have configured.</text:p>
      <text:p text:style-name="P121"/>
      <text:p text:style-name="P121">So, a little bit of discipline is in order: If you are using SMSQmulator on a system where file name cases matter, point the devices to a directory where all file names are in the same case and DO set the configuration to change the file name cases to <text:span text:style-name="T168">that</text:span> <text:span text:style-name="T168">(</text:span>lower or upper<text:span text:style-name="T168">)</text:span> case, whatever suits you.</text:p>
      <text:p text:style-name="P121"/>
      <text:h text:style-name="P291" text:outline-level="3"><text:bookmark-start text:name="__RefHeading__1013_1461987524"/><text:soft-page-break/>Setting the usage name of the NFA device<text:bookmark-end text:name="__RefHeading__1013_1461987524"/></text:h>
      <text:p text:style-name="P199">Normally, the NFA device is called NFA, and you have drives NFA1_ to NFA8_ on it. You can change the name of the NFA device to a new usage name. For example, if you set it to “WIN”, then the device will no longer be called NFA but will be called WIN and you have drives win1_ to win8_. </text:p>
      <text:p text:style-name="P199"/>
      <text:p text:style-name="P199">The new name must be exactly three letters (no numbers!) long, or an empty string. Anything else will cause the new name to be rejected. An empty string will reset the device's name to its original name.</text:p>
      <text:p text:style-name="P199"/>
      <text:p text:style-name="P199">If you set a usage name, the device will no longer be accessible through its original name, but only through its usage name. Thus, the device will then no longer respond to “NFA”: rid NFA1_ would result in it not being found.</text:p>
      <text:p text:style-name="P199"/>
      <text:p text:style-name="P199">You can also use the <text:a xlink:type="simple" xlink:href="#11.1.NFA_USE|outline" text:style-name="Internet_20_link" text:visited-style-name="Visited_20_Internet_20_Link"><text:span text:style-name="Code"><text:span text:style-name="T2">NFA_USE</text:span></text:span></text:a> command for this (see the Basic keywords section).</text:p>
      <text:p text:style-name="P199"/>
      <text:p text:style-name="P199">Please note <text:span text:style-name="T216">that i</text:span>f you call the device WIN and you have a file called “boot” on win1_, SMSQE will attempt to boot from that file.</text:p>
      <text:p text:style-name="P199"/>
      <text:h text:style-name="Heading_20_3" text:outline-level="3"><text:bookmark-start text:name="__RefHeading__2662_498074518"/>Disabling the NFA device<text:bookmark-end text:name="__RefHeading__2662_498074518"/></text:h>
      <text:p text:style-name="P199">If you never use this device, you might disable it entirely. The device will then not be linked into SMSQE at all. This will diminish the number of devices in the system, perhaps alleviating the menu extensions problem (see below, the section on “<text:a xlink:type="simple" xlink:href="#19.2.Quirks|outline" text:style-name="Internet_20_link" text:visited-style-name="Visited_20_Internet_20_Link">Quirks</text:a>”).</text:p>
      <text:p text:style-name="P199"/>
      <text:h text:style-name="P292" text:outline-level="3"><text:bookmark-start text:name="__RefHeading__1015_1461987524"/>Setting the directories for the SFA drives<text:bookmark-end text:name="__RefHeading__1015_1461987524"/></text:h>
      <text:p text:style-name="P134">Each SFA “drive” (SFA1_ to SFA8_) points to a directory on your native file system. Here you can choose what directory to use for each of the 8 drives. You can also use the <text:a xlink:type="simple" xlink:href="#11.3.SFA_USE and SFA_USE$|outline" text:style-name="Internet_20_link" text:visited-style-name="Visited_20_Internet_20_Link"><text:span text:style-name="Code"><text:span text:style-name="T2">SFA_USE</text:span></text:span></text:a> command for this (see <text:a xlink:type="simple" xlink:href="#11.Basic keywords|outline" text:style-name="Internet_20_link" text:visited-style-name="Visited_20_Internet_20_Link">the Basic keywords</text:a> section). <text:span text:style-name="T238">Please also refer to </text:span><text:a xlink:type="simple" xlink:href="#10.5.Expanding “./” in the SMSQmulator.ini file|outline" text:style-name="Internet_20_link" text:visited-style-name="Visited_20_Internet_20_Link"><text:span text:style-name="T238">Expanding “./” in the SMSQmulator.ini file</text:span></text:a><text:span text:style-name="T238">.</text:span></text:p>
      <text:p text:style-name="P121"/>
      <text:h text:style-name="P292" text:outline-level="3"><text:bookmark-start text:name="__RefHeading__1017_1461987524"/>Setting the case of file names for the SFA device<text:bookmark-end text:name="__RefHeading__1017_1461987524"/></text:h>
      <text:p text:style-name="P121">The same reasoning as for the NFA device applies. See point <text:span text:style-name="T168">3</text:span> above.</text:p>
      <text:p text:style-name="P121"/>
      <text:h text:style-name="Heading_20_3" text:outline-level="3"><text:bookmark-start text:name="__RefHeading__1071_907036857"/>Setting the usage name of the SFA device<text:bookmark-end text:name="__RefHeading__1071_907036857"/></text:h>
      <text:p text:style-name="P121">Normally, the NFA device is called SFA, and you have drives SFA1_ to SFA8_ on it. You can change the name of the SFA device to a new usage name. For example, if you set it to “WIN”, then the device will no longer be called SFA but will be called WIN and you have drives win1_ to win8_. </text:p>
      <text:p text:style-name="P121"/>
      <text:p text:style-name="P121">The new name must be exactly three letters (no numbers!) long, or an empty string. Anything else will cause the new name to be rejected. An empty string will reset the device's name to its original name.</text:p>
      <text:p text:style-name="P121"/>
      <text:p text:style-name="P121"><text:soft-page-break/>If you set a usage name, the device will no longer be accessible through its original name, but only through its usage name. Thus, the device will then no longer respond to “SFA”: <text:span text:style-name="T124">DIR</text:span> SFA1_ would result in it not being found.</text:p>
      <text:p text:style-name="P121"/>
      <text:p text:style-name="P121">You can also use the <text:a xlink:type="simple" xlink:href="#11.3.SFA_USE and SFA_USE$|outline" text:style-name="Internet_20_link" text:visited-style-name="Visited_20_Internet_20_Link"><text:span text:style-name="Code"><text:span text:style-name="T2">SFA_US</text:span></text:span></text:a><text:a xlink:type="simple" xlink:href="#11.3.SFA_USE and SFA_USE$|outline" text:style-name="Internet_20_link" text:visited-style-name="Visited_20_Internet_20_Link"><text:span text:style-name="T2">E</text:span></text:a> command for this (see the Basic keywords section).</text:p>
      <text:p text:style-name="P158"/>
      <text:p text:style-name="P199">Please note <text:span text:style-name="T216">that</text:span> if you call the device WIN and you have a file called “boot” on win1_, SMSQE will attempt to boot from that file.</text:p>
      <text:p text:style-name="P199"/>
      <text:h text:style-name="Heading_20_3" text:outline-level="3"><text:bookmark-start text:name="__RefHeading__2664_498074518"/>Disabling the SFA device<text:bookmark-end text:name="__RefHeading__2664_498074518"/></text:h>
      <text:p text:style-name="P199">If you never use this device, you might disable it entirely. The device will then not be linked into SMSQE at all. This will diminish the number of devices in the system, perhaps alleviating the menu extensions problem (see below, the section on “<text:a xlink:type="simple" xlink:href="#19.2.Quirks|outline" text:style-name="Internet_20_link" text:visited-style-name="Visited_20_Internet_20_Link">Quirks</text:a>”).</text:p>
      <text:p text:style-name="P199"/>
      <text:h text:style-name="P283" text:outline-level="3"><text:bookmark-start text:name="__RefHeading__1021_1461987524"/>Setting the files for WIN drives<text:bookmark-end text:name="__RefHeading__1021_1461987524"/></text:h>
      <text:p text:style-name="P10">The WIN device uses QXL.WIN type container files as “disks”. Each QXL.WIN file is one disk and, of course, these QXL.WIN files exist somewhere in your native file system. Here you can set the names of the <text:span text:style-name="T91">QXL.WIN</text:span> type files for the WIN device. You can also use the <text:a xlink:type="simple" xlink:href="#11.4.WIN_USE|outline" text:style-name="Internet_20_link" text:visited-style-name="Visited_20_Internet_20_Link"><text:span text:style-name="Code"><text:span text:style-name="T2">WIN_USE</text:span></text:span></text:a> <text:span text:style-name="T215">or </text:span><text:a xlink:type="simple" xlink:href="#11.36.WIN_DRIVE|outline" text:style-name="Internet_20_link" text:visited-style-name="Visited_20_Internet_20_Link"><text:span text:style-name="Code"><text:span text:style-name="T12">WIN_DRIVE</text:span></text:span></text:a><text:span text:style-name="T215"> </text:span>keyword<text:span text:style-name="T215">s</text:span> for this<text:span text:style-name="T35"> (see </text:span><text:a xlink:type="simple" xlink:href="#11.Basic keywords|outline" text:style-name="Internet_20_link" text:visited-style-name="Visited_20_Internet_20_Link"><text:span text:style-name="T35">the Basic keywor</text:span></text:a><text:a xlink:type="simple" xlink:href="#11.Basic keywords|outline" text:style-name="Internet_20_link" text:visited-style-name="Visited_20_Internet_20_Link"><text:span text:style-name="T57">ds</text:span></text:a><text:span text:style-name="T35"> section)</text:span>. <text:span text:style-name="T56">Please also refer to </text:span><text:a xlink:type="simple" xlink:href="#10.5.Expanding “./” in the SMSQmulator.ini file|outline" text:style-name="Internet_20_link" text:visited-style-name="Visited_20_Internet_20_Link"><text:span text:style-name="T56">Expanding “./” in the SMSQmulator.ini file</text:span></text:a><text:span text:style-name="T56">.</text:span></text:p>
      <text:p text:style-name="P199"/>
      <text:h text:style-name="Heading_20_3" text:outline-level="3"><text:bookmark-start text:name="__RefHeading__1073_907036857"/>Setting the usage name of the WIN device<text:bookmark-end text:name="__RefHeading__1073_907036857"/></text:h>
      <text:p text:style-name="P121">Normally, the WIN device is called WIN, and you have drives win1_ to win8_ on it. You can change the name of the WIN device to a new usage name. For example, if you set it to “QXL”, then the device will no longer be called WIN but will be called QXL and you have drives qxl1_ to qxl8_. </text:p>
      <text:p text:style-name="P121"/>
      <text:p text:style-name="P121">The new name must be exactly three letters (no numbers!) long, or an empty string. Anything else will cause the new name to be rejected. An empty string will reset the device's name to its original name.</text:p>
      <text:p text:style-name="P121"/>
      <text:p text:style-name="P121">If you set a usage name, the device will no longer be accessible through its original name, but only through its usage name. Thus, the device will then no longer respond to “WIN”: <text:span text:style-name="T124">DIR</text:span> win1_ would result in it not bei<text:span text:style-name="T100">n</text:span>g found.</text:p>
      <text:p text:style-name="P121"/>
      <text:p text:style-name="P121">You can also use the <text:a xlink:type="simple" xlink:href="#11.4.WIN_USE|outline" text:style-name="Internet_20_link" text:visited-style-name="Visited_20_Internet_20_Link"><text:span text:style-name="Code"><text:span text:style-name="T2">WIN_USE</text:span></text:span></text:a> <text:s/>command for this (see the Basic keywords section).</text:p>
      <text:p text:style-name="P121"/>
      <text:p text:style-name="P206">Please note that if you call the device WIN and you have a file called “boot” on win1_, SMSQE will attempt to boot from that file.</text:p>
      <text:p text:style-name="P206"/>
      <text:h text:style-name="Heading_20_3" text:outline-level="3"><text:bookmark-start text:name="__RefHeading__2666_498074518"/>Disabling the WIN device<text:bookmark-end text:name="__RefHeading__2666_498074518"/></text:h>
      <text:p text:style-name="P199">If you never use this device, you might disable it entirely. The device will then not be linked into SMSQE at all. This will diminish the number of devices in the system, perhaps alleviating the menu extensions problem (see below, the section on “<text:a xlink:type="simple" xlink:href="#19.2.Quirks|outline" text:style-name="Internet_20_link" text:visited-style-name="Visited_20_Internet_20_Link">Quirks</text:a>”).</text:p>
      <text:p text:style-name="P199"><text:soft-page-break/></text:p>
      <text:h text:style-name="Heading_20_3" text:outline-level="3"><text:bookmark-start text:name="__RefHeading__3698_294358631"/><text:bookmark text:name="ignore_lock_error"/>Ignoring Qxl.win file lock errors<text:bookmark-end text:name="__RefHeading__3698_294358631"/></text:h>
      <text:p text:style-name="P22">SMSQmulator uses “file locking” to make sure that no two <text:span text:style-name="T217">instances of the </text:span>program can access a same qxl.win file at the same time. You can see that happening when you launch two instances of SMSQmulator one after the other: <text:span text:style-name="T218">the last one launched</text:span> will not be able to access the qxl.win file(s) <text:span text:style-name="T262">in read/write mode</text:span>, <text:span text:style-name="T217">and that SMSQmulator warns you that it cannot access the file since it is already opened by another program.</text:span></text:p>
      <text:p text:style-name="P21"/>
      <text:p text:style-name="Standard">Apparently, on some systems (e.g. a Mac), when a qxl.win file <text:span text:style-name="T152">that </text:span>lies on a remote drive is accessed over the network, th<text:span text:style-name="T152">e</text:span> file refuse<text:span text:style-name="T152">s</text:span> t<text:span text:style-name="T152">o</text:span> be “locked”. <text:span text:style-name="T152">Normally in such a case, SMSQmulator generates the error and does not use this qxl.win file. If you configure SMSQmulator to ignore that error, it will try to use a qxl.win file even if it could not acquire a file lock. Please be aware that if two instances of SMSQmulator (or other programs) try to write to the same qxl.win file, then havoc will ensue, with totally unpredictable, but certainly disastrous, results. </text:span><text:span text:style-name="T88">YOU HAVE BEEN WARNED</text:span><text:span text:style-name="T152">. </text:span></text:p>
      <text:p text:style-name="Standard"/>
      <text:h text:style-name="Heading_20_3" text:outline-level="3"><text:bookmark-start text:name="__RefHeading___Toc5001_62330362"/>Make unlockable files read only<text:bookmark-end text:name="__RefHeading___Toc5001_62330362"/></text:h>
      <text:p text:style-name="P66">To alleviate the problem of two programs writing to <text:span text:style-name="T219">an </text:span>unlockable <text:span text:style-name="T219">qxl.win </text:span>file, you may decide that any file that is unlockable becomes read-only. <text:span text:style-name="T218">So, if two instances of SMSQmulator try to access the same qxl.win file, the first one will have normal read-write access, the second one read only. </text:span></text:p>
      <text:p text:style-name="P51"/>
      <text:p text:style-name="P69">Please note : </text:p>
      <text:p text:style-name="P67"/>
      <text:p text:style-name="P70"><text:span text:style-name="T220">1 - This option will only be used and acted upon if you opted to </text:span><text:a xlink:type="simple" xlink:href="#10.2.13.Ignoring Qxl.win file lock errors|outline" text:style-name="Internet_20_link" text:visited-style-name="Visited_20_Internet_20_Link"><text:span text:style-name="T220">ignore Qxl.win file lock errors</text:span></text:a><text:span text:style-name="T220"> (it is even greyed out until you opt for that).</text:span></text:p>
      <text:p text:style-name="P71">2 – If any drive becomes read-only under this scheme, you may get a warning that the drive is read only. Remember that you may <text:a xlink:type="simple" xlink:href="#10.2.40.4.→ Warn if a WIN drive is read-only|outline" text:style-name="Internet_20_link" text:visited-style-name="Visited_20_Internet_20_Link">switch these warnings on or off</text:a>.</text:p>
      <text:p text:style-name="P72">3 – It is preferable to restart the emulation whenever you change this option.</text:p>
      <text:p text:style-name="P68"/>
      <text:h text:style-name="P283" text:outline-level="3"><text:bookmark-start text:name="__RefHeading__1848_174863412"/>Setting the files for FLP drives<text:bookmark-end text:name="__RefHeading__1848_174863412"/></text:h>
      <text:p text:style-name="P10">Here you can set the names of the .img files for the FLP device. You can also use the <text:a xlink:type="simple" xlink:href="#11.8.FLP_DRIVE |outline" text:style-name="Internet_20_link" text:visited-style-name="Visited_20_Internet_20_Link"><text:span text:style-name="Code"><text:span text:style-name="T2">FLP_</text:span></text:span></text:a><text:a xlink:type="simple" xlink:href="#11.8.FLP_DRIVE |outline" text:style-name="Internet_20_link" text:visited-style-name="Visited_20_Internet_20_Link"><text:span text:style-name="Code"><text:span text:style-name="T13">DRIV</text:span></text:span></text:a><text:a xlink:type="simple" xlink:href="#11.8.FLP_DRIVE |outline" text:style-name="Internet_20_link" text:visited-style-name="Visited_20_Internet_20_Link"><text:span text:style-name="Code"><text:span text:style-name="T2">E</text:span></text:span></text:a> keyword for this<text:span text:style-name="T35"> (see </text:span><text:a xlink:type="simple" xlink:href="#11.Basic keywords|outline" text:style-name="Internet_20_link" text:visited-style-name="Visited_20_Internet_20_Link"><text:span text:style-name="T35">the Basic keywor</text:span></text:a><text:a xlink:type="simple" xlink:href="#11.Basic keywords|outline" text:style-name="Internet_20_link" text:visited-style-name="Visited_20_Internet_20_Link"><text:span text:style-name="T57">ds</text:span></text:a><text:span text:style-name="T35"> section)</text:span>. <text:span text:style-name="T56">Please also refer to </text:span><text:a xlink:type="simple" xlink:href="#10.5.Expanding “./” in the SMSQmulator.ini file|outline" text:style-name="Internet_20_link" text:visited-style-name="Visited_20_Internet_20_Link"><text:span text:style-name="T56">Expanding “./” in the SMSQmulator.ini file</text:span></text:a><text:span text:style-name="T56">.</text:span></text:p>
      <text:p text:style-name="Standard"/>
      <text:h text:style-name="Heading_20_3" text:outline-level="3"><text:bookmark-start text:name="__RefHeading__1073_9070368571"/>Setting the usage name of the FLP device<text:bookmark-end text:name="__RefHeading__1073_9070368571"/></text:h>
      <text:p text:style-name="P121">Normally, the FLP device is called FLP, and you have drives <text:span text:style-name="T176">flp</text:span>1_ to <text:span text:style-name="T176">flp</text:span>8_ on it. You can change the name of the FLP device to a new usage name. For example, if you set it to “MDV”, then the device will no longer be called FLP but will be called MDV and you have drives <text:span text:style-name="T176">mdv</text:span>1_ to <text:span text:style-name="T176">mdv</text:span>8_ .</text:p>
      <text:p text:style-name="P121"/>
      <text:p text:style-name="P121">The new name must be exactly three letters (no numbers!) long, or an empty string. Anything else will cause the new name to be rejected. An empty string will reset the device's name to its original name.</text:p>
      <text:p text:style-name="P121"><text:soft-page-break/></text:p>
      <text:p text:style-name="P121">If you set a usage name, the device will no longer be accessible through its original name, but only through its usage name. Thus, the device will then no longer respond to “FLP”: <text:span text:style-name="T124">DIR</text:span> <text:span text:style-name="T94">flp</text:span>1_ would result in it not being found.</text:p>
      <text:p text:style-name="P121"/>
      <text:p text:style-name="P117"><text:span text:style-name="T35">You can also use the </text:span><text:a xlink:type="simple" xlink:href="#11.5.FLP_USE|outline" text:style-name="Internet_20_link" text:visited-style-name="Visited_20_Internet_20_Link"><text:span text:style-name="Code"><text:span text:style-name="T257">FLP_</text:span></text:span></text:a><text:a xlink:type="simple" xlink:href="#11.5.FLP_USE|outline" text:style-name="Internet_20_link" text:visited-style-name="Visited_20_Internet_20_Link"><text:span text:style-name="Code"><text:span text:style-name="T258">US</text:span></text:span></text:a><text:a xlink:type="simple" xlink:href="#11.5.FLP_USE|outline" text:style-name="Internet_20_link" text:visited-style-name="Visited_20_Internet_20_Link"><text:span text:style-name="Code"><text:span text:style-name="T257">E</text:span></text:span></text:a><text:span text:style-name="T35"> command for this (see the Basic keywords section).</text:span></text:p>
      <text:p text:style-name="P121"/>
      <text:p text:style-name="P199">Please note <text:span text:style-name="T215">that </text:span>if you call the device WIN and you have a file called “boot” on win1_, SMSQE will attempt to boot from that file.</text:p>
      <text:p text:style-name="P199"/>
      <text:h text:style-name="Heading_20_3" text:outline-level="3"><text:bookmark-start text:name="__RefHeading__2668_498074518"/>Disabling the FLP device<text:bookmark-end text:name="__RefHeading__2668_498074518"/></text:h>
      <text:p text:style-name="P199">If you never use this device, you might disable it entirely. The device will then not be linked into SMSQE at all. This will diminish the number of devices in the system, perhaps alleviating the menu extensions problem (see below, the section on “<text:a xlink:type="simple" xlink:href="#19.2.Quirks|outline" text:style-name="Internet_20_link" text:visited-style-name="Visited_20_Internet_20_Link">Quirks</text:a>”).</text:p>
      <text:p text:style-name="P199"/>
      <text:h text:style-name="P284" text:outline-level="3"><text:bookmark-start text:name="__RefHeading__3137_1890667058"/>Setting the files for <text:span text:style-name="T111">MEM</text:span> drives<text:bookmark-end text:name="__RefHeading__3137_1890667058"/></text:h>
      <text:p text:style-name="P9"><text:span text:style-name="T45">This is similar to </text:span><text:a xlink:type="simple" xlink:href="#10.2.10.Setting the files for WIN drives|outline" text:style-name="Internet_20_link" text:visited-style-name="Visited_20_Internet_20_Link"><text:span text:style-name="T45">setting file names for WIN drives</text:span></text:a><text:span text:style-name="T45">. </text:span><text:span text:style-name="T46">However, you may also pass a file name as a URL and not as a normal file name. For local files, this means that you should add “file:/” before the name once you have selected it – SMSQmulator does not do that automatically for you. </text:span><text:span text:style-name="T56">Please also refer to </text:span><text:a xlink:type="simple" xlink:href="#10.5.Expanding “./” in the SMSQmulator.ini file|outline" text:style-name="Internet_20_link" text:visited-style-name="Visited_20_Internet_20_Link"><text:span text:style-name="T56">Expanding “./” in the SMSQmulator.ini file</text:span></text:a><text:span text:style-name="T56">.</text:span></text:p>
      <text:p text:style-name="P13"/>
      <text:h text:style-name="P285" text:outline-level="3"><text:bookmark-start text:name="__RefHeading__1073_9070368572"/>Setting the usage name of the <text:span text:style-name="T111">MEM</text:span> device<text:bookmark-end text:name="__RefHeading__1073_9070368572"/></text:h>
      <text:p text:style-name="P159">This is similar to <text:a xlink:type="simple" xlink:href="#10.2.11.Setting the usage name of the WIN device|outline" text:style-name="Internet_20_link" text:visited-style-name="Visited_20_Internet_20_Link">setting </text:a><text:a xlink:type="simple" xlink:href="#10.2.11.Setting the usage name of the WIN device|outline" text:style-name="Internet_20_link" text:visited-style-name="Visited_20_Internet_20_Link"><text:span text:style-name="T112">the </text:span></text:a><text:a xlink:type="simple" xlink:href="#10.2.11.Setting the usage name of the WIN device|outline" text:style-name="Internet_20_link" text:visited-style-name="Visited_20_Internet_20_Link">usage name for the WIN device</text:a>.</text:p>
      <text:p text:style-name="P159"/>
      <text:h text:style-name="P285" text:outline-level="3"><text:bookmark-start text:name="__RefHeading__2666_4980745181"/>Disabling the <text:span text:style-name="T111">MEM</text:span> device<text:bookmark-end text:name="__RefHeading__2666_4980745181"/></text:h>
      <text:p text:style-name="P211">If you never use this device, you might disable it entirely. The device will then not be linked into SMSQE at all. This will diminish the number of devices in the system, perhaps alleviating the menu extensions problem (see below, the section on “<text:a xlink:type="simple" xlink:href="#19.2.Quirks|outline" text:style-name="Internet_20_link" text:visited-style-name="Visited_20_Internet_20_Link">Quirks</text:a>”).</text:p>
      <text:p text:style-name="P212"/>
      <text:p text:style-name="P213">As a default, the MEM device is disabled.</text:p>
      <text:p text:style-name="P200"/>
      <text:h text:style-name="P283" text:outline-level="3"><text:bookmark-start text:name="__RefHeading__1025_1461987524"/>Setting the screen size<text:bookmark-end text:name="__RefHeading__1025_1461987524"/></text:h>
      <text:p text:style-name="P11">Here you can set the screen size. Please set this as a combined number such as 1024x512, i.e. a number, followed by the letter ”x” <text:span text:style-name="T262">(or “*”)</text:span> followed by another number. </text:p>
      <text:p text:style-name="P4"/>
      <text:p text:style-name="P4">Beware: The screen size is reset immediately, which will cause a reset of the SMSQE machine!</text:p>
      <text:p text:style-name="P4"/>
      <text:p text:style-name="P4">If you set the screen size to 512x256 and the colour mode to QL colours, then SMSQmulator makes a QL compatible screen at $20000.</text:p>
      <text:p text:style-name="P4"/>
      <text:p text:style-name="P4"><text:soft-page-break/>If you use a screen with QL colours, then the X size of the screen must be a multiple of 8. SMSQmulator doesn't complain if you set a screen size that is not a multiple of 8, but will then silently make the screen bigger to the next multiple of 8.</text:p>
      <text:p text:style-name="P4"/>
      <text:p text:style-name="P4">The minimum screen sizes are of 512 for the X size and 256 for the Y size. SMSQmulator will not complain if you set a screen size that is smaller in any dimension (or both), but will then silently make the screen bigger, to at least 512 x 256.</text:p>
      <text:p text:style-name="P4"/>
      <text:h text:style-name="P283" text:outline-level="3"><text:bookmark text:name="colour_mode"/><text:bookmark-start text:name="__RefHeading__1027_1461987524"/>Setting the colour mode<text:bookmark-end text:name="__RefHeading__1027_1461987524"/></text:h>
      <text:p text:style-name="P6">SMSQmulator allows t<text:span text:style-name="T92">hree</text:span> colour modes: </text:p>
      <text:p text:style-name="P6"/>
      <text:list xml:id="list1122857516" text:style-name="L8">
        <text:list-item>
          <text:p text:style-name="P249">normal QL colours (i.e. modes 4 and 8 – but no flash in mode 8) </text:p>
        </text:list-item>
        <text:list-item>
          <text:p text:style-name="P250">8 bit colours, Aurora compatible</text:p>
        </text:list-item>
        <text:list-item>
          <text:p text:style-name="P249">16 bit colours (aka high colours). </text:p>
          <text:p text:style-name="P249"/>
        </text:list-item>
      </text:list>
      <text:p text:style-name="P6">Screen redraws etc. should be faster in 16 <text:span text:style-name="T92">b</text:span>it mode. Apart from trying out old games, there should not be any reason not to use the high colour modes.</text:p>
      <text:p text:style-name="P4"/>
      <text:p text:style-name="P4"><text:span text:style-name="T177">For SMSQmulator versions before 2.17, t</text:span>he change in colour mode ONLY takes effect the next time you restart the emulation entirely. <text:span text:style-name="T177">For versions 2.17 and beyond, the change takes effect immediately but causes a reboot of the machine.</text:span></text:p>
      <text:p text:style-name="P4"/>
      <text:h text:style-name="P286" text:outline-level="3"><text:bookmark-start text:name="__RefHeading__2778_1814132992"/>Setting (very) slightly brighter colours<text:bookmark-end text:name="__RefHeading__2778_1814132992"/></text:h>
      <text:p text:style-name="P6"><text:span text:style-name="T92">If this is set, the colours displayed in 8 and 16 bit modes **</text:span><text:span text:style-name="T3">may** </text:span><text:span text:style-name="T77">look a little bit brighter, depending on your eyes and monitor. This setting has NO effect in QL compatible mode.</text:span></text:p>
      <text:p text:style-name="P24"/>
      <text:h text:style-name="P287" text:outline-level="3"><text:bookmark-start text:name="__RefHeading__2780_1814132992"/>Double window size<text:bookmark-end text:name="__RefHeading__2780_1814132992"/></text:h>
      <text:p text:style-name="P42">Here, you can determine whether the SMSQE “pixels” should be displayed at double their usual size. This doesn't necessarily make the SMSQE display look that much nicer, but it will at least be to scale exactly. This config<text:span text:style-name="T256">uration</text:span> item then allows you to switch back to the previous size. See the section “<text:a xlink:type="simple" xlink:href="#7.Getting the bigger picture|outline" text:style-name="Internet_20_link" text:visited-style-name="Visited_20_Internet_20_Link">Getting the bigger picture</text:a>” for more information.</text:p>
      <text:p text:style-name="P42"/>
      <text:h text:style-name="Heading_20_3" text:outline-level="3"><text:bookmark-start text:name="__RefHeading___Toc3952_1017178610"/><text:bookmark-start text:name="scrupdate"/>Screen update rate<text:bookmark-end text:name="__RefHeading___Toc3952_1017178610"/><text:bookmark-end text:name="scrupdate"/></text:h>
      <text:p text:style-name="P43">The screen update rate is the rate at which the screen is updated (redrawn), expressed in milliseconds. The lower the figure, the more often the screen is redrawn. The normal rate is 50 which means that the screen is redrawn every 50 milliseconds <text:span text:style-name="T169">(</text:span>= <text:span text:style-name="T169">every </text:span>20<text:span text:style-name="T89">th</text:span> of a second<text:span text:style-name="T169">)</text:span>. This is done via a thread that is independent of the main emulation thread, at least on modern machines with multicore processors. On these machines, the s<text:span text:style-name="T169">creen update rate </text:span>should remain <text:span text:style-name="T169">at</text:span> that value. On slow machines and especially on <text:span text:style-name="T185">single </text:span>core machines, you might want to set this to a higher value, so that the screen will get redrawn less often. This could be useful, notably to speed up the boot process : <text:span text:style-name="T169">set it to a high value at the start of the boot process, and a normal value at the end</text:span>.</text:p>
      <text:p text:style-name="P43"/>
      <text:p text:style-name="P44"><text:soft-page-break/>The value is restricted to the range 0 … 65535. If you enter a lower value, the program will silently set the value to 0. If you enter a higher value, it will automatically be set to 65535.</text:p>
      <text:p text:style-name="P44"/>
      <text:h text:style-name="Heading_20_3" text:outline-level="3"><text:bookmark-start text:name="__RefHeading___Toc4508_1065983885"/>Allow QL screen emulation<text:bookmark-end text:name="__RefHeading___Toc4508_1065983885"/></text:h>
      <text:p text:style-name="P56"><text:span text:style-name="T200">This sets whether QL screen emulation will be possible or not. After changing the state of this item, you must restart SMSQmulator entirely, else it is not taken into account. Please see the section on </text:span><text:a xlink:type="simple" xlink:href="#13.QL Screen emulation|outline" text:style-name="Internet_20_link" text:visited-style-name="Visited_20_Internet_20_Link"><text:span text:style-name="T200">QL Screen emulation</text:span></text:a><text:span text:style-name="T200">.</text:span></text:p>
      <text:p text:style-name="P55"/>
      <text:h text:style-name="Heading_20_3" text:outline-level="3"><text:bookmark-start text:name="__RefHeading___Toc4180_235229933"/><text:bookmark text:name="window_mode"/>Window mode<text:bookmark-end text:name="__RefHeading___Toc4180_235229933"/></text:h>
      <text:p text:style-name="P45">The Emulator’s window (which shows the emulated screen) can be shown either as a window on your desktop, or in full screen mode, where it takes up the entire screen.</text:p>
      <text:p text:style-name="P45"/>
      <text:p text:style-name="P50">Please note: <text:span text:style-name="T76">Any changes you make via this menu will only take effect if you </text:span><text:span text:style-name="T78">l</text:span><text:span text:style-name="T76">eave the application and restart it again.</text:span></text:p>
      <text:p text:style-name="P25"/>
      <text:p text:style-name="P45">More precisely, there are three display modes :</text:p>
      <text:p text:style-name="P45"/>
      <text:h text:style-name="Heading_20_4" text:outline-level="4"><text:bookmark-start text:name="__RefHeading___Toc4182_235229933"/>1 – Window.<text:bookmark-end text:name="__RefHeading___Toc4182_235229933"/></text:h>
      <text:p text:style-name="P45">SMSQmulator’s window is just a normal window on your desktop. This was the way the window was displayed up to version 2.17 of SMSQmulator, and still is the default today.</text:p>
      <text:p text:style-name="P45"/>
      <text:h text:style-name="Heading_20_4" text:outline-level="4"><text:bookmark-start text:name="__RefHeading___Toc4184_235229933"/>2 – Full screen.<text:bookmark-end text:name="__RefHeading___Toc4184_235229933"/></text:h>
      <text:p text:style-name="P46">The window takes over the full screen. There is no bar on top of the window, except for SMSQmulator’s own menu bar. You probably also want to <text:a xlink:type="simple" xlink:href="#10.2.41.Hide the menu bar|outline" text:style-name="Internet_20_link" text:visited-style-name="Visited_20_Internet_20_Link">hide this menu bar</text:a> <text:span text:style-name="T178">when using this mode</text:span>. The emulated screen will be stretched to fill the entire monitor screen – but the emulated resolution will not change. This will most probably mean that the display is not very nice as it will be distorted in one direction. You can get around this by :</text:p>
      <text:p text:style-name="P46"/>
      <text:list xml:id="list347979202" text:style-name="L9">
        <text:list-item>
          <text:p text:style-name="P251">setting the emulated resolution to the same resolution as your monitor. In this case, you should make sure that you have not configured SMSQmulator to « <text:a xlink:type="simple" xlink:href="#10.2.24.Double window size|outline" text:style-name="Internet_20_link" text:visited-style-name="Visited_20_Internet_20_Link">double the window size</text:a> ». Switch this off before you choose this mode. SMSQmulator can optionally display a warning if this is still switched on;</text:p>
          <text:p text:style-name="P251"/>
        </text:list-item>
        <text:list-item>
          <text:p text:style-name="P251">setting the emulated resolution to half the resolution of your monitor (in each direction) and then switching the « double the window size » config item on,</text:p>
          <text:p text:style-name="P251"/>
        </text:list-item>
        <text:list-item>
          <text:p text:style-name="P251">using the special full screen mode.</text:p>
        </text:list-item>
      </text:list>
      <text:p text:style-name="P45"/>
      <text:h text:style-name="Heading_20_4" text:outline-level="4"><text:bookmark-start text:name="__RefHeading___Toc4186_235229933"/>3 – Special full screen.<text:bookmark-end text:name="__RefHeading___Toc4186_235229933"/></text:h>
      <text:p text:style-name="P47"><text:span text:style-name="T182">Here again, the window will be in full screen mode, i.e. covering the entire screen, with this difference : Here, </text:span>SMSQmulator will not hono<text:span text:style-name="T183">u</text:span>r the screen resolution you have configured for the emulated screen size, but will automatically set the emulated screen’s resolution to the resolution of your monitor. </text:p>
      <text:p text:style-name="P47"/>
      <text:p text:style-name="P47"><text:soft-page-break/>In this mode, SMSQmulator will, however, hono<text:span text:style-name="T183">u</text:span>r the «double the window size » config<text:span text:style-name="T182">uration</text:span> item. If this is activated, SMSQmulator will automatically set the emulated screen’s resolution to half the resolution of your monitor (in each direction) and then d<text:span text:style-name="T183">isplay this at full screen size, effectively making each QL pixel “bigger”</text:span>. This means that you’ll have a nicely proportioned full sized screen.</text:p>
      <text:p text:style-name="P6"/>
      <text:h text:style-name="Heading_20_3" text:outline-level="3"><text:bookmark-start text:name="__RefHeading___Toc4216_1017747832"/><text:bookmark text:name="multimonitor"/>Setting the monitor used in full screen mode<text:bookmark-end text:name="__RefHeading___Toc4216_1017747832"/></text:h>
      <text:p text:style-name="P48">By definition, in full screen mode, SMSQmulator's window will occupy the entire screen. In a multi-monitor environment, where the user has more than one display connected to the computer, the user must decide which display the program is to use. This configuration item lets you choose between the different displays.</text:p>
      <text:p text:style-name="P48"/>
      <text:p text:style-name="P48"><text:span text:style-name="T2">Please note: </text:span>this configuration item is only visible if you are in a multi-monitor environment.</text:p>
      <text:p text:style-name="P48"/>
      <text:h text:style-name="P288" text:outline-level="3"><text:bookmark-start text:name="__RefHeading__2913_1333457554"/>Setting the sound volume<text:bookmark-end text:name="__RefHeading__2913_1333457554"/></text:h>
      <text:p text:style-name="Standard">You can set the volume of sounds SMSQmulator can produce. The range of values is 0 to 100, with 100 being the loudest and 0 being no sound at all. Any value that exceeds this range is silently adjusted to fit.</text:p>
      <text:p text:style-name="Standard"/>
      <text:h text:style-name="Heading_20_3" text:outline-level="3"><text:bookmark-start text:name="__RefHeading___Toc4486_97968203"/>SSSS Frequency<text:bookmark-end text:name="__RefHeading___Toc4486_97968203"/></text:h>
      <text:p text:style-name="P73">Normally, the frequency of the SMSQ/E Sampled Sound System is 20 kHz. However, on some systems, this frequency will not be allowed, so SMSQmulator can also use a frequency of 22.<text:span text:style-name="T201">0</text:span>5 kHz, which most systems will allow. This is also the default value, <text:span text:style-name="T202">but it means that the sound may be played a bit faster than it should be</text:span>. With this configuration item, you can change between both frequencies. The change takes effect next time you start SMSQmulator.</text:p>
      <text:p text:style-name="P73"/>
      <text:p text:style-name="P74">As of v. 2.21, SMSQmulator will resample the sound when the frequency is set to 22.05 kHz, so that it no longer plays faster.</text:p>
      <text:p text:style-name="Standard"/>
      <text:h text:style-name="Heading_20_3" text:outline-level="3"><text:bookmark-start text:name="__RefHeading__1029_1461987524"/>Setting the memory size <text:bookmark-end text:name="__RefHeading__1029_1461987524"/></text:h>
      <text:p text:style-name="Standard">Ranges can be from 1 to <text:span text:style-name="T131">2</text:span>4<text:span text:style-name="T131">0</text:span> M<text:span text:style-name="T256">i</text:span>B. If you use high colours, the minimum must be 8 M<text:span text:style-name="T256">i</text:span>B, if you set less, the machine will still use 8 M<text:span text:style-name="T256">i</text:span>B! Note that, whilst the screen itself does NOT take up any of the main memory you configure here (except when in 512x256, QL colours mode), the windows themselves, when other windows overlap them, still take a lot of memory <text:span text:style-name="T171">for their save areas</text:span>.</text:p>
      <text:p text:style-name="Standard"/>
      <text:p text:style-name="Standard">Unless there is a specific reason not to, I'd use at least 32 M<text:span text:style-name="T256">i</text:span>B.</text:p>
      <text:p text:style-name="Standard"/>
      <text:h text:style-name="Heading_20_3" text:outline-level="3"><text:bookmark-start text:name="__RefHeading__1031_1461987524"/>Monitor Visible<text:bookmark-end text:name="__RefHeading__1031_1461987524"/></text:h>
      <text:p text:style-name="P121">Use this to make the monitor <text:span text:style-name="T92">windows</text:span> visible or not.</text:p>
      <text:p text:style-name="P121"/>
      <text:h text:style-name="Heading_20_3" text:outline-level="3"><text:bookmark-start text:name="__RefHeading__1033_1461987524"/><text:soft-page-break/>Fast mode<text:bookmark-end text:name="__RefHeading__1033_1461987524"/></text:h>
      <text:p text:style-name="P121">In “fast” mode, the emulation runs about <text:span text:style-name="T256">25-</text:span>50 % faster. <text:span text:style-name="T256">T</text:span>he monitor will NOT be useful in fast mode, since no breakpoints etc. can usefully be set, as the monitor commands are more or less ignored when in fast mode. However, unless you are debugging, fast mode is the way to go...</text:p>
      <text:p text:style-name="P27"/>
      <text:h text:style-name="P289" text:outline-level="3"><text:bookmark-start text:name="__RefHeading__3253_461710360"/>Use less CPU time when idle<text:bookmark-end text:name="__RefHeading__3253_461710360"/></text:h>
      <text:p text:style-name="P28">When this is checked, SMSQmulator tries to determine when the machine is idle and, if it finds this to be the case, will use much less CPU time. As soon as the machine needs full speed again (<text:span text:style-name="T172">i</text:span>.e. does something other than just blink a cursor), CPU use by SMSQmulator should ramp up again.</text:p>
      <text:p text:style-name="P28"/>
      <text:p text:style-name="Standard">Any change in this option only takes effect once you reset SMSQmulator.</text:p>
      <text:p text:style-name="Standard"/>
      <text:h text:style-name="P287" text:outline-level="3"><text:bookmark-start text:name="__RefHeading__2333_1128553118"/><text:span text:style-name="T179">(</text:span><text:bookmark-start text:name="__DdeLink__4207_235229933"/><text:bookmark-start text:name="throttle"/>Cursor blink pause<text:bookmark-end text:name="__DdeLink__4207_235229933"/><text:bookmark-end text:name="throttle"/><text:span text:style-name="T179">)</text:span><text:bookmark-end text:name="__RefHeading__2333_1128553118"/></text:h>
      <text:p text:style-name="Standard">** <text:span text:style-name="T115">Please note: this is redundant since the introduction of the above configuration option (“Use less CPU time when idle”) and is abandoned as of version 2.17 of SMSQmulator. **</text:span></text:p>
      <text:p text:style-name="Standard"/>
      <text:p text:style-name="P65"><text:span text:style-name="T180">[</text:span>Normally, the emulation should always run as fast as possible, so as to make SMSQE as fast as possible. However, this will mean the your CPU, or at least one core of your CPU if you have a multicore machine, will always be at 100% system charge since SMSQmulator will have it run flat out.</text:p>
      <text:p text:style-name="P65"/>
      <text:p text:style-name="P65">Under some circumstances, this might not be what you wish – the entire computer might get sluggish. For this reason, SMSQmulator can suspend itself for a small time whenever the cursor is about to blink. In general, a blinking cursor means that the emulated machine is just sitting there twiddling its figurative thumbs. Slowing down the emulation at that point should have no negative impact on performance. However, if you're doing something that needs performance, take care that there isn't another window with a blinking cursor open (or set the blink value to 0).</text:p>
      <text:p text:style-name="P65"/>
      <text:p text:style-name="P65">The value you enter is a number of milliseconds. 100-200 seems to work for me, depending on the machine I'm on. <text:span text:style-name="T216">]</text:span></text:p>
      <text:p text:style-name="P65"/>
      <text:h text:style-name="Heading_20_3" text:outline-level="3"><text:bookmark-start text:name="__RefHeading__2825_67585257"/>Suspend execution when the window is minimi<text:span text:style-name="T118">s</text:span>ed<text:bookmark-end text:name="__RefHeading__2825_67585257"/></text:h>
      <text:p text:style-name="Standard">When you check this box, the emulation will suspend itself when SMSQmulator's window is minimi<text:span text:style-name="T118">s</text:span>ed. This means that it will no longer use up system resources. The emulation will resume when you reopen the window.</text:p>
      <text:p text:style-name="Standard"/>
      <text:h text:style-name="Heading_20_3" text:outline-level="3"><text:bookmark-start text:name="__RefHeading___Toc15486_1162579663"/>Action taken after a JVA_POPUP event<text:bookmark-end text:name="__RefHeading___Toc15486_1162579663"/></text:h>
      <text:p text:style-name="P78">After receiving a <text:a xlink:type="simple" xlink:href="#15.Popping up the window|outline" text:style-name="Internet_20_link" text:visited-style-name="Visited_20_Internet_20_Link">JVA_POPUP event</text:a>, SMSQmulator can either re-open its window, or make its taskbar entry blink. Here you can set which of these two actions it should perform.</text:p>
      <text:p text:style-name="P78"/>
      <text:h text:style-name="Heading_20_3" text:outline-level="3"><text:bookmark-start text:name="__RefHeading__3687_1534689773"/><text:bookmark-start text:name="Pause after mouse click"/><text:soft-page-break/>Pause after mouse click<text:bookmark-end text:name="__RefHeading__3687_1534689773"/><text:bookmark-end text:name="Pause after mouse click"/></text:h>
      <text:p text:style-name="P29">On some systems, when clicking and releasing the mouse (especially when tapping a laptop mousepad), both the click and the release of the mouse button may happen so fast that SMSQmulator doesn't register it. If this happens (i.e. if a mouse click doesn't seem to do anything), try setting this parameter to something like 50.</text:p>
      <text:p text:style-name="P29"/>
      <text:h text:style-name="Heading_20_3" text:outline-level="3"><text:bookmark-start text:name="__RefHeading___Toc5817_1281219788"/>Mouse wheel acceleration<text:bookmark-end text:name="__RefHeading___Toc5817_1281219788"/></text:h>
      <text:p text:style-name="P220">Here you can determine how much the mouse wheel scrolls when you use it. Value go from 0 (normal) to 9 (fast).</text:p>
      <text:h text:style-name="Heading_20_3" text:outline-level="3"><text:bookmark-start text:name="__RefHeading__2782_1814132992"/>Time correction<text:bookmark-end text:name="__RefHeading__2782_1814132992"/></text:h>
      <text:p text:style-name="Standard">Normally SMSQmulator should adjust for different time zones and Daylight Saving Times (DST).</text:p>
      <text:p text:style-name="Standard"/>
      <text:p text:style-name="Standard">If it doesn't, you can configure the number of seconds (+ or -) to be added to the time here, so that SMSQmulator's and your operating system's clocks are in sync. Remember, one hour is 3600 seconds.</text:p>
      <text:p text:style-name="Standard"/>
      <text:p text:style-name="Standard">Note, if you have to make use of this facility, It may happen that the dates of some (normally not all) files on an NFA/SFA device do not correspond to those you would see from within a native file manager (the difference shouldn't be more than the time added for DST). There is nothing to be done about that.</text:p>
      <text:p text:style-name="Standard"/>
      <text:h text:style-name="Heading_20_3" text:outline-level="3"><text:bookmark-start text:name="__RefHeading__2742_535033052"/>Hide the menu bar<text:bookmark-end text:name="__RefHeading__2742_535033052"/></text:h>
      <text:p text:style-name="Standard">This will hide the very menu bar in which you can get at this config item. To get the menu bar back, type the following SBasic command: <text:span text:style-name="Code"><text:span text:style-name="T2">JVA_MBAR</text:span></text:span>. <text:span text:style-name="T263">This will display the menu bar again.</text:span></text:p>
      <text:p text:style-name="Standard"/>
      <text:h text:style-name="Heading_20_3" text:outline-level="3"><text:bookmark-start text:name="__RefHeading__1903_174863412"/>Warnings<text:bookmark-end text:name="__RefHeading__1903_174863412"/></text:h>
      <text:p text:style-name="Standard">From time to time, SMSQmulator may generate some warnings, for example, if you try to use a non existing file <text:span text:style-name="T116">a</text:span>s a WIN drive. In this section of the configuration menu, you can switch individual warnings on and off:</text:p>
      <text:p text:style-name="P30"/>
      <text:h text:style-name="Heading_20_4" text:outline-level="4"><text:bookmark-start text:name="__RefHeading__1905_174863412"/>→ Warn if a WIN drive doesn't comply with the standard<text:bookmark-end text:name="__RefHeading__1905_174863412"/></text:h>
      <text:p text:style-name="Standard">It has been pointed out to me that some (older versions of some) utilities that allow the creation of QXL.WIN type files create files that do not really comply with the QXL.WIN standard. Whilst SMSQmulator tries to cope with these files as best it can, it can warn you if this happens. I would suggest that if you have such a non-compliant QXL.WIN file, you do not use it any further, but copy all files to a compliant one.</text:p>
      <text:p text:style-name="Standard"/>
      <text:h text:style-name="P295" text:outline-level="4"><text:bookmark-start text:name="__DdeLink__3425_2011697436"/><text:bookmark-start text:name="__RefHeading__1907_174863412"/><text:soft-page-break/>→ Warn if a WIN drive can't be opened because the native file doesn't exist<text:bookmark-end text:name="__RefHeading__1907_174863412"/></text:h>
      <text:p text:style-name="Standard"><text:span text:style-name="T35">When you configure SMSQmulator to use certain files as QXL.WIN disks, SMSQmulator will check for you that the file exists, and complain if it doesn't. You can shut this complaint off here. Note that in some cases (notably when you want to format a QXL.WIN file</text:span><text:span text:style-name="T60">)</text:span><text:span text:style-name="T35">, you will </text:span><text:span text:style-name="T62">have to</text:span><text:span text:style-name="T65"> configure a non existing file as a QXL.WIN file, since SMSQmulator refuses to format an already existing file.</text:span></text:p>
      <text:p text:style-name="Standard"><text:bookmark-end text:name="__DdeLink__3425_2011697436"/></text:p>
      <text:h text:style-name="P295" text:outline-level="4"><text:bookmark-start text:name="__RefHeading__2051_162231498"/>→ Warn when a WIN drive is full <text:bookmark-end text:name="__RefHeading__2051_162231498"/></text:h>
      <text:p text:style-name="Standard">When you try to copy files to, or otherwise fill up, a WIN drive, you will, of course, get a “drive full” message from SMSQE. Before that, SMSQmulator can pop up a warning message stating that this will happen. This is useless in most cases, but sometimes useful to me. Here you can switch this message off.</text:p>
      <text:p text:style-name="Standard"/>
      <text:h text:style-name="P295" text:outline-level="4"><text:bookmark-start text:name="__RefHeading__2650_1711281892"/>→ Warn <text:span text:style-name="T138">if </text:span>a WIN drive is <text:span text:style-name="T90">read-only</text:span><text:bookmark-end text:name="__RefHeading__2650_1711281892"/></text:h>
      <text:p text:style-name="Standard"><text:span text:style-name="T90">A win container file might, for some reason, be read only.</text:span> <text:span text:style-name="T90">SMSQmulator will normally warn you if that is the case – here you can switch this warning on or off.</text:span></text:p>
      <text:p text:style-name="Standard"/>
      <text:h text:style-name="P295" text:outline-level="4"><text:bookmark-start text:name="__RefHeading__2934_823411020"/>→ Warn on sound problems<text:bookmark-end text:name="__RefHeading__2934_823411020"/></text:h>
      <text:p text:style-name="Standard">SMSQmulator will normally pop up a warning window when the sound can't be initialised, or there is no sound volume control. You can suppress this warning here.</text:p>
      <text:p text:style-name="P32"/>
      <text:h text:style-name="P296" text:outline-level="4"><text:bookmark-start text:name="__RefHeading__2650_17112818921"/>→ Warn <text:span text:style-name="T138">if</text:span> a<text:span text:style-name="T138">n FLP</text:span> drive is <text:span text:style-name="T90">read-only</text:span><text:bookmark-end text:name="__RefHeading__2650_17112818921"/></text:h>
      <text:p text:style-name="P32"><text:span text:style-name="T90">An FLP image file might, for some reason, be read only.</text:span> <text:span text:style-name="T90">SMSQmulator will warn you if that is the case – here you can switch this warning on or off.</text:span></text:p>
      <text:p text:style-name="P33"/>
      <text:h text:style-name="P297" text:outline-level="4"><text:bookmark-start text:name="__RefHeading__3506_913116541"/>→ Warn if a<text:span text:style-name="T140">n FLP image file </text:span>can't be opened<text:bookmark-end text:name="__RefHeading__3506_913116541"/></text:h>
      <text:p text:style-name="P34"><text:span text:style-name="T35">When you configure SMSQmulator to use certain files as </text:span><text:span text:style-name="T37">FLP image files, </text:span><text:span text:style-name="T60">it</text:span><text:span text:style-name="T37">t</text:span><text:span text:style-name="T35"> will check for you that the file</text:span><text:span text:style-name="T37">s</text:span><text:span text:style-name="T35"> exist </text:span><text:span text:style-name="T37">and can be opened</text:span><text:span text:style-name="T35">, and complain if </text:span><text:span text:style-name="T60">they</text:span><text:span text:style-name="T35"> don't. You can shut this complaint off here.</text:span></text:p>
      <text:p text:style-name="P33"/>
      <text:h text:style-name="Heading_20_2" text:outline-level="2"><text:bookmark-start text:name="__RefHeading__3068_151966476"/>Configuration with some basic keywords<text:bookmark-end text:name="__RefHeading__3068_151966476"/></text:h>
      <text:p text:style-name="Standard">Keywords such as <text:span text:style-name="Code">NFA_USE</text:span> also make some configurations possible. See below in the section called “<text:a xlink:type="simple" xlink:href="#11.Basic keywords|outline" text:style-name="Internet_20_link" text:visited-style-name="Visited_20_Internet_20_Link">Basic Keywords</text:a>”.</text:p>
      <text:p text:style-name="Standard"/>
      <text:h text:style-name="Heading_20_2" text:outline-level="2"><text:bookmark text:name="config_with_config"/><text:bookmark-start text:name="__RefHeading__1347_1461987524"/>Configuration with the standard (menu) config program<text:bookmark-end text:name="__RefHeading__1347_1461987524"/></text:h>
      <text:p text:style-name="P121">The SMSQE file can and should be configured with the standard config program, (generally MenuConfig from Jochen Merz). The configuration items should be self-explanatory.</text:p>
      <text:p text:style-name="P121"/>
      <text:p text:style-name="P121">You can configure the following categories:</text:p>
      <text:p text:style-name="P121"/>
      <text:list xml:id="list2011318432" text:style-name="L10">
        <text:list-item>
          <text:p text:style-name="P235">SMSQ</text:p>
        </text:list-item>
        <text:list-item>
          <text:p text:style-name="P235">WMAN</text:p>
        </text:list-item>
        <text:list-item>
          <text:p text:style-name="P235">WMAN system colours</text:p>
        </text:list-item>
        <text:list-item>
          <text:p text:style-name="P235">Hotkey system II</text:p>
        </text:list-item>
      </text:list>
      <text:p text:style-name="P14"/>
      <text:p text:style-name="P5"><text:soft-page-break/><text:span text:style-name="T35">These are the usual SMSQ configuration items. </text:span><text:span text:style-name="T38">One item of note in the SMSQ section is the item “</text:span><text:span text:style-name="T63">Use </text:span><text:span text:style-name="T64">IEEE</text:span><text:span text:style-name="T63"> floating point routines</text:span><text:span text:style-name="T38">”. If you answer “yes”, SMSQE will use the faster </text:span><text:span text:style-name="T39">f</text:span><text:span text:style-name="T38">loating point routines – see </text:span><text:span text:style-name="T44">the </text:span><text:span text:style-name="T38">section </text:span><text:span text:style-name="T44">on</text:span><text:span text:style-name="T38"> </text:span><text:a xlink:type="simple" xlink:href="#8.Faster floating point routines|outline" text:style-name="Internet_20_link" text:visited-style-name="Visited_20_Internet_20_Link"><text:span text:style-name="T38">Faster floating point routines</text:span></text:a>.</text:p>
      <text:p text:style-name="P15"/>
      <text:p text:style-name="P15"/>
      <text:p text:style-name="P15">There are also other categories:</text:p>
      <text:p text:style-name="P14"/>
      <text:list xml:id="list102937912537211" text:continue-numbering="true" text:style-name="L10">
        <text:list-item>
          <text:p text:style-name="P235">NFA Drives</text:p>
        </text:list-item>
        <text:list-item>
          <text:p text:style-name="P235">WIN Drives</text:p>
        </text:list-item>
        <text:list-item>
          <text:p text:style-name="P235">SFA Drives</text:p>
        </text:list-item>
        <text:list-item>
          <text:p text:style-name="P235">FLP Drives.</text:p>
          <text:p text:style-name="P235"/>
          <text:p text:style-name="P236">Please be advised that, for the time being, <text:span text:style-name="T87">configuring the items in these latter four categories will not result in any change</text:span>. The values you configure will be overridden by those in the .ini file, or by SMSQmulator's default values.</text:p>
          <text:p text:style-name="P236"/>
        </text:list-item>
      </text:list>
      <text:h text:style-name="P263" text:outline-level="2"><text:bookmark-start text:name="__RefHeading___Toc6589_3212409371"/>Expanding “./” in the SMSQmulator.ini file<text:bookmark-end text:name="__RefHeading___Toc6589_3212409371"/></text:h>
      <text:p text:style-name="P169">As of v. 2.25, if the SMSQmulator.ini file contains filenames or directories for devices (NFA, WIN etc., see below), then, if any such name starts with “./”, these two characters will be replaced with the name of the directory <text:span text:style-name="T243">where </text:span>SMSQmulator <text:span text:style-name="T243">found (or created) the .ini file.</text:span></text:p>
      <text:p text:style-name="P167"/>
      <text:p text:style-name="P170">Example: let’s suppose you start SMSQmulator from the directory “/home/myself/SMSQ” <text:s/><text:span text:style-name="T244">and the ini file with the options lies in </text:span>“/home/myself/SMSQ/<text:span text:style-name="T244">new_version</text:span>”. <text:span text:style-name="T244">If </text:span>your <text:span text:style-name="T244">options ini</text:span> file contains the line: </text:p>
      <text:p text:style-name="P170"/>
      <text:p text:style-name="P170">“WIN1_ = ./qxl.win”</text:p>
      <text:p text:style-name="P170"/>
      <text:p text:style-name="P170">this will be expanded to become:</text:p>
      <text:p text:style-name="P170"/>
      <text:p text:style-name="P170">“WIN1_ = /home/myself/SMSQ/<text:span text:style-name="T244">new_version/</text:span>qxl.win”.</text:p>
      <text:p text:style-name="P170"/>
      <text:p text:style-name="P174">(note: Even on Windows machines, only the characters “./” will get expanded, do <text:s/>not use “.\”).</text:p>
      <text:p text:style-name="P189"/>
      <text:p text:style-name="P189"/>
      <text:p text:style-name="P175"><text:span text:style-name="T18">Attention:</text:span><text:span text:style-name="T26"> The “SMSQmulator.ini” file gets rewritten </text:span><text:span text:style-name="T28">very</text:span><text:span text:style-name="T26"> often by SMSQmulator itself. Filenames will be rewritten with their entire names, so </text:span><text:span text:style-name="T28">any</text:span><text:span text:style-name="T26"> “./” will get stripped off </text:span><text:span text:style-name="T28">and replaced by the true filename</text:span><text:span text:style-name="T26">. This means that, to use the example above, the line in the SMSQmulator.ini file </text:span><text:span text:style-name="T28">which was </text:span><text:span text:style-name="T32">“WIN1_ = ./qxl.win”</text:span><text:span text:style-name="T27"> </text:span><text:span text:style-name="T26">will be </text:span><text:span text:style-name="T28">rewritten as </text:span><text:span text:style-name="T32">“WIN1_ = /home/myself/SMSQ/</text:span><text:span text:style-name="T33">new_version/</text:span><text:span text:style-name="T32">qxl.win”</text:span><text:span text:style-name="T27">.</text:span></text:p>
      <text:h text:style-name="Heading_20_1" text:outline-level="1"><text:bookmark-start text:name="__RefHeading__1035_1461987524"/>Basic keywords<text:bookmark-end text:name="__RefHeading__1035_1461987524"/></text:h>
      <text:p text:style-name="P121"/>
      <text:p text:style-name="P64"><text:span text:style-name="T35">There are some new Basic keywords that come with SMSQmulator's version of SMSQE. This section only describes keywords which are peculiar to SMSQmulator, or work differently from what might be expected. </text:span>The<text:span text:style-name="T47"> order in which they are listed here is simply chronological: by going to the </text:span><text:a xlink:type="simple" xlink:href="#11.38.Alphabetical index of SBasic keywords|outline" text:style-name="Internet_20_link" text:visited-style-name="Visited_20_Internet_20_Link"><text:span text:style-name="T47">end of this section</text:span></text:a><text:span text:style-name="T47"> you can find the latest new keywords.</text:span></text:p>
      <text:p text:style-name="P121"/>
      <text:h text:style-name="Heading_20_2" text:outline-level="2"><text:bookmark-start text:name="__RefHeading__1349_1461987524"/><text:alphabetical-index-mark-start text:id="IMark89119992"/>NFA_USE<text:bookmark-end text:name="__RefHeading__1349_1461987524"/><text:alphabetical-index-mark-end text:id="IMark89119992"/></text:h>
      <text:p text:style-name="P121">This takes two forms which do very different things:</text:p>
      <text:p text:style-name="P121"/>
      <text:p text:style-name="P121"><text:span text:style-name="Code"><text:span text:style-name="T25">NFA_USE</text:span></text:span><text:span text:style-name="Code"><text:span text:style-name="T29"> </text:span></text:span><text:span text:style-name="Code"><text:span text:style-name="T72">name$</text:span></text:span><text:span text:style-name="T72">:</text:span> this sets the devices usage name</text:p>
      <text:p text:style-name="P121">and</text:p>
      <text:p text:style-name="P121"><text:span text:style-name="Code"><text:span text:style-name="T25">NFA_USE</text:span></text:span><text:span text:style-name="Code"><text:span text:style-name="T29"> </text:span></text:span><text:span text:style-name="Code"><text:span text:style-name="T72">drive, directory$</text:span></text:span><text:span text:style-name="T72">:</text:span> this sets the directory a drive refers to.</text:p>
      <text:p text:style-name="P121"/>
      <text:h text:style-name="Heading_20_3" text:outline-level="3"><text:bookmark-start text:name="__RefHeading__1351_1461987524"/>The first form sets the usage name of the entire device<text:bookmark-end text:name="__RefHeading__1351_1461987524"/></text:h>
      <text:p text:style-name="P121">Please read the “Configuration” section about the usage name for a device. </text:p>
      <text:p text:style-name="P190">Use:</text:p>
      <text:p text:style-name="P121"><text:span text:style-name="T231">(with u</text:span>nchanged name: <text:span text:style-name="T231">)</text:span></text:p>
      <text:p text:style-name="Standard"><text:span text:style-name="Code"><text:span text:style-name="T2">DIR</text:span></text:span><text:span text:style-name="Code"> win1_ <text:tab/></text:span><text:span text:style-name="Code"><text:span text:style-name="T34">→ not found (there is no win device)</text:span></text:span></text:p>
      <text:p text:style-name="P138"><text:span text:style-name="Code"><text:span text:style-name="T2">DIR</text:span></text:span><text:span text:style-name="Code"> NFA1 _<text:tab/></text:span><text:span text:style-name="Code"><text:span text:style-name="T34">→</text:span></text:span><text:span text:style-name="Code"><text:span text:style-name="T66"> </text:span></text:span><text:span text:style-name="Code"><text:span text:style-name="T34">files list…</text:span></text:span></text:p>
      <text:p text:style-name="P121"><text:span text:style-name="Code"><text:span text:style-name="T2">NFA_USE</text:span></text:span><text:span text:style-name="Code"> “win”</text:span></text:p>
      <text:p text:style-name="P121"><text:span text:style-name="Code"><text:span text:style-name="T2">DIR</text:span></text:span><text:span text:style-name="Code"> NFA1_ <text:tab/></text:span><text:span text:style-name="Code"><text:span text:style-name="T34">→ not found</text:span></text:span></text:p>
      <text:p text:style-name="P138"><text:span text:style-name="Code"><text:span text:style-name="T2">DIR</text:span></text:span><text:span text:style-name="Code"> win1_<text:tab/><text:tab/></text:span><text:span text:style-name="Code"><text:span text:style-name="T34">→</text:span></text:span><text:span text:style-name="Code"><text:span text:style-name="T66"> f</text:span></text:span><text:span text:style-name="Code"><text:span text:style-name="T34">iles list…</text:span></text:span></text:p>
      <text:p text:style-name="P121"><text:span text:style-name="Code"/></text:p>
      <text:p text:style-name="P199">Please note:</text:p>
      <text:p text:style-name="P199"/>
      <text:p text:style-name="P199">1 – if you call the device WIN and you have a file called “boot” on win1_, SMSQE will attempt to boot from that file.</text:p>
      <text:p text:style-name="P199"/>
      <text:p text:style-name="P199">2 – If you set the usage name through the config item, this will only take effect the next time you reboot the machine. Setting it through the basic keyword is immediate, but will be forgotten the next time you reboot the machine (the info is NOT stored in the .ini file when using the basic keyword).</text:p>
      <text:p text:style-name="P199"/>
      <text:h text:style-name="Heading_20_3" text:outline-level="3"><text:bookmark-start text:name="__RefHeading__1353_1461987524"/>The second form sets the native directory to be used for a drive<text:bookmark-end text:name="__RefHeading__1353_1461987524"/></text:h>
      <text:p text:style-name="P186">Use : </text:p>
      <text:p text:style-name="P121"><text:span text:style-name="Code"><text:span text:style-name="T2">DIR</text:span></text:span><text:span text:style-name="Code"> NFA1_</text:span> <text:tab/><text:tab/>→ not found</text:p>
      <text:p text:style-name="P121"><text:span text:style-name="Code"><text:span text:style-name="T2">NFA_USE</text:span></text:span><text:span text:style-name="Code"> 1,”/home/whatever/smsqe”</text:span> (or <text:span text:style-name="Code"><text:span text:style-name="T2">NFA_USE</text:span></text:span><text:span text:style-name="Code"> 1,”c:\smsqe”)</text:span></text:p>
      <text:p text:style-name="P121"><text:span text:style-name="Code"><text:span text:style-name="T2">DIR</text:span></text:span><text:span text:style-name="Code"> NFA1_<text:tab/><text:tab/></text:span><text:span text:style-name="T264">→ </text:span>files list…</text:p>
      <text:p text:style-name="P201"/>
      <text:p text:style-name="P203">Since SMSQmulator version.2.21, setting the file names, either through the config item or through the basic keyword is immediate, and the setting is stored in the .ini file.</text:p>
      <text:p text:style-name="P203"/>
      <text:p text:style-name="P208"><text:bookmark-start text:name="nfausewarning"/><text:soft-page-break/>WARNING:<text:bookmark-end text:name="nfausewarning"/></text:p>
      <text:p text:style-name="P202">Moreover, please make sure that you have closed all files on the drive before changing the directory name for it.</text:p>
      <text:p text:style-name="P199"/>
      <text:p text:style-name="P202">For example:</text:p>
      <text:p text:style-name="P202">DO NOT do the following:</text:p>
      <text:p text:style-name="P202"/>
      <text:p text:style-name="P202"><text:span text:style-name="Code"><text:span text:style-name="T2">NFA_USE</text:span></text:span><text:span text:style-name="Code"> 1,”/home/whatever/smsqe” </text:span></text:p>
      <text:p text:style-name="P202"/>
      <text:p text:style-name="P202"><text:span text:style-name="Code">t%=</text:span><text:span text:style-name="Code"><text:span text:style-name="T2">FOP_NEW </text:span></text:span><text:span text:style-name="Code">(“nfa1_testfile”)</text:span><text:tab/><text:tab/>(opens /home/whatever/smsqe/testfile)</text:p>
      <text:p text:style-name="P202">…. </text:p>
      <text:p text:style-name="P202">(#t% isn't closed)</text:p>
      <text:p text:style-name="P202"><text:span text:style-name="Code"><text:span text:style-name="T2">NFA_USE</text:span></text:span><text:span text:style-name="Code"> 1,”/home/another directory” </text:span><text:tab/>(where does #t% point to now?)</text:p>
      <text:p text:style-name="P199"/>
      <text:p text:style-name="P202"><text:span text:style-name="T264">#</text:span>t% will most likely still point to the same file as it was when it was originally opened. But this is not guaranteed.</text:p>
      <text:p text:style-name="P202"/>
      <text:p text:style-name="P202">Always close all files on a drive if you make it point to another directory. File corruption may occur if you don't.</text:p>
      <text:p text:style-name="P199"/>
      <text:p text:style-name="P199"/>
      <text:h text:style-name="Heading_20_2" text:outline-level="2"><text:bookmark-start text:name="__RefHeading___Toc5003_62330362"/><text:alphabetical-index-mark-start text:id="IMark89511752"/>NFA_USE$<text:bookmark-end text:name="__RefHeading___Toc5003_62330362"/><text:alphabetical-index-mark-end text:id="IMark89511752"/></text:h>
      <text:p text:style-name="P204">This function returns the name of the directory (if any) currently set for a drive.</text:p>
      <text:p text:style-name="P204"/>
      <text:p text:style-name="P205"><text:span text:style-name="T84">Syntax:</text:span><text:span text:style-name="T80"> </text:span><text:span text:style-name="Code"><text:span text:style-name="T2">NFA_USE$</text:span></text:span><text:span text:style-name="Code"> </text:span><text:span text:style-name="Code"><text:span text:style-name="T72">drive </text:span></text:span><text:span text:style-name="T72"><text:s/></text:span><text:span text:style-name="T29">where drive is the drive to query (1 … 8). </text:span></text:p>
      <text:p text:style-name="P210">Example:</text:p>
      <text:p text:style-name="P204"><text:span text:style-name="Code"><text:span text:style-name="T25">PRINT NFA_USE$</text:span></text:span><text:span text:style-name="Code"><text:span text:style-name="T29">(2)</text:span></text:span><text:span text:style-name="T29"> <text:s/>might print “c:\users\qxl.win”</text:span></text:p>
      <text:p text:style-name="P209"/>
      <text:p text:style-name="P209"/>
      <text:h text:style-name="Heading_20_2" text:outline-level="2"><text:bookmark-start text:name="__RefHeading__1066_1922190860"/><text:alphabetical-index-mark-start text:id="IMark89412760"/>SFA_USE<text:alphabetical-index-mark-end text:id="IMark89412760"/> <text:span text:style-name="T214">and </text:span><text:alphabetical-index-mark-start text:id="IMark88774312"/><text:span text:style-name="T214">SFA_USE$</text:span><text:bookmark-end text:name="__RefHeading__1066_1922190860"/><text:alphabetical-index-mark-end text:id="IMark88774312"/></text:h>
      <text:p text:style-name="P121">Please refer to the <text:span text:style-name="Code">NFA_USE</text:span> section above. Th<text:span text:style-name="T214">e</text:span> command<text:span text:style-name="T214">s are</text:span> the same <text:span text:style-name="T214">(except for SFA_ instead of NFA_)</text:span>, <text:span text:style-name="T214">and </text:span>appl<text:span text:style-name="T214">y</text:span> to the SFA device, not the NFA device.</text:p>
      <text:p text:style-name="P121"/>
      <text:p text:style-name="P121"/>
      <text:h text:style-name="Heading_20_2" text:outline-level="2"><text:bookmark-start text:name="__RefHeading__1075_907036857"/><text:alphabetical-index-mark-start text:id="IMark89242072"/>WIN_USE<text:bookmark-end text:name="__RefHeading__1075_907036857"/><text:alphabetical-index-mark-end text:id="IMark89242072"/></text:h>
      <text:p text:style-name="P121">This takes two forms which do very different things:</text:p>
      <text:p text:style-name="P121"/>
      <text:p text:style-name="P121"><text:span text:style-name="Code"><text:span text:style-name="T25">WIN_USE</text:span></text:span><text:span text:style-name="Code"><text:span text:style-name="T29"> </text:span></text:span><text:span text:style-name="Code"><text:span text:style-name="T72">name$</text:span></text:span><text:span text:style-name="T72">:</text:span> this sets the devices usage name</text:p>
      <text:p text:style-name="P121">and</text:p>
      <text:p text:style-name="P121"><text:span text:style-name="Code"><text:span text:style-name="T25">WIN_USE</text:span></text:span><text:span text:style-name="Code"><text:span text:style-name="T29"> </text:span></text:span><text:span text:style-name="Code"><text:span text:style-name="T72">drive, file$</text:span></text:span><text:span text:style-name="T72">:</text:span> this sets the <text:span text:style-name="T164">QXL</text:span>.WIN file a drive <text:span text:style-name="T164">will </text:span>refer to.</text:p>
      <text:p text:style-name="P121"/>
      <text:h text:style-name="Heading_20_3" text:outline-level="3"><text:bookmark-start text:name="__RefHeading__1351_14619875241"/>The first form sets the usage name of the entire device<text:bookmark-end text:name="__RefHeading__1351_14619875241"/></text:h>
      <text:p text:style-name="P121">Please read the “Configuration” section about the usage name for a device. </text:p>
      <text:p text:style-name="P121"><text:soft-page-break/></text:p>
      <text:p text:style-name="P121"><text:span text:style-name="T212">Stating with an u</text:span>nchanged name, <text:span text:style-name="T212">the following commands have the following effect</text:span>: </text:p>
      <text:p text:style-name="P166"><text:span text:style-name="Code"><text:span text:style-name="T2">DIR</text:span></text:span><text:span text:style-name="Code"> win1_<text:tab/><text:tab/><text:tab/></text:span><text:span text:style-name="Code"><text:span text:style-name="T34">→ (files list)</text:span></text:span></text:p>
      <text:p text:style-name="P166"><text:span text:style-name="Code"><text:span text:style-name="T2">WIN_USE</text:span></text:span><text:span text:style-name="Code"> “QXL”</text:span></text:p>
      <text:p text:style-name="P121"><text:span text:style-name="Code"><text:span text:style-name="T2">DIR</text:span></text:span><text:span text:style-name="Code"> win1_ <text:tab/><text:tab/></text:span><text:span text:style-name="Code"><text:span text:style-name="T34">→ not found (there is no win device)</text:span></text:span></text:p>
      <text:p text:style-name="P133"><text:span text:style-name="Code"><text:span text:style-name="T2">DIR</text:span></text:span><text:span text:style-name="Code"> </text:span><text:span text:style-name="Code"><text:span text:style-name="T212">qxl</text:span></text:span><text:span text:style-name="Code">1 _<text:tab/><text:tab/></text:span><text:span text:style-name="Code"><text:span text:style-name="T67">→ (files list)</text:span></text:span></text:p>
      <text:p text:style-name="P214"><text:span text:style-name="Code"/></text:p>
      <text:p text:style-name="P121"><text:span text:style-name="Code"><text:span text:style-name="T2">WIN_USE</text:span></text:span><text:span text:style-name="Code"> “win”</text:span></text:p>
      <text:p text:style-name="P121"><text:span text:style-name="Code"><text:span text:style-name="T2">DIR</text:span></text:span><text:span text:style-name="Code"> qxl1_ <text:tab/><text:tab/></text:span><text:span text:style-name="Code"><text:span text:style-name="T34">→ not found</text:span></text:span></text:p>
      <text:p text:style-name="P121"><text:span text:style-name="Code"><text:span text:style-name="T2">DIR</text:span></text:span><text:span text:style-name="Code"> win1_<text:tab/><text:tab/><text:tab/></text:span><text:span text:style-name="Code"><text:span text:style-name="T34">→</text:span></text:span><text:span text:style-name="Code"><text:span text:style-name="T67"> </text:span></text:span><text:span text:style-name="Code"><text:span text:style-name="T34">(files list)</text:span></text:span></text:p>
      <text:p text:style-name="P121"><text:span text:style-name="Code"/></text:p>
      <text:p text:style-name="P199">Please note:</text:p>
      <text:p text:style-name="P199"/>
      <text:p text:style-name="P199">1 – if you call the device WIN and you have a file called “boot” on win1_, SMSQE will attempt to boot from that file.</text:p>
      <text:p text:style-name="P199"/>
      <text:p text:style-name="P199">2 – If you set the usage name through the config item, this will only take effect the next time you reboot the machine. Setting it through the basic keyword is immediate, but will be forgotten the next time you reboot the machine (the info is NOT stored in the .ini file when using the basic keyword).</text:p>
      <text:p text:style-name="P199"/>
      <text:h text:style-name="Heading_20_3" text:outline-level="3"><text:bookmark-start text:name="__RefHeading__1353_14619875241"/>The second form sets the native directory to be used for a drive<text:bookmark-end text:name="__RefHeading__1353_14619875241"/></text:h>
      <text:p text:style-name="P121"><text:span text:style-name="Code"><text:span text:style-name="T2">DIR</text:span></text:span><text:span text:style-name="Code"> </text:span><text:span text:style-name="Code"><text:span text:style-name="T212">win</text:span></text:span><text:span text:style-name="Code">1_ <text:tab/><text:tab/></text:span><text:span text:style-name="Code"><text:span text:style-name="T34">→ not found</text:span></text:span></text:p>
      <text:p text:style-name="P139"><text:span text:style-name="Code"><text:span text:style-name="T2">WIN_USE </text:span></text:span><text:span text:style-name="Code">1,”/home/smsqe/QXL.WIN”(or </text:span><text:span text:style-name="Code"><text:span text:style-name="T11">WIN</text:span></text:span><text:span text:style-name="Code"><text:span text:style-name="T2">_USE</text:span></text:span><text:span text:style-name="Code"> 1,”c:\smsqe\QXL.WIN”)</text:span></text:p>
      <text:p text:style-name="P121"><text:span text:style-name="Code"><text:span text:style-name="T2">DIR</text:span></text:span><text:span text:style-name="Code"> </text:span><text:span text:style-name="Code"><text:span text:style-name="T212">win</text:span></text:span><text:span text:style-name="Code">1_<text:tab/><text:tab/><text:tab/></text:span><text:span text:style-name="Code"><text:span text:style-name="T34">→</text:span></text:span><text:span text:style-name="Code"><text:span text:style-name="T67"> </text:span></text:span><text:span text:style-name="Code"><text:span text:style-name="T34">(files lis</text:span></text:span><text:span text:style-name="Code"><text:span text:style-name="T68">t</text:span></text:span><text:span text:style-name="Code"><text:span text:style-name="T34">)</text:span></text:span></text:p>
      <text:p text:style-name="P188"><text:span text:style-name="Code"/></text:p>
      <text:p text:style-name="P203">Since SMSQmulator version.2.21, setting the file names, either through the config item or through the basic keyword is immediate, and the setting is stored in the .ini file.</text:p>
      <text:p text:style-name="P203"/>
      <text:p text:style-name="P202">Please read the warning under the NFA_USE command. It also applies, <text:span text:style-name="T72">mutatis mutandis</text:span>, to this command.</text:p>
      <text:p text:style-name="P202"/>
      <text:p text:style-name="P207">If you pass an empty string or a single space, the drive will be unset.</text:p>
      <text:p text:style-name="P202"/>
      <text:p text:style-name="P202"/>
      <text:h text:style-name="Heading_20_2" text:outline-level="2"><text:bookmark-start text:name="__RefHeading__1850_174863412"/><text:bookmark-start text:name="flp_use"/><text:alphabetical-index-mark-start text:id="IMark89242072"/>FLP_USE<text:bookmark-end text:name="__RefHeading__1850_174863412"/><text:bookmark-end text:name="flp_use"/><text:alphabetical-index-mark-end text:id="IMark89242072"/></text:h>
      <text:p text:style-name="Standard">Please refer to the WIN_USE section above. This command is the same, but applies to the FLP device, not the WIN device, and the files in question are .img files, not QXL.WIN type files.</text:p>
      <text:p text:style-name="Standard"/>
      <text:h text:style-name="P281" text:outline-level="2"><text:bookmark-start text:name="__RefHeading__2082_420108691"/><text:soft-page-break/>The effect of the various xxx_USE keywords on each other<text:bookmark-end text:name="__RefHeading__2082_420108691"/></text:h>
      <text:p text:style-name="P222"/>
      <text:p text:style-name="P225">As seen above, the xxx_USE keywords, e.g. WIN_USE “WIN”, will make a device respond to a name other than its original name. After a WIN_USE “WIN”, the WIN device will only respond to being called WIN. </text:p>
      <text:p text:style-name="P4"/>
      <text:p text:style-name="P4">However, what happens if you use, say, FLP_USE “win” followed by WIN_USE “win”? With the first command you tell the FLP device to call itself win and with the second, you tell the WIN device to call itself win. Which of them will ... win?</text:p>
      <text:p text:style-name="P4"/>
      <text:p text:style-name="P4">There is a hierarchy built into SMSQmulator and a higher device will always trump over a lower device. This hierarchy is as follows:</text:p>
      <text:p text:style-name="P4"/>
      <text:p text:style-name="P7">low<text:tab/><text:span text:style-name="T136">FLP</text:span></text:p>
      <text:p text:style-name="P7"><text:tab/>RAM</text:p>
      <text:p text:style-name="P4"><text:tab/>NFA</text:p>
      <text:p text:style-name="P4"><text:tab/>SFA</text:p>
      <text:p text:style-name="P4"><text:tab/><text:span text:style-name="T105">MEM</text:span></text:p>
      <text:p text:style-name="P4">high<text:tab/>WIN</text:p>
      <text:p text:style-name="P4"/>
      <text:p text:style-name="P4"/>
      <text:p text:style-name="P4">So a WIN_USE will trump over all others, a <text:span text:style-name="T136">MEM</text:span>_USE will trump any others except for WIN etc.…</text:p>
      <text:p text:style-name="P4"/>
      <text:p text:style-name="P121"/>
      <text:h text:style-name="P264" text:outline-level="2"><text:bookmark-start text:name="__RefHeading__3513_1413609911"/><text:alphabetical-index-mark-start text:id="IMark88934408"/><text:alphabetical-index-mark-start text:id="IMark89553928"/>FLP_DENSITY<text:bookmark-end text:name="__RefHeading__3513_1413609911"/><text:alphabetical-index-mark-end text:id="IMark89553928"/><text:alphabetical-index-mark-end text:id="IMark88934408"/></text:h>
      <text:p text:style-name="P141">Sets the “density” of floppy disks. Please refer to the <text:a xlink:type="simple" xlink:href="#flp" text:style-name="Internet_20_link" text:visited-style-name="Visited_20_Internet_20_Link">FLP driver section</text:a> above.</text:p>
      <text:p text:style-name="P141"/>
      <text:p text:style-name="P141"/>
      <text:h text:style-name="P265" text:outline-level="2"><text:bookmark-start text:name="__RefHeading__3508_913116541"/><text:alphabetical-index-mark-start text:id="IMark88774312"/>FLP_DRIVE<text:alphabetical-index-mark-end text:id="IMark88774312"/> <text:bookmark-end text:name="__RefHeading__3508_913116541"/></text:h>
      <text:p text:style-name="P3">Sets the name of the native image file to be used for a floppy drive.<text:span text:style-name="T40"> Please refer to the </text:span><text:a xlink:type="simple" xlink:href="#flp" text:style-name="Internet_20_link" text:visited-style-name="Visited_20_Internet_20_Link"><text:span text:style-name="T40">FLP driver section</text:span></text:a><text:span text:style-name="T40"> above.</text:span></text:p>
      <text:p text:style-name="P16"/>
      <text:p text:style-name="Standard"/>
      <text:h text:style-name="P265" text:outline-level="2"><text:bookmark-start text:name="__RefHeading__3510_913116541"/><text:alphabetical-index-mark-start text:id="IMark88970744"/>FLP_DRIVE$<text:bookmark-end text:name="__RefHeading__3510_913116541"/><text:alphabetical-index-mark-end text:id="IMark88970744"/></text:h>
      <text:p text:style-name="P3">Gets the name of the native image file to be used for a floppy drive.<text:span text:style-name="T40"> Please refer to the </text:span><text:a xlink:type="simple" xlink:href="#flp" text:style-name="Internet_20_link" text:visited-style-name="Visited_20_Internet_20_Link"><text:span text:style-name="T40">FLP driver section</text:span></text:a><text:span text:style-name="T40"> above.</text:span></text:p>
      <text:p text:style-name="P16"/>
      <text:p text:style-name="P16"/>
      <text:h text:style-name="P264" text:outline-level="2"><text:bookmark-start text:name="__RefHeading__3515_14136099111"/>FLP_xxxx<text:bookmark-end text:name="__RefHeading__3515_14136099111"/></text:h>
      <text:p text:style-name="P142">These keywords will probably have no effect. <text:span text:style-name="T136">P</text:span>lease refer to the <text:a xlink:type="simple" xlink:href="#flp" text:style-name="Internet_20_link" text:visited-style-name="Visited_20_Internet_20_Link">FLP driver section</text:a> above.</text:p>
      <text:p text:style-name="P142"/>
      <text:p text:style-name="P142"/>
      <text:h text:style-name="P264" text:outline-level="2"><text:bookmark-start text:name="__RefHeading__3517_1413609911"/><text:soft-page-break/><text:alphabetical-index-mark-start text:id="IMark89697416"/>DISP_TYPE<text:alphabetical-index-mark-end text:id="IMark89697416"/> and other DISP_xxxx commands<text:bookmark-end text:name="__RefHeading__3517_1413609911"/></text:h>
      <text:p text:style-name="Standard">The (standard SMSQE) function <text:span text:style-name="Code"><text:span text:style-name="T105">DISP_TYPE</text:span></text:span><text:span text:style-name="T105"> </text:span>returns the type of display/colour mode you are using: 0 for QL colour mode or 32 for 16 bit mode.</text:p>
      <text:p text:style-name="Standard"/>
      <text:p text:style-name="Standard">None of the other SMSQE DISP_XXXX commands have any function under SMSQmulator – they will just do nothing, <text:span text:style-name="T221">but won’t return an error.</text:span></text:p>
      <text:p text:style-name="Standard"/>
      <text:p text:style-name="Standard"/>
      <text:h text:style-name="P261" text:outline-level="2"><text:bookmark-start text:name="__RefHeading__1442_14927854"/><text:alphabetical-index-mark-start text:id="IMark89640488"/>KBD_TABLE<text:bookmark-end text:name="__RefHeading__1442_14927854"/><text:alphabetical-index-mark-end text:id="IMark89640488"/></text:h>
      <text:p text:style-name="Standard">This standard SMSQE keyword has no effect under SMSQmulator. The keyboard will reflect the keyboard configured for Java.</text:p>
      <text:p text:style-name="Standard"/>
      <text:p text:style-name="Standard"/>
      <text:h text:style-name="Heading_20_2" text:outline-level="2"><text:bookmark-start text:name="__RefHeading__2084_420108691"/><text:alphabetical-index-mark-start text:id="IMark89506536"/>SOUNDFILE<text:bookmark-end text:name="__RefHeading__2084_420108691"/><text:alphabetical-index-mark-end text:id="IMark89506536"/></text:h>
      <text:p text:style-name="P216">Loads and plays a sound file through the SMSQ/E Sampled Sound System.</text:p>
      <text:p text:style-name="P216"/>
      <text:p text:style-name="P215"><text:span text:style-name="T265">Syntax:</text:span><text:span text:style-name="Code"> </text:span><text:span text:style-name="Code"><text:span text:style-name="T2">SOUNDFILE </text:span></text:span><text:span text:style-name="Code"><text:span text:style-name="T72">"file_name"[,rep%]</text:span></text:span></text:p>
      <text:p text:style-name="P215"/>
      <text:p text:style-name="P58">Loads and plays this sound file. Please note that the file is not loaded into memory all at once. Hence, it seems desirable to load it from a fast device (e.g. a hard disk) to avoid the music being broken up. The quotes <text:span text:style-name="T231">around the name </text:span>are necessary unless it is a string variable.</text:p>
      <text:p text:style-name="P58"/>
      <text:p text:style-name="P61"><text:span text:style-name="T205">As of version 2.20, t</text:span>he rep% parameter means that, when the end of the file is reached, the file will be replayed <text:span text:style-name="T204">again as often as indicated by the rep% parameter. So if the parameter is 1, it will be replayed once again, which means that it will have been played twice in total.</text:span></text:p>
      <text:p text:style-name="P61"/>
      <text:p text:style-name="P115">This command will not come back until the sound is entirely buffered, which is usually the case when there are only a few seconds left to play (as of v. 2.25 please see the <text:a xlink:type="simple" xlink:href="#sound_note" text:style-name="Internet_20_link" text:visited-style-name="Visited_20_Internet_20_Link">note</text:a> below under SOUNDFILE3).</text:p>
      <text:p text:style-name="Standard"/>
      <text:h text:style-name="Heading_20_2" text:outline-level="2"><text:bookmark-start text:name="__RefHeading__2086_420108691"/><text:alphabetical-index-mark-start text:id="IMark89550904"/>SOUNDFILE2<text:bookmark-end text:name="__RefHeading__2086_420108691"/><text:alphabetical-index-mark-end text:id="IMark89550904"/></text:h>
      <text:p text:style-name="Standard"><text:span text:style-name="T265">Syntax</text:span>: <text:span text:style-name="Code"><text:span text:style-name="T2">SOUNDFILE2 </text:span></text:span><text:span text:style-name="Code"><text:span text:style-name="T72">"file_name"[,rep%]</text:span></text:span></text:p>
      <text:p text:style-name="Standard"/>
      <text:p text:style-name="Standard">Does just about the same as SOUNDFILE, but the sound is played through another job created just for this. This means that the command comes back immediately after the sound playing job has been set up – it allows your program to continue whilst the sound is being played.</text:p>
      <text:p text:style-name="Standard"/>
      <text:p text:style-name="P116">The sound playing job is owned by the job issuing the SOUNDFILE2 command, so if you remove that job, the sound playing job will be removed, too <text:span text:style-name="T271">(as of v. 2.25 please see the </text:span><text:a xlink:type="simple" xlink:href="#sound_note" text:style-name="Internet_20_link" text:visited-style-name="Visited_20_Internet_20_Link"><text:span text:style-name="T271">note</text:span></text:a><text:span text:style-name="T271"> below under SOUNDFILE3).</text:span></text:p>
      <text:p text:style-name="Standard"/>
      <text:p text:style-name="P60"><text:soft-page-break/><text:span text:style-name="T205">As of version 2.20, t</text:span>he rep% parameter means that, when the end of the file is reached, the file will be replayed again as often as indicated by the rep% parameter. So if the parameter is 1, the sound will be replayed once again, which means that it will have been played twice<text:span text:style-name="T205"> in total.</text:span></text:p>
      <text:p text:style-name="P60"/>
      <text:p text:style-name="P59"/>
      <text:h text:style-name="Heading_20_2" text:outline-level="2"><text:bookmark-start text:name="__RefHeading__2088_420108691"/><text:alphabetical-index-mark-start text:id="IMark89095640"/>SOUNDFILE3<text:bookmark-end text:name="__RefHeading__2088_420108691"/><text:alphabetical-index-mark-end text:id="IMark89095640"/></text:h>
      <text:p text:style-name="P111"><text:span text:style-name="T265">Syntax</text:span>: <text:span text:style-name="Code"><text:span text:style-name="T2">SOUNDFILE</text:span></text:span><text:span text:style-name="Code"><text:span text:style-name="T22">3</text:span></text:span><text:span text:style-name="Code"><text:span text:style-name="T2"> </text:span></text:span><text:span text:style-name="Code"><text:span text:style-name="T72">"file_name"[,rep%]</text:span></text:span></text:p>
      <text:p text:style-name="Standard"/>
      <text:p text:style-name="Standard">Is the same as SOUNDFILE2, but the job playing the sound is totally independent of the one issuing the command.</text:p>
      <text:p text:style-name="P57"/>
      <text:p text:style-name="P60"><text:span text:style-name="T205">As of version 2.20, t</text:span>he rep% parameter means that, when the end of the file is reached, the file will be replayed again as often as indicated by the rep% parameter. So if the parameter is 1, the sound will be replayed once again, which means that it will have been played twice <text:span text:style-name="T205">in total.</text:span></text:p>
      <text:p text:style-name="P57"/>
      <text:p text:style-name="Standard">For all of these jobs, please note that the sound may continue to play for a few seconds after the soundjob is killed, as there is an internal buffer. Use KILLSOUND (below) to stop it.</text:p>
      <text:p text:style-name="Standard"><text:s/></text:p>
      <text:p text:style-name="P115"><text:bookmark text:name="sound_note"/><text:span text:style-name="T2">Note :</text:span> as of version 2.25, the buffering of the sound is handled by java, and not SMSQE anymore. This means that on most machines, the soundjob, or basic itself (in the case of SOUNDFILE) will seem to finish the SOULDFILE command very quickly, but the sound goes on.</text:p>
      <text:p text:style-name="Standard"/>
      <text:h text:style-name="Heading_20_2" text:outline-level="2"><text:bookmark-start text:name="__RefHeading__2096_420108691"/><text:alphabetical-index-mark-start text:id="IMark89119992"/>KILLSOUND<text:alphabetical-index-mark-end text:id="IMark89119992"/> <text:bookmark-end text:name="__RefHeading__2096_420108691"/></text:h>
      <text:p text:style-name="Standard">Kills (stops) the sound.</text:p>
      <text:p text:style-name="Standard"/>
      <text:p text:style-name="Standard">Please note that this also removes the first job called "SOUNDFILE JOB" that i<text:span text:style-name="T203">t</text:span> can find. NORMALLY, this should be the only sound playing job that runs in the machine. It is indeed not advisable to have several jobs all trying to make sounds in the machine, since the sound will be totally intermingled and garbled!</text:p>
      <text:p text:style-name="Standard"/>
      <text:p text:style-name="Standard">So having multiple sound sources is not a good idea…</text:p>
      <text:p text:style-name="Standard"/>
      <text:p text:style-name="Standard"/>
      <text:h text:style-name="P266" text:outline-level="2"><text:bookmark-start text:name="__RefHeading__2521_1555133129"/><text:alphabetical-index-mark-start text:id="IMark89623768"/>JVASGET<text:bookmark-end text:name="__RefHeading__2521_1555133129"/><text:alphabetical-index-mark-end text:id="IMark89623768"/></text:h>
      <text:p text:style-name="P95">and</text:p>
      <text:h text:style-name="P266" text:outline-level="2"><text:bookmark-start text:name="__RefHeading___Toc5531_317722400"/><text:alphabetical-index-mark-start text:id="IMark89762488"/><text:alphabetical-index-mark-start text:id="IMark89152040"/><text:alphabetical-index-mark-start text:id="IMark88870024"/>JVA_SGET<text:bookmark-end text:name="__RefHeading___Toc5531_317722400"/><text:alphabetical-index-mark-end text:id="IMark88870024"/><text:alphabetical-index-mark-end text:id="IMark89152040"/><text:alphabetical-index-mark-end text:id="IMark89762488"/></text:h>
      <text:p text:style-name="P92"><text:span text:style-name="T233">These identical commands g</text:span>et the content of the clipboard into the SCRAP.</text:p>
      <text:p text:style-name="P92"/>
      <text:p text:style-name="P90"><text:span text:style-name="T265">Syntax</text:span>: <text:span text:style-name="Code"><text:span text:style-name="T2">JVASGET </text:span></text:span><text:span text:style-name="Code"><text:span text:style-name="T69">(or</text:span></text:span><text:span text:style-name="Code"><text:span text:style-name="T81"> </text:span></text:span><text:span text:style-name="Code"><text:span text:style-name="T16">JVA_SGET</text:span></text:span><text:span text:style-name="Code"><text:span text:style-name="T69">)</text:span></text:span></text:p>
      <text:p text:style-name="P53"><text:soft-page-break/></text:p>
      <text:p text:style-name="Standard">See the section called “<text:a xlink:type="simple" xlink:href="#clipboard" text:style-name="Internet_20_link" text:visited-style-name="Visited_20_Internet_20_Link">The System clipboard and the Menu Extensions' SCRAP thing</text:a>”.</text:p>
      <text:p text:style-name="Standard"/>
      <text:p text:style-name="Standard"/>
      <text:p text:style-name="Standard"/>
      <text:p text:style-name="Standard"/>
      <text:p text:style-name="Standard"/>
      <text:h text:style-name="P266" text:outline-level="2"><text:bookmark-start text:name="__RefHeading__2523_1555133129"/><text:alphabetical-index-mark-start text:id="IMark89506536"/>JVASPUT<text:bookmark-end text:name="__RefHeading__2523_1555133129"/><text:alphabetical-index-mark-end text:id="IMark89506536"/></text:h>
      <text:p text:style-name="P95">and</text:p>
      <text:h text:style-name="P266" text:outline-level="2"><text:bookmark-start text:name="__RefHeading___Toc5533_317722400"/><text:alphabetical-index-mark-start text:id="IMark89629112"/>JVA_SPUT<text:bookmark-end text:name="__RefHeading___Toc5533_317722400"/><text:alphabetical-index-mark-end text:id="IMark89629112"/></text:h>
      <text:p text:style-name="P97"><text:span text:style-name="T233">These identical commands g</text:span>et the content of the SCRAP into the clipboard.</text:p>
      <text:p text:style-name="Standard"><text:bookmark-start text:name="__DdeLink__5446_317722400"/></text:p>
      <text:p text:style-name="P91">Use: <text:bookmark-end text:name="__DdeLink__5446_317722400"/><text:span text:style-name="Code"><text:span text:style-name="T2">JVASPUT </text:span></text:span><text:span text:style-name="Code"><text:span text:style-name="T70">or</text:span></text:span><text:span text:style-name="Code"><text:span text:style-name="T2"> JVA</text:span></text:span><text:span text:style-name="Code"><text:span text:style-name="T22">_</text:span></text:span><text:span text:style-name="Code"><text:span text:style-name="T2">SPUT </text:span></text:span></text:p>
      <text:p text:style-name="P53"/>
      <text:p text:style-name="P93">See the section called “<text:a xlink:type="simple" xlink:href="#clipboard" text:style-name="Internet_20_link" text:visited-style-name="Visited_20_Internet_20_Link">The System clipboard and the Menu Extensions' SCRAP thing</text:a>”.</text:p>
      <text:p text:style-name="P93"/>
      <text:h text:style-name="Heading_20_2" text:outline-level="2"><text:bookmark-start text:name="__RefHeading___Toc5535_317722400"/><text:alphabetical-index-mark-start text:id="IMark89012360"/>JVAMBAR <text:bookmark-end text:name="__RefHeading___Toc5535_317722400"/><text:alphabetical-index-mark-end text:id="IMark89012360"/></text:h>
      <text:p text:style-name="P94">and</text:p>
      <text:h text:style-name="Heading_20_2" text:outline-level="2"><text:bookmark-start text:name="__RefHeading___Toc5537_317722400"/><text:alphabetical-index-mark-start text:id="IMark89580248"/>JVA_MBAR<text:bookmark-end text:name="__RefHeading___Toc5537_317722400"/><text:alphabetical-index-mark-end text:id="IMark89580248"/></text:h>
      <text:p text:style-name="Standard"><text:span text:style-name="T233">Both (identical) keywords </text:span>make sure that the menu bar of the main Java application is visible again, after you have hidden it with the corresponding “<text:span text:style-name="T265">C</text:span>onfig” menu item in that menu bar. <text:span text:style-name="T232">There is no difference between these two keywords.</text:span></text:p>
      <text:p text:style-name="Standard"/>
      <text:h text:style-name="P267" text:outline-level="2" text:restart-numbering="true" text:start-value="-1"><text:bookmark-start text:name="__RefHeading__2915_1333457554"/><text:alphabetical-index-mark-start text:id="IMark89771464"/>JVAVOL<text:bookmark-end text:name="__RefHeading__2915_1333457554"/><text:alphabetical-index-mark-end text:id="IMark89771464"/></text:h>
      <text:p text:style-name="P95">and</text:p>
      <text:h text:style-name="P267" text:outline-level="2"><text:bookmark-start text:name="__RefHeading___Toc5539_317722400"/><text:alphabetical-index-mark-start text:id="IMark89594360"/><text:alphabetical-index-mark-start text:id="IMark89607352"/>JVA_VOL<text:bookmark-end text:name="__RefHeading___Toc5539_317722400"/><text:alphabetical-index-mark-end text:id="IMark89607352"/><text:alphabetical-index-mark-end text:id="IMark89594360"/></text:h>
      <text:p text:style-name="P99">With th<text:span text:style-name="T233">ese identical</text:span> command, you can set the volume of sounds SMSQmulator can produce. </text:p>
      <text:p text:style-name="P99"/>
      <text:p text:style-name="P98"><text:span text:style-name="T265">Syntax</text:span>: <text:span text:style-name="T2">JVA_VOL</text:span> <text:span text:style-name="T72">volume</text:span></text:p>
      <text:p text:style-name="P31"/>
      <text:p text:style-name="P99">The range of values <text:s/><text:span text:style-name="T235">for </text:span><text:span text:style-name="T74">volume</text:span> is 0 to 100, with 100 being the loudest and 0 being no sound at all. Any value that exceeds this range is silently adjusted to fit.</text:p>
      <text:p text:style-name="P31"/>
      <text:p text:style-name="Standard"/>
      <text:h text:style-name="P266" text:outline-level="2"><text:bookmark-start text:name="__RefHeading__3233_79386202"/><text:alphabetical-index-mark-start text:id="IMark89255336"/>JTMRSET<text:bookmark-end text:name="__RefHeading__3233_79386202"/><text:alphabetical-index-mark-end text:id="IMark89255336"/></text:h>
      <text:p text:style-name="P95">and</text:p>
      <text:h text:style-name="P267" text:outline-level="2"><text:bookmark-start text:name="__RefHeading___Toc5541_317722400"/><text:soft-page-break/><text:alphabetical-index-mark-start text:id="IMark89629112"/><text:alphabetical-index-mark-start text:id="IMark88985352"/><text:alphabetical-index-mark-start text:id="IMark89750136"/><text:alphabetical-index-mark-start text:id="IMark89533160"/><text:alphabetical-index-mark-start text:id="IMark89591992"/>J<text:span text:style-name="T233">VA_</text:span>TMRSET<text:bookmark-end text:name="__RefHeading___Toc5541_317722400"/><text:alphabetical-index-mark-end text:id="IMark89591992"/><text:alphabetical-index-mark-end text:id="IMark89533160"/><text:alphabetical-index-mark-end text:id="IMark89750136"/><text:alphabetical-index-mark-end text:id="IMark88985352"/><text:alphabetical-index-mark-end text:id="IMark89629112"/></text:h>
      <text:p text:style-name="P99"><text:span text:style-name="T234">T</text:span>h<text:span text:style-name="T233">ese identical</text:span> command<text:span text:style-name="T234">s</text:span> <text:span text:style-name="T234">s</text:span>et (start) a timer. <text:span text:style-name="T233">The timer is set to 0. </text:span>The timer normally has a precision of 1 millisecond. <text:span text:style-name="T235">Please note that there is only one timer for the whole system.</text:span></text:p>
      <text:p text:style-name="Standard"/>
      <text:p text:style-name="Standard"/>
      <text:p text:style-name="Standard"/>
      <text:p text:style-name="Standard"/>
      <text:h text:style-name="P266" text:outline-level="2"><text:bookmark-start text:name="__RefHeading__3235_79386202"/><text:alphabetical-index-mark-start text:id="IMark89069048"/>JTMRGET<text:bookmark-end text:name="__RefHeading__3235_79386202"/><text:alphabetical-index-mark-end text:id="IMark89069048"/></text:h>
      <text:p text:style-name="P95">and</text:p>
      <text:h text:style-name="P267" text:outline-level="2"><text:bookmark-start text:name="__RefHeading___Toc5543_317722400"/><text:alphabetical-index-mark-start text:id="IMark89511752"/><text:alphabetical-index-mark-start text:id="IMark88884824"/><text:alphabetical-index-mark-start text:id="IMark89741432"/><text:alphabetical-index-mark-start text:id="IMark88751880"/><text:alphabetical-index-mark-start text:id="IMark89248984"/>J<text:span text:style-name="T233">VA_</text:span>TMRGET<text:bookmark-end text:name="__RefHeading___Toc5543_317722400"/><text:alphabetical-index-mark-end text:id="IMark89248984"/><text:alphabetical-index-mark-end text:id="IMark88751880"/><text:alphabetical-index-mark-end text:id="IMark89741432"/><text:alphabetical-index-mark-end text:id="IMark88884824"/><text:alphabetical-index-mark-end text:id="IMark89511752"/></text:h>
      <text:p text:style-name="P35">This is a function which gets the number of milliseconds elapsed since the timer was last set. This is returned by Java as an unsigned long word (but SMSQE will convert that into a signed long word), so make sure that the timer period fits in such a long word. As a <text:span text:style-name="T233">rough</text:span> guideline, anything under 590 hours will be OK.</text:p>
      <text:p text:style-name="P35"/>
      <text:p text:style-name="P112">Syntax : <text:span text:style-name="Code"><text:span text:style-name="T266">result = </text:span></text:span><text:span text:style-name="Code"><text:span text:style-name="T23">JVA_TMRGET</text:span></text:span></text:p>
      <text:p text:style-name="P112"><text:span text:style-name="Code"><text:span text:style-name="T23"/></text:span></text:p>
      <text:h text:style-name="Heading_20_2" text:outline-level="2"><text:bookmark-start text:name="__RefHeading__2385_808310816"/><text:alphabetical-index-mark-start text:id="IMark88945256"/>MACHINE<text:bookmark-end text:name="__RefHeading__2385_808310816"/><text:alphabetical-index-mark-end text:id="IMark88945256"/></text:h>
      <text:p text:style-name="Standard">The standard SMSQE <text:span text:style-name="Code">MACHINE</text:span> keyword will tell you on what kind of machine SMSQE is running: 30 is QPC, 10 is a GoldCard, 12 a Super GoldCard, 17 a Q60 etc.</text:p>
      <text:p text:style-name="Standard"/>
      <text:p text:style-name="Standard">For SMSQmulator this value is 20.</text:p>
      <text:p text:style-name="Standard"/>
      <text:p text:style-name="Standard"/>
      <text:h text:style-name="P268" text:outline-level="2"><text:bookmark-start text:name="__RefHeading__2827_67585257"/><text:alphabetical-index-mark-start text:id="IMark88776984"/>WM_MOVEMODE<text:bookmark-end text:name="__RefHeading__2827_67585257"/><text:alphabetical-index-mark-end text:id="IMark88776984"/></text:h>
      <text:p text:style-name="P36"><text:span text:style-name="Code">WM_MOVEMODE</text:span> is a standard SMSQE keyword that determines how the system behaves when you move SMSQE windows around. The keyword is followed by <text:span text:style-name="T267">one</text:span> parameter.</text:p>
      <text:p text:style-name="P36"/>
      <text:p text:style-name="P113">Syntax: <text:s/><text:span text:style-name="Code"><text:span text:style-name="T24">WM_MOVEMODE</text:span></text:span><text:span text:style-name="Code"><text:span text:style-name="T268"> </text:span></text:span><text:span text:style-name="Code"><text:span text:style-name="T72">mode</text:span></text:span></text:p>
      <text:p text:style-name="P113">where <text:span text:style-name="T72">mode</text:span> is <text:span text:style-name="T268">a parameter </text:span>taking a value between <text:span text:style-name="T268">0 </text:span>and<text:span text:style-name="T268"> 3:</text:span></text:p>
      <text:p text:style-name="P113"/>
      <text:list xml:id="list2598220365" text:style-name="L11">
        <text:list-item>
          <text:p text:style-name="P252">0 – This is the old behaviour, you move the little icon around.</text:p>
        </text:list-item>
        <text:list-item>
          <text:p text:style-name="P252">1 – You move the outline of a box around.</text:p>
        </text:list-item>
        <text:list-item>
          <text:p text:style-name="P252">2 – You move the window itself around.</text:p>
        </text:list-item>
        <text:list-item>
          <text:p text:style-name="P253">3 – You move the window itself around and the window is made semi-transparent..</text:p>
        </text:list-item>
      </text:list>
      <text:p text:style-name="P36"/>
      <text:p text:style-name="P36">Option 3 is only available on newer versions of SMSQE <text:span text:style-name="T267">(3.16 and above)</text:span>. SMSQE comes with option 0 pre-set.</text:p>
      <text:p text:style-name="P36"/>
      <text:p text:style-name="P36"/>
      <text:h text:style-name="P268" text:outline-level="2"><text:bookmark-start text:name="__RefHeading__2829_67585257"/><text:soft-page-break/><text:alphabetical-index-mark-start text:id="IMark89095640"/>WM_MOVEALPHA<text:bookmark-end text:name="__RefHeading__2829_67585257"/><text:alphabetical-index-mark-end text:id="IMark89095640"/></text:h>
      <text:p text:style-name="P36">This determines how much the window to move around will be transparent. The keyword takes one parameter: a number between 1 and 255. : 0 means the window is totally transparent (you won't see anything of the move operation!), 255 means that i<text:span text:style-name="T186">t</text:span> is totally opaque (same as move mode 3). The preset value is 128. Some prefer 180.</text:p>
      <text:p text:style-name="P36"/>
      <text:p text:style-name="P36"/>
      <text:h text:style-name="Heading_20_2" text:outline-level="2"><text:bookmark-start text:name="__RefHeading__3223_1934207115"/><text:alphabetical-index-mark-start text:id="IMark89511752"/>MEMD_WRITE<text:bookmark-end text:name="__RefHeading__3223_1934207115"/><text:alphabetical-index-mark-end text:id="IMark89511752"/></text:h>
      <text:p text:style-name="Standard">Please see the section on the <text:a xlink:type="simple" xlink:href="#Mem_device" text:style-name="Internet_20_link" text:visited-style-name="Visited_20_Internet_20_Link">MEM device</text:a> for explanations about this procedure.</text:p>
      <text:p text:style-name="Standard"/>
      <text:p text:style-name="Standard"/>
      <text:h text:style-name="P266" text:outline-level="2"><text:bookmark-start text:name="__RefHeading___Toc7306_784271550"/><text:alphabetical-index-mark-start text:id="IMark89979352"/>JVAQLFP<text:bookmark-end text:name="__RefHeading___Toc7306_784271550"/><text:alphabetical-index-mark-end text:id="IMark89979352"/></text:h>
      <text:p text:style-name="Standard">and</text:p>
      <text:h text:style-name="P266" text:outline-level="2"><text:bookmark-start text:name="__RefHeading___Toc5545_317722400"/><text:alphabetical-index-mark-start text:id="IMark89594360"/><text:alphabetical-index-mark-start text:id="IMark89331432"/>JVA_QLFP<text:bookmark-end text:name="__RefHeading___Toc5545_317722400"/><text:alphabetical-index-mark-end text:id="IMark89331432"/><text:alphabetical-index-mark-end text:id="IMark89594360"/></text:h>
      <text:p text:style-name="P99"><text:span text:style-name="T160">Switch back to using the normal SMSQE floating point routines See the section on </text:span><text:a xlink:type="simple" xlink:href="#8.Faster floating point routines|outline" text:style-name="Internet_20_link" text:visited-style-name="Visited_20_Internet_20_Link"><text:span text:style-name="T160">Faster floating point routines</text:span></text:a><text:span text:style-name="T160">. There is no difference between these two keywords.</text:span></text:p>
      <text:p text:style-name="Standard"/>
      <text:p text:style-name="Standard"/>
      <text:h text:style-name="Heading_20_2" text:outline-level="2"><text:bookmark-start text:name="__RefHeading___Toc7308_784271550"/><text:alphabetical-index-mark-start text:id="IMark89242072"/>JVAIEFP<text:bookmark-end text:name="__RefHeading___Toc7308_784271550"/><text:alphabetical-index-mark-end text:id="IMark89242072"/></text:h>
      <text:p text:style-name="P96">and</text:p>
      <text:h text:style-name="P269" text:outline-level="2"><text:bookmark-start text:name="__RefHeading___Toc5547_317722400"/><text:alphabetical-index-mark-start text:id="IMark89635672"/><text:alphabetical-index-mark-start text:id="IMark89550904"/>JVA_IEFP<text:bookmark-end text:name="__RefHeading___Toc5547_317722400"/><text:alphabetical-index-mark-end text:id="IMark89550904"/><text:alphabetical-index-mark-end text:id="IMark89635672"/></text:h>
      <text:p text:style-name="P99">Use faster floating point routines. See the section on <text:a xlink:type="simple" xlink:href="#8.Faster floating point routines|outline" text:style-name="Internet_20_link" text:visited-style-name="Visited_20_Internet_20_Link">Faster floating point routines</text:a>. <text:span text:style-name="T232">There is no difference between these two keywords.</text:span></text:p>
      <text:p text:style-name="Standard"/>
      <text:p text:style-name="Standard"/>
      <text:h text:style-name="P270" text:outline-level="2"><text:bookmark-start text:name="__RefHeading___Toc3954_1017178610"/><text:bookmark text:name="jscrupt"/><text:alphabetical-index-mark-start text:id="IMark88985352"/>J<text:span text:style-name="T173">VA_SCRUPDT</text:span><text:bookmark-end text:name="__RefHeading___Toc3954_1017178610"/><text:alphabetical-index-mark-end text:id="IMark88985352"/></text:h>
      <text:p text:style-name="Standard">Use this command to set the screen update rate: </text:p>
      <text:p text:style-name="Standard"/>
      <text:p text:style-name="Standard"><text:span text:style-name="T80">Use : </text:span><text:span text:style-name="T9">J</text:span><text:span text:style-name="T7">VA_</text:span><text:span text:style-name="T9">SCRUPD</text:span><text:span text:style-name="T7">T</text:span><text:span text:style-name="T169"> </text:span><text:span text:style-name="T73">interval</text:span></text:p>
      <text:p text:style-name="Standard"><text:span text:style-name="T169">where interval is the interval in milliseconds: every </text:span><text:span text:style-name="T73">interval</text:span><text:span text:style-name="T30"> milliseconds the screen will get redrawn. See </text:span><text:a xlink:type="simple" xlink:href="#scrupdate" text:style-name="Internet_20_link" text:visited-style-name="Visited_20_Internet_20_Link"><text:span text:style-name="T30">Screen update rate</text:span></text:a><text:span text:style-name="T30"> </text:span><text:span text:style-name="T31">f</text:span><text:span text:style-name="T170">or more explanations. Interval is limited to values from 0 to 65535, but is read in as a word, so for values higher than 32768, you need to calculate the negative value that would correspond to. Any value exceeding a limit will be set to the closest limit.</text:span></text:p>
      <text:p text:style-name="Standard"/>
      <text:p text:style-name="Standard"/>
      <text:h text:style-name="P271" text:outline-level="2"><text:bookmark-start text:name="__RefHeading___Toc4044_736064678"/><text:bookmark text:name="barstatus"/><text:soft-page-break/><text:alphabetical-index-mark-start text:id="IMark89629112"/>JVA_MBAR_STATUS<text:bookmark-end text:name="__RefHeading___Toc4044_736064678"/><text:alphabetical-index-mark-end text:id="IMark89629112"/></text:h>
      <text:p text:style-name="Standard">This function returns the status of the menu bar : 0 if the bar is invisible, 1 if the menu bar is visible, and -1 if, for some reason, it was not possible to get the status of the menu bar.</text:p>
      <text:p text:style-name="Standard"/>
      <text:p text:style-name="Standard"/>
      <text:h text:style-name="P280" text:outline-level="2"><text:bookmark text:name="jva_exit"/><text:bookmark-start text:name="__RefHeading___Toc4218_1017747832"/><text:alphabetical-index-mark-start text:id="IMark89373720"/>JVA_EXIT<text:bookmark-end text:name="__RefHeading___Toc4218_1017747832"/><text:alphabetical-index-mark-end text:id="IMark89373720"/></text:h>
      <text:p text:style-name="P224">and</text:p>
      <text:h text:style-name="P282" text:outline-level="2"><text:bookmark-start text:name="__RefHeading___Toc6925_1110329731"/><text:alphabetical-index-mark-start text:id="IMark89607352"/>EMU_EXIT<text:bookmark-end text:name="__RefHeading___Toc6925_1110329731"/><text:alphabetical-index-mark-end text:id="IMark89607352"/></text:h>
      <text:p text:style-name="P223">Th<text:span text:style-name="T270">ese identical commands</text:span> leave the emulation entirely, may be useful in full screen mode.</text:p>
      <text:p text:style-name="Standard"/>
      <text:p text:style-name="Standard"/>
      <text:h text:style-name="Heading_20_2" text:outline-level="2"><text:bookmark-start text:name="__RefHeading___Toc4479_1642598071"/><text:bookmark-start text:name="__DdeLink__4410_1642598071"/><text:alphabetical-index-mark-start text:id="IMark89655864"/>JVA_<text:span text:style-name="T209">QLSCREMU</text:span><text:bookmark-end text:name="__RefHeading___Toc4479_1642598071"/><text:alphabetical-index-mark-end text:id="IMark89655864"/></text:h>
      <text:p text:style-name="Standard">Switch QL screen emulation on/<text:span text:style-name="T209">off</text:span>. Please see the section on <text:a xlink:type="simple" xlink:href="#13.QL Screen emulation|outline" text:style-name="Internet_20_link" text:visited-style-name="Visited_20_Internet_20_Link">QL screen emulation.</text:a><text:bookmark-end text:name="__DdeLink__4410_1642598071"/></text:p>
      <text:p text:style-name="Standard"/>
      <text:p text:style-name="P63"/>
      <text:h text:style-name="Heading_20_2" text:outline-level="2"><text:bookmark-start text:name="__RefHeading___Toc5669_417883182"/><text:alphabetical-index-mark-start text:id="IMark89373720"/>JVA_VER$<text:bookmark-end text:name="__RefHeading___Toc5669_417883182"/><text:alphabetical-index-mark-end text:id="IMark89373720"/></text:h>
      <text:p text:style-name="P221">and</text:p>
      <text:h text:style-name="Heading_20_2" text:outline-level="2"><text:bookmark-start text:name="__RefHeading___Toc6927_1110329731"/><text:alphabetical-index-mark-start text:id="IMark89095640"/><text:alphabetical-index-mark-start text:id="IMark89680120"/>EMU_VER$<text:bookmark-end text:name="__RefHeading___Toc6927_1110329731"/><text:alphabetical-index-mark-end text:id="IMark89680120"/><text:alphabetical-index-mark-end text:id="IMark89095640"/></text:h>
      <text:p text:style-name="Standard">Th<text:span text:style-name="T270">ese two identical</text:span> function<text:span text:style-name="T270">s</text:span> return the version number of SMSQmulator as a string.</text:p>
      <text:p text:style-name="Standard"><text:span text:style-name="Code">version = </text:span><text:span text:style-name="Code"><text:span text:style-name="T2">JVA_VER$</text:span></text:span></text:p>
      <text:p text:style-name="Standard"><text:span text:style-name="Code"><text:span text:style-name="T2">PRINT JVA_VER$</text:span></text:span><text:span text:style-name="Code"> </text:span>might yield “2.2<text:span text:style-name="T269">5</text:span>”.</text:p>
      <text:p text:style-name="Standard"/>
      <text:h text:style-name="Heading_20_2" text:outline-level="2"><text:bookmark-start text:name="__RefHeading___Toc4792_86811066"/><text:alphabetical-index-mark-start text:id="IMark89553928"/>JVA_NETNAME$<text:bookmark-end text:name="__RefHeading___Toc4792_86811066"/><text:alphabetical-index-mark-end text:id="IMark89553928"/></text:h>
      <text:p text:style-name="Standard">This function returns the current network name, or the current name, of the <text:span text:style-name="T221">computer SMSQmulator is running on</text:span>. <text:span text:style-name="T221">It is possible that u</text:span>nder some circumstances/machines t<text:span text:style-name="T221">h</text:span>is <text:span text:style-name="T221">canno</text:span>t be f<text:span text:style-name="T221">o</text:span>und <text:span text:style-name="T221">- </text:span>you will then get the string “Unknown name”. <text:span text:style-name="T270">There is an identical function called EMU_NETNAME$.</text:span></text:p>
      <text:p text:style-name="Standard"/>
      <text:p text:style-name="Standard"/>
      <text:h text:style-name="Heading_20_2" text:outline-level="2"><text:bookmark-start text:name="__RefHeading___Toc4794_86811066"/><text:bookmark-start text:name="__DdeLink__5421_108312645"/><text:alphabetical-index-mark-start text:id="IMark88985352"/>JVA_WINDOWTITLE<text:bookmark-end text:name="__RefHeading___Toc4794_86811066"/><text:bookmark-end text:name="__DdeLink__5421_108312645"/><text:alphabetical-index-mark-end text:id="IMark88985352"/></text:h>
      <text:p text:style-name="Standard">Changes the title of the window, which normally is “SMSQmulator v. xxxx”.</text:p>
      <text:p text:style-name="Standard">Example:</text:p>
      <text:p text:style-name="Standard"><text:span text:style-name="Code"><text:span text:style-name="T246"><text:tab/>10 </text:span></text:span><text:span text:style-name="Code">name$=”QL”</text:span></text:p>
      <text:p text:style-name="P106"><text:span text:style-name="Code"><text:tab/>20 </text:span><text:span text:style-name="Code"><text:span text:style-name="T2">JVA_WINDOWTITLE</text:span></text:span><text:span text:style-name="Code"> name$</text:span></text:p>
      <text:p text:style-name="P114">There is an identical command called EMU_WINDOWTITLE.</text:p>
      <text:p text:style-name="Standard"/>
      <text:h text:style-name="Heading_20_2" text:outline-level="2"><text:bookmark-start text:name="__RefHeading___Toc5005_62330362"/><text:soft-page-break/><text:alphabetical-index-mark-start text:id="IMark89331432"/>WIN_DRIVE<text:bookmark-end text:name="__RefHeading___Toc5005_62330362"/><text:alphabetical-index-mark-end text:id="IMark89331432"/></text:h>
      <text:p text:style-name="Standard">This is the same as <text:span text:style-name="T228">t</text:span>he second form of the <text:a xlink:type="simple" xlink:href="#11.3.WIN_USE|outline" text:style-name="Internet_20_link" text:visited-style-name="Visited_20_Internet_20_Link">WIN_USE</text:a> command. It sets the native file used for the qxl.win container.</text:p>
      <text:p text:style-name="Standard"/>
      <text:p text:style-name="Standard"><text:span text:style-name="T80">Syntax : </text:span><text:span text:style-name="T2">WIN_DRIVE</text:span> drive,native_name.</text:p>
      <text:p text:style-name="Standard"/>
      <text:p text:style-name="Standard">Example:</text:p>
      <text:p text:style-name="Standard"><text:span text:style-name="T2">DIR</text:span> win1_ → not found</text:p>
      <text:p text:style-name="Standard"><text:span text:style-name="T2">WIN_DRIVE</text:span> 1,”/home/whatever/smsqe/QXL.WIN” </text:p>
      <text:p text:style-name="Standard">(or <text:span text:style-name="T2">WIN_DRIVE</text:span> 1,”c:\smsqe\QXL.WIN”)</text:p>
      <text:p text:style-name="Standard"><text:span text:style-name="T2">DIR</text:span> win1_ → (files list….)</text:p>
      <text:p text:style-name="Standard"/>
      <text:p text:style-name="P207">If you pass an empty string or a single space, the drive will be unset.</text:p>
      <text:p text:style-name="Standard"/>
      <text:h text:style-name="Heading_20_2" text:outline-level="2"><text:bookmark-start text:name="__RefHeading___Toc5007_62330362"/><text:alphabetical-index-mark-start text:id="IMark89130904"/><text:alphabetical-index-mark-start text:id="IMark89625128"/><text:span text:style-name="T213">WIN_USE$</text:span><text:alphabetical-index-mark-end text:id="IMark89625128"/><text:span text:style-name="T213">, </text:span>WIN_DRIVE$<text:bookmark-end text:name="__RefHeading___Toc5007_62330362"/><text:alphabetical-index-mark-end text:id="IMark89130904"/></text:h>
      <text:p text:style-name="Standard">These two functions are the same. They return the name of a native file used as the qxl.win container.</text:p>
      <text:p text:style-name="Standard"/>
      <text:p text:style-name="Standard">Example: if you have defined the file “/home/you/qxl.win” a<text:span text:style-name="T246">s</text:span> win drive 1, then </text:p>
      <text:p text:style-name="P107"><text:span text:style-name="T2"><text:tab/>PRINT WIN_DRIVE$</text:span>(1) </text:p>
      <text:p text:style-name="P26">will print “/home/you/qxl.win”.</text:p>
      <text:p text:style-name="Standard"/>
      <text:p text:style-name="Standard">Since SMSQmulator version.2.21, setting the file names, either through the config item or through the basic keyword is immediate, and the setting is stored in the .ini file.</text:p>
      <text:p text:style-name="Standard"/>
      <text:p text:style-name="Standard"/>
      <text:h text:style-name="Heading_20_2" text:outline-level="2"><text:bookmark-start text:name="__RefHeading___Toc15488_1162579663"/><text:alphabetical-index-mark-start text:id="IMark90118104"/>JVA_POPUP<text:bookmark-end text:name="__RefHeading___Toc15488_1162579663"/><text:alphabetical-index-mark-end text:id="IMark90118104"/></text:h>
      <text:p text:style-name="P79">This keyword, which takes no parameters, causes a minimised SMSQmulator window to pop open again, or to blink. See the section on <text:a xlink:type="simple" xlink:href="#15.Popping up the window|outline" text:style-name="Internet_20_link" text:visited-style-name="Visited_20_Internet_20_Link"><text:span text:style-name="T210">Popping up the window</text:span></text:a><text:span text:style-name="T210">.</text:span></text:p>
      <text:p text:style-name="Standard"/>
      <text:p text:style-name="Standard"/>
      <text:h text:style-name="Heading_20_2" text:outline-level="2"><text:bookmark-start text:name="__RefHeading___Toc5395_4097980879"/><text:bookmark-start text:name="__DdeLink__5318_4097980879"/><text:alphabetical-index-mark-start text:id="IMark89932616"/>JVA_SYNCSCRAP<text:bookmark-end text:name="__RefHeading___Toc5395_4097980879"/><text:bookmark-end text:name="__DdeLink__5318_4097980879"/><text:alphabetical-index-mark-end text:id="IMark89932616"/></text:h>
      <text:p text:style-name="P83">This keyword <text:span text:style-name="T241">takes no parameters. It</text:span> will start a job that synchronizes the Menu extensions’ “SCRAP” and the “clipboard” of the native system SMSQmulator is running on: every time you put a text (CTRL+C) into your native system’s clipboard, it will be copied to the SCRAP (if it exists) - and vice-versa. <text:span text:style-name="T230">This synchronisation may take about a second.</text:span></text:p>
      <text:p text:style-name="P83"/>
      <text:p text:style-name="P86">This, admittedly, is a blatant copy of QPC’s similar command.</text:p>
      <text:p text:style-name="P84"/>
      <text:p text:style-name="P84">Please note: this command creates <text:span text:style-name="T239">(1) </text:span>a job that is running continuously, called “<text:bookmark-start text:name="__DdeLink__5338_4097980879"/><text:span text:style-name="T229">JVA SyncScrap job</text:span><text:bookmark-end text:name="__DdeLink__5338_4097980879"/><text:span text:style-name="T229">” and (2) also a new java thread. On slow systems, this might lead to an unacceptable slowing down of the emulation.</text:span></text:p>
      <text:p text:style-name="P83"/>
      <text:p text:style-name="P86">You can use the <text:bookmark-start text:name="__DdeLink__5340_4097980879"/><text:span text:style-name="T15">JVA_SYNCSCRAP</text:span><text:bookmark-end text:name="__DdeLink__5340_4097980879"/><text:span text:style-name="T15">_STOP</text:span><text:span text:style-name="T228"> below </text:span>command to stop these again.</text:p>
      <text:p text:style-name="P83"><text:soft-page-break/></text:p>
      <text:p text:style-name="P83"/>
      <text:h text:style-name="P272" text:outline-level="2"><text:bookmark-start text:name="__DdeLink__5342_4097980879"/><text:bookmark-start text:name="__RefHeading___Toc5397_4097980879"/><text:bookmark-start text:name="__DdeLink__5336_4097980879"/><text:alphabetical-index-mark-start text:id="IMark89095640"/>JVA_<text:bookmark-start text:name="__DdeLink__5376_4097980879"/>SYNCSCRAP_STOP<text:bookmark-end text:name="__DdeLink__5342_4097980879"/><text:bookmark-end text:name="__RefHeading___Toc5397_4097980879"/><text:bookmark-end text:name="__DdeLink__5336_4097980879"/><text:bookmark-end text:name="__DdeLink__5376_4097980879"/><text:alphabetical-index-mark-end text:id="IMark89095640"/></text:h>
      <text:p text:style-name="P86">This stops any JVA SyncScrap job started with the <text:span text:style-name="T15">JVA_SYNCSCRAP</text:span> command, and also the corresponding java thread. <text:span text:style-name="T241">No parameters.</text:span></text:p>
      <text:p text:style-name="P86"/>
      <text:p text:style-name="P86"/>
      <text:h text:style-name="Heading_20_2" text:outline-level="2"><text:bookmark-start text:name="__RefHeading___Toc5549_317722400"/><text:alphabetical-index-mark-start text:id="IMark90124984"/>JVA_HOSTOS$<text:bookmark-end text:name="__RefHeading___Toc5549_317722400"/><text:alphabetical-index-mark-end text:id="IMark90124984"/></text:h>
      <text:p text:style-name="P90">This <text:span text:style-name="T242">function</text:span> allows you to find out under what host OS SMSQmulator thinks it’s running.</text:p>
      <text:p text:style-name="P105"><text:span text:style-name="T2">Syntax</text:span>: result$ = <text:span text:style-name="T2">JVA_HOSTOS$</text:span></text:p>
      <text:p text:style-name="P90"/>
      <text:h text:style-name="Heading_20_2" text:outline-level="2"><text:bookmark-start text:name="__RefHeading___Toc5749_1281219788"/><text:alphabetical-index-mark-start text:id="IMark89119992"/><text:alphabetical-index-mark-start text:id="IMark89608712"/>JVA_MINIMIZE<text:bookmark-end text:name="__RefHeading___Toc5749_1281219788"/><text:alphabetical-index-mark-end text:id="IMark89608712"/><text:alphabetical-index-mark-end text:id="IMark89119992"/></text:h>
      <text:p text:style-name="P100">Contracts SMSQmulator to an icon in the native display. <text:span text:style-name="T242">No parameters.</text:span></text:p>
      <text:p text:style-name="P100"/>
      <text:p text:style-name="P100"/>
      <text:h text:style-name="Heading_20_2" text:outline-level="2"><text:bookmark-start text:name="__RefHeading___Toc5751_1281219788"/><text:alphabetical-index-mark-start text:id="IMark90108248"/>JVA_NETADDR$<text:bookmark-end text:name="__RefHeading___Toc5751_1281219788"/><text:alphabetical-index-mark-end text:id="IMark90108248"/></text:h>
      <text:p text:style-name="P102">This function returns the Ipv4 internet address of the machine it is running from. <text:span text:style-name="T242">T</text:span>his may be an empty string if no internet address can be found. Moreover, if y<text:span text:style-name="T242">o</text:span>u have two network interfaces connected with two different addresses (e.g. a wifi and a lan cable) th<text:span text:style-name="T242">e</text:span>n there is no way of telling which address is returned.</text:p>
      <text:p text:style-name="P100"/>
      <text:h text:style-name="Heading_20_2" text:outline-level="2"><text:bookmark-start text:name="__RefHeading___Toc5399_4097980879"/><text:alphabetical-index-mark-start text:id="IMark89531448"/>EMU_xxxx <text:span text:style-name="T240">(all EMU_ commands)</text:span><text:bookmark-end text:name="__RefHeading___Toc5399_4097980879"/><text:alphabetical-index-mark-end text:id="IMark89531448"/></text:h>
      <text:p text:style-name="P88">The following commands:</text:p>
      <text:p text:style-name="P88"/>
      <text:p text:style-name="P89">EMU_EXIT</text:p>
      <text:p text:style-name="P89">EMU_HOSTOS$</text:p>
      <text:p text:style-name="P101">EMU_MINIMIZE</text:p>
      <text:p text:style-name="P103">EMU_NETADDR$</text:p>
      <text:p text:style-name="P89">EMU_NETNAME$</text:p>
      <text:p text:style-name="P89">EMU_VER$</text:p>
      <text:p text:style-name="P89">EMU_<text:span text:style-name="T228">SYNCSCRAP</text:span></text:p>
      <text:p text:style-name="P89">EMU_<text:span text:style-name="T228">SYNCSCRAP_STOP</text:span></text:p>
      <text:p text:style-name="P88"/>
      <text:p text:style-name="P88">are simply the same as the corresponding JVA_xxxx commands. This is an attempt to get cross-emulator compatibility of some emulator specific commands.</text:p>
      <text:p text:style-name="P88"/>
      <text:p text:style-name="P88"/>
      <text:h text:style-name="P273" text:outline-level="2"><text:bookmark-start text:name="__RefHeading___Toc4741_417883182"/><text:span text:style-name="T209">Alphabetical in</text:span>dex of SBasic keywords<text:bookmark-end text:name="__RefHeading___Toc4741_417883182"/></text:h>
      <text:alphabetical-index text:style-name="Sect1" text:name="Alphabetical Index1">
        <text:alphabetical-index-source text:sort-algorithm="alphanumeric"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99">DISP_TYPE<text:tab/>38</text:p>
          <text:p text:style-name="P299">EMU_EXIT<text:tab/>43</text:p>
          <text:p text:style-name="P299"><text:soft-page-break/>EMU_VER$<text:tab/>43</text:p>
          <text:p text:style-name="P299">EMU_xxxx (all EMU_ commands)<text:tab/>45</text:p>
          <text:p text:style-name="P299">FLP_DENSITY<text:tab/>37</text:p>
          <text:p text:style-name="P299">FLP_DRIVE<text:tab/>37</text:p>
          <text:p text:style-name="P299">FLP_DRIVE$<text:tab/>37</text:p>
          <text:p text:style-name="P299">FLP_USE<text:tab/>36</text:p>
          <text:p text:style-name="P299">JTMRGET<text:tab/>41</text:p>
          <text:p text:style-name="P299">JTMRSET<text:tab/>40</text:p>
          <text:p text:style-name="P299">JVA_EXIT<text:tab/>43</text:p>
          <text:p text:style-name="P299">JVA_HOSTOS$<text:tab/>45</text:p>
          <text:p text:style-name="P299">JVA_IEFP<text:tab/>42</text:p>
          <text:p text:style-name="P299">JVA_MBAR<text:tab/>40</text:p>
          <text:p text:style-name="P299">JVA_MBAR_STATUS<text:tab/>43</text:p>
          <text:p text:style-name="P299">JVA_MINIMIZE<text:tab/>45</text:p>
          <text:p text:style-name="P299">JVA_NETADDR$<text:tab/>45</text:p>
          <text:p text:style-name="P299">JVA_NETNAME$<text:tab/>43</text:p>
          <text:p text:style-name="P299">JVA_POPUP<text:tab/>44</text:p>
          <text:p text:style-name="P299">JVA_QLFP<text:tab/>42</text:p>
          <text:p text:style-name="P299">JVA_QLSCREMU<text:tab/>43</text:p>
          <text:p text:style-name="P299">JVA_SCRUPDT<text:tab/>42</text:p>
          <text:p text:style-name="P299">JVA_SGET<text:tab/>39</text:p>
          <text:p text:style-name="P299">JVA_SPUT<text:tab/>40</text:p>
          <text:p text:style-name="P299">JVA_SYNCSCRAP<text:tab/>44</text:p>
          <text:p text:style-name="P299">JVA_SYNCSCRAP_STOP<text:tab/>45</text:p>
          <text:p text:style-name="P299">JVA_TMRGET<text:tab/>41</text:p>
          <text:p text:style-name="P299">JVA_TMRSET<text:tab/>41</text:p>
          <text:p text:style-name="P299">JVA_VER$<text:tab/>43</text:p>
          <text:p text:style-name="P299">JVA_VOL<text:tab/>40</text:p>
          <text:p text:style-name="P299">JVA_WINDOWTITLE<text:tab/>43</text:p>
          <text:p text:style-name="P299">JVAIEFP<text:tab/>42</text:p>
          <text:p text:style-name="P299">JVAMBAR<text:tab/>40</text:p>
          <text:p text:style-name="P299">JVAQLFP<text:tab/>42</text:p>
          <text:p text:style-name="P299">JVASGET<text:tab/>39</text:p>
          <text:p text:style-name="P299">JVASPUT<text:tab/>40</text:p>
          <text:p text:style-name="P299">JVAVOL<text:tab/>40</text:p>
          <text:p text:style-name="P299">KBD_TABLE<text:tab/>38</text:p>
          <text:p text:style-name="P299">KILLSOUND<text:tab/>39</text:p>
          <text:p text:style-name="P299">MACHINE<text:tab/>41</text:p>
          <text:p text:style-name="P299">MEMD_WRITE<text:tab/>42</text:p>
          <text:p text:style-name="P299">NFA_USE<text:tab/>34</text:p>
          <text:p text:style-name="P299">NFA_USE$<text:tab/>35</text:p>
          <text:p text:style-name="P299">SFA_USE<text:tab/>35</text:p>
          <text:p text:style-name="P299">SFA_USE$<text:tab/>35</text:p>
          <text:p text:style-name="P299">SOUNDFILE<text:tab/>38</text:p>
          <text:p text:style-name="P299">SOUNDFILE2<text:tab/>38</text:p>
          <text:p text:style-name="P299">SOUNDFILE3<text:tab/>39</text:p>
          <text:p text:style-name="P299">WIN_DRIVE<text:tab/>44</text:p>
          <text:p text:style-name="P299">WIN_USE<text:tab/>35</text:p>
          <text:p text:style-name="P299">WIN_USE$<text:tab/>44</text:p>
          <text:p text:style-name="P299"><text:soft-page-break/>WIN_USE$, WIN_DRIVE$<text:tab/>44</text:p>
          <text:p text:style-name="P299">WM_MOVEALPHA<text:tab/>42</text:p>
          <text:p text:style-name="P299">WM_MOVEMODE<text:tab/>41</text:p>
        </text:index-body>
      </text:alphabetical-index>
      <text:p text:style-name="Standard"/>
      <text:h text:style-name="P258" text:outline-level="1"><text:bookmark-start text:name="__RefHeading__3238_877034025"/><text:span text:style-name="T132">B</text:span>eeps and sounds<text:bookmark-end text:name="__RefHeading__3238_877034025"/></text:h>
      <text:p text:style-name="Standard"/>
      <text:p text:style-name="Standard">Generally speaking, sound isn't SMSQmulator's forte. <text:span text:style-name="T247">SMSQmulator can produce a warning window if it finds that a sound problem may exist. You can configure whether this warning should pop up or not (see the section on </text:span><text:a xlink:type="simple" xlink:href="#10.2.42.5.→ Warn on sound problems|outline" text:style-name="Internet_20_link" text:visited-style-name="Visited_20_Internet_20_Link"><text:span text:style-name="T247">Configuration → <text:s/>warnings</text:span></text:a><text:span text:style-name="T247">).</text:span></text:p>
      <text:h text:style-name="Heading_20_3" text:outline-level="3"><text:bookmark-start text:name="__RefHeading__3240_877034025"/>Beep<text:bookmark-end text:name="__RefHeading__3240_877034025"/></text:h>
      <text:p text:style-name="P4">SMSQmulator tries to emulate the QL beep sounds. This is far from perfect. The sound will often be too clean. Moreover, the “<text:span text:style-name="T86">wrap</text:span>”, “<text:span text:style-name="T86">random</text:span>” and “<text:span text:style-name="T86">fuzziness</text:span>” parameters to the <text:span text:style-name="T2">BEEP</text:span> command are simply ignored.</text:p>
      <text:p text:style-name="Standard"/>
      <text:p text:style-name="Standard">Also, the BEEP behaviour may vary from machine to machine, OS to OS <text:span text:style-name="T248">and JVM to JVM</text:span>. On some machine/<text:span text:style-name="T107">OS/JVM combinations</text:span>, a beep <text:span text:style-name="T107">of</text:span> a duration of less than 6667 (e.g. BEEP 6666,10) will not produce any sound, whereas BEEP 6667,10 will.</text:p>
      <text:p text:style-name="Standard"/>
      <text:h text:style-name="Heading_20_3" text:outline-level="3"><text:bookmark-start text:name="__RefHeading__3242_877034025"/>SSSS<text:bookmark-end text:name="__RefHeading__3242_877034025"/></text:h>
      <text:p text:style-name="P4">SMSQmulator also tries to emulate the SSSS, as found in QPC &amp; the Q40/Q60 systems. Unfortunately, there is a bug in the Java SourceDataLine component, which means that this emulation is not perfect.</text:p>
      <text:p text:style-name="P4"/>
      <text:p text:style-name="P4">This bug, unfortunately, particularly raises its ugly head when using the original versions of Simon Goodwin's <text:span text:style-name="T106">SOUND</text:span> driver. I stress that this isn't due to Simon Goodwin's driver, but it is due to the way the Java sound queue is implemented: often the last sound(s) played will be repeated indefinitely. </text:p>
      <text:p text:style-name="P4"/>
      <text:p text:style-name="P37">Instead of using Simon Goodwin's SOUND driver, use the one provided directly by SMSQmulator (see <text:span text:style-name="T154">just </text:span>below, the SOU<text:span text:style-name="T154">N</text:span>D device) <text:span text:style-name="T107">where n</text:span>o additional file needs to be loaded.</text:p>
      <text:p text:style-name="P38"/>
      <text:p text:style-name="P4">If you use the <text:span text:style-name="T107">SSSS you might want to use the </text:span>sound keywords provided herewith, <text:span text:style-name="T107">then </text:span>th<text:span text:style-name="T107">e</text:span> risk <text:span text:style-name="T107">of garbled sound </text:span>is minimi<text:span text:style-name="T107">s</text:span>ed (see above the <text:a xlink:type="simple" xlink:href="#11.13.SOUNDFILE|outline" text:style-name="Internet_20_link" text:visited-style-name="Visited_20_Internet_20_Link">SOUND</text:a><text:a xlink:type="simple" xlink:href="#11.13.SOUNDFILE|outline" text:style-name="Internet_20_link" text:visited-style-name="Visited_20_Internet_20_Link"><text:span text:style-name="T271">FILE</text:span></text:a>x keywords in the basic section).</text:p>
      <text:p text:style-name="P4"/>
      <text:p text:style-name="P82">Please have a look at the <text:a xlink:type="simple" xlink:href="#10.2.30.SSSS Frequency|outline" text:style-name="Internet_20_link" text:visited-style-name="Visited_20_Internet_20_Link">configuration for the SSSS frequency</text:a>.</text:p>
      <text:p text:style-name="P4"/>
      <text:h text:style-name="Heading_20_3" text:outline-level="3"><text:bookmark-start text:name="__RefHeading__3255_1422544732"/>The SOUND device<text:bookmark-end text:name="__RefHeading__3255_1422544732"/></text:h>
      <text:p text:style-name="Standard">SMSQmulator incorporate<text:span text:style-name="T107">s </text:span>(as of version 1.23) its own SOUND device. No additional file needs to be loaded and D<text:span text:style-name="T107">O</text:span> NOT load Simon Goodwin's SOUND driver.</text:p>
      <text:p text:style-name="Standard"/>
      <text:p text:style-name="Standard">Th<text:span text:style-name="T107">e SOUND device</text:span> is patterned on Simon Goodwin's SOUND driver, and behaves just like it, with some exception<text:span text:style-name="T107">s:</text:span></text:p>
      <text:p text:style-name="Standard"/>
      <text:list xml:id="list580245000" text:style-name="L12">
        <text:list-item>
          <text:p text:style-name="P254"><text:span text:style-name="T107">O</text:span>nly one channel may be open to it at one time.</text:p>
        </text:list-item>
        <text:list-item>
          <text:p text:style-name="P254">The only operation allowed is to s<text:span text:style-name="T107">e</text:span>nd it multiple bytes.</text:p>
          <text:p text:style-name="P254"/>
        </text:list-item>
      </text:list>
      <text:p text:style-name="Standard"><text:soft-page-break/>This still caters for the most frequent use case, i.e. copy a _ub file to the device, such as: COPY &lt;filename&gt;,SOUND2.</text:p>
      <text:p text:style-name="Standard"/>
      <text:p text:style-name="Standard">As with the original SOUND device, this one has 9 different <text:span text:style-name="T159">types of files it can accept, (SOUND1 to SOUND9). Copying to “SOUND” (without number at the end) will default to SOUND1. The types are:</text:span></text:p>
      <text:p text:style-name="Standard"/>
      <text:p text:style-name="Standard"><text:s/>1 – 20 kHz mono (default)</text:p>
      <text:p text:style-name="Standard"><text:s/>2 – 20 kHz stereo</text:p>
      <text:p text:style-name="Standard"><text:s/>3 – 10 kHz mono, with averaging</text:p>
      <text:p text:style-name="Standard"><text:s/>4 – 10 kHz stereo, with averaging</text:p>
      <text:p text:style-name="Standard"><text:s/>5 – 40 kHz mono, with averaging</text:p>
      <text:p text:style-name="Standard"><text:s/>6 – 40 kHz stereo, with averaging</text:p>
      <text:p text:style-name="Standard"><text:s/>7 – 40 kHz mono, every second byte is skipped</text:p>
      <text:p text:style-name="Standard"><text:s/>8 – 40 kHz stereo, every second byte pair is skipped</text:p>
      <text:p text:style-name="Standard"><text:s/>9 – 40 kHz mono send alternate bytes left/right</text:p>
      <text:p text:style-name="Standard"><text:s/></text:p>
      <text:h text:style-name="Heading_20_1" text:outline-level="1"><text:bookmark-start text:name="__RefHeading__2277_203491953"/><text:bookmark text:name="clipboard"/>The System clipboard and the Menu Extensions' SCRAP thing<text:bookmark-end text:name="__RefHeading__2277_203491953"/></text:h>
      <text:p text:style-name="Standard"/>
      <text:p text:style-name="Standard">If you have loaded the SCRAP thing which is part of Jochen Merz Software's Menu Extensions, then you can get <text:span text:style-name="T2">text data</text:span> (nothing else) from your native OS's clipboard into the SCRAP thing and vice-versa.</text:p>
      <text:p text:style-name="Standard"/>
      <text:p text:style-name="Standard">This is done via simple Basic commands:</text:p>
      <text:p text:style-name="Standard"/>
      <text:list xml:id="list3188387346" text:style-name="L13">
        <text:list-item>
          <text:p text:style-name="P255"><text:a xlink:type="simple" xlink:href="#11.17.JVASGET|outline" text:style-name="Internet_20_link" text:visited-style-name="Visited_20_Internet_20_Link"><text:span text:style-name="T2">JVASGET</text:span></text:a><text:span text:style-name="T76"> gets the content of the clipboard into the SCRAP. This overwrites any text content that is already in the SCRAP.</text:span></text:p>
          <text:p text:style-name="P256"/>
        </text:list-item>
        <text:list-item>
          <text:p text:style-name="P255"><text:a xlink:type="simple" xlink:href="#11.19.JVASPUT|outline" text:style-name="Internet_20_link" text:visited-style-name="Visited_20_Internet_20_Link"><text:span text:style-name="T2">JVASPUT</text:span></text:a><text:span text:style-name="T76"> puts the content of the SCRAP into the clipboard. This overwrites any text content that is already in the clipboard.</text:span></text:p>
        </text:list-item>
      </text:list>
      <text:h text:style-name="P274" text:outline-level="2"><text:bookmark-start text:name="__RefHeading__2387_808310816"/>Creating a simple Hotkey to get the clipboard into the SCRAP<text:bookmark-end text:name="__RefHeading__2387_808310816"/></text:h>
      <text:p text:style-name="Standard">Create a basic program which you will call, say “win1_basic_cbstuff”, with the following content:</text:p>
      <text:p text:style-name="Standard"/>
      <text:p text:style-name="Preformatted_20_Text">10 <text:span text:style-name="T2">JVASGET</text:span></text:p>
      <text:p text:style-name="P49"/>
      <text:p text:style-name="Standard">You can then create a hotkey as follows (in this example, the hotkey will be ALT+x keystroke):</text:p>
      <text:p text:style-name="Standard"/>
      <text:p text:style-name="Standard"><text:span text:style-name="T2">ERT HOT_THING</text:span> (“x”,'sbasic';'lrun win1_basic_cbstuff'&amp;CHR$(10))</text:p>
      <text:p text:style-name="Standard"/>
      <text:p text:style-name="Standard">Now, every time you press the ALT+x hotkey, the content of the system clipboard will be copied into the SCRAP.</text:p>
      <text:p text:style-name="Standard"/>
      <text:h text:style-name="P274" text:outline-level="2"><text:bookmark-start text:name="__RefHeading__2389_808310816"/>Creating a simple Hotkey to get the clipboard into the HOTKEY Stuffer Buffer via the SCRAP<text:bookmark-end text:name="__RefHeading__2389_808310816"/></text:h>
      <text:p text:style-name="Standard"/>
      <text:p text:style-name="Standard">You could, for example, do the following to get the content of the clipboard into the Hotkey stuffer buffer (from where you can retrieve it via ALT + Space, or F12 under <text:span text:style-name="T227">some OSes</text:span>):</text:p>
      <text:p text:style-name="Standard"/>
      <text:p text:style-name="Standard">Create a basic program which you will call, say “win1_basic_cbstuff”, with the following content:</text:p>
      <text:p text:style-name="Standard"/>
      <text:p text:style-name="Preformatted_20_Text">10 <text:span text:style-name="T2">JVASGET</text:span></text:p>
      <text:p text:style-name="Preformatted_20_Text">20 a$=<text:span text:style-name="T2">SCRAP_GET$</text:span>(0)</text:p>
      <text:p text:style-name="Preformatted_20_Text">30 <text:span text:style-name="T2">HOT_STUFF</text:span> a$</text:p>
      <text:p text:style-name="Preformatted_20_Text">40 <text:span text:style-name="T2">QUIT</text:span></text:p>
      <text:p text:style-name="Preformatted_20_Text"/>
      <text:p text:style-name="P80">Now create a hotkey as follows (in this example, the hotkey will be ALT+x keystroke):</text:p>
      <text:p text:style-name="P108"><text:span text:style-name="T2">ERT HOT_THING</text:span> (“x”,'sbasic' ; 'lrun win1_basic_cbstuff'&amp;CHR$(10)).</text:p>
      <text:p text:style-name="P108"><text:soft-page-break/>Now, every time you press the ALT+x hotkey, the content of the system clipboard will be copied into the stuffer buffer</text:p>
      <text:p text:style-name="Standard"/>
      <text:p text:style-name="Standard">If you're, really adventurous, you could even add this line to the basic program:</text:p>
      <text:p text:style-name="Standard"/>
      <text:p text:style-name="Preformatted_20_Text">35 <text:span text:style-name="T2">HOT_DO</text:span>(“ “) : rem this is a space between quotes</text:p>
      <text:p text:style-name="Standard"/>
      <text:p text:style-name="Standard">Now, every time you hit ALT+x, the content of the clipboard will be copied directly into the underlying program. Of course, the <text:span text:style-name="T2">JVASPUT</text:span> command can be used in an analogous manner.</text:p>
      <text:p text:style-name="Standard"/>
      <text:p text:style-name="Standard">Remember, however, that the size of the Hotkey stuffer buffer is limited, so don't be astonished if not all of a large text is copied into the stuffer buffer.</text:p>
      <text:p text:style-name="Standard"/>
      <text:h text:style-name="P275" text:outline-level="2"><text:bookmark-start text:name="__RefHeading___Toc6593_3212409371"/>Automatically synchronizing the Scrap and the Clipboard<text:bookmark-end text:name="__RefHeading___Toc6593_3212409371"/></text:h>
      <text:p text:style-name="Standard"/>
      <text:p text:style-name="P104">As of version 2.25, there is also a <text:a xlink:type="simple" xlink:href="#11.25.JVA_SYNCSCRAP|outline" text:style-name="Internet_20_link" text:visited-style-name="Visited_20_Internet_20_Link"><text:span text:style-name="T2">JVA_SYNCSCRAP</text:span></text:a> command, that allows for easy synchronization between the Scrap and the Clipboard.</text:p>
      <text:p text:style-name="Standard"/>
      <text:p text:style-name="P85">This keyword will start a job that synchronizes the Menu extensions’ SCRAP <text:span text:style-name="T248">thing</text:span> and the “clipboard” of the native system SMSQmulator is running on: every time you put a text (CTRL+C) into your native system’s clipboard, it will be copied to the SCRAP (if it exists) - and vice-versa. <text:span text:style-name="T230">This synchronisation may take about a second.</text:span></text:p>
      <text:p text:style-name="P85"/>
      <text:p text:style-name="P87">This, admittedly, is a blatant copy of QPC’s similar command.</text:p>
      <text:p text:style-name="P85"/>
      <text:p text:style-name="P85">Please note: this command creates <text:span text:style-name="T239">(1) </text:span>a job that is running continuously, called “<text:bookmark-start text:name="__DdeLink__5338_40979808791"/><text:span text:style-name="T229">JVA SyncScrap job</text:span><text:bookmark-end text:name="__DdeLink__5338_40979808791"/><text:span text:style-name="T229">” and (2) also a new java thread. On slow systems, this might lead to an unacceptable slowing down of the emulation.</text:span></text:p>
      <text:p text:style-name="P85"/>
      <text:p text:style-name="P87">You can use the <text:bookmark-start text:name="__DdeLink__5340_40979808791"/><text:a xlink:type="simple" xlink:href="#11.26.JVA_SYNCSCRAP_STOP|outline" text:style-name="Internet_20_link" text:visited-style-name="Visited_20_Internet_20_Link"><text:span text:style-name="T15">JVA_SYNCSCRAP</text:span></text:a><text:bookmark-end text:name="__DdeLink__5340_40979808791"/><text:a xlink:type="simple" xlink:href="#11.26.JVA_SYNCSCRAP_STOP|outline" text:style-name="Internet_20_link" text:visited-style-name="Visited_20_Internet_20_Link"><text:span text:style-name="T15">_STOP</text:span></text:a><text:span text:style-name="T228"> </text:span>command to stop these again.</text:p>
      <text:p text:style-name="P85"/>
      <text:h text:style-name="P257" text:outline-level="1"><text:bookmark-start text:name="__RefHeading___Toc4429_1642598071"/><text:bookmark-start text:name="screen_emulation"/>QL Screen emulation<text:bookmark-end text:name="__RefHeading___Toc4429_1642598071"/><text:bookmark-end text:name="screen_emulation"/></text:h>
      <text:p text:style-name="Standard"/>
      <text:p text:style-name="Standard">As of version 2.20, SMSQmulator can also emulate a basic QL screen when using a higher screen. This means that SMSQmulator will copy bytes written to the QL screen (from $20000 to $28000) to the <text:span text:style-name="T196">display</text:span> that it is actually showing.</text:p>
      <text:p text:style-name="Standard"/>
      <text:p text:style-name="Standard">When<text:span text:style-name="T195">ever</text:span> the <text:span text:style-name="T197">display</text:span> SMSQmulator currently is using is a QL colour type screen (i.e. mode 4 or 8), the bytes are simply copied. If it is a higher colour screen, then colour conversion is made.</text:p>
      <text:p text:style-name="Standard"/>
      <text:p text:style-name="P54">To use screen emulation, you must <text:span text:style-name="T2">first of all</text:span> configure it through the configurations menu, there is a new configuration item “Allow QL screen emulation”. Set the tick box before this to allow the screen emulation. <text:span text:style-name="T2">You must then restart SMSQmulator entirely</text:span>. You now have a version of SMSQmulator that is ready to accept QL screen emulation, and you can switch this on and off.</text:p>
      <text:p text:style-name="P54"/>
      <text:p text:style-name="Standard">Screen emulation is <text:span text:style-name="T208">then </text:span>switched on and off <text:span text:style-name="T208">as follows</text:span>:</text:p>
      <text:p text:style-name="Standard"/>
      <text:p text:style-name="Standard"><text:span text:style-name="T2">JVA_</text:span><text:span text:style-name="T10">QL</text:span><text:span text:style-name="T2">SCR</text:span><text:span text:style-name="T10">EMU </text:span><text:span text:style-name="T72">mode</text:span></text:p>
      <text:p text:style-name="P62"/>
      <text:p text:style-name="P62">where <text:span text:style-name="T72">mode</text:span> can be :</text:p>
      <text:p text:style-name="P62"><text:tab/> 0 – screen copying <text:s/>is switched off</text:p>
      <text:p text:style-name="P62"><text:tab/> 4 – the QL screen is supposed to be in QL mode 4.</text:p>
      <text:p text:style-name="P62"><text:tab/> 8 – the QL screen is supposed to be in QL mode 8.</text:p>
      <text:p text:style-name="P62"><text:tab/></text:p>
      <text:p text:style-name="Standard">If the screen SMSQmulator currently is using is a QL colour type screen, the mode parameter, whilst still being compulsory, is ignored – <text:span text:style-name="T208">the QL screen will be copied in the mode the screen is in.</text:span></text:p>
      <text:p text:style-name="Standard"/>
      <text:p text:style-name="Standard"><text:span text:style-name="T8">Note :</text:span><text:span text:style-name="T195"> Using this facility </text:span>will have a definite impact on performance, especially on slower machines. <text:span text:style-name="T199">This is why you have to configure it and restart the emulator: it then uses another CPU core emulation, which is slower than the normal one.</text:span></text:p>
      <text:p text:style-name="Standard"/>
      <text:p text:style-name="Standard"/>
      <text:h text:style-name="Heading_20_1" text:outline-level="1"><text:bookmark-start text:name="__RefHeading___Toc15490_1162579663"/>Popping up the window<text:bookmark-end text:name="__RefHeading___Toc15490_1162579663"/></text:h>
      <text:p text:style-name="P75"/>
      <text:p text:style-name="P75">Ad of version 2.21, SMSQmulator contains a new keyword, JVA_POPUP. When used, this keyword will cause a “popup event”. This is only useful when the entire window of SMSQmulator has been “iconified” (i.e. minimi<text:span text:style-name="T224">s</text:span>ed to the taskbar). <text:span text:style-name="T224">Upon</text:span> receiving such an event, and if the window is “iconified”, SMSQmulator will either re-open the window to its normal state, or blink the taskbar entry, depending on the <text:a xlink:type="simple" xlink:href="#10.2.37.Action taken after a JVA_POPUP event|outline" text:style-name="Internet_20_link" text:visited-style-name="Visited_20_Internet_20_Link">configuration option you have chose</text:a><text:a xlink:type="simple" xlink:href="#10.2.37.Action taken after a JVA_POPUP event|outline" text:style-name="Internet_20_link" text:visited-style-name="Visited_20_Internet_20_Link"><text:span text:style-name="T224">n</text:span></text:a>.</text:p>
      <text:p text:style-name="P75"/>
      <text:p text:style-name="P77">This could be useful, for example if you launch a longish calculation and want to be notified when that’s done.</text:p>
      <text:p text:style-name="P77"/>
      <text:p text:style-name="P76">JVA_POPUP has no effect if the window is not “iconified”. </text:p>
      <text:p text:style-name="P52"/>
      <text:p text:style-name="P76"><text:span text:style-name="T2">Moreover, for this to work, the emulation </text:span><text:span text:style-name="T14">obviously </text:span><text:span text:style-name="T2">must not be </text:span><text:span text:style-name="T19">configured to be</text:span><text:span text:style-name="T2"> </text:span><text:a xlink:type="simple" xlink:href="#10.2.36.Suspend execution when the window is minimised|outline" text:style-name="Internet_20_link" text:visited-style-name="Visited_20_Internet_20_Link"><text:span text:style-name="T2">suspended when the window is minimised</text:span></text:a><text:span text:style-name="T2">.</text:span></text:p>
      <text:h text:style-name="P258" text:outline-level="1"><text:bookmark-start text:name="__RefHeading__3512_913116541"/>Key mappings<text:bookmark-end text:name="__RefHeading__3512_913116541"/></text:h>
      <text:p text:style-name="Standard">Some keys on the PC keyboard don't have corresponding k<text:span text:style-name="T145">e</text:span>ys on the QL keyboard. I've tried to map the keys intuitively, bu<text:span text:style-name="T145">t</text:span> some might require explaining:</text:p>
      <text:p text:style-name="Standard"/>
      <text:p text:style-name="Standard">Key<text:tab/><text:tab/><text:tab/>Result<text:span text:style-name="T146">i</text:span>ng QL keystroke</text:p>
      <text:p text:style-name="Standard"/>
      <text:p text:style-name="Standard">F6 – F10<text:tab/><text:tab/><text:bookmark text:name="__DdeLink__3455_913116541"/>SHIFT-F1 to SHIFT-F5</text:p>
      <text:p text:style-name="Standard">Break<text:tab/><text:tab/><text:tab/>CTRL-SPACE</text:p>
      <text:p text:style-name="Standard">Scroll lock <text:tab/><text:tab/>CTRL-F5</text:p>
      <text:p text:style-name="Standard">Home<text:tab/><text:tab/><text:tab/><text:span text:style-name="T143">ALT-Left</text:span></text:p>
      <text:p text:style-name="Standard">End<text:tab/><text:tab/><text:tab/><text:span text:style-name="T143">ALT-Right</text:span></text:p>
      <text:p text:style-name="Standard">Page up<text:tab/><text:tab/><text:span text:style-name="T144">SHIFT-Up</text:span></text:p>
      <text:p text:style-name="Standard">Page down<text:tab/><text:tab/><text:span text:style-name="T144">SHIFT-Down</text:span></text:p>
      <text:p text:style-name="Standard">F11<text:tab/><text:tab/><text:tab/>not used</text:p>
      <text:p text:style-name="P109">F12<text:tab/><text:tab/><text:tab/><text:span text:style-name="T225">same as ALT-SPACE (on some systems ALT-SPACE is trapped by </text:span></text:p>
      <text:p text:style-name="P81"><text:tab/><text:tab/><text:tab/><text:span text:style-name="T249">the </text:span>OS/window manager).</text:p>
      <text:p text:style-name="Standard"/>
      <text:p text:style-name="Standard"/>
      <text:p text:style-name="Standard"/>
      <text:h text:style-name="P258" text:outline-level="1"><text:bookmark-start text:name="__RefHeading__1037_1461987524"/>What to do when things don't work: error reporting<text:bookmark-end text:name="__RefHeading__1037_1461987524"/></text:h>
      <text:p text:style-name="P121"/>
      <text:p text:style-name="P121">It is always possible that programs won't work on SMSQmulator. Please report any such programs to me. </text:p>
      <text:p text:style-name="P121"/>
      <text:h text:style-name="Heading_20_3" text:outline-level="3"><text:bookmark-start text:name="__RefHeading__1757_593339257"/>Please note that SMSQmulator emulates a 68000 processor, not a 68010/20/30/40/60 processor.<text:bookmark-end text:name="__RefHeading__1757_593339257"/></text:h>
      <text:p text:style-name="P121"/>
      <text:p text:style-name="P121">That means that programs specifically written for higher processors will not work under SMSQmulator – this is the case of programs marked, for example, as “for the Q40/Q60”. George Gwilt's Gwass also falls under this category.</text:p>
      <text:p text:style-name="P121"/>
      <text:h text:style-name="Heading_20_3" text:outline-level="3"><text:bookmark-start text:name="__RefHeading__1759_593339257"/>Old Games<text:bookmark-end text:name="__RefHeading__1759_593339257"/></text:h>
      <text:p text:style-name="P121"/>
      <text:p text:style-name="P121">Many old games will not work. Most of them seem to make assumptions about the machine they run on, especially the size of the memory, the placement of the system variables etc... SMSQmulator is an SMSQE machine, not a QL Emulator. The best bet to try old games is to put the emulator into a state as close to the QL as possible: use QL colours and a screen of 512 x 256 pixels. I'd be interested to hear about games that DO run. <text:span text:style-name="T198">Please also see the section on </text:span><text:a xlink:type="simple" xlink:href="#13.QL Screen emulation|outline" text:style-name="Internet_20_link" text:visited-style-name="Visited_20_Internet_20_Link"><text:span text:style-name="T198">emulating the QL Screen.</text:span></text:a></text:p>
      <text:p text:style-name="P121"/>
      <text:h text:style-name="Heading_20_3" text:outline-level="3"><text:bookmark-start text:name="__RefHeading__1761_593339257"/>Error reporting<text:bookmark-end text:name="__RefHeading__1761_593339257"/></text:h>
      <text:p text:style-name="P121"/>
      <text:p text:style-name="P121">Of course, I'd like all errors to be reported to me. For this to be of any use, however, try to reproduce the error on a "naked" machine, as much as possible.</text:p>
      <text:p text:style-name="P121"/>
      <text:p text:style-name="P121">(---<text:span text:style-name="T71">If you're interested, here is why:</text:span></text:p>
      <text:p text:style-name="P191"/>
      <text:p text:style-name="P191">SMSQE is a pretty stable OS. I've only made very few changes, which normally are well tested.</text:p>
      <text:p text:style-name="P191"/>
      <text:p text:style-name="P191">This means that an error will most probably not come from SMSQE itself, but from my own Java code <text:span text:style-name="T154">including the 68008 emulation </text:span>which gets <text:span text:style-name="T122">an</text:span> instruction wrong,... If it is the latter, this means that I have to spend hours (literally) tracing the code instruction by instruction to find out which instruction was in error (as an indication: Who would have thought that, if the keyboard history told me "buffer full", this was due to the ROXR instruction being wrong???...).</text:p>
      <text:p text:style-name="P191"/>
      <text:p text:style-name="P121"><text:span text:style-name="T71">So, the more easily the error can be reproduced, the less code I'll have to trace through</text:span>...--)</text:p>
      <text:p text:style-name="P121"/>
      <text:h text:style-name="P258" text:outline-level="1"><text:bookmark-start text:name="__RefHeading__2618_113403064"/>Compiling SMSQmulator<text:bookmark-end text:name="__RefHeading__2618_113403064"/></text:h>
      <text:h text:style-name="Heading_20_2" text:outline-level="2"><text:bookmark-start text:name="__RefHeading__2400_935955567"/>Compiling the SMSQE part<text:bookmark-end text:name="__RefHeading__2400_935955567"/></text:h>
      <text:p text:style-name="P121"/>
      <text:p text:style-name="P130"><text:bookmark-start text:name="compiling"/>The<text:bookmark-end text:name="compiling"/> source code to SMSQE comes in a file called <text:span text:style-name="T188">s</text:span>msqesr<text:span text:style-name="T188">c</text:span>.zip <text:span text:style-name="T188">(or smsqesrcXXX.zip where XXX is a version number) </text:span>and can be downloaded from the <text:span text:style-name="T95">SMSQE </text:span>website <text:span text:style-name="T95">(www.wlenerz.com/smsqe)</text:span>. This is actually a small QXL.WIN type file and will decompress to a file called <text:span text:style-name="T95">smsqesrc</text:span>.win <text:span text:style-name="T188">or smsqesrcXXX.win</text:span>.</text:p>
      <text:p text:style-name="P121"/>
      <text:p text:style-name="P121">You can compile and build SMSQE from that. For this, proceed as follows:</text:p>
      <text:p text:style-name="P121"/>
      <text:p text:style-name="P121">Bind that QXL.WIN file into your system as winWhatever_, and have dev8_ point to it (i.e. <text:span text:style-name="T2">DEV_USE</text:span> 8,winWhatever_): All of the sources presume that they are on dev8_. </text:p>
      <text:p text:style-name="P121"/>
      <text:p text:style-name="P121">Make sure that you have QMAC and the corresponding linker in the PROG_USE directory. Once you've done that, <text:span text:style-name="T4">EXEC</text:span> the following program:</text:p>
      <text:p text:style-name="P121"/>
      <text:p text:style-name="P121"><text:span text:style-name="T4">EXEC </text:span>dev8_extras_exe_SMSQEMake</text:p>
      <text:p text:style-name="P121"/>
      <text:p text:style-name="P121">Once this program is running:</text:p>
      <text:p text:style-name="P121">select "generic"</text:p>
      <text:p text:style-name="P121">select "Java"</text:p>
      <text:p text:style-name="P121">select "all"</text:p>
      <text:p text:style-name="P121">select "make"</text:p>
      <text:p text:style-name="P121"/>
      <text:p text:style-name="P121">and hit OK.</text:p>
      <text:p text:style-name="P121"/>
      <text:p text:style-name="P121">Wait until everything is compiled.</text:p>
      <text:p text:style-name="P121"/>
      <text:p text:style-name="P121">The resulting file will be called “dev8_smsq_<text:span text:style-name="T172">j</text:span>ava_<text:span text:style-name="T172">j</text:span>ava”. This is the SMSQE file SMSQmulator needs. Copy it to somewhere where <text:span text:style-name="T95">SMSQmulator</text:span> can get at it.</text:p>
      <text:p text:style-name="P121"/>
      <text:p text:style-name="P122"><text:span text:style-name="T96">(NB. You can also recompile the SMSQEmake program. For that you need Qliberator and also </text:span><text:span text:style-name="T5">LRESPR</text:span><text:span text:style-name="T96"> the following extensions:</text:span></text:p>
      <text:p text:style-name="P122"/>
      <text:list xml:id="list1476476742" text:style-name="L14">
        <text:list-item>
          <text:p text:style-name="P227">dev8_extras_cline_bin</text:p>
        </text:list-item>
        <text:list-item>
          <text:p text:style-name="P227">dev8_extras_exe_source_outptr_bin</text:p>
        </text:list-item>
        <text:list-item>
          <text:p text:style-name="P228">dev8_extras_exe_source_SMSQEMake_bin</text:p>
          <text:p text:style-name="P228"/>
        </text:list-item>
      </text:list>
      <text:p text:style-name="P143">Then compile the program in dev8_extras_source_SMSQEMake_bas with Qliberator.</text:p>
      <text:p text:style-name="P143"/>
      <text:h text:style-name="Heading_20_2" text:outline-level="2"><text:bookmark-start text:name="__RefHeading__2620_113403064"/>Building the Java part<text:bookmark-end text:name="__RefHeading__2620_113403064"/></text:h>
      <text:p text:style-name="P121"/>
      <text:p text:style-name="P131">All Java related source files are in t<text:span text:style-name="T121">wo</text:span> zip files: SMSQmulatorsrc.zip <text:span text:style-name="T189">(or SMSQmulatorXXXsrc.zip where XXX is a version number) </text:span>and Inifile.zip.</text:p>
      <text:p text:style-name="P121"/>
      <text:p text:style-name="P121"><text:soft-page-break/>Each zip file, when de-zipped, creates a directory with the same name as the zip file (minus the “.zip” extension). Each zip file contains the source code (“src” sub-directory) and, <text:span text:style-name="T189">for the “Inifile” object, also the</text:span> “executable” code (“dist” directory).</text:p>
      <text:p text:style-name="P121"/>
      <text:p text:style-name="P121">The source code is in “Netbeans” format. Should you use other IDEs, such as Eclipse, you must adapt the project to your IDE. <text:span text:style-name="T189">More modern versions of SMSQmulator no longer provide the “nbproject” folder but you can create that easily by creating a new project called SMSQmulator.</text:span></text:p>
      <text:p text:style-name="P121"/>
      <text:p text:style-name="P131">You have to make sure that the SMSQmulator project has the Inifile.jar <text:span text:style-name="T189">a</text:span>nd AppleJavaextensions.jar on its path. The "lib" sub-directory in <text:span text:style-name="T189">any of the SMSQmulator executable versions</text:span> already contains these jar files. Attention: Depending on your IDE, if you recompile the project, the jar files might disappear from the "dist" sub-directory, so save them to a safe place before you recompile the project. If you rebuild the project from source, you'll have to point your IDE to the jar files for inclusion (e.g. as a library in Netbeans) in your project.</text:p>
      <text:p text:style-name="P121"/>
      <text:p text:style-name="P121">There is also a Javadoc for the different SMSQmulator classes in the "doc" sub-directory.</text:p>
      <text:p text:style-name="P121"/>
      <text:h text:style-name="Heading_20_1" text:outline-level="1"><text:bookmark-start text:name="__RefHeading__1147_1461987524"/>Known Bugs, quirks &amp; desirable enhancements<text:bookmark-end text:name="__RefHeading__1147_1461987524"/></text:h>
      <text:p text:style-name="P214"/>
      <text:p text:style-name="P121">This version contains certain known bugs <text:span text:style-name="T1">and quirks:</text:span></text:p>
      <text:p text:style-name="P121"/>
      <text:h text:style-name="P276" text:outline-level="2"><text:bookmark-start text:name="__RefHeading__1388_2136052438"/>Bugs/things that need be done – <text:span text:style-name="T151">if possible</text:span><text:bookmark-end text:name="__RefHeading__1388_2136052438"/></text:h>
      <text:h text:style-name="P290" text:outline-level="3"><text:bookmark-start text:name="__RefHeading__52105_1301653368"/>Imperfect keyboard emulation: <text:bookmark-end text:name="__RefHeading__52105_1301653368"/></text:h>
      <text:p text:style-name="P127"/>
      <text:h text:style-name="Heading_20_4" text:outline-level="4"><text:bookmark-start text:name="__RefHeading__52107_1301653368"/><text:span text:style-name="T147">O</text:span>n a mac: <text:bookmark-end text:name="__RefHeading__52107_1301653368"/></text:h>
      <text:p text:style-name="P127">If you're an Apple user, the ALT key is replaced by the CMD key. This is a feature, not a bug. CMD + Q doesn't work. This is not a feature.</text:p>
      <text:p text:style-name="P121"/>
      <text:h text:style-name="Heading_20_4" text:outline-level="4"><text:bookmark-start text:name="__RefHeading__52109_1301653368"/>Under Linux:<text:bookmark-end text:name="__RefHeading__52109_1301653368"/></text:h>
      <text:p text:style-name="P160">Different desktop environments / window managers will trap certain key combinations, before they even get to my application. There isn't much I can do about that, since the keystrokes never reach my application. Under some window managers, you may be able to switch off the deskt<text:span text:style-name="T149">o</text:span>p environment / window manager snatching the keys.</text:p>
      <text:p text:style-name="P176"/>
      <text:p text:style-name="P161">For example:</text:p>
      <text:p text:style-name="P118"><text:span text:style-name="T41">KDE traps the CTRL-F1 to CTRL-F4 keys, as they switch between the different virtual desktops. You can get rid of that by invoking the system settings menu (e.g. type “systemsettings” from a terminal), then go to “</text:span><text:span text:style-name="T42">S</text:span><text:span text:style-name="T41">hortcuts and gestures”, </text:span><text:span text:style-name="T42">in there</text:span><text:span text:style-name="T41"> </text:span>navigate to “<text:span text:style-name="Emphasis"><text:span text:style-name="T29">Global Keyboard Shortcuts”</text:span></text:span><text:span text:style-name="T29"> and choose “</text:span><text:span text:style-name="Emphasis"><text:span text:style-name="T29">Kwin”</text:span></text:span><text:span text:style-name="T29"> </text:span>from the KDE component dropdown <text:span text:style-name="T148">menu. Look through the list until you find the CTRL-F1 etc. keystrokes and modify them</text:span>.</text:p>
      <text:p text:style-name="P176"/>
      <text:p text:style-name="P119"><text:span text:style-name="T43">Under (L)Ubuntu 14.04, Ibus traps the CTRL-SPACE keystroke. </text:span>To remove <text:span text:style-name="T150">this</text:span> shortcu<text:span text:style-name="T150">t</text:span>, run "ibus-setup" in a terminal. In the window that opens under “keyboard shortcut<text:span text:style-name="T150">s”</text:span> choose the “next key” to be space and delete the space – control shortcut. <text:span text:style-name="T150">(Remember that you can also use the pause/break key for CTRL-SPACE, see above </text:span><text:a xlink:type="simple" xlink:href="#12.Key mappings|outline" text:style-name="Internet_20_link" text:visited-style-name="Visited_20_Internet_20_Link"><text:span text:style-name="T150">Key </text:span></text:a><text:span text:style-name="T150">mappings).</text:span></text:p>
      <text:p text:style-name="P119"/>
      <text:h text:style-name="Heading_20_2" text:outline-level="2"><text:bookmark-start text:name="__RefHeading__2671_1929523322"/>Quirks<text:bookmark-end text:name="__RefHeading__2671_1929523322"/></text:h>
      <text:p text:style-name="Standard"/>
      <text:h text:style-name="Heading_20_4" text:outline-level="4"><text:bookmark-start text:name="__RefHeading__2673_1929523322"/>Menu Extensions not showing all devices <text:bookmark-end text:name="__RefHeading__2673_1929523322"/></text:h>
      <text:p text:style-name="P121">It has been noticed that some of the menu extensions can only show 6 file device driver devices. Since SMSQmulator already comes with <text:span text:style-name="T99">7</text:span> (WIN, FLP, RAM, <text:span text:style-name="T99">MEM, </text:span>DEV, NFA and SFA), one of these is not going to show up. This is a design feature of the menu extensions and not peculiar to SMSQmulator. <text:span text:style-name="T99">Remember that you can disable some devices (WIN, MEM, NFA, SFA, FLP).</text:span></text:p>
      <text:p text:style-name="P121"/>
      <text:h text:style-name="Heading_20_4" text:outline-level="4"><text:bookmark-start text:name="__RefHeading__2784_1459182173"/><text:soft-page-break/>Menu Extensions showing strange sub-directory names<text:bookmark-end text:name="__RefHeading__2784_1459182173"/></text:h>
      <text:p text:style-name="P121">If you have more than 6 file devices and use the directory select menu extension, you will notice that some sub directories of the 7<text:span text:style-name="T89">th</text:span> device may be prefixed with the “_” character. This is a problem in the menu extensions application window items hit routine (which adds a “_” to all directory names but not if the files lie on the 7<text:span text:style-name="T89">th</text:span> or more device) and not peculiar to SMSQmulator.</text:p>
      <text:h text:style-name="Heading_20_4" text:outline-level="4"/>
      <text:h text:style-name="Heading_20_4" text:outline-level="4"><text:bookmark-start text:name="__RefHeading__2550_1469505147"/>Directory select Menu Extension may crash your machine<text:bookmark-end text:name="__RefHeading__2550_1469505147"/></text:h>
      <text:p text:style-name="P121">If you have more than 7 file devices and use the directory select menu extension, you will crash your machine (sysmon will start howling). This is a problem in the menu extensions and not peculiar to SMSQmulator.</text:p>
      <text:p text:style-name="P121"/>
      <text:h text:style-name="Heading_20_4" text:outline-level="4"><text:bookmark-start text:name="__RefHeading__2786_1459182173"/>Caps Lock indicators may not always work<text:bookmark-end text:name="__RefHeading__2786_1459182173"/></text:h>
      <text:p text:style-name="Standard">On some systems caps lock indicators may not work correctly, due to some Java bug.</text:p>
      <text:p text:style-name="Standard"/>
      <text:h text:style-name="Heading_20_4" text:outline-level="4"><text:bookmark-start text:name="__RefHeading__2837_394407700"/>Time is relative<text:bookmark-end text:name="__RefHeading__2837_394407700"/></text:h>
      <text:p text:style-name="Standard">SMSQmulator has a nominal 50 Hz clock, i.e. a “hardware” interrupt is nominally generated every 20 milliseconds. However, please be advised that this is only an average: there is no guarantee that a clock tick will actually happen <text:span text:style-name="T117">exactly </text:span>every 20 ms. There can be a delay between 2 clocks ticks, which is then “caught up” by a smaller delay between the next clock tick(s). However, on an average over, say 80ms, there should be 4 clock ticks.</text:p>
      <text:p text:style-name="Standard"/>
      <text:h text:style-name="Heading_20_4" text:outline-level="4"><text:bookmark-start text:name="no_address_errpr"/><text:bookmark-start text:name="__RefHeading___Toc4009_341667614"/>No Address Error<text:bookmark-end text:name="no_address_errpr"/><text:bookmark-end text:name="__RefHeading___Toc4009_341667614"/></text:h>
      <text:p text:style-name="P39">Normally, if you try to read/write a word or a long word from an odd address, you should get an address error. SMSQmulator does not throw an address error in that case, the read/write operation takes place at the address-1.</text:p>
      <text:p text:style-name="P39"/>
      <text:h text:style-name="Heading_20_4" text:outline-level="4"><text:bookmark-start text:name="jarfile"/><text:bookmark-start text:name="__RefHeading___Toc4011_341667614"/>Don't change the jar file extension<text:bookmark-end text:name="jarfile"/><text:bookmark-end text:name="__RefHeading___Toc4011_341667614"/></text:h>
      <text:p text:style-name="P41">The main SMSQmulator file is called SMSQmulator.jar. You may, of course, change that name to anything you like, but please keep the filename extension (“.jar”). <text:span text:style-name="T166">Under some circumstances, SMSQmulator may not work correctly if you don't.</text:span></text:p>
      <text:p text:style-name="P40"/>
      <text:h text:style-name="P277" text:outline-level="2"><text:bookmark-start text:name="__RefHeading__1390_2136052438"/>Desirable enhancements<text:bookmark-end text:name="__RefHeading__1390_2136052438"/></text:h>
      <text:p text:style-name="P121">PAR, SER drivers (probably never gonna happen).</text:p>
      <text:p text:style-name="P165">TCP <text:span text:style-name="T211">more calls</text:span>, UDP (maybe, <text:span text:style-name="T250">but probably not</text:span>).</text:p>
      <text:p text:style-name="P128"/>
      <text:p text:style-name="P121"/>
      <text:h text:style-name="Heading_20_1" text:outline-level="1"><text:bookmark-start text:name="__RefHeading__1041_1461987524"/>Credits, licence and copyright info<text:bookmark-end text:name="__RefHeading__1041_1461987524"/></text:h>
      <text:p text:style-name="P121"/>
      <text:h text:style-name="Heading_20_2" text:outline-level="2"><text:bookmark-start text:name="__RefHeading__2396_935955567"/>Credits<text:bookmark-end text:name="__RefHeading__2396_935955567"/></text:h>
      <text:p text:style-name="P121"/>
      <text:p text:style-name="P121">This project only was possible because I stood on the shoulders of giants.</text:p>
      <text:p text:style-name="P121"/>
      <text:p text:style-name="P121">Credits must go to:</text:p>
      <text:p text:style-name="P121"/>
      <text:list xml:id="list2934688225" text:style-name="L15">
        <text:list-item>
          <text:p text:style-name="P237">Tony Headford for his M68K emulator </text:p>
          <text:p text:style-name="P237"/>
        </text:list-item>
      </text:list>
      <text:p text:style-name="P121">and of course to</text:p>
      <text:p text:style-name="P121"/>
      <text:list xml:id="list3985994981" text:style-name="L16">
        <text:list-item>
          <text:p text:style-name="P238">All of you who wrote SMSQE! You know who you are.</text:p>
        </text:list-item>
      </text:list>
      <text:p text:style-name="P121"/>
      <text:p text:style-name="P121">I'd also like to thank Timothy Swenson for his tireless efforts in hunting (and finding!!!) so many bugs.</text:p>
      <text:p text:style-name="P121"/>
      <text:p text:style-name="P121">Marcel Kilgus has pointed out numerous bugs (and ways to fix them), including in the emulation core – thanks.</text:p>
      <text:p text:style-name="P121"/>
      <text:p text:style-name="P129">Thanks also to </text:p>
      <text:list xml:id="list360677181" text:style-name="L17">
        <text:list-item>
          <text:p text:style-name="P240">Tobias Fröschle<text:span text:style-name="T93"> </text:span>for bug hunting and sharing code for the Mac.</text:p>
        </text:list-item>
        <text:list-item>
          <text:p text:style-name="P241">Bob Spelten for bug hunting.</text:p>
        </text:list-item>
        <text:list-item>
          <text:p text:style-name="P242">Urs König for bug hunting and spellchecking.</text:p>
        </text:list-item>
        <text:list-item>
          <text:p text:style-name="P241">David Westbury<text:bookmark-start text:name="__DdeLink__5222_1472359230"/> for also finding quite some bugs.<text:bookmark-end text:name="__DdeLink__5222_1472359230"/></text:p>
        </text:list-item>
        <text:list-item>
          <text:p text:style-name="P241">Giorgio Garabello for the <text:span text:style-name="T187">i</text:span>talian translation.</text:p>
        </text:list-item>
        <text:list-item>
          <text:p text:style-name="P243">Marcos Cruz for bug hunting and spanish text fixing.</text:p>
        </text:list-item>
        <text:list-item>
          <text:p text:style-name="P244">Per Witte for bug hunting.</text:p>
          <text:p text:style-name="P239"/>
        </text:list-item>
      </text:list>
      <text:p text:style-name="P121"/>
      <text:h text:style-name="Heading_20_2" text:outline-level="2"><text:bookmark-start text:name="__RefHeading__2398_935955567"/>Copyright and Licences<text:bookmark-end text:name="__RefHeading__2398_935955567"/></text:h>
      <text:p text:style-name="P121"/>
      <text:p text:style-name="P121">SMSQmulator is copyright © 2012-<text:span text:style-name="T114">2017</text:span> Wolfgang Lenerz and published under the SMSQmulator licence, which is as follows:</text:p>
      <text:p text:style-name="P121"/>
      <text:p text:style-name="P121">“</text:p>
      <text:p text:style-name="P177">SMSQmulator</text:p>
      <text:p text:style-name="P178">Copyright <text:span text:style-name="T108">(C)</text:span> 2012 – <text:span text:style-name="T98">2017 </text:span>Wolfgang Lenerz</text:p>
      <text:p text:style-name="P177">All rights reserved.</text:p>
      <text:p text:style-name="P177"/>
      <text:p text:style-name="P177">Redistribution and use in source and binary forms, with or without modification, are permitted provided that the following conditions are met:</text:p>
      <text:list xml:id="list1556551056" text:style-name="L18">
        <text:list-item>
          <text:p text:style-name="P247">Redistributions of source code must retain the above copyright notice, this list of conditions and the following disclaimer.</text:p>
        </text:list-item>
        <text:list-item>
          <text:p text:style-name="P247"><text:soft-page-break/>Redistributions in binary form must reproduce the above copyright notice, this list of conditions and the following disclaimer in the documentation and/or other materials provided with the distribution.</text:p>
        </text:list-item>
        <text:list-item>
          <text:p text:style-name="P247">Neither the name of SMSQmulator nor the names of its contributors may be used to endorse or promote products derived from this software without specific prior written permission.</text:p>
        </text:list-item>
        <text:list-item>
          <text:p text:style-name="P246"/>
        </text:list-item>
      </text:list>
      <text:p text:style-name="P179">THIS SOFTWARE IS PROVIDED BY THE COPYRIGHT HOLDERS AND CONTRIBUTORS "AS IS" AND ANY EXPRESS OR IMPLIED WARRANTIES, INCLUDING, BUT NOT LIMITED TO, THE IMPLIED WARRANTIES OF MERCHANTABILITY AND FITNESS FOR A PARTICULAR PURPOSE ARE DISCLAIMED. IN NO EVENT SHALL THE COPYRIGHT HOLDE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79">”</text:p>
      <text:p text:style-name="P121"/>
      <text:p text:style-name="P121">SMSQE is copyright © its respective copyright holders and is published under the SMSQE licence, see the “SMSQE licence.txt” file in the “lib” sub-directory.</text:p>
      <text:p text:style-name="P121"/>
      <text:p text:style-name="P121">M68000K is copyright © Tony Headford and is published under Tony Headford's licence, see the “M68000K licence.txt” file in the “lib” sub-directory.</text:p>
      <text:p text:style-name="P121"/>
      <text:p text:style-name="P162">The AppleJavaExtensions are copyright © Apple, Inc and are published under the licence found in the “Apple Java Extensions licence.txt” file in the “lib” sub-directory.</text:p>
      <text:p text:style-name="P162"/>
      <text:p text:style-name="P162">The SpringUtilities are copyright © Oracle and are published under the licence found in the “Oracle licence.txt” file in the “lib” sub-directory.</text:p>
      <text:p text:style-name="P121"/>
      <text:p text:style-name="P121"/>
      <text:p text:style-name="P121"/>
      <text:h text:style-name="Heading_20_1" text:outline-level="1"><text:bookmark-start text:name="__RefHeading__3519_1413609911"/><text:bookmark text:name="versions"/>Versions of this manual<text:bookmark-end text:name="__RefHeading__3519_1413609911"/></text:h>
      <text:p text:style-name="Standard"/>
      <text:p text:style-name="Standard">From time to time this manual gets updated. The <text:span text:style-name="T137">(</text:span>first<text:span text:style-name="T137">)</text:span> version to which each updated edition of this manual applies, is found at the bottom of each page. If a new version of SMSQmulator comes out which doesn't need a new manual, the version of the manual is NOT changed.</text:p>
      <text:p text:style-name="Standard"/>
      <text:p text:style-name="Standard">As of v. 2.00, <text:span text:style-name="T236">t</text:span>here is <text:span text:style-name="T236">also </text:span>a small recount of what has changed in this manual. <text:bookmark-start text:name="__DdeLink__6446_973127059"/><text:span text:style-name="T194">This will most probably also point to new features introduced with that version of SMSQmulator</text:span><text:bookmark-end text:name="__DdeLink__6446_973127059"/><text:span text:style-name="T194">:</text:span></text:p>
      <text:p text:style-name="Standard"/>
      <text:p text:style-name="P219">2.2<text:span text:style-name="T226">5 Pressing down the control key when using the mouse wheel will produce left/right scroll. New </text:span><text:a xlink:type="simple" xlink:href="#10.2.39.Mouse wheel acceleration|outline" text:style-name="Internet_20_link" text:visited-style-name="Visited_20_Internet_20_Link"><text:span text:style-name="T226">mouse wheel acceleration</text:span></text:a><text:span text:style-name="T226"> config item. </text:span><text:a xlink:type="simple" xlink:href="#11.36.WIN_DRIVE|outline" text:style-name="Internet_20_link" text:visited-style-name="Visited_20_Internet_20_Link"><text:span text:style-name="T226">WIN_DRIVE</text:span></text:a><text:span text:style-name="T226"> (and second form of </text:span><text:a xlink:type="simple" xlink:href="#11.4.WIN_USE|outline" text:style-name="Internet_20_link" text:visited-style-name="Visited_20_Internet_20_Link"><text:span text:style-name="T226">WIN_USE</text:span></text:a><text:span text:style-name="T226">) : </text:span><text:span text:style-name="T48">If you pass an empty string or a single space, the drive will be unset. </text:span><text:bookmark-start text:name="__DdeLink__5400_4097980879"/><text:a xlink:type="simple" xlink:href="#11.39.JVA_SYNCSCRAP|outline" text:style-name="Internet_20_link" text:visited-style-name="Visited_20_Internet_20_Link"><text:span text:style-name="T48">JVA_SYNCSCRA</text:span></text:a><text:bookmark-end text:name="__DdeLink__5400_4097980879"/><text:a xlink:type="simple" xlink:href="#11.39.JVA_SYNCSCRAP|outline" text:style-name="Internet_20_link" text:visited-style-name="Visited_20_Internet_20_Link"><text:span text:style-name="T48">P</text:span></text:a><text:span text:style-name="T48"> </text:span><text:span text:style-name="T49">and </text:span><text:a xlink:type="simple" xlink:href="#11.40.JVA_SYNCSCRAP_STOP|outline" text:style-name="Internet_20_link" text:visited-style-name="Visited_20_Internet_20_Link"><text:span text:style-name="T48">JVA_SYNCSCRA</text:span></text:a><text:a xlink:type="simple" xlink:href="#11.40.JVA_SYNCSCRAP_STOP|outline" text:style-name="Internet_20_link" text:visited-style-name="Visited_20_Internet_20_Link"><text:span text:style-name="T49">P_STOP</text:span></text:a><text:span text:style-name="T49"> </text:span><text:span text:style-name="T48">introduced. </text:span><text:a xlink:type="simple" xlink:href="#11.41.EMU_xxxx|outline" text:style-name="Internet_20_link" text:visited-style-name="Visited_20_Internet_20_Link"><text:span text:style-name="T49">EMU_xxx</text:span></text:a><text:span text:style-name="T49"> </text:span><text:span text:style-name="T48">c</text:span><text:span text:style-name="T49">ommands, </text:span><text:a xlink:type="simple" xlink:href="#11.28.JVA_MINIMIZE|outline" text:style-name="Internet_20_link" text:visited-style-name="Visited_20_Internet_20_Link"><text:span text:style-name="T52">JVA_MINIMIZE</text:span></text:a><text:span text:style-name="T52">, </text:span><text:a xlink:type="simple" xlink:href="#11.29.JVA_NETADDR$|outline" text:style-name="Internet_20_link" text:visited-style-name="Visited_20_Internet_20_Link"><text:span text:style-name="T53">JVA_NETADDR$</text:span></text:a><text:span text:style-name="T49"> </text:span><text:span text:style-name="T51">and </text:span><text:a xlink:type="simple" xlink:href="#11.49.JVA_HOSTOS$|outline" text:style-name="Internet_20_link" text:visited-style-name="Visited_20_Internet_20_Link"><text:span text:style-name="T50">JVA_HOSTOS$</text:span></text:a><text:span text:style-name="T50"> introduced. </text:span><text:span text:style-name="T51">All JVAxxxx basic commands have an equivalent JVA_xxxx command. </text:span><text:a xlink:type="simple" xlink:href="#10.5.Expanding “./” in the SMSQmulator.ini file|outline" text:style-name="Internet_20_link" text:visited-style-name="Visited_20_Internet_20_Link"><text:span text:style-name="T56">Expanding “/” in the SMSQmulator.ini file</text:span></text:a><text:span text:style-name="T56"> is now possible. The </text:span><text:a xlink:type="simple" xlink:href="#10.1.The SMSQmulator.ini file|outline" text:style-name="Internet_20_link" text:visited-style-name="Visited_20_Internet_20_Link"><text:span text:style-name="T56">ini file search order</text:span></text:a><text:span text:style-name="T56"> is different and it may be given as a command line parameter. </text:span><text:span text:style-name="T61">SOUNDFILE jobs </text:span><text:a xlink:type="simple" xlink:href="#sound_note" text:style-name="Internet_20_link" text:visited-style-name="Visited_20_Internet_20_Link"><text:span text:style-name="T61">may finish quickly</text:span></text:a><text:span text:style-name="T61">.</text:span></text:p>
      <text:p text:style-name="P218"><text:span text:style-name="T226">2.21 </text:span><text:a xlink:type="simple" xlink:href="#10.33.JVA_VER$|outline" text:style-name="Internet_20_link" text:visited-style-name="Visited_20_Internet_20_Link">JVA_VER$</text:a>, <text:a xlink:type="simple" xlink:href="#10.33.JVA_NETNAME$|outline" text:style-name="Internet_20_link" text:visited-style-name="Visited_20_Internet_20_Link"><text:span text:style-name="T209">JVA_NETNAME$</text:span></text:a><text:span text:style-name="T209">, </text:span><text:a xlink:type="simple" xlink:href="#10.34.JVA_WINDOWTITLE|outline" text:style-name="Internet_20_link" text:visited-style-name="Visited_20_Internet_20_Link"><text:span text:style-name="T209">JVA_WINDOWTITLE</text:span></text:a> <text:span text:style-name="T207">descriptions </text:span>added. <text:a xlink:type="simple" xlink:href="#9.The TCP/SCK devices|outline" text:style-name="Internet_20_link" text:visited-style-name="Visited_20_Internet_20_Link"><text:span text:style-name="T210">IP Devices</text:span></text:a><text:span text:style-name="T210"> should work with most basic TCP/SCK calls, </text:span><text:a xlink:type="simple" xlink:href="#11.36.WIN_DRIVE|outline" text:style-name="Internet_20_link" text:visited-style-name="Visited_20_Internet_20_Link"><text:span text:style-name="T210">WIN_DRIVE</text:span></text:a><text:span text:style-name="T210"> and </text:span><text:a xlink:type="simple" xlink:href="#11.37.WIN_USE$, WIN_DRIVE$|outline" text:style-name="Internet_20_link" text:visited-style-name="Visited_20_Internet_20_Link"><text:span text:style-name="T210">WIN_DRIVE$</text:span></text:a><text:span text:style-name="T210"> added. WIN_USE$, NFA_USE$ and SFA_USE$ explanations added. Setting the file/directory names of devices, either through the config item or through the basic keyword is immediate, and the setting is stored in the .ini file. (This has already been the case since some versions ago). Unlockable files </text:span><text:a xlink:type="simple" xlink:href="#10.2.14.Make unlockable files read only|outline" text:style-name="Internet_20_link" text:visited-style-name="Visited_20_Internet_20_Link"><text:span text:style-name="T210">may be made read-only</text:span></text:a><text:span text:style-name="T210">. </text:span><text:a xlink:type="simple" xlink:href="#11.38.Alphabetical index of SBasic keywords|outline" text:style-name="Internet_20_link" text:visited-style-name="Visited_20_Internet_20_Link"><text:span text:style-name="T210">Alphabetical index</text:span></text:a><text:span text:style-name="T210"> for the SMSQmulator Sbasic keywords. SSSS may use </text:span><text:a xlink:type="simple" xlink:href="#10.2.30.SSSS Frequency|outline" text:style-name="Internet_20_link" text:visited-style-name="Visited_20_Internet_20_Link"><text:span text:style-name="T210">resampling</text:span></text:a><text:span text:style-name="T210">. </text:span><text:a xlink:type="simple" xlink:href="#15.Popping up the window|outline" text:style-name="Internet_20_link" text:visited-style-name="Visited_20_Internet_20_Link"><text:span text:style-name="T210">Popping up the window</text:span></text:a><text:span text:style-name="T210"> via </text:span><text:a xlink:type="simple" xlink:href="#11.38.JVA_POPUP|outline" text:style-name="Internet_20_link" text:visited-style-name="Visited_20_Internet_20_Link"><text:span text:style-name="T210">JVA_POPUP</text:span></text:a><text:span text:style-name="T210"> explained.</text:span></text:p>
      <text:p text:style-name="P217">2.20<text:tab/> <text:a xlink:type="simple" xlink:href="#13.QL Screen emulation|outline" text:style-name="Internet_20_link" text:visited-style-name="Visited_20_Internet_20_Link">QL screen emulation</text:a> and associated <text:a xlink:type="simple" xlink:href="#9.2.26.Allow QL screen emulation|outline" text:style-name="Internet_20_link" text:visited-style-name="Visited_20_Internet_20_Link">configuration item</text:a> descriptions added. <text:a xlink:type="simple" xlink:href="#9.2.30.SSSS Frequency|outline" text:style-name="Internet_20_link" text:visited-style-name="Visited_20_Internet_20_Link">SSSS frequency configuration</text:a> : may be set to one of two values, <text:a xlink:type="simple" xlink:href="#10.12.SOUNDFILE|outline" text:style-name="Internet_20_link" text:visited-style-name="Visited_20_Internet_20_Link">SOUNDFILE</text:a> parameter changed.</text:p>
      <text:p text:style-name="P217">2.18<text:bookmark-start text:name="__DdeLink__5000_1787698046"/> <text:bookmark-end text:name="__DdeLink__5000_1787698046"/>Different <text:a xlink:type="simple" xlink:href="#window_mode" text:style-name="Internet_20_link" text:visited-style-name="Visited_20_Internet_20_Link">window modes</text:a> can be set, <text:bookmark-start text:name="__DdeLink__4203_955880102"/><text:a xlink:type="simple" xlink:href="#jva_exit" text:style-name="Internet_20_link" text:visited-style-name="Visited_20_Internet_20_Link"><text:span text:style-name="T181">JVA_EXIT</text:span></text:a><text:bookmark-end text:name="__DdeLink__4203_955880102"/><text:span text:style-name="T181"> introduced, </text:span><text:a xlink:type="simple" xlink:href="#multimonitor" text:style-name="Internet_20_link" text:visited-style-name="Visited_20_Internet_20_Link"><text:span text:style-name="T181">multi-monitor</text:span></text:a><text:span text:style-name="T181"> config item, </text:span><text:a xlink:type="simple" xlink:href="#compiling" text:style-name="Internet_20_link" text:visited-style-name="Visited_20_Internet_20_Link"><text:span text:style-name="T181">compiling</text:span></text:a><text:span text:style-name="T181"> updated, </text:span><text:a xlink:type="simple" xlink:href="#restarting" text:style-name="Internet_20_link" text:visited-style-name="Visited_20_Internet_20_Link"><text:span text:style-name="T181">restarting and resetting</text:span></text:a><text:span text:style-name="T181"> updated (including new “Exit” item in the “File” menu), </text:span><text:a xlink:type="simple" xlink:href="#jjava8" text:style-name="Internet_20_link" text:visited-style-name="Visited_20_Internet_20_Link"><text:span text:style-name="T181">which java version</text:span></text:a><text:span text:style-name="T181"> updated, more hyperlinks throughout.</text:span></text:p>
      <text:p text:style-name="P217">2.17 <text:s/>SMSQmulator starts in 16 bit colour mode if nothing configured, <text:a xlink:type="simple" xlink:href="#colour_mode" text:style-name="Internet_20_link" text:visited-style-name="Visited_20_Internet_20_Link"><text:span text:style-name="T177">setting the colour mode</text:span></text:a><text:span text:style-name="T177"> takes effect immediately and reboots, </text:span><text:a xlink:type="simple" xlink:href="#throttle" text:style-name="Internet_20_link" text:visited-style-name="Visited_20_Internet_20_Link"><text:span text:style-name="T177">cursor blink pause</text:span></text:a><text:span text:style-name="T177"> abandoned</text:span>.</text:p>
      <text:p text:style-name="P217">2.16 <text:bookmark text:name="__DdeLink__5018_1787698046"/><text:a xlink:type="simple" xlink:href="#jscrupt" text:style-name="Internet_20_link" text:visited-style-name="Visited_20_Internet_20_Link">JVA_SCRUPDT</text:a> and <text:a xlink:type="simple" xlink:href="#barstatus" text:style-name="Internet_20_link" text:visited-style-name="Visited_20_Internet_20_Link">JVA_MBAR_STATUS</text:a> introduced.</text:p>
      <text:p text:style-name="P217">2.15 <text:a xlink:type="simple" xlink:href="#jarfile" text:style-name="Internet_20_link" text:visited-style-name="Visited_20_Internet_20_Link"><text:span text:style-name="T222">D</text:span></text:a><text:a xlink:type="simple" xlink:href="#jarfile" text:style-name="Internet_20_link" text:visited-style-name="Visited_20_Internet_20_Link">on't change the jar file extension</text:a> warning. </text:p>
      <text:p text:style-name="P217">2.14 <text:a xlink:type="simple" xlink:href="#no_address_errpr" text:style-name="Internet_20_link" text:visited-style-name="Visited_20_Internet_20_Link">No address error</text:a> explained.</text:p>
      <text:p text:style-name="P217">2.13 <text:a xlink:type="simple" xlink:href="#nfausewarning" text:style-name="Internet_20_link" text:visited-style-name="Visited_20_Internet_20_Link"><text:span text:style-name="T222">Warning</text:span></text:a> when using NFA_USE <text:span text:style-name="T165">and SFA_USE</text:span>.</text:p>
      <text:p text:style-name="P217">2.08 <text:span text:style-name="T222">U</text:span>sing the new floating point routines is now standard.</text:p>
      <text:p text:style-name="P217">2.07<text:tab/><text:span text:style-name="T223">S</text:span>mall corrections, cosmetic changes. <text:span text:style-name="T155">Added a section on </text:span><text:a xlink:type="simple" xlink:href="#8.Faster floating point routines|outline" text:style-name="Internet_20_link" text:visited-style-name="Visited_20_Internet_20_Link"><text:span text:style-name="T155">faster floating point routines</text:span></text:a><text:span text:style-name="T155">.</text:span></text:p>
      <text:p text:style-name="P217">2.05 <text:a xlink:type="simple" xlink:href="#Pause after mouse click" text:style-name="Internet_20_link" text:visited-style-name="Visited_20_Internet_20_Link"><text:span text:style-name="T222">P</text:span></text:a><text:a xlink:type="simple" xlink:href="#Pause after mouse click" text:style-name="Internet_20_link" text:visited-style-name="Visited_20_Internet_20_Link">ause after mouse</text:a> click introduced.</text:p>
      <text:p text:style-name="P217"><text:soft-page-break/>2.04 New configuration item: <text:a xlink:type="simple" xlink:href="#ignore_lock_error" text:style-name="Internet_20_link" text:visited-style-name="Visited_20_Internet_20_Link">ignore QWL.WIN lock file error</text:a></text:p>
      <text:p text:style-name="P217">2.03 <text:a xlink:type="simple" xlink:href="#14.Key mappings|outline" text:style-name="Internet_20_link" text:visited-style-name="Visited_20_Internet_20_Link"><text:span text:style-name="T222">Ke</text:span></text:a><text:a xlink:type="simple" xlink:href="#14.Key mappings|outline" text:style-name="Internet_20_link" text:visited-style-name="Visited_20_Internet_20_Link">y mappings</text:a> explained; key problems explained under bug and quirks.</text:p>
      <text:p text:style-name="P217">2.02 <text:a xlink:type="simple" xlink:href="#9.2.40.6.→ Warn if an FLP drive is read-only|outline" text:style-name="Internet_20_link" text:visited-style-name="Visited_20_Internet_20_Link"><text:span text:style-name="T222">W</text:span></text:a><text:a xlink:type="simple" xlink:href="#9.2.40.6.→ Warn if an FLP drive is read-only|outline" text:style-name="Internet_20_link" text:visited-style-name="Visited_20_Internet_20_Link">arning</text:a><text:a xlink:type="simple" xlink:href="#9.2.40.6.→ Warn if an FLP drive is read-only|outline" text:style-name="Internet_20_link" text:visited-style-name="Visited_20_Internet_20_Link"><text:span text:style-name="T141">s</text:span></text:a><text:span text:style-name="T141"> if</text:span> flp drive is read only / <text:span text:style-name="T141">can't be opened, section on floppy disks</text:span></text:p>
      <text:p text:style-name="P217">2.01 <text:span text:style-name="T222">S</text:span>ection on floppy disks – you are expected to behave rationally.</text:p>
      <text:p text:style-name="P2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4" svg:font-family="Arial" style:font-family-generic="swiss"/>
    <style:font-face style:name="Arial1" svg:font-family="Arial" style:font-adornments="Italique" style:font-family-generic="swiss"/>
    <style:font-face style:name="Courier 10 Pitch" svg:font-family="'Courier 10 Pitch'"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xx" style:country-asian="none" style:font-name-complex="Arial5"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xx" style:country-asian="none" style:font-name-complex="Arial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3" fo:widows="3" style:page-number="auto"/>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style:font-name="Arial2" fo:font-family="Arial" style:font-style-name="Gras"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Standard" style:default-outline-level="4" style:class="text" style:master-page-name="">
      <style:paragraph-properties fo:margin-left="0in" fo:margin-right="0in" fo:margin-top="0in" fo:margin-bottom="0in" loext:contextual-spacing="false" fo:text-indent="0in" style:auto-text-indent="false" style:page-number="auto" style:shadow="none" style:writing-mode="page">
        <style:tab-stops/>
      </style:paragraph-properties>
      <style:text-properties style:font-name="Arial1" fo:font-family="Arial" style:font-style-name="Italique" style:font-family-generic="swiss" fo:font-size="12pt" fo:font-style="italic" fo:font-weight="normal"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3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ode" style:family="text">
      <style:text-properties style:font-name="Courier" fo:font-family="Courier" style:font-style-name="Regular" style:font-family-generic="modern" style:font-pitch="fixed" style:font-size-asian="12pt" loext:shadow="none"/>
    </style:style>
    <style:style style:name="Endnote_20_Symbol" style:display-name="Endnote Symbol" style:family="text"/>
    <style:style style:name="Drop_20_Caps" style:display-name="Drop Caps" style:family="text"/>
    <text:outline-style style:name="Outline">
      <text:outline-level-style text:level="1" style:num-suffix=" - "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3"/>
    </style:style>
    <style:style style:name="MP2" style:family="paragraph" style:parent-style-name="Footer">
      <style:paragraph-properties fo:text-align="end" style:justify-single-word="false"/>
      <style:text-properties style:font-name="Arial3" officeooo:paragraph-rsid="003b86d0"/>
    </style:style>
    <style:style style:name="MT1" style:family="text">
      <style:text-properties officeooo:rsid="0032fa4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SMSQmulator manual – <text:span text:style-name="MT1">for v. 2.25</text:span><text:tab/><text:tab/>page <text:title/><text:title/><text:title/><text:page-number text:select-page="current">3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1T09:13:48</meta:creation-date>
    <dc:date>2017-11-05T10:29:36.828522350</dc:date>
    <meta:editing-duration>P2DT8H5M</meta:editing-duration>
    <meta:editing-cycles>618</meta:editing-cycles>
    <meta:generator>LibreOffice/5.3.5.2$Linux_X86_64 LibreOffice_project/30m0$Build-2</meta:generator>
    <meta:document-statistic meta:table-count="0" meta:image-count="0" meta:object-count="0" meta:page-count="63" meta:paragraph-count="1082" meta:word-count="17904" meta:character-count="101984" meta:non-whitespace-character-count="84944"/>
  </office:meta>
</office:document-meta>
</file>